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 Antiqua" svg:font-family="'Book Antiqua'"/>
    <style:font-face style:name="PhoneticTM" svg:font-family="PhoneticTM"/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1.57mm"/>
    </style:style>
    <style:style style:name="co2" style:family="table-column">
      <style:table-column-properties fo:break-before="auto" style:column-width="124.97mm"/>
    </style:style>
    <style:style style:name="co3" style:family="table-column">
      <style:table-column-properties fo:break-before="auto" style:column-width="100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91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11.84mm" fo:break-before="auto" style:use-optimal-row-height="true"/>
    </style:style>
    <style:style style:name="ro5" style:family="table-row">
      <style:table-row-properties style:row-height="11.04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1.57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32.1mm" fo:break-before="auto" style:use-optimal-row-height="true"/>
    </style:style>
    <style:style style:name="ro10" style:family="table-row">
      <style:table-row-properties style:row-height="12.1mm" fo:break-before="auto" style:use-optimal-row-height="true"/>
    </style:style>
    <style:style style:name="ro11" style:family="table-row">
      <style:table-row-properties style:row-height="26.85mm" fo:break-before="auto" style:use-optimal-row-height="true"/>
    </style:style>
    <style:style style:name="ro12" style:family="table-row">
      <style:table-row-properties style:row-height="19.47mm" fo:break-before="auto" style:use-optimal-row-height="true"/>
    </style:style>
    <style:style style:name="ro13" style:family="table-row">
      <style:table-row-properties style:row-height="37.38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808080" fo:background-color="#e9ddc8" style:text-align-source="fix" style:repeat-content="false" fo:border-left="0.74pt solid #808080" fo:border-right="0.74pt solid #808080" fo:border-top="0.74pt solid #808080"/>
      <style:paragraph-properties fo:text-align="center"/>
      <style:text-properties fo:color="#321f08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fo:border-left="0.74pt solid #808080" fo:border-right="0.74pt solid #808080" fo:border-top="none"/>
      <style:text-properties fo:color="#321f08" style:text-outline="false" style:text-line-through-style="none" style:text-line-through-type="none" fo:font-size="13.5pt" fo:language="none" fo:country="none" fo:font-style="normal" fo:text-shadow="none" style:text-underline-style="none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fo:border-left="0.74pt solid #808080" fo:border-right="0.74pt solid #808080" fo:border-top="none"/>
      <style:text-properties fo:color="#321f08" style:text-outline="false" style:text-line-through-style="none" style:text-line-through-type="none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808080" fo:border-left="0.74pt solid #808080" fo:border-right="0.74pt solid #808080" fo:border-top="none"/>
      <style:text-properties fo:color="#321f08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808080" fo:border-left="0.74pt solid #808080" fo:border-right="0.74pt solid #808080" fo:border-top="none"/>
      <style:text-properties fo:color="#321f08" style:text-outline="false" style:text-line-through-style="none" style:text-line-through-type="none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808080" fo:border-left="0.74pt solid #808080" fo:border-right="0.74pt solid #808080" fo:border-top="none"/>
      <style:text-properties fo:color="#321f08" style:text-outline="false" style:text-line-through-style="none" style:text-line-through-type="none" fo:font-size="13.5pt" fo:language="none" fo:country="none" fo:font-style="normal" fo:text-shadow="none" style:text-underline-style="none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808080" fo:background-color="#e9ddc8" style:text-align-source="fix" style:repeat-content="false" fo:border-left="0.06pt solid #808080" fo:border-right="0.74pt solid #808080" fo:border-top="0.74pt solid #808080"/>
      <style:paragraph-properties fo:text-align="center"/>
      <style:text-properties fo:color="#321f08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justify"/>
      <style:text-properties fo:color="#321f08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808080" fo:border-left="0.06pt solid #808080" fo:border-right="0.74pt solid #808080" fo:border-top="none"/>
      <style:text-properties fo:color="#321f08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justify"/>
      <style:text-properties fo:color="#321f08" style:text-outline="false" style:text-line-through-style="none" style:text-line-through-type="none" style:font-name="Arial" fo:font-size="13.5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13.5pt" style:language-asian="none" style:country-asian="none" style:font-weight-asian="normal" style:font-name-complex="Tahoma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808080" style:text-align-source="fix" style:repeat-content="false" fo:border-left="0.06pt solid #808080" fo:border-right="0.74pt solid #808080" fo:border-top="none"/>
      <style:paragraph-properties fo:text-align="justify"/>
      <style:text-properties fo:color="#321f08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3.5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21f08" style:font-name="Arial" fo:font-size="13.5pt" fo:font-weight="bold" style:font-name-asian="Arial" style:font-size-asian="13.5pt" style:font-weight-asian="bold" style:font-weight-complex="bold"/>
    </style:style>
    <style:style style:name="T2" style:family="text">
      <style:text-properties fo:color="#321f08" style:font-name="Arial" fo:font-size="13.5pt" style:font-name-asian="Arial" style:font-size-asian="13.5pt"/>
    </style:style>
    <style:style style:name="T3" style:family="text">
      <style:text-properties fo:color="#321f08" fo:font-size="13.5pt" style:font-name-asian="Arial" style:font-size-asian="13.5pt" style:font-name="PhoneticTM" style:font-name-complex="PhoneticTM"/>
    </style:style>
    <style:style style:name="T4" style:family="text">
      <style:text-properties fo:color="#321f08" fo:font-size="13.5pt" style:font-name-asian="Arial" style:font-size-asian="13.5pt" style:font-name="Arial"/>
    </style:style>
    <style:style style:name="T5" style:family="text">
      <style:text-properties fo:color="#321f08" style:font-name="PhoneticTM" fo:font-size="13.5pt" style:font-name-asian="Arial" style:font-name-complex="PhoneticTM" style:font-size-asian="13.5pt"/>
    </style:style>
    <style:style style:name="T6" style:family="text">
      <style:text-properties fo:color="#321f08" style:font-name="Arial" fo:font-size="13.5pt" style:font-name-asian="Arial" style:font-size-asian="13.5pt" fo:font-weight="bold" style:font-weight-asian="bold" style:font-weight-complex="bold"/>
    </style:style>
    <style:style style:name="T7" style:family="text">
      <style:text-properties fo:color="#321f08" fo:font-size="13.5pt" style:font-name-asian="Arial" style:font-size-asian="13.5pt" style:font-name="Book Antiqua" style:font-name-complex="Book Antiqua"/>
    </style:style>
    <style:style style:name="T8" style:family="text">
      <style:text-properties fo:color="#321f08" fo:font-size="13.5pt" style:font-name-asian="Arial" style:font-size-asian="13.5pt" style:font-name="Arial" fo:font-weight="bold" style:font-weight-asian="bold" style:font-weight-complex="bold"/>
    </style:style>
    <style:style style:name="T9" style:family="text">
      <style:text-properties fo:color="#321f08" fo:font-size="13.5pt" fo:font-weight="bold" style:font-name-asian="Arial" style:font-size-asian="13.5pt" style:font-weight-asian="bold" style:font-weight-complex="bold" style:font-name="PhoneticTM" style:font-name-complex="PhoneticTM"/>
    </style:style>
    <style:style style:name="T10" style:family="text">
      <style:text-properties fo:color="#321f08" fo:font-size="13.5pt" fo:font-weight="bold" style:font-name-asian="Arial" style:font-size-asian="13.5pt" style:font-weight-asian="bold" style:font-weight-complex="bold" style:font-name="Arial"/>
    </style:style>
    <style:style style:name="T11" style:family="text">
      <style:text-properties fo:color="#321f08" style:font-name="Arial" fo:font-size="13.5pt" style:font-name-asian="Arial" style:font-size-asian="13.5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1" office:value-type="string" calcext:value-type="string">
            <text:p>ENGLISH </text:p>
          </table:table-cell>
          <table:table-cell table:style-name="ce8" office:value-type="string" calcext:value-type="string">
            <text:p>ПЕРЕВОД</text:p>
          </table:table-cell>
          <table:table-cell table:style-name="ce7"/>
        </table:table-row>
        <table:table-row table:style-name="ro2">
          <table:table-cell office:value-type="string" calcext:value-type="string">
            <text:p><text:span text:style-name="T1">to abolish </text:span><text:span text:style-name="T2">[</text:span><text:span text:style-name="T3">tu q'bOlIS</text:span><text:span text:style-name="T4">]</text:span></text:p>
          </table:table-cell>
          <table:table-cell office:value-type="string" calcext:value-type="string">
            <text:p>отменять, уничтожать, упразднять</text:p>
          </table:table-cell>
          <table:table-cell table:formula="of:=[.A2]&amp;&quot; - &quot;&amp;[.B2]" office:value-type="string" office:string-value="to abolish [tu q'bOlIS] - отменять, уничтожать, упразднять" calcext:value-type="string">
            <text:p>to abolish [tu q'bOlIS] - отменять, уничтожать, упразднять</text:p>
          </table:table-cell>
        </table:table-row>
        <table:table-row table:style-name="ro2">
          <table:table-cell office:value-type="string" calcext:value-type="string">
            <text:p><text:span text:style-name="T1">abuse </text:span><text:span text:style-name="T2">[</text:span><text:span text:style-name="T3">q'bjHs</text:span><text:span text:style-name="T4">]</text:span></text:p>
          </table:table-cell>
          <table:table-cell office:value-type="string" calcext:value-type="string">
            <text:p>злоупотребление</text:p>
          </table:table-cell>
          <table:table-cell table:formula="of:=[.A3]&amp;&quot; - &quot;&amp;[.B3]" office:value-type="string" office:string-value="abuse [q'bjHs] - злоупотребление" calcext:value-type="string">
            <text:p>abuse [q'bjHs] - злоупотребление</text:p>
          </table:table-cell>
        </table:table-row>
        <table:table-row table:style-name="ro2">
          <table:table-cell office:value-type="string" calcext:value-type="string">
            <text:p><text:span text:style-name="T1">access </text:span><text:span text:style-name="T2">[</text:span><text:span text:style-name="T3">'xkses</text:span><text:span text:style-name="T4">]</text:span></text:p>
          </table:table-cell>
          <table:table-cell office:value-type="string" calcext:value-type="string">
            <text:p>доступ</text:p>
          </table:table-cell>
          <table:table-cell table:formula="of:=[.A4]&amp;&quot; - &quot;&amp;[.B4]" office:value-type="string" office:string-value="access ['xkses] - доступ" calcext:value-type="string">
            <text:p>access ['xkses] - доступ</text:p>
          </table:table-cell>
        </table:table-row>
        <table:table-row table:style-name="ro2">
          <table:table-cell office:value-type="string" calcext:value-type="string">
            <text:p><text:span text:style-name="T1">account </text:span><text:span text:style-name="T2">[</text:span><text:span text:style-name="T3">q'kaunt</text:span><text:span text:style-name="T4">]</text:span></text:p>
          </table:table-cell>
          <table:table-cell office:value-type="string" calcext:value-type="string">
            <text:p>счет, вклад, депозит </text:p>
          </table:table-cell>
          <table:table-cell table:formula="of:=[.A5]&amp;&quot; - &quot;&amp;[.B5]" office:value-type="string" office:string-value="account [q'kaunt] - счет, вклад, депозит " calcext:value-type="string">
            <text:p>account [q'kaunt] - счет, вклад, депозит </text:p>
          </table:table-cell>
        </table:table-row>
        <table:table-row table:style-name="ro3">
          <table:table-cell office:value-type="string" calcext:value-type="string">
            <text:p><text:span text:style-name="T1">accountancy (UK) </text:span><text:span text:style-name="T2">[</text:span><text:span text:style-name="T3">q'kauntqnsI</text:span><text:span text:style-name="T4">]</text:span></text:p>
            <text:p><text:span text:style-name="T1">accounting (US) </text:span><text:span text:style-name="T2">[</text:span><text:span text:style-name="T3">q'kauntIN</text:span><text:span text:style-name="T4">]</text:span></text:p>
          </table:table-cell>
          <table:table-cell office:value-type="string" calcext:value-type="string">
            <text:p>бухгалтерское дело, счетоводство</text:p>
          </table:table-cell>
          <table:table-cell table:formula="of:=[.A6]&amp;&quot; - &quot;&amp;[.B6]" office:value-type="string" office:string-value="accountancy (UK) [q'kauntqnsI]&#10;accounting (US) [q'kauntIN] - бухгалтерское дело, счетоводство" calcext:value-type="string">
            <text:p>accountancy (UK) [q'kauntqnsI]</text:p>
            <text:p>accounting (US) [q'kauntIN] - бухгалтерское дело, счетоводство</text:p>
          </table:table-cell>
        </table:table-row>
        <table:table-row table:style-name="ro4">
          <table:table-cell table:style-name="ce3" office:value-type="string" calcext:value-type="string">
            <text:p>accumulation of capital</text:p>
            <text:p><text:span text:style-name="T5">[q"kjHmju'leIS(q)n qv 'kxpItl</text:span><text:span text:style-name="T4">]</text:span></text:p>
          </table:table-cell>
          <table:table-cell office:value-type="string" calcext:value-type="string">
            <text:p>накопление капитала (основных фондов)</text:p>
          </table:table-cell>
          <table:table-cell table:formula="of:=[.A7]&amp;&quot; - &quot;&amp;[.B7]" office:value-type="string" office:string-value="accumulation of capital&#10;[q&quot;kjHmju'leIS(q)n qv 'kxpItl] - накопление капитала (основных фондов)" calcext:value-type="string">
            <text:p>accumulation of capital</text:p>
            <text:p>[q"kjHmju'leIS(q)n qv 'kxpItl] - накопление капитала (основных фондов)</text:p>
          </table:table-cell>
        </table:table-row>
        <table:table-row table:style-name="ro5">
          <table:table-cell office:value-type="string" calcext:value-type="string">
            <text:p><text:span text:style-name="T1">to acquire </text:span><text:span text:style-name="T2">[</text:span><text:span text:style-name="T3">tu q'kwaIq</text:span><text:span text:style-name="T4">]</text:span></text:p>
          </table:table-cell>
          <table:table-cell office:value-type="string" calcext:value-type="string">
            <text:p>1) получать, приобретать; 2) извлекать; 3) овладевать (знаниями)</text:p>
          </table:table-cell>
          <table:table-cell table:formula="of:=[.A8]&amp;&quot; - &quot;&amp;[.B8]" office:value-type="string" office:string-value="to acquire [tu q'kwaIq] - 1) получать, приобретать; 2) извлекать; 3) овладевать (знаниями)" calcext:value-type="string">
            <text:p>to acquire [tu q'kwaIq] - 1) получать, приобретать; 2) извлекать; 3) овладевать (знаниями)</text:p>
          </table:table-cell>
        </table:table-row>
        <table:table-row table:style-name="ro5">
          <table:table-cell office:value-type="string" calcext:value-type="string">
            <text:p><text:span text:style-name="T1">activity </text:span><text:span text:style-name="T2">[</text:span><text:span text:style-name="T3">xk'tIvItI</text:span><text:span text:style-name="T4">]</text:span></text:p>
          </table:table-cell>
          <table:table-cell office:value-type="string" calcext:value-type="string">
            <text:p>1) деятельность; 2) активность, оживление (спроса, рынка)</text:p>
          </table:table-cell>
          <table:table-cell table:formula="of:=[.A9]&amp;&quot; - &quot;&amp;[.B9]" office:value-type="string" office:string-value="activity [xk'tIvItI] - 1) деятельность; 2) активность, оживление (спроса, рынка)" calcext:value-type="string">
            <text:p>activity [xk'tIvItI] - 1) деятельность; 2) активность, оживление (спроса, рынка)</text:p>
          </table:table-cell>
        </table:table-row>
        <table:table-row table:style-name="ro5">
          <table:table-cell office:value-type="string" calcext:value-type="string">
            <text:p><text:span text:style-name="T1">adequate </text:span><text:span text:style-name="T2">[</text:span><text:span text:style-name="T3">'xdIkwIt</text:span><text:span text:style-name="T4">]</text:span></text:p>
          </table:table-cell>
          <table:table-cell office:value-type="string" calcext:value-type="string">
            <text:p>1) соответствующий, отвечающий требованиям;</text:p>
            <text:p>2) достаточный; 3) компетентный</text:p>
          </table:table-cell>
          <table:table-cell table:formula="of:=[.A10]&amp;&quot; - &quot;&amp;[.B10]" office:value-type="string" office:string-value="adequate ['xdIkwIt] - 1) соответствующий, отвечающий требованиям;&#10;2) достаточный; 3) компетентный" calcext:value-type="string">
            <text:p>adequate ['xdIkwIt] - 1) соответствующий, отвечающий требованиям;</text:p>
            <text:p>2) достаточный; 3) компетентный</text:p>
          </table:table-cell>
        </table:table-row>
        <table:table-row table:style-name="ro2">
          <table:table-cell office:value-type="string" calcext:value-type="string">
            <text:p><text:span text:style-name="T1">adherence </text:span><text:span text:style-name="T2">[</text:span><text:span text:style-name="T3">qd'hIqr(q)ns</text:span><text:span text:style-name="T4">]</text:span></text:p>
          </table:table-cell>
          <table:table-cell office:value-type="string" calcext:value-type="string">
            <text:p>соблюдение, строгое следование правилам</text:p>
          </table:table-cell>
          <table:table-cell table:formula="of:=[.A11]&amp;&quot; - &quot;&amp;[.B11]" office:value-type="string" office:string-value="adherence [qd'hIqr(q)ns] - соблюдение, строгое следование правилам" calcext:value-type="string">
            <text:p>adherence [qd'hIqr(q)ns] - соблюдение, строгое следование правилам</text:p>
          </table:table-cell>
        </table:table-row>
        <table:table-row table:style-name="ro2">
          <table:table-cell office:value-type="string" calcext:value-type="string">
            <text:p><text:span text:style-name="T1">to adopt </text:span><text:span text:style-name="T2">[</text:span><text:span text:style-name="T3">tu q'dOpt</text:span><text:span text:style-name="T4">]</text:span></text:p>
          </table:table-cell>
          <table:table-cell office:value-type="string" calcext:value-type="string">
            <text:p>1) принимать; 2) усваивать</text:p>
          </table:table-cell>
          <table:table-cell table:formula="of:=[.A12]&amp;&quot; - &quot;&amp;[.B12]" office:value-type="string" office:string-value="to adopt [tu q'dOpt] - 1) принимать; 2) усваивать" calcext:value-type="string">
            <text:p>to adopt [tu q'dOpt] - 1) принимать; 2) усваивать</text:p>
          </table:table-cell>
        </table:table-row>
        <table:table-row table:style-name="ro5">
          <table:table-cell office:value-type="string" calcext:value-type="string">
            <text:p><text:span text:style-name="T1">to advocate </text:span><text:span text:style-name="T2">[</text:span><text:span text:style-name="T3">tu</text:span><text:span text:style-name="T4"> </text:span><text:span text:style-name="T3">'xdvqkeIt</text:span><text:span text:style-name="T4">]</text:span></text:p>
          </table:table-cell>
          <table:table-cell office:value-type="string" calcext:value-type="string">
            <text:p>1) защищать, выступать в защиту; 2) поддерживать; 3) отстаивать</text:p>
          </table:table-cell>
          <table:table-cell table:formula="of:=[.A13]&amp;&quot; - &quot;&amp;[.B13]" office:value-type="string" office:string-value="to advocate [tu 'xdvqkeIt] - 1) защищать, выступать в защиту; 2) поддерживать; 3) отстаивать" calcext:value-type="string">
            <text:p>to advocate [tu 'xdvqkeIt] - 1) защищать, выступать в защиту; 2) поддерживать; 3) отстаивать</text:p>
          </table:table-cell>
        </table:table-row>
        <table:table-row table:style-name="ro5">
          <table:table-cell office:value-type="string" calcext:value-type="string">
            <text:p><text:span text:style-name="T1">agent </text:span><text:span text:style-name="T2">[</text:span><text:span text:style-name="T3">'eIdZ(q)nt</text:span><text:span text:style-name="T4">]</text:span></text:p>
          </table:table-cell>
          <table:table-cell office:value-type="string" calcext:value-type="string">
            <text:p>1) агент, представитель; 2) посредник, поверенный; снабженец; 3) действующая сила, фактор</text:p>
          </table:table-cell>
          <table:table-cell table:formula="of:=[.A14]&amp;&quot; - &quot;&amp;[.B14]" office:value-type="string" office:string-value="agent ['eIdZ(q)nt] - 1) агент, представитель; 2) посредник, поверенный; снабженец; 3) действующая сила, фактор" calcext:value-type="string">
            <text:p>agent ['eIdZ(q)nt] - 1) агент, представитель; 2) посредник, поверенный; снабженец; 3) действующая сила, фактор</text:p>
          </table:table-cell>
        </table:table-row>
        <table:table-row table:style-name="ro2">
          <table:table-cell office:value-type="string" calcext:value-type="string">
            <text:p><text:span text:style-name="T1">aid </text:span><text:span text:style-name="T2">[</text:span><text:span text:style-name="T3">eId</text:span><text:span text:style-name="T4">]</text:span></text:p>
          </table:table-cell>
          <table:table-cell office:value-type="string" calcext:value-type="string">
            <text:p>1) помощь, поддержка; 2) помощник</text:p>
          </table:table-cell>
          <table:table-cell table:formula="of:=[.A15]&amp;&quot; - &quot;&amp;[.B15]" office:value-type="string" office:string-value="aid [eId] - 1) помощь, поддержка; 2) помощник" calcext:value-type="string">
            <text:p>aid [eId] - 1) помощь, поддержка; 2) помощник</text:p>
          </table:table-cell>
        </table:table-row>
        <table:table-row table:style-name="ro5">
          <table:table-cell office:value-type="string" calcext:value-type="string">
            <text:p><text:span text:style-name="T1">to allege </text:span><text:span text:style-name="T2">[</text:span><text:span text:style-name="T3">tu q'ledZ</text:span><text:span text:style-name="T4">]</text:span></text:p>
          </table:table-cell>
          <table:table-cell office:value-type="string" calcext:value-type="string">
            <text:p>1) утверждать (гл.образом без основания); 2) утверждать, что якобы; 3) ссылаться; 4) приписывать</text:p>
          </table:table-cell>
          <table:table-cell table:formula="of:=[.A16]&amp;&quot; - &quot;&amp;[.B16]" office:value-type="string" office:string-value="to allege [tu q'ledZ] - 1) утверждать (гл.образом без основания); 2) утверждать, что якобы; 3) ссылаться; 4) приписывать" calcext:value-type="string">
            <text:p>to allege [tu q'ledZ] - 1) утверждать (гл.образом без основания); 2) утверждать, что якобы; 3) ссылаться; 4) приписывать</text:p>
          </table:table-cell>
        </table:table-row>
        <table:table-row table:style-name="ro4">
          <table:table-cell table:style-name="ce3" office:value-type="string" calcext:value-type="string">
            <text:p>allocation of resources</text:p>
            <text:p><text:span text:style-name="T2">[</text:span><text:span text:style-name="T3">"xlOu'keIS(q)n qv rI'sLsIz</text:span><text:span text:style-name="T4">]</text:span></text:p>
          </table:table-cell>
          <table:table-cell office:value-type="string" calcext:value-type="string">
            <text:p>распределение ресурсов</text:p>
          </table:table-cell>
          <table:table-cell table:formula="of:=[.A17]&amp;&quot; - &quot;&amp;[.B17]" office:value-type="string" office:string-value="allocation of resources&#10;[&quot;xlOu'keIS(q)n qv rI'sLsIz] - распределение ресурсов" calcext:value-type="string">
            <text:p>allocation of resources</text:p>
            <text:p>["xlOu'keIS(q)n qv rI'sLsIz] - распределение ресурсов</text:p>
          </table:table-cell>
        </table:table-row>
        <table:table-row table:style-name="ro2">
          <table:table-cell office:value-type="string" calcext:value-type="string">
            <text:p><text:span text:style-name="T1">altruistically </text:span><text:span text:style-name="T2">[</text:span><text:span text:style-name="T3">xltrH'IstIkqlI</text:span><text:span text:style-name="T4">]</text:span></text:p>
          </table:table-cell>
          <table:table-cell office:value-type="string" calcext:value-type="string">
            <text:p>альтруистично</text:p>
          </table:table-cell>
          <table:table-cell table:formula="of:=[.A18]&amp;&quot; - &quot;&amp;[.B18]" office:value-type="string" office:string-value="altruistically [xltrH'IstIkqlI] - альтруистично" calcext:value-type="string">
            <text:p>altruistically [xltrH'IstIkqlI] - альтруистично</text:p>
          </table:table-cell>
        </table:table-row>
        <table:table-row table:style-name="ro5">
          <table:table-cell office:value-type="string" calcext:value-type="string">
            <text:p><text:span text:style-name="T1">analyses </text:span><text:span text:style-name="T2">– мн. ч. от </text:span><text:span text:style-name="T6">analysis</text:span><text:span text:style-name="T2"> [</text:span><text:span text:style-name="T3">q'nxlqsIs</text:span><text:span text:style-name="T4">]</text:span></text:p>
          </table:table-cell>
          <table:table-cell office:value-type="string" calcext:value-type="string">
            <text:p>1) анализ, изучение, исследование; 2) теория; 3) метод расчета</text:p>
          </table:table-cell>
          <table:table-cell table:formula="of:=[.A19]&amp;&quot; - &quot;&amp;[.B19]" office:value-type="string" office:string-value="analyses – мн. ч. от analysis [q'nxlqsIs] - 1) анализ, изучение, исследование; 2) теория; 3) метод расчета" calcext:value-type="string">
            <text:p>analyses – мн. ч. от analysis [q'nxlqsIs] - 1) анализ, изучение, исследование; 2) теория; 3) метод расчета</text:p>
          </table:table-cell>
        </table:table-row>
        <table:table-row table:style-name="ro5">
          <table:table-cell office:value-type="string" calcext:value-type="string">
            <text:p><text:span text:style-name="T1">applicable </text:span><text:span text:style-name="T2">[</text:span><text:span text:style-name="T3">'xplIkqbl</text:span><text:span text:style-name="T4">]</text:span></text:p>
          </table:table-cell>
          <table:table-cell office:value-type="string" calcext:value-type="string">
            <text:p>1) применимый, пригодный, подходящий;</text:p>
            <text:p>2) соответствующий</text:p>
          </table:table-cell>
          <table:table-cell table:formula="of:=[.A20]&amp;&quot; - &quot;&amp;[.B20]" office:value-type="string" office:string-value="applicable ['xplIkqbl] - 1) применимый, пригодный, подходящий;&#10;2) соответствующий" calcext:value-type="string">
            <text:p>applicable ['xplIkqbl] - 1) применимый, пригодный, подходящий;</text:p>
            <text:p>2) соответствующий</text:p>
          </table:table-cell>
        </table:table-row>
        <table:table-row table:style-name="ro5">
          <table:table-cell office:value-type="string" calcext:value-type="string">
            <text:p><text:span text:style-name="T1">to apply </text:span><text:span text:style-name="T2">[</text:span><text:span text:style-name="T3">tu q'plaI</text:span><text:span text:style-name="T4">]</text:span></text:p>
          </table:table-cell>
          <table:table-cell office:value-type="string" calcext:value-type="string">
            <text:p>1) обращаться (с просьбой); 2) подавать заявление; </text:p>
            <text:p>3) применять(ся), использовать (to); 4) прилагать</text:p>
          </table:table-cell>
          <table:table-cell table:formula="of:=[.A21]&amp;&quot; - &quot;&amp;[.B21]" office:value-type="string" office:string-value="to apply [tu q'plaI] - 1) обращаться (с просьбой); 2) подавать заявление; &#10;3) применять(ся), использовать (to); 4) прилагать" calcext:value-type="string">
            <text:p>to apply [tu q'plaI] - 1) обращаться (с просьбой); 2) подавать заявление; </text:p>
            <text:p>3) применять(ся), использовать (to); 4) прилагать</text:p>
          </table:table-cell>
        </table:table-row>
        <table:table-row table:style-name="ro5">
          <table:table-cell office:value-type="string" calcext:value-type="string">
            <text:p><text:span text:style-name="T1">appraisal </text:span><text:span text:style-name="T2">[</text:span><text:span text:style-name="T3">q'preIz(q)l</text:span><text:span text:style-name="T4">]</text:span></text:p>
          </table:table-cell>
          <table:table-cell office:value-type="string" calcext:value-type="string">
            <text:p>1) оценка; экспертиза; 2) оценочная ведомость, оценочный документ; 3) аттестация </text:p>
          </table:table-cell>
          <table:table-cell table:formula="of:=[.A22]&amp;&quot; - &quot;&amp;[.B22]" office:value-type="string" office:string-value="appraisal [q'preIz(q)l] - 1) оценка; экспертиза; 2) оценочная ведомость, оценочный документ; 3) аттестация " calcext:value-type="string">
            <text:p>appraisal [q'preIz(q)l] - 1) оценка; экспертиза; 2) оценочная ведомость, оценочный документ; 3) аттестация </text:p>
          </table:table-cell>
        </table:table-row>
        <table:table-row table:style-name="ro2">
          <table:table-cell office:value-type="string" calcext:value-type="string">
            <text:p><text:span text:style-name="T1">approach </text:span><text:span text:style-name="T2">[</text:span><text:span text:style-name="T3">q'prOutS</text:span><text:span text:style-name="T4">]</text:span></text:p>
          </table:table-cell>
          <table:table-cell office:value-type="string" calcext:value-type="string">
            <text:p>подход, метод, способ</text:p>
          </table:table-cell>
          <table:table-cell table:formula="of:=[.A23]&amp;&quot; - &quot;&amp;[.B23]" office:value-type="string" office:string-value="approach [q'prOutS] - подход, метод, способ" calcext:value-type="string">
            <text:p>approach [q'prOutS] - подход, метод, способ</text:p>
          </table:table-cell>
        </table:table-row>
        <table:table-row table:style-name="ro5">
          <table:table-cell office:value-type="string" calcext:value-type="string">
            <text:p><text:span text:style-name="T1">to argue </text:span><text:span text:style-name="T2">[</text:span><text:span text:style-name="T3">tu 'RgjH</text:span><text:span text:style-name="T4">]</text:span></text:p>
          </table:table-cell>
          <table:table-cell office:value-type="string" calcext:value-type="string">
            <text:p>1) аргументировать, приводить доводы, доказывать, утверждать; 2) обсуждать; 3) спорить</text:p>
          </table:table-cell>
          <table:table-cell table:formula="of:=[.A24]&amp;&quot; - &quot;&amp;[.B24]" office:value-type="string" office:string-value="to argue [tu 'RgjH] - 1) аргументировать, приводить доводы, доказывать, утверждать; 2) обсуждать; 3) спорить" calcext:value-type="string">
            <text:p>to argue [tu 'RgjH] - 1) аргументировать, приводить доводы, доказывать, утверждать; 2) обсуждать; 3) спорить</text:p>
          </table:table-cell>
        </table:table-row>
        <table:table-row table:style-name="ro5">
          <table:table-cell office:value-type="string" calcext:value-type="string">
            <text:p><text:span text:style-name="T1">to ascertain </text:span><text:span text:style-name="T2">[</text:span><text:span text:style-name="T3">tu "xsq'teIn</text:span><text:span text:style-name="T4">]</text:span></text:p>
          </table:table-cell>
          <table:table-cell office:value-type="string" calcext:value-type="string">
            <text:p>1) устанавливать; определять;</text:p>
            <text:p>2) индивидуализировать (о продаваемом товаре)</text:p>
          </table:table-cell>
          <table:table-cell table:formula="of:=[.A25]&amp;&quot; - &quot;&amp;[.B25]" office:value-type="string" office:string-value="to ascertain [tu &quot;xsq'teIn] - 1) устанавливать; определять;&#10;2) индивидуализировать (о продаваемом товаре)" calcext:value-type="string">
            <text:p>to ascertain [tu "xsq'teIn] - 1) устанавливать; определять;</text:p>
            <text:p>2) индивидуализировать (о продаваемом товаре)</text:p>
          </table:table-cell>
        </table:table-row>
        <table:table-row table:style-name="ro6">
          <table:table-cell office:value-type="string" calcext:value-type="string">
            <text:p><text:span text:style-name="T1">assassination </text:span><text:span text:style-name="T2">[</text:span><text:span text:style-name="T3">q"sxsI'neIS(q)n</text:span><text:span text:style-name="T4">]</text:span></text:p>
          </table:table-cell>
          <table:table-cell office:value-type="string" calcext:value-type="string">
            <text:p>1) вероломное убийство; 2) убийство по политическим мотивам, политическое убийство; 3) убийство по найму</text:p>
          </table:table-cell>
          <table:table-cell table:formula="of:=[.A26]&amp;&quot; - &quot;&amp;[.B26]" office:value-type="string" office:string-value="assassination [q&quot;sxsI'neIS(q)n] - 1) вероломное убийство; 2) убийство по политическим мотивам, политическое убийство; 3) убийство по найму" calcext:value-type="string">
            <text:p>assassination [q"sxsI'neIS(q)n] - 1) вероломное убийство; 2) убийство по политическим мотивам, политическое убийство; 3) убийство по найму</text:p>
          </table:table-cell>
        </table:table-row>
        <table:table-row table:style-name="ro5">
          <table:table-cell office:value-type="string" calcext:value-type="string">
            <text:p><text:span text:style-name="T1">to assert </text:span><text:span text:style-name="T2">[</text:span><text:span text:style-name="T3">tu q'sWt</text:span><text:span text:style-name="T4">]</text:span></text:p>
          </table:table-cell>
          <table:table-cell office:value-type="string" calcext:value-type="string">
            <text:p>утверждать, заявлять, отстаивать, защищать (претензию, право)</text:p>
          </table:table-cell>
          <table:table-cell table:formula="of:=[.A27]&amp;&quot; - &quot;&amp;[.B27]" office:value-type="string" office:string-value="to assert [tu q'sWt] - утверждать, заявлять, отстаивать, защищать (претензию, право)" calcext:value-type="string">
            <text:p>to assert [tu q'sWt] - утверждать, заявлять, отстаивать, защищать (претензию, право)</text:p>
          </table:table-cell>
        </table:table-row>
        <table:table-row table:style-name="ro2">
          <table:table-cell office:value-type="string" calcext:value-type="string">
            <text:p><text:span text:style-name="T1">assertion </text:span><text:span text:style-name="T2">[</text:span><text:span text:style-name="T3">q'sWS(q)n</text:span><text:span text:style-name="T4">]</text:span></text:p>
          </table:table-cell>
          <table:table-cell office:value-type="string" calcext:value-type="string">
            <text:p>утверждение, отстаивание (прав, претензий)</text:p>
          </table:table-cell>
          <table:table-cell table:formula="of:=[.A28]&amp;&quot; - &quot;&amp;[.B28]" office:value-type="string" office:string-value="assertion [q'sWS(q)n] - утверждение, отстаивание (прав, претензий)" calcext:value-type="string">
            <text:p>assertion [q'sWS(q)n] - утверждение, отстаивание (прав, претензий)</text:p>
          </table:table-cell>
        </table:table-row>
        <table:table-row table:style-name="ro2">
          <table:table-cell office:value-type="string" calcext:value-type="string">
            <text:p><text:span text:style-name="T1">assets </text:span><text:span text:style-name="T2">[</text:span><text:span text:style-name="T3">'xsets</text:span><text:span text:style-name="T4">]</text:span></text:p>
          </table:table-cell>
          <table:table-cell office:value-type="string" calcext:value-type="string">
            <text:p>имущество, средства, авуары, ресурсы, активы </text:p>
          </table:table-cell>
          <table:table-cell table:formula="of:=[.A29]&amp;&quot; - &quot;&amp;[.B29]" office:value-type="string" office:string-value="assets ['xsets] - имущество, средства, авуары, ресурсы, активы " calcext:value-type="string">
            <text:p>assets ['xsets] - имущество, средства, авуары, ресурсы, активы </text:p>
          </table:table-cell>
        </table:table-row>
        <table:table-row table:style-name="ro6">
          <table:table-cell office:value-type="string" calcext:value-type="string">
            <text:p><text:span text:style-name="T1">assumption </text:span><text:span text:style-name="T2">[</text:span><text:span text:style-name="T3">q'sAmpS(q)n</text:span><text:span text:style-name="T4">]</text:span></text:p>
          </table:table-cell>
          <table:table-cell office:value-type="string" calcext:value-type="string">
            <text:p>1) принятие на себя (ответственности, обязанности, риска, власти); 2) допущение, предположение, презумпция</text:p>
          </table:table-cell>
          <table:table-cell table:formula="of:=[.A30]&amp;&quot; - &quot;&amp;[.B30]" office:value-type="string" office:string-value="assumption [q'sAmpS(q)n] - 1) принятие на себя (ответственности, обязанности, риска, власти); 2) допущение, предположение, презумпция" calcext:value-type="string">
            <text:p>assumption [q'sAmpS(q)n] - 1) принятие на себя (ответственности, обязанности, риска, власти); 2) допущение, предположение, презумпция</text:p>
          </table:table-cell>
        </table:table-row>
        <table:table-row table:style-name="ro2">
          <table:table-cell office:value-type="string" calcext:value-type="string">
            <text:p><text:span text:style-name="T1">assurance </text:span><text:span text:style-name="T2">[</text:span><text:span text:style-name="T3">q'Suqr(q)ns</text:span><text:span text:style-name="T4">]</text:span></text:p>
          </table:table-cell>
          <table:table-cell office:value-type="string" calcext:value-type="string">
            <text:p>уверение, гарантия, заверение, уверенность</text:p>
          </table:table-cell>
          <table:table-cell table:formula="of:=[.A31]&amp;&quot; - &quot;&amp;[.B31]" office:value-type="string" office:string-value="assurance [q'Suqr(q)ns] - уверение, гарантия, заверение, уверенность" calcext:value-type="string">
            <text:p>assurance [q'Suqr(q)ns] - уверение, гарантия, заверение, уверенность</text:p>
          </table:table-cell>
        </table:table-row>
        <table:table-row table:style-name="ro5">
          <table:table-cell office:value-type="string" calcext:value-type="string">
            <text:p><text:span text:style-name="T1">to attest </text:span><text:span text:style-name="T2">[</text:span><text:span text:style-name="T3">tu</text:span><text:span text:style-name="T4"> </text:span><text:span text:style-name="T3">q'test</text:span><text:span text:style-name="T4">]</text:span></text:p>
          </table:table-cell>
          <table:table-cell office:value-type="string" calcext:value-type="string">
            <text:p>давать свидетельские показания, заверять, засвидетельствовать</text:p>
          </table:table-cell>
          <table:table-cell table:formula="of:=[.A32]&amp;&quot; - &quot;&amp;[.B32]" office:value-type="string" office:string-value="to attest [tu q'test] - давать свидетельские показания, заверять, засвидетельствовать" calcext:value-type="string">
            <text:p>to attest [tu q'test] - давать свидетельские показания, заверять, засвидетельствовать</text:p>
          </table:table-cell>
        </table:table-row>
        <table:table-row table:style-name="ro7">
          <table:table-cell office:value-type="string" calcext:value-type="string">
            <text:p><text:span text:style-name="T1">balance of payments </text:span><text:span text:style-name="T2">[</text:span><text:span text:style-name="T3">'bxlqns qv 'peImqnts</text:span><text:span text:style-name="T4">]</text:span></text:p>
          </table:table-cell>
          <table:table-cell office:value-type="string" calcext:value-type="string">
            <text:p>платежный баланс, счета внешнеэкономической деятельности (система счетов, отражающая стоимостное выражение всех внешнеэкономических операций страны за определенный период времени)</text:p>
          </table:table-cell>
          <table:table-cell table:formula="of:=[.A33]&amp;&quot; - &quot;&amp;[.B33]" office:value-type="string" office:string-value="balance of payments ['bxlqns qv 'peImqnts] - платежный баланс, счета внешнеэкономической деятельности (система счетов, отражающая стоимостное выражение всех внешнеэкономических операций страны за определенный период времени)" calcext:value-type="string">
            <text:p>balance of payments ['bxlqns qv 'peImqnts] - платежный баланс, счета внешнеэкономической деятельности (система счетов, отражающая стоимостное выражение всех внешнеэкономических операций страны за определенный период времени)</text:p>
          </table:table-cell>
        </table:table-row>
        <table:table-row table:style-name="ro2">
          <table:table-cell office:value-type="string" calcext:value-type="string">
            <text:p><text:span text:style-name="T1">bank deposit </text:span><text:span text:style-name="T2">[</text:span><text:span text:style-name="T3">bxNk dI'pOzIt</text:span><text:span text:style-name="T4">]</text:span></text:p>
          </table:table-cell>
          <table:table-cell office:value-type="string" calcext:value-type="string">
            <text:p>банковский вклад, депозит</text:p>
          </table:table-cell>
          <table:table-cell table:formula="of:=[.A34]&amp;&quot; - &quot;&amp;[.B34]" office:value-type="string" office:string-value="bank deposit [bxNk dI'pOzIt] - банковский вклад, депозит" calcext:value-type="string">
            <text:p>bank deposit [bxNk dI'pOzIt] - банковский вклад, депозит</text:p>
          </table:table-cell>
        </table:table-row>
        <table:table-row table:style-name="ro6">
          <table:table-cell office:value-type="string" calcext:value-type="string">
            <text:p><text:span text:style-name="T1">to bargain </text:span><text:span text:style-name="T2">[</text:span><text:span text:style-name="T3">tu 'bRgIn</text:span><text:span text:style-name="T4">]</text:span></text:p>
          </table:table-cell>
          <table:table-cell office:value-type="string" calcext:value-type="string">
            <text:p>1) торговаться о цене; 2) вести переговоры, договариваться; 3) заключить сделку; 4) прийти к соглашению, условиться (for), договориться</text:p>
          </table:table-cell>
          <table:table-cell table:formula="of:=[.A35]&amp;&quot; - &quot;&amp;[.B35]" office:value-type="string" office:string-value="to bargain [tu 'bRgIn] - 1) торговаться о цене; 2) вести переговоры, договариваться; 3) заключить сделку; 4) прийти к соглашению, условиться (for), договориться" calcext:value-type="string">
            <text:p>to bargain [tu 'bRgIn] - 1) торговаться о цене; 2) вести переговоры, договариваться; 3) заключить сделку; 4) прийти к соглашению, условиться (for), договориться</text:p>
          </table:table-cell>
        </table:table-row>
        <table:table-row table:style-name="ro2">
          <table:table-cell office:value-type="string" calcext:value-type="string">
            <text:p><text:span text:style-name="T1">basis </text:span><text:span text:style-name="T2">[</text:span><text:span text:style-name="T3">'beIsIs</text:span><text:span text:style-name="T4">]</text:span></text:p>
          </table:table-cell>
          <table:table-cell office:value-type="string" calcext:value-type="string">
            <text:p>базис, основа; основание</text:p>
          </table:table-cell>
          <table:table-cell table:formula="of:=[.A36]&amp;&quot; - &quot;&amp;[.B36]" office:value-type="string" office:string-value="basis ['beIsIs] - базис, основа; основание" calcext:value-type="string">
            <text:p>basis ['beIsIs] - базис, основа; основание</text:p>
          </table:table-cell>
        </table:table-row>
        <table:table-row table:style-name="ro2">
          <table:table-cell office:value-type="string" calcext:value-type="string">
            <text:p><text:span text:style-name="T1">to be bound </text:span><text:span text:style-name="T2">[</text:span><text:span text:style-name="T3">tu bJ baund</text:span><text:span text:style-name="T4">]</text:span></text:p>
          </table:table-cell>
          <table:table-cell office:value-type="string" calcext:value-type="string">
            <text:p>быть обязанным</text:p>
          </table:table-cell>
          <table:table-cell table:formula="of:=[.A37]&amp;&quot; - &quot;&amp;[.B37]" office:value-type="string" office:string-value="to be bound [tu bJ baund] - быть обязанным" calcext:value-type="string">
            <text:p>to be bound [tu bJ baund] - быть обязанным</text:p>
          </table:table-cell>
        </table:table-row>
        <table:table-row table:style-name="ro5">
          <table:table-cell office:value-type="string" calcext:value-type="string">
            <text:p><text:span text:style-name="T1">bias </text:span><text:span text:style-name="T2">[</text:span><text:span text:style-name="T3">'baIqs</text:span><text:span text:style-name="T4">]</text:span></text:p>
          </table:table-cell>
          <table:table-cell office:value-type="string" calcext:value-type="string">
            <text:p>1) отклонение, сдвиг; тенденция; 2) склонность, пристрастие, предубеждение, предвзятость</text:p>
          </table:table-cell>
          <table:table-cell table:formula="of:=[.A38]&amp;&quot; - &quot;&amp;[.B38]" office:value-type="string" office:string-value="bias ['baIqs] - 1) отклонение, сдвиг; тенденция; 2) склонность, пристрастие, предубеждение, предвзятость" calcext:value-type="string">
            <text:p>bias ['baIqs] - 1) отклонение, сдвиг; тенденция; 2) склонность, пристрастие, предубеждение, предвзятость</text:p>
          </table:table-cell>
        </table:table-row>
        <table:table-row table:style-name="ro5">
          <table:table-cell office:value-type="string" calcext:value-type="string">
            <text:p><text:span text:style-name="T1">blackmail </text:span><text:span text:style-name="T2">[</text:span><text:span text:style-name="T3">'blxkmeIl</text:span><text:span text:style-name="T4">]</text:span></text:p>
          </table:table-cell>
          <table:table-cell office:value-type="string" calcext:value-type="string">
            <text:p>шантаж, вымогание, вымогательство, шантажирование</text:p>
          </table:table-cell>
          <table:table-cell table:formula="of:=[.A39]&amp;&quot; - &quot;&amp;[.B39]" office:value-type="string" office:string-value="blackmail ['blxkmeIl] - шантаж, вымогание, вымогательство, шантажирование" calcext:value-type="string">
            <text:p>blackmail ['blxkmeIl] - шантаж, вымогание, вымогательство, шантажирование</text:p>
          </table:table-cell>
        </table:table-row>
        <table:table-row table:style-name="ro2">
          <table:table-cell office:value-type="string" calcext:value-type="string">
            <text:p><text:span text:style-name="T1">bond </text:span><text:span text:style-name="T2">[</text:span><text:span text:style-name="T3">bOnd</text:span><text:span text:style-name="T4">]</text:span></text:p>
          </table:table-cell>
          <table:table-cell office:value-type="string" calcext:value-type="string">
            <text:p>облигация </text:p>
          </table:table-cell>
          <table:table-cell table:formula="of:=[.A40]&amp;&quot; - &quot;&amp;[.B40]" office:value-type="string" office:string-value="bond [bOnd] - облигация " calcext:value-type="string">
            <text:p>bond [bOnd] - облигация </text:p>
          </table:table-cell>
        </table:table-row>
        <table:table-row table:style-name="ro5">
          <table:table-cell office:value-type="string" calcext:value-type="string">
            <text:p><text:span text:style-name="T1">bonus </text:span><text:span text:style-name="T2">[</text:span><text:span text:style-name="T3">'bOunqs</text:span><text:span text:style-name="T4">]</text:span></text:p>
          </table:table-cell>
          <table:table-cell office:value-type="string" calcext:value-type="string">
            <text:p>1) премия, вознаграждение; 2) бонус; 3) добавочный дивиденд</text:p>
          </table:table-cell>
          <table:table-cell table:formula="of:=[.A41]&amp;&quot; - &quot;&amp;[.B41]" office:value-type="string" office:string-value="bonus ['bOunqs] - 1) премия, вознаграждение; 2) бонус; 3) добавочный дивиденд" calcext:value-type="string">
            <text:p>bonus ['bOunqs] - 1) премия, вознаграждение; 2) бонус; 3) добавочный дивиденд</text:p>
          </table:table-cell>
        </table:table-row>
        <table:table-row table:style-name="ro2">
          <table:table-cell office:value-type="string" calcext:value-type="string">
            <text:p><text:span text:style-name="T1">book-keeping </text:span><text:span text:style-name="T2">(=</text:span><text:span text:style-name="T6">bookkeeping</text:span><text:span text:style-name="T2">)</text:span><text:span text:style-name="T6"> </text:span><text:span text:style-name="T2">[</text:span><text:span text:style-name="T3">buk'kJpIN</text:span><text:span text:style-name="T4">]</text:span></text:p>
          </table:table-cell>
          <table:table-cell office:value-type="string" calcext:value-type="string">
            <text:p>счетоводство, ведение бухгалтерских книг </text:p>
          </table:table-cell>
          <table:table-cell table:formula="of:=[.A42]&amp;&quot; - &quot;&amp;[.B42]" office:value-type="string" office:string-value="book-keeping (=bookkeeping) [buk'kJpIN] - счетоводство, ведение бухгалтерских книг " calcext:value-type="string">
            <text:p>book-keeping (=bookkeeping) [buk'kJpIN] - счетоводство, ведение бухгалтерских книг </text:p>
          </table:table-cell>
        </table:table-row>
        <table:table-row table:style-name="ro5">
          <table:table-cell office:value-type="string" calcext:value-type="string">
            <text:p><text:span text:style-name="T1">to borrow </text:span><text:span text:style-name="T2">[</text:span><text:span text:style-name="T3">tu 'bOrOu</text:span><text:span text:style-name="T4">]</text:span></text:p>
          </table:table-cell>
          <table:table-cell office:value-type="string" calcext:value-type="string">
            <text:p>брать взаймы, брать на время, одалживать, занимать (деньги или иной актив)</text:p>
          </table:table-cell>
          <table:table-cell table:formula="of:=[.A43]&amp;&quot; - &quot;&amp;[.B43]" office:value-type="string" office:string-value="to borrow [tu 'bOrOu] - брать взаймы, брать на время, одалживать, занимать (деньги или иной актив)" calcext:value-type="string">
            <text:p>to borrow [tu 'bOrOu] - брать взаймы, брать на время, одалживать, занимать (деньги или иной актив)</text:p>
          </table:table-cell>
        </table:table-row>
        <table:table-row table:style-name="ro2">
          <table:table-cell office:value-type="string" calcext:value-type="string">
            <text:p><text:span text:style-name="T1">bourgeois </text:span><text:span text:style-name="T2">[</text:span><text:span text:style-name="T3">'buqZwR</text:span><text:span text:style-name="T4">]</text:span></text:p>
          </table:table-cell>
          <table:table-cell office:value-type="string" calcext:value-type="string">
            <text:p>капиталист, буржуа</text:p>
          </table:table-cell>
          <table:table-cell table:formula="of:=[.A44]&amp;&quot; - &quot;&amp;[.B44]" office:value-type="string" office:string-value="bourgeois ['buqZwR] - капиталист, буржуа" calcext:value-type="string">
            <text:p>bourgeois ['buqZwR] - капиталист, буржуа</text:p>
          </table:table-cell>
        </table:table-row>
        <table:table-row table:style-name="ro2">
          <table:table-cell office:value-type="string" calcext:value-type="string">
            <text:p><text:span text:style-name="T1">bourgeoisie </text:span><text:span text:style-name="T2">[</text:span><text:span text:style-name="T3">"buqZwR'zJ</text:span><text:span text:style-name="T4">]</text:span></text:p>
          </table:table-cell>
          <table:table-cell office:value-type="string" calcext:value-type="string">
            <text:p>буржуазия</text:p>
          </table:table-cell>
          <table:table-cell table:formula="of:=[.A45]&amp;&quot; - &quot;&amp;[.B45]" office:value-type="string" office:string-value="bourgeoisie [&quot;buqZwR'zJ] - буржуазия" calcext:value-type="string">
            <text:p>bourgeoisie ["buqZwR'zJ] - буржуазия</text:p>
          </table:table-cell>
        </table:table-row>
        <table:table-row table:style-name="ro8">
          <table:table-cell office:value-type="string" calcext:value-type="string">
            <text:p><text:span text:style-name="T1">budget restriction </text:span><text:span text:style-name="T2">[</text:span><text:span text:style-name="T3">'bAdZIt rIs'trIkS(q)n</text:span><text:span text:style-name="T4">]</text:span></text:p>
            <text:p>= budget limitation</text:p>
          </table:table-cell>
          <table:table-cell office:value-type="string" calcext:value-type="string">
            <text:p>бюджетное ограничение, ограничение бюджета </text:p>
            <text:p> </text:p>
          </table:table-cell>
          <table:table-cell table:formula="of:=[.A46]&amp;&quot; - &quot;&amp;[.B46]" office:value-type="string" office:string-value="budget restriction ['bAdZIt rIs'trIkS(q)n]&#10;= budget limitation - бюджетное ограничение, ограничение бюджета &#10; " calcext:value-type="string">
            <text:p>budget restriction ['bAdZIt rIs'trIkS(q)n]</text:p>
            <text:p>= budget limitation - бюджетное ограничение, ограничение бюджета </text:p>
            <text:p> </text:p>
          </table:table-cell>
        </table:table-row>
        <table:table-row table:style-name="ro2">
          <table:table-cell office:value-type="string" calcext:value-type="string">
            <text:p><text:span text:style-name="T1">bulk </text:span><text:span text:style-name="T2">[</text:span><text:span text:style-name="T3">bAlk</text:span><text:span text:style-name="T4">]</text:span></text:p>
          </table:table-cell>
          <table:table-cell office:value-type="string" calcext:value-type="string">
            <text:p>1) масса; 2) объем; 3) большая часть, основная часть</text:p>
          </table:table-cell>
          <table:table-cell table:formula="of:=[.A47]&amp;&quot; - &quot;&amp;[.B47]" office:value-type="string" office:string-value="bulk [bAlk] - 1) масса; 2) объем; 3) большая часть, основная часть" calcext:value-type="string">
            <text:p>bulk [bAlk] - 1) масса; 2) объем; 3) большая часть, основная часть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48]&amp;&quot; - &quot;&amp;[.B48]" office:value-type="string" office:string-value=" - " calcext:value-type="string">
            <text:p><text:s/>- </text:p>
          </table:table-cell>
        </table:table-row>
        <table:table-row table:style-name="ro5">
          <table:table-cell office:value-type="string" calcext:value-type="string">
            <text:p><text:span text:style-name="T1">capacity </text:span><text:span text:style-name="T2">[</text:span><text:span text:style-name="T3">kq'pxsItI</text:span><text:span text:style-name="T4">]</text:span></text:p>
          </table:table-cell>
          <table:table-cell office:value-type="string" calcext:value-type="string">
            <text:p>производственная мощность, производственный потенциал </text:p>
          </table:table-cell>
          <table:table-cell table:formula="of:=[.A49]&amp;&quot; - &quot;&amp;[.B49]" office:value-type="string" office:string-value="capacity [kq'pxsItI] - производственная мощность, производственный потенциал " calcext:value-type="string">
            <text:p>capacity [kq'pxsItI] - производственная мощность, производственный потенциал </text:p>
          </table:table-cell>
        </table:table-row>
        <table:table-row table:style-name="ro6">
          <table:table-cell office:value-type="string" calcext:value-type="string">
            <text:p><text:span text:style-name="T1">capital assets </text:span><text:span text:style-name="T2">[</text:span><text:span text:style-name="T3">'kxpItl</text:span><text:span text:style-name="T4"> </text:span><text:span text:style-name="T3">'xsets</text:span><text:span text:style-name="T4">]</text:span></text:p>
          </table:table-cell>
          <table:table-cell office:value-type="string" calcext:value-type="string">
            <text:p>основные средства [фонды], материальные внеоборотные [долгосрочные] активы, основной капитал </text:p>
          </table:table-cell>
          <table:table-cell table:formula="of:=[.A50]&amp;&quot; - &quot;&amp;[.B50]" office:value-type="string" office:string-value="capital assets ['kxpItl 'xsets] - основные средства [фонды], материальные внеоборотные [долгосрочные] активы, основной капитал " calcext:value-type="string">
            <text:p>capital assets ['kxpItl 'xsets] - основные средства [фонды], материальные внеоборотные [долгосрочные] активы, основной капитал </text:p>
          </table:table-cell>
        </table:table-row>
        <table:table-row table:style-name="ro2">
          <table:table-cell office:value-type="string" calcext:value-type="string">
            <text:p><text:span text:style-name="T1">capital flow </text:span><text:span text:style-name="T2">[</text:span><text:span text:style-name="T3">'kxpItl flOu</text:span><text:span text:style-name="T4">]</text:span></text:p>
          </table:table-cell>
          <table:table-cell office:value-type="string" calcext:value-type="string">
            <text:p>движение капитала, приток капитала, поток капитала</text:p>
          </table:table-cell>
          <table:table-cell table:formula="of:=[.A51]&amp;&quot; - &quot;&amp;[.B51]" office:value-type="string" office:string-value="capital flow ['kxpItl flOu] - движение капитала, приток капитала, поток капитала" calcext:value-type="string">
            <text:p>capital flow ['kxpItl flOu] - движение капитала, приток капитала, поток капитала</text:p>
          </table:table-cell>
        </table:table-row>
        <table:table-row table:style-name="ro2">
          <table:table-cell office:value-type="string" calcext:value-type="string">
            <text:p><text:span text:style-name="T1">capital goods </text:span><text:span text:style-name="T2">[</text:span><text:span text:style-name="T3">'kxpItl gudz</text:span><text:span text:style-name="T4">]</text:span></text:p>
          </table:table-cell>
          <table:table-cell office:value-type="string" calcext:value-type="string">
            <text:p>1) средства производства; 2) капитальное имущество</text:p>
          </table:table-cell>
          <table:table-cell table:formula="of:=[.A52]&amp;&quot; - &quot;&amp;[.B52]" office:value-type="string" office:string-value="capital goods ['kxpItl gudz] - 1) средства производства; 2) капитальное имущество" calcext:value-type="string">
            <text:p>capital goods ['kxpItl gudz] - 1) средства производства; 2) капитальное имущество</text:p>
          </table:table-cell>
        </table:table-row>
        <table:table-row table:style-name="ro5">
          <table:table-cell office:value-type="string" calcext:value-type="string">
            <text:p><text:span text:style-name="T1">capital offense (offence (UK)) </text:span><text:span text:style-name="T2">[</text:span><text:span text:style-name="T3">'kxpItl q'fens</text:span><text:span text:style-name="T4">]</text:span></text:p>
          </table:table-cell>
          <table:table-cell office:value-type="string" calcext:value-type="string">
            <text:p>1) серьезное правонарушение; 2) преступление, караемое смертной казнью</text:p>
          </table:table-cell>
          <table:table-cell table:formula="of:=[.A53]&amp;&quot; - &quot;&amp;[.B53]" office:value-type="string" office:string-value="capital offense (offence (UK)) ['kxpItl q'fens] - 1) серьезное правонарушение; 2) преступление, караемое смертной казнью" calcext:value-type="string">
            <text:p>capital offense (offence (UK)) ['kxpItl q'fens] - 1) серьезное правонарушение; 2) преступление, караемое смертной казнью</text:p>
          </table:table-cell>
        </table:table-row>
        <table:table-row table:style-name="ro2">
          <table:table-cell office:value-type="string" calcext:value-type="string">
            <text:p><text:span text:style-name="T1">to carry out </text:span><text:span text:style-name="T2">[</text:span><text:span text:style-name="T3">tu 'kxrI'aut</text:span><text:span text:style-name="T4">]</text:span></text:p>
          </table:table-cell>
          <table:table-cell office:value-type="string" calcext:value-type="string">
            <text:p>производить, выполнять, совершать; осуществлять</text:p>
          </table:table-cell>
          <table:table-cell table:formula="of:=[.A54]&amp;&quot; - &quot;&amp;[.B54]" office:value-type="string" office:string-value="to carry out [tu 'kxrI'aut] - производить, выполнять, совершать; осуществлять" calcext:value-type="string">
            <text:p>to carry out [tu 'kxrI'aut] - производить, выполнять, совершать; осуществлять</text:p>
          </table:table-cell>
        </table:table-row>
        <table:table-row table:style-name="ro2">
          <table:table-cell office:value-type="string" calcext:value-type="string">
            <text:p><text:span text:style-name="T1">to cause </text:span><text:span text:style-name="T2">[</text:span><text:span text:style-name="T3">tu kLz</text:span><text:span text:style-name="T4">]</text:span></text:p>
          </table:table-cell>
          <table:table-cell office:value-type="string" calcext:value-type="string">
            <text:p>1) быть причиной, вызывать, побуждать; 2) причинять</text:p>
          </table:table-cell>
          <table:table-cell table:formula="of:=[.A55]&amp;&quot; - &quot;&amp;[.B55]" office:value-type="string" office:string-value="to cause [tu kLz] - 1) быть причиной, вызывать, побуждать; 2) причинять" calcext:value-type="string">
            <text:p>to cause [tu kLz] - 1) быть причиной, вызывать, побуждать; 2) причинять</text:p>
          </table:table-cell>
        </table:table-row>
        <table:table-row table:style-name="ro7">
          <table:table-cell office:value-type="string" calcext:value-type="string">
            <text:p><text:span text:style-name="T1">charge </text:span><text:span text:style-name="T3">[tSRdZ]</text:span></text:p>
          </table:table-cell>
          <table:table-cell office:value-type="string" calcext:value-type="string">
            <text:p>1) сбор, поступления, отчисления; цена; комиссия (за услуги); плата; 2) занесение [запись] на счет; запись в долг, долг; дебетовая запись, запись по дебету (счета по учету расходов)</text:p>
          </table:table-cell>
          <table:table-cell table:formula="of:=[.A56]&amp;&quot; - &quot;&amp;[.B56]" office:value-type="string" office:string-value="charge [tSRdZ] - 1) сбор, поступления, отчисления; цена; комиссия (за услуги); плата; 2) занесение [запись] на счет; запись в долг, долг; дебетовая запись, запись по дебету (счета по учету расходов)" calcext:value-type="string">
            <text:p>charge [tSRdZ] - 1) сбор, поступления, отчисления; цена; комиссия (за услуги); плата; 2) занесение [запись] на счет; запись в долг, долг; дебетовая запись, запись по дебету (счета по учету расходов)</text:p>
          </table:table-cell>
        </table:table-row>
        <table:table-row table:style-name="ro2">
          <table:table-cell office:value-type="string" calcext:value-type="string">
            <text:p><text:span text:style-name="T1">charter </text:span><text:span text:style-name="T2">[</text:span><text:span text:style-name="T3">'tSRtq</text:span><text:span text:style-name="T4">]</text:span></text:p>
          </table:table-cell>
          <table:table-cell office:value-type="string" calcext:value-type="string">
            <text:p>устав</text:p>
          </table:table-cell>
          <table:table-cell table:formula="of:=[.A57]&amp;&quot; - &quot;&amp;[.B57]" office:value-type="string" office:string-value="charter ['tSRtq] - устав" calcext:value-type="string">
            <text:p>charter ['tSRtq] - устав</text:p>
          </table:table-cell>
        </table:table-row>
        <table:table-row table:style-name="ro5">
          <table:table-cell office:value-type="string" calcext:value-type="string">
            <text:p><text:span text:style-name="T1">chattel </text:span><text:span text:style-name="T2">[</text:span><text:span text:style-name="T3">'tSxtl</text:span><text:span text:style-name="T4">]</text:span></text:p>
          </table:table-cell>
          <table:table-cell office:value-type="string" calcext:value-type="string">
            <text:p>1) движимое имущество; 2) раб, крепостной, невольник</text:p>
          </table:table-cell>
          <table:table-cell table:formula="of:=[.A58]&amp;&quot; - &quot;&amp;[.B58]" office:value-type="string" office:string-value="chattel ['tSxtl] - 1) движимое имущество; 2) раб, крепостной, невольник" calcext:value-type="string">
            <text:p>chattel ['tSxtl] - 1) движимое имущество; 2) раб, крепостной, невольник</text:p>
          </table:table-cell>
        </table:table-row>
        <table:table-row table:style-name="ro2">
          <table:table-cell office:value-type="string" calcext:value-type="string">
            <text:p><text:span text:style-name="T1">to cheat </text:span><text:span text:style-name="T2">[</text:span><text:span text:style-name="T3">tu tSJt</text:span><text:span text:style-name="T4">]</text:span></text:p>
          </table:table-cell>
          <table:table-cell office:value-type="string" calcext:value-type="string">
            <text:p>мошенничать, ловчить; надувать</text:p>
          </table:table-cell>
          <table:table-cell table:formula="of:=[.A59]&amp;&quot; - &quot;&amp;[.B59]" office:value-type="string" office:string-value="to cheat [tu tSJt] - мошенничать, ловчить; надувать" calcext:value-type="string">
            <text:p>to cheat [tu tSJt] - мошенничать, ловчить; надувать</text:p>
          </table:table-cell>
        </table:table-row>
        <table:table-row table:style-name="ro5">
          <table:table-cell office:value-type="string" calcext:value-type="string">
            <text:p><text:span text:style-name="T1">to cite </text:span><text:span text:style-name="T2">[</text:span><text:span text:style-name="T3">tu saIt</text:span><text:span text:style-name="T4">]</text:span></text:p>
          </table:table-cell>
          <table:table-cell office:value-type="string" calcext:value-type="string">
            <text:p>1) цитировать, ссылаться; указывать наименование закона; 2) перечислять (факты)</text:p>
          </table:table-cell>
          <table:table-cell table:formula="of:=[.A60]&amp;&quot; - &quot;&amp;[.B60]" office:value-type="string" office:string-value="to cite [tu saIt] - 1) цитировать, ссылаться; указывать наименование закона; 2) перечислять (факты)" calcext:value-type="string">
            <text:p>to cite [tu saIt] - 1) цитировать, ссылаться; указывать наименование закона; 2) перечислять (факты)</text:p>
          </table:table-cell>
        </table:table-row>
        <table:table-row table:style-name="ro7">
          <table:table-cell office:value-type="string" calcext:value-type="string">
            <text:p><text:span text:style-name="T1">civil liberties </text:span><text:span text:style-name="T2">[</text:span><text:span text:style-name="T3">'sIvl 'lIbqtIz</text:span><text:span text:style-name="T4">]</text:span></text:p>
          </table:table-cell>
          <table:table-cell office:value-type="string" calcext:value-type="string">
            <text:p>гражданские свободы (Автономность граждан по отношению к государственным властям и другим гражданам, свобода от незаконного вмешательства государства в дела личности)</text:p>
          </table:table-cell>
          <table:table-cell table:formula="of:=[.A61]&amp;&quot; - &quot;&amp;[.B61]" office:value-type="string" office:string-value="civil liberties ['sIvl 'lIbqtIz] - гражданские свободы (Автономность граждан по отношению к государственным властям и другим гражданам, свобода от незаконного вмешательства государства в дела личности)" calcext:value-type="string">
            <text:p>civil liberties ['sIvl 'lIbqtIz] - гражданские свободы (Автономность граждан по отношению к государственным властям и другим гражданам, свобода от незаконного вмешательства государства в дела личности)</text:p>
          </table:table-cell>
        </table:table-row>
        <table:table-row table:style-name="ro5">
          <table:table-cell office:value-type="string" calcext:value-type="string">
            <text:p><text:span text:style-name="T1">claim </text:span><text:span text:style-name="T2">[</text:span><text:span text:style-name="T3">kleIm</text:span><text:span text:style-name="T4">]</text:span></text:p>
          </table:table-cell>
          <table:table-cell office:value-type="string" calcext:value-type="string">
            <text:p>1) требование; 2) претензия, иск; 3) утверждение, заявление</text:p>
          </table:table-cell>
          <table:table-cell table:formula="of:=[.A62]&amp;&quot; - &quot;&amp;[.B62]" office:value-type="string" office:string-value="claim [kleIm] - 1) требование; 2) претензия, иск; 3) утверждение, заявление" calcext:value-type="string">
            <text:p>claim [kleIm] - 1) требование; 2) претензия, иск; 3) утверждение, заявление</text:p>
          </table:table-cell>
        </table:table-row>
        <table:table-row table:style-name="ro4">
          <table:table-cell table:style-name="ce3" office:value-type="string" calcext:value-type="string">
            <text:p>to claim responsibility </text:p>
            <text:p><text:span text:style-name="T2">[</text:span><text:span text:style-name="T3">tu kleIm rIs"pOnsq'bIlItI</text:span><text:span text:style-name="T4">]</text:span></text:p>
          </table:table-cell>
          <table:table-cell office:value-type="string" calcext:value-type="string">
            <text:p>брать на себя ответственность (за совершение теракта)</text:p>
          </table:table-cell>
          <table:table-cell table:formula="of:=[.A63]&amp;&quot; - &quot;&amp;[.B63]" office:value-type="string" office:string-value="to claim responsibility &#10;[tu kleIm rIs&quot;pOnsq'bIlItI] - брать на себя ответственность (за совершение теракта)" calcext:value-type="string">
            <text:p>to claim responsibility </text:p>
            <text:p>[tu kleIm rIs"pOnsq'bIlItI] - брать на себя ответственность (за совершение теракта)</text:p>
          </table:table-cell>
        </table:table-row>
        <table:table-row table:style-name="ro5">
          <table:table-cell office:value-type="string" calcext:value-type="string">
            <text:p><text:span text:style-name="T1">close </text:span><text:span text:style-name="T3">[klOus]</text:span></text:p>
          </table:table-cell>
          <table:table-cell office:value-type="string" calcext:value-type="string">
            <text:p>1) близкий (о времени и месте); 2) закрытие бухгалтерских книг (в конце учетного периода)</text:p>
          </table:table-cell>
          <table:table-cell table:formula="of:=[.A64]&amp;&quot; - &quot;&amp;[.B64]" office:value-type="string" office:string-value="close [klOus] - 1) близкий (о времени и месте); 2) закрытие бухгалтерских книг (в конце учетного периода)" calcext:value-type="string">
            <text:p>close [klOus] - 1) близкий (о времени и месте); 2) закрытие бухгалтерских книг (в конце учетного периода)</text:p>
          </table:table-cell>
        </table:table-row>
        <table:table-row table:style-name="ro2">
          <table:table-cell office:value-type="string" calcext:value-type="string">
            <text:p><text:span text:style-name="T1">code </text:span><text:span text:style-name="T2">[</text:span><text:span text:style-name="T3">kOud</text:span><text:span text:style-name="T4">]</text:span></text:p>
          </table:table-cell>
          <table:table-cell office:value-type="string" calcext:value-type="string">
            <text:p>кодекс</text:p>
          </table:table-cell>
          <table:table-cell table:formula="of:=[.A65]&amp;&quot; - &quot;&amp;[.B65]" office:value-type="string" office:string-value="code [kOud] - кодекс" calcext:value-type="string">
            <text:p>code [kOud] - кодекс</text:p>
          </table:table-cell>
        </table:table-row>
        <table:table-row table:style-name="ro2">
          <table:table-cell office:value-type="string" calcext:value-type="string">
            <text:p><text:span text:style-name="T1">to coerce </text:span><text:span text:style-name="T2">[</text:span><text:span text:style-name="T3">tu kOu'Ws</text:span><text:span text:style-name="T4">]</text:span></text:p>
          </table:table-cell>
          <table:table-cell office:value-type="string" calcext:value-type="string">
            <text:p>принуждать, принудить</text:p>
          </table:table-cell>
          <table:table-cell table:formula="of:=[.A66]&amp;&quot; - &quot;&amp;[.B66]" office:value-type="string" office:string-value="to coerce [tu kOu'Ws] - принуждать, принудить" calcext:value-type="string">
            <text:p>to coerce [tu kOu'Ws] - принуждать, принудить</text:p>
          </table:table-cell>
        </table:table-row>
        <table:table-row table:style-name="ro6">
          <table:table-cell office:value-type="string" calcext:value-type="string">
            <text:p><text:span text:style-name="T1">coercion </text:span><text:span text:style-name="T2">[</text:span><text:span text:style-name="T3">kOu'WS(q)n</text:span><text:span text:style-name="T4">]</text:span></text:p>
            <text:p> </text:p>
          </table:table-cell>
          <table:table-cell office:value-type="string" calcext:value-type="string">
            <text:p>1) принуждение, насилие, применение силы 2) сила принуждения; возможность принудить</text:p>
            <text:p> </text:p>
          </table:table-cell>
          <table:table-cell table:formula="of:=[.A67]&amp;&quot; - &quot;&amp;[.B67]" office:value-type="string" office:string-value="coercion [kOu'WS(q)n]&#10;  - 1) принуждение, насилие, применение силы 2) сила принуждения; возможность принудить&#10; " calcext:value-type="string">
            <text:p>coercion [kOu'WS(q)n]</text:p>
            <text:p>  - 1) принуждение, насилие, применение силы 2) сила принуждения; возможность принудить</text:p>
            <text:p> </text:p>
          </table:table-cell>
        </table:table-row>
        <table:table-row table:style-name="ro2">
          <table:table-cell office:value-type="string" calcext:value-type="string">
            <text:p><text:span text:style-name="T1">coercive </text:span><text:span text:style-name="T2">[</text:span><text:span text:style-name="T3">kOu'WsIv</text:span><text:span text:style-name="T4">]</text:span></text:p>
          </table:table-cell>
          <table:table-cell office:value-type="string" calcext:value-type="string">
            <text:p>насильственный, принудительный</text:p>
          </table:table-cell>
          <table:table-cell table:formula="of:=[.A68]&amp;&quot; - &quot;&amp;[.B68]" office:value-type="string" office:string-value="coercive [kOu'WsIv] - насильственный, принудительный" calcext:value-type="string">
            <text:p>coercive [kOu'WsIv] - насильственный, принудительный</text:p>
          </table:table-cell>
        </table:table-row>
        <table:table-row table:style-name="ro5">
          <table:table-cell office:value-type="string" calcext:value-type="string">
            <text:p><text:span text:style-name="T1">coinage </text:span><text:span text:style-name="T2">[</text:span><text:span text:style-name="T3">'kOInIdZ</text:span><text:span text:style-name="T4">]</text:span></text:p>
          </table:table-cell>
          <table:table-cell office:value-type="string" calcext:value-type="string">
            <text:p>1) монетная система; 2) чеканка монеты; 3) металлические деньги</text:p>
          </table:table-cell>
          <table:table-cell table:formula="of:=[.A69]&amp;&quot; - &quot;&amp;[.B69]" office:value-type="string" office:string-value="coinage ['kOInIdZ] - 1) монетная система; 2) чеканка монеты; 3) металлические деньги" calcext:value-type="string">
            <text:p>coinage ['kOInIdZ] - 1) монетная система; 2) чеканка монеты; 3) металлические деньги</text:p>
          </table:table-cell>
        </table:table-row>
        <table:table-row table:style-name="ro2">
          <table:table-cell office:value-type="string" calcext:value-type="string">
            <text:p><text:span text:style-name="T1">collapse </text:span><text:span text:style-name="T2">[</text:span><text:span text:style-name="T3">kq'lxps</text:span><text:span text:style-name="T4">]</text:span></text:p>
          </table:table-cell>
          <table:table-cell office:value-type="string" calcext:value-type="string">
            <text:p>разрушение, крушение, гибель, крах, падение</text:p>
          </table:table-cell>
          <table:table-cell table:formula="of:=[.A70]&amp;&quot; - &quot;&amp;[.B70]" office:value-type="string" office:string-value="collapse [kq'lxps] - разрушение, крушение, гибель, крах, падение" calcext:value-type="string">
            <text:p>collapse [kq'lxps] - разрушение, крушение, гибель, крах, падение</text:p>
          </table:table-cell>
        </table:table-row>
        <table:table-row table:style-name="ro6">
          <table:table-cell office:value-type="string" calcext:value-type="string">
            <text:p><text:span text:style-name="T1">collateral </text:span><text:span text:style-name="T2">[</text:span><text:span text:style-name="T3">kO'lxt(q)r(q)l</text:span><text:span text:style-name="T4">]</text:span></text:p>
          </table:table-cell>
          <table:table-cell office:value-type="string" calcext:value-type="string">
            <text:p>обеспечение, залог (имущество, передаваемое заемщиком кредитору в качестве гарантии возврата долга), дополнительное обеспечение</text:p>
          </table:table-cell>
          <table:table-cell table:formula="of:=[.A71]&amp;&quot; - &quot;&amp;[.B71]" office:value-type="string" office:string-value="collateral [kO'lxt(q)r(q)l] - обеспечение, залог (имущество, передаваемое заемщиком кредитору в качестве гарантии возврата долга), дополнительное обеспечение" calcext:value-type="string">
            <text:p>collateral [kO'lxt(q)r(q)l] - обеспечение, залог (имущество, передаваемое заемщиком кредитору в качестве гарантии возврата долга), дополнительное обеспечение</text:p>
          </table:table-cell>
        </table:table-row>
        <table:table-row table:style-name="ro2">
          <table:table-cell office:value-type="string" calcext:value-type="string">
            <text:p><text:span text:style-name="T1">commerce </text:span><text:span text:style-name="T2">[</text:span><text:span text:style-name="T3">'kOmq(:)s</text:span><text:span text:style-name="T4">]</text:span></text:p>
          </table:table-cell>
          <table:table-cell office:value-type="string" calcext:value-type="string">
            <text:p>1) торговля (оптовая); 2) коммерция</text:p>
          </table:table-cell>
          <table:table-cell table:formula="of:=[.A72]&amp;&quot; - &quot;&amp;[.B72]" office:value-type="string" office:string-value="commerce ['kOmq(:)s] - 1) торговля (оптовая); 2) коммерция" calcext:value-type="string">
            <text:p>commerce ['kOmq(:)s] - 1) торговля (оптовая); 2) коммерция</text:p>
          </table:table-cell>
        </table:table-row>
        <table:table-row table:style-name="ro5">
          <table:table-cell office:value-type="string" calcext:value-type="string">
            <text:p><text:span text:style-name="T1">commensurate </text:span><text:span text:style-name="T2">[</text:span><text:span text:style-name="T3">kq'menS(q)rIt</text:span><text:span text:style-name="T4">]</text:span></text:p>
          </table:table-cell>
          <table:table-cell office:value-type="string" calcext:value-type="string">
            <text:p>соответственный, соответствующий, соразмерный, соизмеримый</text:p>
          </table:table-cell>
          <table:table-cell table:formula="of:=[.A73]&amp;&quot; - &quot;&amp;[.B73]" office:value-type="string" office:string-value="commensurate [kq'menS(q)rIt] - соответственный, соответствующий, соразмерный, соизмеримый" calcext:value-type="string">
            <text:p>commensurate [kq'menS(q)rIt] - соответственный, соответствующий, соразмерный, соизмеримый</text:p>
          </table:table-cell>
        </table:table-row>
        <table:table-row table:style-name="ro5">
          <table:table-cell office:value-type="string" calcext:value-type="string">
            <text:p><text:span text:style-name="T1">commodity </text:span><text:span text:style-name="T2">[</text:span><text:span text:style-name="T3">kq'mOdItI</text:span><text:span text:style-name="T4">]</text:span></text:p>
          </table:table-cell>
          <table:table-cell office:value-type="string" calcext:value-type="string">
            <text:p>товар, продукт (продукт труда, предназначенный для продажи)</text:p>
          </table:table-cell>
          <table:table-cell table:formula="of:=[.A74]&amp;&quot; - &quot;&amp;[.B74]" office:value-type="string" office:string-value="commodity [kq'mOdItI] - товар, продукт (продукт труда, предназначенный для продажи)" calcext:value-type="string">
            <text:p>commodity [kq'mOdItI] - товар, продукт (продукт труда, предназначенный для продажи)</text:p>
          </table:table-cell>
        </table:table-row>
        <table:table-row table:style-name="ro5">
          <table:table-cell office:value-type="string" calcext:value-type="string">
            <text:p><text:span text:style-name="T1">Common Market </text:span><text:span text:style-name="T2">[</text:span><text:span text:style-name="T3">'kOmqn 'mRkIt</text:span><text:span text:style-name="T4">]</text:span></text:p>
          </table:table-cell>
          <table:table-cell office:value-type="string" calcext:value-type="string">
            <text:p>Общий рынок (неофициальное название Европейского экономического сообщества)</text:p>
          </table:table-cell>
          <table:table-cell table:formula="of:=[.A75]&amp;&quot; - &quot;&amp;[.B75]" office:value-type="string" office:string-value="Common Market ['kOmqn 'mRkIt] - Общий рынок (неофициальное название Европейского экономического сообщества)" calcext:value-type="string">
            <text:p>Common Market ['kOmqn 'mRkIt] - Общий рынок (неофициальное название Европейского экономического сообщества)</text:p>
          </table:table-cell>
        </table:table-row>
        <table:table-row table:style-name="ro2">
          <table:table-cell office:value-type="string" calcext:value-type="string">
            <text:p><text:span text:style-name="T1">common practice </text:span><text:span text:style-name="T2">[</text:span><text:span text:style-name="T3">'kOmqn</text:span><text:span text:style-name="T4"> </text:span><text:span text:style-name="T3">'prxktIs</text:span><text:span text:style-name="T4">]</text:span></text:p>
          </table:table-cell>
          <table:table-cell office:value-type="string" calcext:value-type="string">
            <text:p>установившаяся практика</text:p>
          </table:table-cell>
          <table:table-cell table:formula="of:=[.A76]&amp;&quot; - &quot;&amp;[.B76]" office:value-type="string" office:string-value="common practice ['kOmqn 'prxktIs] - установившаяся практика" calcext:value-type="string">
            <text:p>common practice ['kOmqn 'prxktIs] - установившаяся практика</text:p>
          </table:table-cell>
        </table:table-row>
        <table:table-row table:style-name="ro9">
          <table:table-cell table:style-name="ce3" office:value-type="string" calcext:value-type="string">
            <text:p>Commonwealth of Nations</text:p>
            <text:p><text:span text:style-name="T2">[</text:span><text:span text:style-name="T3">'kOmqnwelT qv 'neIS(q)nz</text:span><text:span text:style-name="T4">]</text:span></text:p>
          </table:table-cell>
          <table:table-cell office:value-type="string" calcext:value-type="string">
            <text:p>Содружество Наций (межгосударственное объединение Великобритании и большинства бывших английских доминионов, колоний и зависимых территорий. Включает 50 государств; устава или конституции, определяющих характер, структуру и цели Содружества, не имеет)</text:p>
          </table:table-cell>
          <table:table-cell table:formula="of:=[.A77]&amp;&quot; - &quot;&amp;[.B77]" office:value-type="string" office:string-value="Commonwealth of Nations&#10;['kOmqnwelT qv 'neIS(q)nz] - Содружество Наций (межгосударственное объединение Великобритании и большинства бывших английских доминионов, колоний и зависимых территорий. Включает 50 государств; устава или конституции, определяющих характер, структуру и цели Содружества, не имеет)" calcext:value-type="string">
            <text:p>Commonwealth of Nations</text:p>
            <text:p>['kOmqnwelT qv 'neIS(q)nz] - Содружество Наций (межгосударственное объединение Великобритании и большинства бывших английских доминионов, колоний и зависимых территорий. Включает 50 государств; устава или конституции, определяющих характер, структуру и цели Содружества, не имеет)</text:p>
          </table:table-cell>
        </table:table-row>
        <table:table-row table:style-name="ro2">
          <table:table-cell office:value-type="string" calcext:value-type="string">
            <text:p><text:span text:style-name="T1">communism </text:span><text:span text:style-name="T2">[</text:span><text:span text:style-name="T3">'kOmjunIzm</text:span><text:span text:style-name="T4">]</text:span></text:p>
          </table:table-cell>
          <table:table-cell office:value-type="string" calcext:value-type="string">
            <text:p>коммунизм</text:p>
          </table:table-cell>
          <table:table-cell table:formula="of:=[.A78]&amp;&quot; - &quot;&amp;[.B78]" office:value-type="string" office:string-value="communism ['kOmjunIzm] - коммунизм" calcext:value-type="string">
            <text:p>communism ['kOmjunIzm] - коммунизм</text:p>
          </table:table-cell>
        </table:table-row>
        <table:table-row table:style-name="ro2">
          <table:table-cell office:value-type="string" calcext:value-type="string">
            <text:p><text:span text:style-name="T1">compatible </text:span><text:span text:style-name="T2">[</text:span><text:span text:style-name="T3">kqm'pxtqbl</text:span><text:span text:style-name="T4">]</text:span></text:p>
          </table:table-cell>
          <table:table-cell office:value-type="string" calcext:value-type="string">
            <text:p>совместимый, сходный</text:p>
          </table:table-cell>
          <table:table-cell table:formula="of:=[.A79]&amp;&quot; - &quot;&amp;[.B79]" office:value-type="string" office:string-value="compatible [kqm'pxtqbl] - совместимый, сходный" calcext:value-type="string">
            <text:p>compatible [kqm'pxtqbl] - совместимый, сходный</text:p>
          </table:table-cell>
        </table:table-row>
        <table:table-row table:style-name="ro2">
          <table:table-cell office:value-type="string" calcext:value-type="string">
            <text:p><text:span text:style-name="T1">to compete </text:span><text:span text:style-name="T2">[</text:span><text:span text:style-name="T3">tu kqm'pJt</text:span><text:span text:style-name="T4">]</text:span></text:p>
          </table:table-cell>
          <table:table-cell office:value-type="string" calcext:value-type="string">
            <text:p>состязаться, соревноваться, конкурировать</text:p>
          </table:table-cell>
          <table:table-cell table:formula="of:=[.A80]&amp;&quot; - &quot;&amp;[.B80]" office:value-type="string" office:string-value="to compete [tu kqm'pJt] - состязаться, соревноваться, конкурировать" calcext:value-type="string">
            <text:p>to compete [tu kqm'pJt] - состязаться, соревноваться, конкурировать</text:p>
          </table:table-cell>
        </table:table-row>
        <table:table-row table:style-name="ro2">
          <table:table-cell office:value-type="string" calcext:value-type="string">
            <text:p><text:span text:style-name="T1">competition </text:span><text:span text:style-name="T2">[</text:span><text:span text:style-name="T3">"kOmpI'tIS(q)n</text:span><text:span text:style-name="T4">]</text:span></text:p>
          </table:table-cell>
          <table:table-cell office:value-type="string" calcext:value-type="string">
            <text:p>конкуренция, соревнование, состязание</text:p>
          </table:table-cell>
          <table:table-cell table:formula="of:=[.A81]&amp;&quot; - &quot;&amp;[.B81]" office:value-type="string" office:string-value="competition [&quot;kOmpI'tIS(q)n] - конкуренция, соревнование, состязание" calcext:value-type="string">
            <text:p>competition ["kOmpI'tIS(q)n] - конкуренция, соревнование, состязание</text:p>
          </table:table-cell>
        </table:table-row>
        <table:table-row table:style-name="ro2">
          <table:table-cell office:value-type="string" calcext:value-type="string">
            <text:p><text:span text:style-name="T1">compliance </text:span><text:span text:style-name="T2">[</text:span><text:span text:style-name="T3">kqm'plaIqns</text:span><text:span text:style-name="T4">]</text:span></text:p>
          </table:table-cell>
          <table:table-cell office:value-type="string" calcext:value-type="string">
            <text:p>одобрение, согласие</text:p>
          </table:table-cell>
          <table:table-cell table:formula="of:=[.A82]&amp;&quot; - &quot;&amp;[.B82]" office:value-type="string" office:string-value="compliance [kqm'plaIqns] - одобрение, согласие" calcext:value-type="string">
            <text:p>compliance [kqm'plaIqns] - одобрение, согласие</text:p>
          </table:table-cell>
        </table:table-row>
        <table:table-row table:style-name="ro2">
          <table:table-cell office:value-type="string" calcext:value-type="string">
            <text:p><text:span text:style-name="T1">to comply with </text:span><text:span text:style-name="T2">[</text:span><text:span text:style-name="T3">tu kqm'plaI wID</text:span><text:span text:style-name="T4">]</text:span></text:p>
          </table:table-cell>
          <table:table-cell office:value-type="string" calcext:value-type="string">
            <text:p>подчиняться</text:p>
          </table:table-cell>
          <table:table-cell table:formula="of:=[.A83]&amp;&quot; - &quot;&amp;[.B83]" office:value-type="string" office:string-value="to comply with [tu kqm'plaI wID] - подчиняться" calcext:value-type="string">
            <text:p>to comply with [tu kqm'plaI wID] - подчиняться</text:p>
          </table:table-cell>
        </table:table-row>
        <table:table-row table:style-name="ro2">
          <table:table-cell office:value-type="string" calcext:value-type="string">
            <text:p><text:span text:style-name="T1">compulsory </text:span><text:span text:style-name="T3">[kqm'pAls(q)rI]</text:span></text:p>
          </table:table-cell>
          <table:table-cell office:value-type="string" calcext:value-type="string">
            <text:p>принудительный, обязательный</text:p>
          </table:table-cell>
          <table:table-cell table:formula="of:=[.A84]&amp;&quot; - &quot;&amp;[.B84]" office:value-type="string" office:string-value="compulsory [kqm'pAls(q)rI] - принудительный, обязательный" calcext:value-type="string">
            <text:p>compulsory [kqm'pAls(q)rI] - принудительный, обязательный</text:p>
          </table:table-cell>
        </table:table-row>
        <table:table-row table:style-name="ro5">
          <table:table-cell office:value-type="string" calcext:value-type="string">
            <text:p><text:span text:style-name="T1">to condemn </text:span><text:span text:style-name="T2">[</text:span><text:span text:style-name="T3">tu kqn'dem</text:span><text:span text:style-name="T4">]</text:span></text:p>
          </table:table-cell>
          <table:table-cell office:value-type="string" calcext:value-type="string">
            <text:p>1) осуждать, порицать; 2) браковать, признавать негодным</text:p>
          </table:table-cell>
          <table:table-cell table:formula="of:=[.A85]&amp;&quot; - &quot;&amp;[.B85]" office:value-type="string" office:string-value="to condemn [tu kqn'dem] - 1) осуждать, порицать; 2) браковать, признавать негодным" calcext:value-type="string">
            <text:p>to condemn [tu kqn'dem] - 1) осуждать, порицать; 2) браковать, признавать негодным</text:p>
          </table:table-cell>
        </table:table-row>
        <table:table-row table:style-name="ro2">
          <table:table-cell office:value-type="string" calcext:value-type="string">
            <text:p><text:span text:style-name="T1">conscious </text:span><text:span text:style-name="T2">[</text:span><text:span text:style-name="T3">'kOnSqs</text:span><text:span text:style-name="T4">]</text:span></text:p>
          </table:table-cell>
          <table:table-cell office:value-type="string" calcext:value-type="string">
            <text:p>сознательный, осознанный; сознающий</text:p>
          </table:table-cell>
          <table:table-cell table:formula="of:=[.A86]&amp;&quot; - &quot;&amp;[.B86]" office:value-type="string" office:string-value="conscious ['kOnSqs] - сознательный, осознанный; сознающий" calcext:value-type="string">
            <text:p>conscious ['kOnSqs] - сознательный, осознанный; сознающий</text:p>
          </table:table-cell>
        </table:table-row>
        <table:table-row table:style-name="ro2">
          <table:table-cell office:value-type="string" calcext:value-type="string">
            <text:p><text:span text:style-name="T1">consequence </text:span><text:span text:style-name="T2">[</text:span><text:span text:style-name="T3">'kOnsIkwqns</text:span><text:span text:style-name="T4">]</text:span></text:p>
          </table:table-cell>
          <table:table-cell office:value-type="string" calcext:value-type="string">
            <text:p>следствие, последствие</text:p>
          </table:table-cell>
          <table:table-cell table:formula="of:=[.A87]&amp;&quot; - &quot;&amp;[.B87]" office:value-type="string" office:string-value="consequence ['kOnsIkwqns] - следствие, последствие" calcext:value-type="string">
            <text:p>consequence ['kOnsIkwqns] - следствие, последствие</text:p>
          </table:table-cell>
        </table:table-row>
        <table:table-row table:style-name="ro2">
          <table:table-cell office:value-type="string" calcext:value-type="string">
            <text:p><text:span text:style-name="T1">concession </text:span><text:span text:style-name="T2">[</text:span><text:span text:style-name="T3">kqn'seS(q)n</text:span><text:span text:style-name="T4">]</text:span></text:p>
          </table:table-cell>
          <table:table-cell office:value-type="string" calcext:value-type="string">
            <text:p>1) уступка; 2) концессия</text:p>
          </table:table-cell>
          <table:table-cell table:formula="of:=[.A88]&amp;&quot; - &quot;&amp;[.B88]" office:value-type="string" office:string-value="concession [kqn'seS(q)n] - 1) уступка; 2) концессия" calcext:value-type="string">
            <text:p>concession [kqn'seS(q)n] - 1) уступка; 2) концессия</text:p>
          </table:table-cell>
        </table:table-row>
        <table:table-row table:style-name="ro5">
          <table:table-cell office:value-type="string" calcext:value-type="string">
            <text:p><text:span text:style-name="T1">to consider </text:span><text:span text:style-name="T2">[</text:span><text:span text:style-name="T3">tu kqn'sIdq</text:span><text:span text:style-name="T4">]</text:span></text:p>
          </table:table-cell>
          <table:table-cell office:value-type="string" calcext:value-type="string">
            <text:p>1) рассматривать, обсуждать; 2) полагать, считать;</text:p>
            <text:p>3) принимать во внимание, учитывать</text:p>
          </table:table-cell>
          <table:table-cell table:formula="of:=[.A89]&amp;&quot; - &quot;&amp;[.B89]" office:value-type="string" office:string-value="to consider [tu kqn'sIdq] - 1) рассматривать, обсуждать; 2) полагать, считать;&#10;3) принимать во внимание, учитывать" calcext:value-type="string">
            <text:p>to consider [tu kqn'sIdq] - 1) рассматривать, обсуждать; 2) полагать, считать;</text:p>
            <text:p>3) принимать во внимание, учитывать</text:p>
          </table:table-cell>
        </table:table-row>
        <table:table-row table:style-name="ro5">
          <table:table-cell office:value-type="string" calcext:value-type="string">
            <text:p><text:span text:style-name="T1">consistent </text:span><text:span text:style-name="T2">[</text:span><text:span text:style-name="T3">kqn'sIst(q)nt</text:span><text:span text:style-name="T4">]</text:span></text:p>
          </table:table-cell>
          <table:table-cell office:value-type="string" calcext:value-type="string">
            <text:p>1) последовательный; 2) стойкий; 3) совместимый; согласующийся</text:p>
          </table:table-cell>
          <table:table-cell table:formula="of:=[.A90]&amp;&quot; - &quot;&amp;[.B90]" office:value-type="string" office:string-value="consistent [kqn'sIst(q)nt] - 1) последовательный; 2) стойкий; 3) совместимый; согласующийся" calcext:value-type="string">
            <text:p>consistent [kqn'sIst(q)nt] - 1) последовательный; 2) стойкий; 3) совместимый; согласующийся</text:p>
          </table:table-cell>
        </table:table-row>
        <table:table-row table:style-name="ro2">
          <table:table-cell office:value-type="string" calcext:value-type="string">
            <text:p><text:span text:style-name="T1">consumer </text:span><text:span text:style-name="T2">[</text:span><text:span text:style-name="T3">kqn'sjHmq</text:span><text:span text:style-name="T4">]</text:span></text:p>
          </table:table-cell>
          <table:table-cell office:value-type="string" calcext:value-type="string">
            <text:p>потребитель, покупатель</text:p>
          </table:table-cell>
          <table:table-cell table:formula="of:=[.A91]&amp;&quot; - &quot;&amp;[.B91]" office:value-type="string" office:string-value="consumer [kqn'sjHmq] - потребитель, покупатель" calcext:value-type="string">
            <text:p>consumer [kqn'sjHmq] - потребитель, покупатель</text:p>
          </table:table-cell>
        </table:table-row>
        <table:table-row table:style-name="ro5">
          <table:table-cell office:value-type="string" calcext:value-type="string">
            <text:p><text:span text:style-name="T1">consumerism </text:span><text:span text:style-name="T2">[</text:span><text:span text:style-name="T3">kqn'sjHmqrIz(q)m</text:span><text:span text:style-name="T4">]</text:span></text:p>
          </table:table-cell>
          <table:table-cell office:value-type="string" calcext:value-type="string">
            <text:p>1) стимулирование потребительского интереса; 2) защита интересов потребителя</text:p>
          </table:table-cell>
          <table:table-cell table:formula="of:=[.A92]&amp;&quot; - &quot;&amp;[.B92]" office:value-type="string" office:string-value="consumerism [kqn'sjHmqrIz(q)m] - 1) стимулирование потребительского интереса; 2) защита интересов потребителя" calcext:value-type="string">
            <text:p>consumerism [kqn'sjHmqrIz(q)m] - 1) стимулирование потребительского интереса; 2) защита интересов потребителя</text:p>
          </table:table-cell>
        </table:table-row>
        <table:table-row table:style-name="ro5">
          <table:table-cell office:value-type="string" calcext:value-type="string">
            <text:p><text:span text:style-name="T1">consumption </text:span><text:span text:style-name="T2">[</text:span><text:span text:style-name="T3">kqn'sAmpS(q)n</text:span><text:span text:style-name="T4">]</text:span></text:p>
          </table:table-cell>
          <table:table-cell office:value-type="string" calcext:value-type="string">
            <text:p>1) потребление; затрата, издержки, расход; 2) сфера потребления</text:p>
          </table:table-cell>
          <table:table-cell table:formula="of:=[.A93]&amp;&quot; - &quot;&amp;[.B93]" office:value-type="string" office:string-value="consumption [kqn'sAmpS(q)n] - 1) потребление; затрата, издержки, расход; 2) сфера потребления" calcext:value-type="string">
            <text:p>consumption [kqn'sAmpS(q)n] - 1) потребление; затрата, издержки, расход; 2) сфера потребления</text:p>
          </table:table-cell>
        </table:table-row>
        <table:table-row table:style-name="ro2">
          <table:table-cell office:value-type="string" calcext:value-type="string">
            <text:p><text:span text:style-name="T1">contributor </text:span><text:span text:style-name="T2">[</text:span><text:span text:style-name="T3">kqn'trIbjutq</text:span><text:span text:style-name="T4">]</text:span></text:p>
          </table:table-cell>
          <table:table-cell office:value-type="string" calcext:value-type="string">
            <text:p>ассистент, помощник</text:p>
          </table:table-cell>
          <table:table-cell table:formula="of:=[.A94]&amp;&quot; - &quot;&amp;[.B94]" office:value-type="string" office:string-value="contributor [kqn'trIbjutq] - ассистент, помощник" calcext:value-type="string">
            <text:p>contributor [kqn'trIbjutq] - ассистент, помощник</text:p>
          </table:table-cell>
        </table:table-row>
        <table:table-row table:style-name="ro5">
          <table:table-cell office:value-type="string" calcext:value-type="string">
            <text:p><text:span text:style-name="T1">controversial </text:span><text:span text:style-name="T2">[</text:span><text:span text:style-name="T3">"kOntrq'vWS(q)l</text:span><text:span text:style-name="T4">]</text:span></text:p>
          </table:table-cell>
          <table:table-cell office:value-type="string" calcext:value-type="string">
            <text:p>спорный, сомнительный, поставленный под сомнение, вызывающий спор, дискуссионный</text:p>
          </table:table-cell>
          <table:table-cell table:formula="of:=[.A95]&amp;&quot; - &quot;&amp;[.B95]" office:value-type="string" office:string-value="controversial [&quot;kOntrq'vWS(q)l] - спорный, сомнительный, поставленный под сомнение, вызывающий спор, дискуссионный" calcext:value-type="string">
            <text:p>controversial ["kOntrq'vWS(q)l] - спорный, сомнительный, поставленный под сомнение, вызывающий спор, дискуссионный</text:p>
          </table:table-cell>
        </table:table-row>
        <table:table-row table:style-name="ro5">
          <table:table-cell office:value-type="string" calcext:value-type="string">
            <text:p><text:span text:style-name="T1">copyright law </text:span><text:span text:style-name="T2">[</text:span><text:span text:style-name="T3">'kOpIraIt lL</text:span><text:span text:style-name="T4">]</text:span></text:p>
          </table:table-cell>
          <table:table-cell office:value-type="string" calcext:value-type="string">
            <text:p>авторское право, законодательство об авторском праве</text:p>
          </table:table-cell>
          <table:table-cell table:formula="of:=[.A96]&amp;&quot; - &quot;&amp;[.B96]" office:value-type="string" office:string-value="copyright law ['kOpIraIt lL] - авторское право, законодательство об авторском праве" calcext:value-type="string">
            <text:p>copyright law ['kOpIraIt lL] - авторское право, законодательство об авторском праве</text:p>
          </table:table-cell>
        </table:table-row>
        <table:table-row table:style-name="ro2">
          <table:table-cell office:value-type="string" calcext:value-type="string">
            <text:p><text:span text:style-name="T1">corporation </text:span><text:span text:style-name="T2">[</text:span><text:span text:style-name="T3">"kLpq'reIS(q)n</text:span><text:span text:style-name="T4">]</text:span></text:p>
          </table:table-cell>
          <table:table-cell office:value-type="string" calcext:value-type="string">
            <text:p>объединение, общество, корпорация </text:p>
          </table:table-cell>
          <table:table-cell table:formula="of:=[.A97]&amp;&quot; - &quot;&amp;[.B97]" office:value-type="string" office:string-value="corporation [&quot;kLpq'reIS(q)n] - объединение, общество, корпорация " calcext:value-type="string">
            <text:p>corporation ["kLpq'reIS(q)n] - объединение, общество, корпорация </text:p>
          </table:table-cell>
        </table:table-row>
        <table:table-row table:style-name="ro7">
          <table:table-cell office:value-type="string" calcext:value-type="string">
            <text:p><text:span text:style-name="T1">corporation tax </text:span><text:span text:style-name="T2">[</text:span><text:span text:style-name="T3">"kLpq'reIS(q)n txks</text:span><text:span text:style-name="T4">]</text:span></text:p>
            <text:p>corporate income tax</text:p>
            <text:p><text:span text:style-name="T2">[</text:span><text:span text:style-name="T3">'kLp(q)rIt 'InkAm</text:span><text:span text:style-name="T4"> </text:span><text:span text:style-name="T3">txks</text:span><text:span text:style-name="T4">]</text:span></text:p>
          </table:table-cell>
          <table:table-cell office:value-type="string" calcext:value-type="string">
            <text:p>корпоративный налог, налог на корпорации, налог на прибыль корпорации (налог, уплачиваемый с прибыли корпорации (в отличие от подоходного налога, взимаемого с ее акционеров))</text:p>
          </table:table-cell>
          <table:table-cell table:formula="of:=[.A98]&amp;&quot; - &quot;&amp;[.B98]" office:value-type="string" office:string-value="corporation tax [&quot;kLpq'reIS(q)n txks]&#10;corporate income tax&#10;['kLp(q)rIt 'InkAm txks] - корпоративный налог, налог на корпорации, налог на прибыль корпорации (налог, уплачиваемый с прибыли корпорации (в отличие от подоходного налога, взимаемого с ее акционеров))" calcext:value-type="string">
            <text:p>corporation tax ["kLpq'reIS(q)n txks]</text:p>
            <text:p>corporate income tax</text:p>
            <text:p>['kLp(q)rIt 'InkAm txks] - корпоративный налог, налог на корпорации, налог на прибыль корпорации (налог, уплачиваемый с прибыли корпорации (в отличие от подоходного налога, взимаемого с ее акционеров))</text:p>
          </table:table-cell>
        </table:table-row>
        <table:table-row table:style-name="ro2">
          <table:table-cell office:value-type="string" calcext:value-type="string">
            <text:p><text:span text:style-name="T1">corvee </text:span><text:span text:style-name="T2">[</text:span><text:span text:style-name="T3">'kLveI</text:span><text:span text:style-name="T4">]</text:span></text:p>
          </table:table-cell>
          <table:table-cell office:value-type="string" calcext:value-type="string">
            <text:p>1) барщина; 2) рабский труд, тяжелая работа</text:p>
          </table:table-cell>
          <table:table-cell table:formula="of:=[.A99]&amp;&quot; - &quot;&amp;[.B99]" office:value-type="string" office:string-value="corvee ['kLveI] - 1) барщина; 2) рабский труд, тяжелая работа" calcext:value-type="string">
            <text:p>corvee ['kLveI] - 1) барщина; 2) рабский труд, тяжелая работа</text:p>
          </table:table-cell>
        </table:table-row>
        <table:table-row table:style-name="ro2">
          <table:table-cell office:value-type="string" calcext:value-type="string">
            <text:p><text:span text:style-name="T1">counsel </text:span><text:span text:style-name="T2">[</text:span><text:span text:style-name="T3">'kauns(q)l</text:span><text:span text:style-name="T4">]</text:span></text:p>
          </table:table-cell>
          <table:table-cell office:value-type="string" calcext:value-type="string">
            <text:p>совет; пожелание, наставление</text:p>
          </table:table-cell>
          <table:table-cell table:formula="of:=[.A100]&amp;&quot; - &quot;&amp;[.B100]" office:value-type="string" office:string-value="counsel ['kauns(q)l] - совет; пожелание, наставление" calcext:value-type="string">
            <text:p>counsel ['kauns(q)l] - совет; пожелание, наставление</text:p>
          </table:table-cell>
        </table:table-row>
        <table:table-row table:style-name="ro2">
          <table:table-cell office:value-type="string" calcext:value-type="string">
            <text:p><text:span text:style-name="T1">counterproductive </text:span><text:span text:style-name="T2">[</text:span><text:span text:style-name="T3">'kauntqprq'dAktIv</text:span><text:span text:style-name="T4">]</text:span></text:p>
          </table:table-cell>
          <table:table-cell office:value-type="string" calcext:value-type="string">
            <text:p>приводящий к обратным результатам</text:p>
          </table:table-cell>
          <table:table-cell table:formula="of:=[.A101]&amp;&quot; - &quot;&amp;[.B101]" office:value-type="string" office:string-value="counterproductive ['kauntqprq'dAktIv] - приводящий к обратным результатам" calcext:value-type="string">
            <text:p>counterproductive ['kauntqprq'dAktIv] - приводящий к обратным результатам</text:p>
          </table:table-cell>
        </table:table-row>
        <table:table-row table:style-name="ro5">
          <table:table-cell office:value-type="string" calcext:value-type="string">
            <text:p><text:span text:style-name="T1">to credit </text:span><text:span text:style-name="T2">[</text:span><text:span text:style-name="T3">tu 'kredIt</text:span><text:span text:style-name="T4">]</text:span></text:p>
          </table:table-cell>
          <table:table-cell office:value-type="string" calcext:value-type="string">
            <text:p>1) верить, доверять; 2) кредитовать; 3) приписывать (кому-л. совершение какого-л. действия)</text:p>
          </table:table-cell>
          <table:table-cell table:formula="of:=[.A102]&amp;&quot; - &quot;&amp;[.B102]" office:value-type="string" office:string-value="to credit [tu 'kredIt] - 1) верить, доверять; 2) кредитовать; 3) приписывать (кому-л. совершение какого-л. действия)" calcext:value-type="string">
            <text:p>to credit [tu 'kredIt] - 1) верить, доверять; 2) кредитовать; 3) приписывать (кому-л. совершение какого-л. действия)</text:p>
          </table:table-cell>
        </table:table-row>
        <table:table-row table:style-name="ro7">
          <table:table-cell office:value-type="string" calcext:value-type="string">
            <text:p><text:span text:style-name="T1">credit history </text:span><text:span text:style-name="T2">[</text:span><text:span text:style-name="T3">'kredIt 'hIst(q)rI</text:span><text:span text:style-name="T4">]</text:span></text:p>
          </table:table-cell>
          <table:table-cell office:value-type="string" calcext:value-type="string">
            <text:p>досье заемщика, кредитная история (Содержит сведения о выполнении им прошлых и действующих обязательств по кредитам (для оценки риска при предоставлении нового кредита))</text:p>
          </table:table-cell>
          <table:table-cell table:formula="of:=[.A103]&amp;&quot; - &quot;&amp;[.B103]" office:value-type="string" office:string-value="credit history ['kredIt 'hIst(q)rI] - досье заемщика, кредитная история (Содержит сведения о выполнении им прошлых и действующих обязательств по кредитам (для оценки риска при предоставлении нового кредита))" calcext:value-type="string">
            <text:p>credit history ['kredIt 'hIst(q)rI] - досье заемщика, кредитная история (Содержит сведения о выполнении им прошлых и действующих обязательств по кредитам (для оценки риска при предоставлении нового кредита))</text:p>
          </table:table-cell>
        </table:table-row>
        <table:table-row table:style-name="ro3">
          <table:table-cell office:value-type="string" calcext:value-type="string">
            <text:p><text:span text:style-name="T1">criteria </text:span><text:span text:style-name="T2">[</text:span><text:span text:style-name="T3">kraI'tIqrIq</text:span><text:span text:style-name="T4">] </text:span></text:p>
            <text:p><text:span text:style-name="T2">(мн. ч. от </text:span><text:span text:style-name="T6">criterion </text:span><text:span text:style-name="T2">[</text:span><text:span text:style-name="T3">kraI'tIqrIqn</text:span><text:span text:style-name="T4">])</text:span></text:p>
          </table:table-cell>
          <table:table-cell office:value-type="string" calcext:value-type="string">
            <text:p>критерии</text:p>
          </table:table-cell>
          <table:table-cell table:formula="of:=[.A104]&amp;&quot; - &quot;&amp;[.B104]" office:value-type="string" office:string-value="criteria [kraI'tIqrIq] &#10;(мн. ч. от criterion [kraI'tIqrIqn]) - критерии" calcext:value-type="string">
            <text:p>criteria [kraI'tIqrIq] </text:p>
            <text:p>(мн. ч. от criterion [kraI'tIqrIqn]) - критерии</text:p>
          </table:table-cell>
        </table:table-row>
        <table:table-row table:style-name="ro2">
          <table:table-cell office:value-type="string" calcext:value-type="string">
            <text:p><text:span text:style-name="T1">currency </text:span><text:span text:style-name="T2">[</text:span><text:span text:style-name="T3">'kAr(q)nsI</text:span><text:span text:style-name="T4">]</text:span></text:p>
          </table:table-cell>
          <table:table-cell office:value-type="string" calcext:value-type="string">
            <text:p>валюта, деньги, средство обращения</text:p>
          </table:table-cell>
          <table:table-cell table:formula="of:=[.A105]&amp;&quot; - &quot;&amp;[.B105]" office:value-type="string" office:string-value="currency ['kAr(q)nsI] - валюта, деньги, средство обращения" calcext:value-type="string">
            <text:p>currency ['kAr(q)nsI] - валюта, деньги, средство обращения</text:p>
          </table:table-cell>
        </table:table-row>
        <table:table-row table:style-name="ro2">
          <table:table-cell office:value-type="string" calcext:value-type="string">
            <text:p><text:span text:style-name="T1">customs union </text:span><text:span text:style-name="T2">[</text:span><text:span text:style-name="T3">'kAstqmz 'jHnjqn</text:span><text:span text:style-name="T4">]</text:span></text:p>
          </table:table-cell>
          <table:table-cell office:value-type="string" calcext:value-type="string">
            <text:p>таможенный союз</text:p>
          </table:table-cell>
          <table:table-cell table:formula="of:=[.A106]&amp;&quot; - &quot;&amp;[.B106]" office:value-type="string" office:string-value="customs union ['kAstqmz 'jHnjqn] - таможенный союз" calcext:value-type="string">
            <text:p>customs union ['kAstqmz 'jHnjqn] - таможенный союз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107]&amp;&quot; - &quot;&amp;[.B107]" office:value-type="string" office:string-value=" - " calcext:value-type="string">
            <text:p><text:s/>- </text:p>
          </table:table-cell>
        </table:table-row>
        <table:table-row table:style-name="ro2">
          <table:table-cell office:value-type="string" calcext:value-type="string">
            <text:p><text:span text:style-name="T1">de facto </text:span><text:span text:style-name="T2">[</text:span><text:span text:style-name="T3">'dJ'fxktOu</text:span><text:span text:style-name="T4">]</text:span></text:p>
          </table:table-cell>
          <table:table-cell office:value-type="string" calcext:value-type="string">
            <text:p>де-факто, на деле, фактически, в действительности</text:p>
          </table:table-cell>
          <table:table-cell table:formula="of:=[.A108]&amp;&quot; - &quot;&amp;[.B108]" office:value-type="string" office:string-value="de facto ['dJ'fxktOu] - де-факто, на деле, фактически, в действительности" calcext:value-type="string">
            <text:p>de facto ['dJ'fxktOu] - де-факто, на деле, фактически, в действительности</text:p>
          </table:table-cell>
        </table:table-row>
        <table:table-row table:style-name="ro6">
          <table:table-cell office:value-type="string" calcext:value-type="string">
            <text:p><text:span text:style-name="T1">defensive </text:span><text:span text:style-name="T2">[</text:span><text:span text:style-name="T3">dI'fensIv</text:span><text:span text:style-name="T4">]</text:span></text:p>
          </table:table-cell>
          <table:table-cell office:value-type="string" calcext:value-type="string">
            <text:p>защитный, оборонительный, оборонный, защищающий, направленный на защиту, защитительный</text:p>
          </table:table-cell>
          <table:table-cell table:formula="of:=[.A109]&amp;&quot; - &quot;&amp;[.B109]" office:value-type="string" office:string-value="defensive [dI'fensIv] - защитный, оборонительный, оборонный, защищающий, направленный на защиту, защитительный" calcext:value-type="string">
            <text:p>defensive [dI'fensIv] - защитный, оборонительный, оборонный, защищающий, направленный на защиту, защитительный</text:p>
          </table:table-cell>
        </table:table-row>
        <table:table-row table:style-name="ro5">
          <table:table-cell office:value-type="string" calcext:value-type="string">
            <text:p><text:span text:style-name="T1">delay </text:span><text:span text:style-name="T2">[</text:span><text:span text:style-name="T3">dI'leI</text:span><text:span text:style-name="T4">]</text:span></text:p>
          </table:table-cell>
          <table:table-cell office:value-type="string" calcext:value-type="string">
            <text:p>задержка, опоздание, промедление, отсрочка, простой</text:p>
          </table:table-cell>
          <table:table-cell table:formula="of:=[.A110]&amp;&quot; - &quot;&amp;[.B110]" office:value-type="string" office:string-value="delay [dI'leI] - задержка, опоздание, промедление, отсрочка, простой" calcext:value-type="string">
            <text:p>delay [dI'leI] - задержка, опоздание, промедление, отсрочка, простой</text:p>
          </table:table-cell>
        </table:table-row>
        <table:table-row table:style-name="ro5">
          <table:table-cell office:value-type="string" calcext:value-type="string">
            <text:p><text:span text:style-name="T1">to deny </text:span><text:span text:style-name="T2">[</text:span><text:span text:style-name="T3">tu dI'naI</text:span><text:span text:style-name="T4">]</text:span></text:p>
          </table:table-cell>
          <table:table-cell office:value-type="string" calcext:value-type="string">
            <text:p>1) отрицать, опровергать; 2) лишать, отказывать(ся) предоставить что-л.</text:p>
          </table:table-cell>
          <table:table-cell table:formula="of:=[.A111]&amp;&quot; - &quot;&amp;[.B111]" office:value-type="string" office:string-value="to deny [tu dI'naI] - 1) отрицать, опровергать; 2) лишать, отказывать(ся) предоставить что-л." calcext:value-type="string">
            <text:p>to deny [tu dI'naI] - 1) отрицать, опровергать; 2) лишать, отказывать(ся) предоставить что-л.</text:p>
          </table:table-cell>
        </table:table-row>
        <table:table-row table:style-name="ro5">
          <table:table-cell office:value-type="string" calcext:value-type="string">
            <text:p><text:span text:style-name="T1">to deposit </text:span><text:span text:style-name="T2">[</text:span><text:span text:style-name="T3">tu dI'pOzIt</text:span><text:span text:style-name="T4">]</text:span></text:p>
          </table:table-cell>
          <table:table-cell office:value-type="string" calcext:value-type="string">
            <text:p>1) вносить, класть в банк, депонировать, сдавать на хранение; 2) давать задаток</text:p>
          </table:table-cell>
          <table:table-cell table:formula="of:=[.A112]&amp;&quot; - &quot;&amp;[.B112]" office:value-type="string" office:string-value="to deposit [tu dI'pOzIt] - 1) вносить, класть в банк, депонировать, сдавать на хранение; 2) давать задаток" calcext:value-type="string">
            <text:p>to deposit [tu dI'pOzIt] - 1) вносить, класть в банк, депонировать, сдавать на хранение; 2) давать задаток</text:p>
          </table:table-cell>
        </table:table-row>
        <table:table-row table:style-name="ro7">
          <table:table-cell office:value-type="string" calcext:value-type="string">
            <text:p><text:span text:style-name="T1">depreciation </text:span><text:span text:style-name="T2">[</text:span><text:span text:style-name="T3">dI"prJSI'eIS(q)n</text:span><text:span text:style-name="T4">]</text:span></text:p>
          </table:table-cell>
          <table:table-cell office:value-type="string" calcext:value-type="string">
            <text:p>амортизация (постепенное списание стоимости актива в расходы тех отчетных периодов, в которых ожидается получение выгод от использования этого актива)</text:p>
          </table:table-cell>
          <table:table-cell table:formula="of:=[.A113]&amp;&quot; - &quot;&amp;[.B113]" office:value-type="string" office:string-value="depreciation [dI&quot;prJSI'eIS(q)n] - амортизация (постепенное списание стоимости актива в расходы тех отчетных периодов, в которых ожидается получение выгод от использования этого актива)" calcext:value-type="string">
            <text:p>depreciation [dI"prJSI'eIS(q)n] - амортизация (постепенное списание стоимости актива в расходы тех отчетных периодов, в которых ожидается получение выгод от использования этого актива)</text:p>
          </table:table-cell>
        </table:table-row>
        <table:table-row table:style-name="ro2">
          <table:table-cell office:value-type="string" calcext:value-type="string">
            <text:p><text:span text:style-name="T1">to derive </text:span><text:span text:style-name="T2">[</text:span><text:span text:style-name="T3">tu dI'raIv</text:span><text:span text:style-name="T4">]</text:span></text:p>
          </table:table-cell>
          <table:table-cell office:value-type="string" calcext:value-type="string">
            <text:p>происходить, получать, извлекать (from)</text:p>
          </table:table-cell>
          <table:table-cell table:formula="of:=[.A114]&amp;&quot; - &quot;&amp;[.B114]" office:value-type="string" office:string-value="to derive [tu dI'raIv] - происходить, получать, извлекать (from)" calcext:value-type="string">
            <text:p>to derive [tu dI'raIv] - происходить, получать, извлекать (from)</text:p>
          </table:table-cell>
        </table:table-row>
        <table:table-row table:style-name="ro5">
          <table:table-cell office:value-type="string" calcext:value-type="string">
            <text:p><text:span text:style-name="T1">derogation </text:span><text:span text:style-name="T2">[</text:span><text:span text:style-name="T3">"derOu'geIS(q)n</text:span><text:span text:style-name="T4">]</text:span></text:p>
          </table:table-cell>
          <table:table-cell office:value-type="string" calcext:value-type="string">
            <text:p>1) частичная отмена (закона); 2) умаление (прав, свобод)</text:p>
          </table:table-cell>
          <table:table-cell table:formula="of:=[.A115]&amp;&quot; - &quot;&amp;[.B115]" office:value-type="string" office:string-value="derogation [&quot;derOu'geIS(q)n] - 1) частичная отмена (закона); 2) умаление (прав, свобод)" calcext:value-type="string">
            <text:p>derogation ["derOu'geIS(q)n] - 1) частичная отмена (закона); 2) умаление (прав, свобод)</text:p>
          </table:table-cell>
        </table:table-row>
        <table:table-row table:style-name="ro5">
          <table:table-cell office:value-type="string" calcext:value-type="string">
            <text:p><text:span text:style-name="T1">to destroy </text:span><text:span text:style-name="T2">[</text:span><text:span text:style-name="T3">tu dIs'trOI</text:span><text:span text:style-name="T4">]</text:span></text:p>
          </table:table-cell>
          <table:table-cell office:value-type="string" calcext:value-type="string">
            <text:p>разрушать, рушить, сносить, ликвидировать, стирать с лица земли</text:p>
          </table:table-cell>
          <table:table-cell table:formula="of:=[.A116]&amp;&quot; - &quot;&amp;[.B116]" office:value-type="string" office:string-value="to destroy [tu dIs'trOI] - разрушать, рушить, сносить, ликвидировать, стирать с лица земли" calcext:value-type="string">
            <text:p>to destroy [tu dIs'trOI] - разрушать, рушить, сносить, ликвидировать, стирать с лица земли</text:p>
          </table:table-cell>
        </table:table-row>
        <table:table-row table:style-name="ro2">
          <table:table-cell office:value-type="string" calcext:value-type="string">
            <text:p><text:span text:style-name="T1">detractor </text:span><text:span text:style-name="T2">[</text:span><text:span text:style-name="T3">dI'trxktq</text:span><text:span text:style-name="T4">]</text:span></text:p>
          </table:table-cell>
          <table:table-cell office:value-type="string" calcext:value-type="string">
            <text:p>инсинуатор, клеветник, очернитель</text:p>
          </table:table-cell>
          <table:table-cell table:formula="of:=[.A117]&amp;&quot; - &quot;&amp;[.B117]" office:value-type="string" office:string-value="detractor [dI'trxktq] - инсинуатор, клеветник, очернитель" calcext:value-type="string">
            <text:p>detractor [dI'trxktq] - инсинуатор, клеветник, очернитель</text:p>
          </table:table-cell>
        </table:table-row>
        <table:table-row table:style-name="ro2">
          <table:table-cell office:value-type="string" calcext:value-type="string">
            <text:p><text:span text:style-name="T1">to the detriment of </text:span><text:span text:style-name="T2">[</text:span><text:span text:style-name="T3">tu Dq 'detrImqnt qv</text:span><text:span text:style-name="T4">]</text:span></text:p>
          </table:table-cell>
          <table:table-cell office:value-type="string" calcext:value-type="string">
            <text:p>в ущерб чему-л.</text:p>
          </table:table-cell>
          <table:table-cell table:formula="of:=[.A118]&amp;&quot; - &quot;&amp;[.B118]" office:value-type="string" office:string-value="to the detriment of [tu Dq 'detrImqnt qv] - в ущерб чему-л." calcext:value-type="string">
            <text:p>to the detriment of [tu Dq 'detrImqnt qv] - в ущерб чему-л.</text:p>
          </table:table-cell>
        </table:table-row>
        <table:table-row table:style-name="ro2">
          <table:table-cell office:value-type="string" calcext:value-type="string">
            <text:p><text:span text:style-name="T1">devastating </text:span><text:span text:style-name="T2">[</text:span><text:span text:style-name="T3">'devqsteItIN</text:span><text:span text:style-name="T4">]</text:span></text:p>
          </table:table-cell>
          <table:table-cell office:value-type="string" calcext:value-type="string">
            <text:p>опустошительный, разрушительный</text:p>
          </table:table-cell>
          <table:table-cell table:formula="of:=[.A119]&amp;&quot; - &quot;&amp;[.B119]" office:value-type="string" office:string-value="devastating ['devqsteItIN] - опустошительный, разрушительный" calcext:value-type="string">
            <text:p>devastating ['devqsteItIN] - опустошительный, разрушительный</text:p>
          </table:table-cell>
        </table:table-row>
        <table:table-row table:style-name="ro2">
          <table:table-cell office:value-type="string" calcext:value-type="string">
            <text:p><text:span text:style-name="T1">developing countries </text:span><text:span text:style-name="T2">[</text:span><text:span text:style-name="T3">dI'velqpIN 'kAntrIz</text:span><text:span text:style-name="T4">]</text:span></text:p>
          </table:table-cell>
          <table:table-cell office:value-type="string" calcext:value-type="string">
            <text:p>развивающиеся страны</text:p>
          </table:table-cell>
          <table:table-cell table:formula="of:=[.A120]&amp;&quot; - &quot;&amp;[.B120]" office:value-type="string" office:string-value="developing countries [dI'velqpIN 'kAntrIz] - развивающиеся страны" calcext:value-type="string">
            <text:p>developing countries [dI'velqpIN 'kAntrIz] - развивающиеся страны</text:p>
          </table:table-cell>
        </table:table-row>
        <table:table-row table:style-name="ro2">
          <table:table-cell office:value-type="string" calcext:value-type="string">
            <text:p><text:span text:style-name="T1">direct </text:span><text:span text:style-name="T2">[</text:span><text:span text:style-name="T3">dI'rekt</text:span><text:span text:style-name="T4">] </text:span><text:span text:style-name="T3">[daI'rekt]</text:span></text:p>
          </table:table-cell>
          <table:table-cell office:value-type="string" calcext:value-type="string">
            <text:p>прямой, непосредственный</text:p>
          </table:table-cell>
          <table:table-cell table:formula="of:=[.A121]&amp;&quot; - &quot;&amp;[.B121]" office:value-type="string" office:string-value="direct [dI'rekt] [daI'rekt] - прямой, непосредственный" calcext:value-type="string">
            <text:p>direct [dI'rekt] [daI'rekt] - прямой, непосредственный</text:p>
          </table:table-cell>
        </table:table-row>
        <table:table-row table:style-name="ro2">
          <table:table-cell office:value-type="string" calcext:value-type="string">
            <text:p><text:span text:style-name="T1">direct relationship </text:span><text:span text:style-name="T2">[</text:span><text:span text:style-name="T3">dI'rekt rI'leIS(q)nSIp</text:span><text:span text:style-name="T4">]</text:span></text:p>
          </table:table-cell>
          <table:table-cell office:value-type="string" calcext:value-type="string">
            <text:p>прямая связь</text:p>
          </table:table-cell>
          <table:table-cell table:formula="of:=[.A122]&amp;&quot; - &quot;&amp;[.B122]" office:value-type="string" office:string-value="direct relationship [dI'rekt rI'leIS(q)nSIp] - прямая связь" calcext:value-type="string">
            <text:p>direct relationship [dI'rekt rI'leIS(q)nSIp] - прямая связь</text:p>
          </table:table-cell>
        </table:table-row>
        <table:table-row table:style-name="ro2">
          <table:table-cell office:value-type="string" calcext:value-type="string">
            <text:p><text:span text:style-name="T1">disaster </text:span><text:span text:style-name="T2">[</text:span><text:span text:style-name="T3">dI'zRstq</text:span><text:span text:style-name="T4">]</text:span></text:p>
          </table:table-cell>
          <table:table-cell office:value-type="string" calcext:value-type="string">
            <text:p>бедствие, катастрофа</text:p>
          </table:table-cell>
          <table:table-cell table:formula="of:=[.A123]&amp;&quot; - &quot;&amp;[.B123]" office:value-type="string" office:string-value="disaster [dI'zRstq] - бедствие, катастрофа" calcext:value-type="string">
            <text:p>disaster [dI'zRstq] - бедствие, катастрофа</text:p>
          </table:table-cell>
        </table:table-row>
        <table:table-row table:style-name="ro2">
          <table:table-cell office:value-type="string" calcext:value-type="string">
            <text:p><text:span text:style-name="T1">discharge </text:span><text:span text:style-name="T2">[</text:span><text:span text:style-name="T3">dIs'tSRdZ</text:span><text:span text:style-name="T4">]</text:span></text:p>
          </table:table-cell>
          <table:table-cell office:value-type="string" calcext:value-type="string">
            <text:p>1) уплата, выплата; 2) выполнение, исполнение</text:p>
          </table:table-cell>
          <table:table-cell table:formula="of:=[.A124]&amp;&quot; - &quot;&amp;[.B124]" office:value-type="string" office:string-value="discharge [dIs'tSRdZ] - 1) уплата, выплата; 2) выполнение, исполнение" calcext:value-type="string">
            <text:p>discharge [dIs'tSRdZ] - 1) уплата, выплата; 2) выполнение, исполнение</text:p>
          </table:table-cell>
        </table:table-row>
        <table:table-row table:style-name="ro5">
          <table:table-cell office:value-type="string" calcext:value-type="string">
            <text:p><text:span text:style-name="T1">disclosure </text:span><text:span text:style-name="T2">[</text:span><text:span text:style-name="T3">dIs'klOuZq</text:span><text:span text:style-name="T4">]</text:span></text:p>
          </table:table-cell>
          <table:table-cell office:value-type="string" calcext:value-type="string">
            <text:p>раскрытие; выдача (сведений); сообщение, разглашение</text:p>
          </table:table-cell>
          <table:table-cell table:formula="of:=[.A125]&amp;&quot; - &quot;&amp;[.B125]" office:value-type="string" office:string-value="disclosure [dIs'klOuZq] - раскрытие; выдача (сведений); сообщение, разглашение" calcext:value-type="string">
            <text:p>disclosure [dIs'klOuZq] - раскрытие; выдача (сведений); сообщение, разглашение</text:p>
          </table:table-cell>
        </table:table-row>
        <table:table-row table:style-name="ro2">
          <table:table-cell office:value-type="string" calcext:value-type="string">
            <text:p><text:span text:style-name="T1">discrepancy </text:span><text:span text:style-name="T2">[</text:span><text:span text:style-name="T3">dIs'krep(q)nsI</text:span><text:span text:style-name="T4">]</text:span></text:p>
          </table:table-cell>
          <table:table-cell office:value-type="string" calcext:value-type="string">
            <text:p>расхождение, несоответствие, различие</text:p>
          </table:table-cell>
          <table:table-cell table:formula="of:=[.A126]&amp;&quot; - &quot;&amp;[.B126]" office:value-type="string" office:string-value="discrepancy [dIs'krep(q)nsI] - расхождение, несоответствие, различие" calcext:value-type="string">
            <text:p>discrepancy [dIs'krep(q)nsI] - расхождение, несоответствие, различие</text:p>
          </table:table-cell>
        </table:table-row>
        <table:table-row table:style-name="ro2">
          <table:table-cell office:value-type="string" calcext:value-type="string">
            <text:p><text:span text:style-name="T1">disparity </text:span><text:span text:style-name="T2">[</text:span><text:span text:style-name="T3">dIs'pxrItI</text:span><text:span text:style-name="T4">]</text:span></text:p>
          </table:table-cell>
          <table:table-cell office:value-type="string" calcext:value-type="string">
            <text:p>1) неравенство; 2) несоответствие, диспропорция</text:p>
          </table:table-cell>
          <table:table-cell table:formula="of:=[.A127]&amp;&quot; - &quot;&amp;[.B127]" office:value-type="string" office:string-value="disparity [dIs'pxrItI] - 1) неравенство; 2) несоответствие, диспропорция" calcext:value-type="string">
            <text:p>disparity [dIs'pxrItI] - 1) неравенство; 2) несоответствие, диспропорция</text:p>
          </table:table-cell>
        </table:table-row>
        <table:table-row table:style-name="ro6">
          <table:table-cell office:value-type="string" calcext:value-type="string">
            <text:p><text:span text:style-name="T1">dispute settlement </text:span><text:span text:style-name="T2">[</text:span><text:span text:style-name="T3">dIs'pjHt 'setlmqnt</text:span><text:span text:style-name="T4">]</text:span></text:p>
          </table:table-cell>
          <table:table-cell office:value-type="string" calcext:value-type="string">
            <text:p>урегулирование разногласий (разрешение конфликта двух сторон с противоположными целями, часто при помощи посредника)</text:p>
          </table:table-cell>
          <table:table-cell table:formula="of:=[.A128]&amp;&quot; - &quot;&amp;[.B128]" office:value-type="string" office:string-value="dispute settlement [dIs'pjHt 'setlmqnt] - урегулирование разногласий (разрешение конфликта двух сторон с противоположными целями, часто при помощи посредника)" calcext:value-type="string">
            <text:p>dispute settlement [dIs'pjHt 'setlmqnt] - урегулирование разногласий (разрешение конфликта двух сторон с противоположными целями, часто при помощи посредника)</text:p>
          </table:table-cell>
        </table:table-row>
        <table:table-row table:style-name="ro5">
          <table:table-cell office:value-type="string" calcext:value-type="string">
            <text:p><text:span text:style-name="T1">disruption </text:span><text:span text:style-name="T2">[</text:span><text:span text:style-name="T3">dIs'rApS(q)n</text:span><text:span text:style-name="T4">]</text:span></text:p>
          </table:table-cell>
          <table:table-cell office:value-type="string" calcext:value-type="string">
            <text:p>1) подрыв, срыв, крушение, крах; 2) отпадение, раскол</text:p>
          </table:table-cell>
          <table:table-cell table:formula="of:=[.A129]&amp;&quot; - &quot;&amp;[.B129]" office:value-type="string" office:string-value="disruption [dIs'rApS(q)n] - 1) подрыв, срыв, крушение, крах; 2) отпадение, раскол" calcext:value-type="string">
            <text:p>disruption [dIs'rApS(q)n] - 1) подрыв, срыв, крушение, крах; 2) отпадение, раскол</text:p>
          </table:table-cell>
        </table:table-row>
        <table:table-row table:style-name="ro5">
          <table:table-cell office:value-type="string" calcext:value-type="string">
            <text:p><text:span text:style-name="T1">to distribute </text:span><text:span text:style-name="T2">[</text:span><text:span text:style-name="T3">tu dIs'trIbju(:)t</text:span><text:span text:style-name="T4">]</text:span></text:p>
          </table:table-cell>
          <table:table-cell office:value-type="string" calcext:value-type="string">
            <text:p>1) распределять, раздавать 2) размещать </text:p>
            <text:p>3) классифицировать 4) рассылать, распространять</text:p>
          </table:table-cell>
          <table:table-cell table:formula="of:=[.A130]&amp;&quot; - &quot;&amp;[.B130]" office:value-type="string" office:string-value="to distribute [tu dIs'trIbju(:)t] - 1) распределять, раздавать 2) размещать &#10;3) классифицировать 4) рассылать, распространять" calcext:value-type="string">
            <text:p>to distribute [tu dIs'trIbju(:)t] - 1) распределять, раздавать 2) размещать </text:p>
            <text:p>3) классифицировать 4) рассылать, распространять</text:p>
          </table:table-cell>
        </table:table-row>
        <table:table-row table:style-name="ro5">
          <table:table-cell office:value-type="string" calcext:value-type="string">
            <text:p><text:span text:style-name="T1">distribution </text:span><text:span text:style-name="T2">[</text:span><text:span text:style-name="T3">"dIstrI'bjHS(q)n</text:span><text:span text:style-name="T4">]</text:span></text:p>
          </table:table-cell>
          <table:table-cell office:value-type="string" calcext:value-type="string">
            <text:p>1) раздача, распределение; рассылка; 2) распределение, распространение </text:p>
          </table:table-cell>
          <table:table-cell table:formula="of:=[.A131]&amp;&quot; - &quot;&amp;[.B131]" office:value-type="string" office:string-value="distribution [&quot;dIstrI'bjHS(q)n] - 1) раздача, распределение; рассылка; 2) распределение, распространение " calcext:value-type="string">
            <text:p>distribution ["dIstrI'bjHS(q)n] - 1) раздача, распределение; рассылка; 2) распределение, распространение </text:p>
          </table:table-cell>
        </table:table-row>
        <table:table-row table:style-name="ro5">
          <table:table-cell office:value-type="string" calcext:value-type="string">
            <text:p><text:span text:style-name="T1">diverse </text:span><text:span text:style-name="T2">[</text:span><text:span text:style-name="T3">daI'vWs</text:span><text:span text:style-name="T4">]</text:span></text:p>
          </table:table-cell>
          <table:table-cell office:value-type="string" calcext:value-type="string">
            <text:p>многообразный, различный, разнообразный, разный; разнотипный</text:p>
          </table:table-cell>
          <table:table-cell table:formula="of:=[.A132]&amp;&quot; - &quot;&amp;[.B132]" office:value-type="string" office:string-value="diverse [daI'vWs] - многообразный, различный, разнообразный, разный; разнотипный" calcext:value-type="string">
            <text:p>diverse [daI'vWs] - многообразный, различный, разнообразный, разный; разнотипный</text:p>
          </table:table-cell>
        </table:table-row>
        <table:table-row table:style-name="ro7">
          <table:table-cell office:value-type="string" calcext:value-type="string">
            <text:p><text:span text:style-name="T1">dividend </text:span><text:span text:style-name="T2">[</text:span><text:span text:style-name="T3">'dIvIdend</text:span><text:span text:style-name="T4">]</text:span></text:p>
          </table:table-cell>
          <table:table-cell office:value-type="string" calcext:value-type="string">
            <text:p>дивиденд (часть прибыли компании, которая распределяется среди акционеров; может распределяться в форме дополнительных денежных средств или акций)</text:p>
          </table:table-cell>
          <table:table-cell table:formula="of:=[.A133]&amp;&quot; - &quot;&amp;[.B133]" office:value-type="string" office:string-value="dividend ['dIvIdend] - дивиденд (часть прибыли компании, которая распределяется среди акционеров; может распределяться в форме дополнительных денежных средств или акций)" calcext:value-type="string">
            <text:p>dividend ['dIvIdend] - дивиденд (часть прибыли компании, которая распределяется среди акционеров; может распределяться в форме дополнительных денежных средств или акций)</text:p>
          </table:table-cell>
        </table:table-row>
        <table:table-row table:style-name="ro2">
          <table:table-cell office:value-type="string" calcext:value-type="string">
            <text:p><text:span text:style-name="T1">domestic currency </text:span><text:span text:style-name="T2">[</text:span><text:span text:style-name="T3">dOu'mestIk 'kAr(q)nsI</text:span><text:span text:style-name="T4">]</text:span></text:p>
          </table:table-cell>
          <table:table-cell office:value-type="string" calcext:value-type="string">
            <text:p>местная (национальная, отечественная) валюта</text:p>
          </table:table-cell>
          <table:table-cell table:formula="of:=[.A134]&amp;&quot; - &quot;&amp;[.B134]" office:value-type="string" office:string-value="domestic currency [dOu'mestIk 'kAr(q)nsI] - местная (национальная, отечественная) валюта" calcext:value-type="string">
            <text:p>domestic currency [dOu'mestIk 'kAr(q)nsI] - местная (национальная, отечественная) валюта</text:p>
          </table:table-cell>
        </table:table-row>
        <table:table-row table:style-name="ro2">
          <table:table-cell office:value-type="string" calcext:value-type="string">
            <text:p><text:span text:style-name="T1">to drain </text:span><text:span text:style-name="T2">[</text:span><text:span text:style-name="T3">tu dreIn</text:span><text:span text:style-name="T4">]</text:span></text:p>
          </table:table-cell>
          <table:table-cell office:value-type="string" calcext:value-type="string">
            <text:p>истощать, опустошать, выкачивать</text:p>
          </table:table-cell>
          <table:table-cell table:formula="of:=[.A135]&amp;&quot; - &quot;&amp;[.B135]" office:value-type="string" office:string-value="to drain [tu dreIn] - истощать, опустошать, выкачивать" calcext:value-type="string">
            <text:p>to drain [tu dreIn] - истощать, опустошать, выкачивать</text:p>
          </table:table-cell>
        </table:table-row>
        <table:table-row table:style-name="ro2">
          <table:table-cell office:value-type="string" calcext:value-type="string">
            <text:p><text:span text:style-name="T1">drastically </text:span><text:span text:style-name="T2">[</text:span><text:span text:style-name="T3">'drxstIkqlI</text:span><text:span text:style-name="T4">]</text:span></text:p>
          </table:table-cell>
          <table:table-cell office:value-type="string" calcext:value-type="string">
            <text:p>решительно, радикально</text:p>
          </table:table-cell>
          <table:table-cell table:formula="of:=[.A136]&amp;&quot; - &quot;&amp;[.B136]" office:value-type="string" office:string-value="drastically ['drxstIkqlI] - решительно, радикально" calcext:value-type="string">
            <text:p>drastically ['drxstIkqlI] - решительно, радикально</text:p>
          </table:table-cell>
        </table:table-row>
        <table:table-row table:style-name="ro7">
          <table:table-cell office:value-type="string" calcext:value-type="string">
            <text:p><text:span text:style-name="T1">drawings </text:span><text:span text:style-name="T2">[</text:span><text:span text:style-name="T3">'drLINz</text:span><text:span text:style-name="T4">]</text:span></text:p>
          </table:table-cell>
          <table:table-cell office:value-type="string" calcext:value-type="string">
            <text:p>изъятия (выплаты из чистой прибыли индивидуальному предпринимателю или участнику партнерства, аналогичные дивидендам в акционерной компании)</text:p>
          </table:table-cell>
          <table:table-cell table:formula="of:=[.A137]&amp;&quot; - &quot;&amp;[.B137]" office:value-type="string" office:string-value="drawings ['drLINz] - изъятия (выплаты из чистой прибыли индивидуальному предпринимателю или участнику партнерства, аналогичные дивидендам в акционерной компании)" calcext:value-type="string">
            <text:p>drawings ['drLINz] - изъятия (выплаты из чистой прибыли индивидуальному предпринимателю или участнику партнерства, аналогичные дивидендам в акционерной компании)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138]&amp;&quot; - &quot;&amp;[.B138]" office:value-type="string" office:string-value=" - " calcext:value-type="string">
            <text:p><text:s/>- </text:p>
          </table:table-cell>
        </table:table-row>
        <table:table-row table:style-name="ro2">
          <table:table-cell office:value-type="string" calcext:value-type="string">
            <text:p><text:span text:style-name="T1">to earn </text:span><text:span text:style-name="T2">[</text:span><text:span text:style-name="T3">tu Wn</text:span><text:span text:style-name="T4">]</text:span></text:p>
          </table:table-cell>
          <table:table-cell office:value-type="string" calcext:value-type="string">
            <text:p>1) зарабатывать; 2) заслуживать</text:p>
          </table:table-cell>
          <table:table-cell table:formula="of:=[.A139]&amp;&quot; - &quot;&amp;[.B139]" office:value-type="string" office:string-value="to earn [tu Wn] - 1) зарабатывать; 2) заслуживать" calcext:value-type="string">
            <text:p>to earn [tu Wn] - 1) зарабатывать; 2) заслуживать</text:p>
          </table:table-cell>
        </table:table-row>
        <table:table-row table:style-name="ro2">
          <table:table-cell office:value-type="string" calcext:value-type="string">
            <text:p><text:span text:style-name="T1">economic activity </text:span><text:span text:style-name="T2">[</text:span><text:span text:style-name="T3">"Jkq'nOmIk xk'tIvItI</text:span><text:span text:style-name="T4">]</text:span></text:p>
          </table:table-cell>
          <table:table-cell office:value-type="string" calcext:value-type="string">
            <text:p>деловая активность</text:p>
          </table:table-cell>
          <table:table-cell table:formula="of:=[.A140]&amp;&quot; - &quot;&amp;[.B140]" office:value-type="string" office:string-value="economic activity [&quot;Jkq'nOmIk xk'tIvItI] - деловая активность" calcext:value-type="string">
            <text:p>economic activity ["Jkq'nOmIk xk'tIvItI] - деловая активность</text:p>
          </table:table-cell>
        </table:table-row>
        <table:table-row table:style-name="ro4">
          <table:table-cell table:style-name="ce3" office:value-type="string" calcext:value-type="string">
            <text:p>economic development</text:p>
            <text:p><text:span text:style-name="T2">[</text:span><text:span text:style-name="T3">"Jkq'nOmIk dI'velqpmqnt</text:span><text:span text:style-name="T4">]</text:span></text:p>
          </table:table-cell>
          <table:table-cell office:value-type="string" calcext:value-type="string">
            <text:p>экономическое развитие</text:p>
          </table:table-cell>
          <table:table-cell table:formula="of:=[.A141]&amp;&quot; - &quot;&amp;[.B141]" office:value-type="string" office:string-value="economic development&#10;[&quot;Jkq'nOmIk dI'velqpmqnt] - экономическое развитие" calcext:value-type="string">
            <text:p>economic development</text:p>
            <text:p>["Jkq'nOmIk dI'velqpmqnt] - экономическое развитие</text:p>
          </table:table-cell>
        </table:table-row>
        <table:table-row table:style-name="ro4">
          <table:table-cell table:style-name="ce3" office:value-type="string" calcext:value-type="string">
            <text:p>economic sanctions </text:p>
            <text:p><text:span text:style-name="T2">[</text:span><text:span text:style-name="T3">"Jkq'nOmIk 'sxNkS(q)nz</text:span><text:span text:style-name="T4">]</text:span></text:p>
          </table:table-cell>
          <table:table-cell office:value-type="string" calcext:value-type="string">
            <text:p>экономические санкции</text:p>
          </table:table-cell>
          <table:table-cell table:formula="of:=[.A142]&amp;&quot; - &quot;&amp;[.B142]" office:value-type="string" office:string-value="economic sanctions &#10;[&quot;Jkq'nOmIk 'sxNkS(q)nz] - экономические санкции" calcext:value-type="string">
            <text:p>economic sanctions </text:p>
            <text:p>["Jkq'nOmIk 'sxNkS(q)nz] - экономические санкции</text:p>
          </table:table-cell>
        </table:table-row>
        <table:table-row table:style-name="ro5">
          <table:table-cell office:value-type="string" calcext:value-type="string">
            <text:p><text:span text:style-name="T1">economics </text:span><text:span text:style-name="T2">[</text:span><text:span text:style-name="T3">"Jkq'nOmIks</text:span><text:span text:style-name="T4">]</text:span></text:p>
          </table:table-cell>
          <table:table-cell office:value-type="string" calcext:value-type="string">
            <text:p>экономика, народное хозяйство, экономическая наука, политическая экономия, хозяйственная жизнь</text:p>
          </table:table-cell>
          <table:table-cell table:formula="of:=[.A143]&amp;&quot; - &quot;&amp;[.B143]" office:value-type="string" office:string-value="economics [&quot;Jkq'nOmIks] - экономика, народное хозяйство, экономическая наука, политическая экономия, хозяйственная жизнь" calcext:value-type="string">
            <text:p>economics ["Jkq'nOmIks] - экономика, народное хозяйство, экономическая наука, политическая экономия, хозяйственная жизнь</text:p>
          </table:table-cell>
        </table:table-row>
        <table:table-row table:style-name="ro2">
          <table:table-cell office:value-type="string" calcext:value-type="string">
            <text:p><text:span text:style-name="T1">in effect </text:span><text:span text:style-name="T2">[</text:span><text:span text:style-name="T3">In I'fekt</text:span><text:span text:style-name="T4">]</text:span></text:p>
          </table:table-cell>
          <table:table-cell table:style-name="ce10" office:value-type="string" calcext:value-type="string">
            <text:p>в действительности, в сущности, на самом деле</text:p>
          </table:table-cell>
          <table:table-cell table:formula="of:=[.A144]&amp;&quot; - &quot;&amp;[.B144]" office:value-type="string" office:string-value="in effect [In I'fekt] - в действительности, в сущности, на самом деле" calcext:value-type="string">
            <text:p>in effect [In I'fekt] - в действительности, в сущности, на самом деле</text:p>
          </table:table-cell>
        </table:table-row>
        <table:table-row table:style-name="ro2">
          <table:table-cell office:value-type="string" calcext:value-type="string">
            <text:p><text:span text:style-name="T1">effort </text:span><text:span text:style-name="T2">[</text:span><text:span text:style-name="T3">'efqt</text:span><text:span text:style-name="T4">]</text:span></text:p>
          </table:table-cell>
          <table:table-cell office:value-type="string" calcext:value-type="string">
            <text:p>усилие, напряжение, попытка</text:p>
          </table:table-cell>
          <table:table-cell table:formula="of:=[.A145]&amp;&quot; - &quot;&amp;[.B145]" office:value-type="string" office:string-value="effort ['efqt] - усилие, напряжение, попытка" calcext:value-type="string">
            <text:p>effort ['efqt] - усилие, напряжение, попытка</text:p>
          </table:table-cell>
        </table:table-row>
        <table:table-row table:style-name="ro2">
          <table:table-cell office:value-type="string" calcext:value-type="string">
            <text:p><text:span text:style-name="T1">egalitarian </text:span><text:span text:style-name="T2">[</text:span><text:span text:style-name="T3">I"gxlI'tFqrIqn</text:span><text:span text:style-name="T4">]</text:span></text:p>
          </table:table-cell>
          <table:table-cell office:value-type="string" calcext:value-type="string">
            <text:p>поборник равноправия, эгалитарист</text:p>
          </table:table-cell>
          <table:table-cell table:formula="of:=[.A146]&amp;&quot; - &quot;&amp;[.B146]" office:value-type="string" office:string-value="egalitarian [I&quot;gxlI'tFqrIqn] - поборник равноправия, эгалитарист" calcext:value-type="string">
            <text:p>egalitarian [I"gxlI'tFqrIqn] - поборник равноправия, эгалитарист</text:p>
          </table:table-cell>
        </table:table-row>
        <table:table-row table:style-name="ro2">
          <table:table-cell office:value-type="string" calcext:value-type="string">
            <text:p><text:span text:style-name="T1">electoral rights </text:span><text:span text:style-name="T2">[</text:span><text:span text:style-name="T3">I'lekt(q)r(q)l raIts</text:span><text:span text:style-name="T4">]</text:span></text:p>
          </table:table-cell>
          <table:table-cell office:value-type="string" calcext:value-type="string">
            <text:p>избирательные права</text:p>
          </table:table-cell>
          <table:table-cell table:formula="of:=[.A147]&amp;&quot; - &quot;&amp;[.B147]" office:value-type="string" office:string-value="electoral rights [I'lekt(q)r(q)l raIts] - избирательные права" calcext:value-type="string">
            <text:p>electoral rights [I'lekt(q)r(q)l raIts] - избирательные права</text:p>
          </table:table-cell>
        </table:table-row>
        <table:table-row table:style-name="ro2">
          <table:table-cell office:value-type="string" calcext:value-type="string">
            <text:p><text:span text:style-name="T1">embargo </text:span><text:span text:style-name="T2">[</text:span><text:span text:style-name="T3">em'bRgOu</text:span><text:span text:style-name="T4">]</text:span></text:p>
          </table:table-cell>
          <table:table-cell office:value-type="string" calcext:value-type="string">
            <text:p>эмбарго, запрещение, запрет</text:p>
          </table:table-cell>
          <table:table-cell table:formula="of:=[.A148]&amp;&quot; - &quot;&amp;[.B148]" office:value-type="string" office:string-value="embargo [em'bRgOu] - эмбарго, запрещение, запрет" calcext:value-type="string">
            <text:p>embargo [em'bRgOu] - эмбарго, запрещение, запрет</text:p>
          </table:table-cell>
        </table:table-row>
        <table:table-row table:style-name="ro6">
          <table:table-cell office:value-type="string" calcext:value-type="string">
            <text:p><text:span text:style-name="T1">to embody </text:span><text:span text:style-name="T2">[</text:span><text:span text:style-name="T3">tu Im'bOdI</text:span><text:span text:style-name="T4">]</text:span></text:p>
          </table:table-cell>
          <table:table-cell office:value-type="string" calcext:value-type="string">
            <text:p>1) воплощать в жизнь, олицетворять, заключать в себе, содержать; 2) объединяться, сливаться (в акционерное общество)</text:p>
          </table:table-cell>
          <table:table-cell table:formula="of:=[.A149]&amp;&quot; - &quot;&amp;[.B149]" office:value-type="string" office:string-value="to embody [tu Im'bOdI] - 1) воплощать в жизнь, олицетворять, заключать в себе, содержать; 2) объединяться, сливаться (в акционерное общество)" calcext:value-type="string">
            <text:p>to embody [tu Im'bOdI] - 1) воплощать в жизнь, олицетворять, заключать в себе, содержать; 2) объединяться, сливаться (в акционерное общество)</text:p>
          </table:table-cell>
        </table:table-row>
        <table:table-row table:style-name="ro2">
          <table:table-cell office:value-type="string" calcext:value-type="string">
            <text:p><text:span text:style-name="T1">emergence </text:span><text:span text:style-name="T2">[</text:span><text:span text:style-name="T3">I'mWdZ(q)ns</text:span><text:span text:style-name="T4">]</text:span></text:p>
          </table:table-cell>
          <table:table-cell office:value-type="string" calcext:value-type="string">
            <text:p>появление, выход</text:p>
          </table:table-cell>
          <table:table-cell table:formula="of:=[.A150]&amp;&quot; - &quot;&amp;[.B150]" office:value-type="string" office:string-value="emergence [I'mWdZ(q)ns] - появление, выход" calcext:value-type="string">
            <text:p>emergence [I'mWdZ(q)ns] - появление, выход</text:p>
          </table:table-cell>
        </table:table-row>
        <table:table-row table:style-name="ro2">
          <table:table-cell office:value-type="string" calcext:value-type="string">
            <text:p><text:span text:style-name="T1">employer </text:span><text:span text:style-name="T2">[</text:span><text:span text:style-name="T3">Im'plOIq</text:span><text:span text:style-name="T4">]</text:span></text:p>
          </table:table-cell>
          <table:table-cell office:value-type="string" calcext:value-type="string">
            <text:p>предприниматель, наниматель, работодатель</text:p>
          </table:table-cell>
          <table:table-cell table:formula="of:=[.A151]&amp;&quot; - &quot;&amp;[.B151]" office:value-type="string" office:string-value="employer [Im'plOIq] - предприниматель, наниматель, работодатель" calcext:value-type="string">
            <text:p>employer [Im'plOIq] - предприниматель, наниматель, работодатель</text:p>
          </table:table-cell>
        </table:table-row>
        <table:table-row table:style-name="ro2">
          <table:table-cell office:value-type="string" calcext:value-type="string">
            <text:p><text:span text:style-name="T1">to encourage </text:span><text:span text:style-name="T2">[</text:span><text:span text:style-name="T3">tu In'kArIdZ</text:span><text:span text:style-name="T4">]</text:span></text:p>
          </table:table-cell>
          <table:table-cell office:value-type="string" calcext:value-type="string">
            <text:p>поощрять, содействовать</text:p>
          </table:table-cell>
          <table:table-cell table:formula="of:=[.A152]&amp;&quot; - &quot;&amp;[.B152]" office:value-type="string" office:string-value="to encourage [tu In'kArIdZ] - поощрять, содействовать" calcext:value-type="string">
            <text:p>to encourage [tu In'kArIdZ] - поощрять, содействовать</text:p>
          </table:table-cell>
        </table:table-row>
        <table:table-row table:style-name="ro6">
          <table:table-cell office:value-type="string" calcext:value-type="string">
            <text:p><text:span text:style-name="T1">to enforce </text:span><text:span text:style-name="T2">[</text:span><text:span text:style-name="T3">In'fLs</text:span><text:span text:style-name="T4">]</text:span></text:p>
          </table:table-cell>
          <table:table-cell office:value-type="string" calcext:value-type="string">
            <text:p>1) принуждать, заставлять, взыскивать, настаивать; 2) вводить в действие (закон и т. п.), приводить в исполнение</text:p>
          </table:table-cell>
          <table:table-cell table:formula="of:=[.A153]&amp;&quot; - &quot;&amp;[.B153]" office:value-type="string" office:string-value="to enforce [In'fLs] - 1) принуждать, заставлять, взыскивать, настаивать; 2) вводить в действие (закон и т. п.), приводить в исполнение" calcext:value-type="string">
            <text:p>to enforce [In'fLs] - 1) принуждать, заставлять, взыскивать, настаивать; 2) вводить в действие (закон и т. п.), приводить в исполнение</text:p>
          </table:table-cell>
        </table:table-row>
        <table:table-row table:style-name="ro6">
          <table:table-cell office:value-type="string" calcext:value-type="string">
            <text:p><text:span text:style-name="T1">enforceable </text:span><text:span text:style-name="T2">[</text:span><text:span text:style-name="T3">In'fLsqbl</text:span><text:span text:style-name="T4">]</text:span></text:p>
          </table:table-cell>
          <table:table-cell office:value-type="string" calcext:value-type="string">
            <text:p>1) имеющий исковую силу; 2) могущий быть принудительно осуществлённым в судебном порядке; 3) обеспеченный правовой санкцией</text:p>
          </table:table-cell>
          <table:table-cell table:formula="of:=[.A154]&amp;&quot; - &quot;&amp;[.B154]" office:value-type="string" office:string-value="enforceable [In'fLsqbl] - 1) имеющий исковую силу; 2) могущий быть принудительно осуществлённым в судебном порядке; 3) обеспеченный правовой санкцией" calcext:value-type="string">
            <text:p>enforceable [In'fLsqbl] - 1) имеющий исковую силу; 2) могущий быть принудительно осуществлённым в судебном порядке; 3) обеспеченный правовой санкцией</text:p>
          </table:table-cell>
        </table:table-row>
        <table:table-row table:style-name="ro2">
          <table:table-cell office:value-type="string" calcext:value-type="string">
            <text:p><text:span text:style-name="T1">enforcement </text:span><text:span text:style-name="T2">[</text:span><text:span text:style-name="T3">In'fLsmqnt</text:span><text:span text:style-name="T4">]</text:span></text:p>
          </table:table-cell>
          <table:table-cell office:value-type="string" calcext:value-type="string">
            <text:p>принуждение, взыскание, давление</text:p>
          </table:table-cell>
          <table:table-cell table:formula="of:=[.A155]&amp;&quot; - &quot;&amp;[.B155]" office:value-type="string" office:string-value="enforcement [In'fLsmqnt] - принуждение, взыскание, давление" calcext:value-type="string">
            <text:p>enforcement [In'fLsmqnt] - принуждение, взыскание, давление</text:p>
          </table:table-cell>
        </table:table-row>
        <table:table-row table:style-name="ro6">
          <table:table-cell office:value-type="string" calcext:value-type="string">
            <text:p><text:span text:style-name="T1">to engage </text:span><text:span text:style-name="T2">[</text:span><text:span text:style-name="T3">tu In'geIdZ</text:span><text:span text:style-name="T4">]</text:span></text:p>
          </table:table-cell>
          <table:table-cell office:value-type="string" calcext:value-type="string">
            <text:p>1) нанимать (проводника, адвоката, прислугу); </text:p>
            <text:p>2) заниматься чем-л. (in/on/with); 3) обязываться (oneself)</text:p>
          </table:table-cell>
          <table:table-cell table:formula="of:=[.A156]&amp;&quot; - &quot;&amp;[.B156]" office:value-type="string" office:string-value="to engage [tu In'geIdZ] - 1) нанимать (проводника, адвоката, прислугу); &#10;2) заниматься чем-л. (in/on/with); 3) обязываться (oneself)" calcext:value-type="string">
            <text:p>to engage [tu In'geIdZ] - 1) нанимать (проводника, адвоката, прислугу); </text:p>
            <text:p>2) заниматься чем-л. (in/on/with); 3) обязываться (oneself)</text:p>
          </table:table-cell>
        </table:table-row>
        <table:table-row table:style-name="ro5">
          <table:table-cell office:value-type="string" calcext:value-type="string">
            <text:p><text:span text:style-name="T1">to enhance </text:span><text:span text:style-name="T2">[</text:span><text:span text:style-name="T3">tu In'hRns</text:span><text:span text:style-name="T4">]</text:span></text:p>
          </table:table-cell>
          <table:table-cell office:value-type="string" calcext:value-type="string">
            <text:p>повышать (цену, качество, авторитет, значение), увеличивать, усиливать, усугублять</text:p>
          </table:table-cell>
          <table:table-cell table:formula="of:=[.A157]&amp;&quot; - &quot;&amp;[.B157]" office:value-type="string" office:string-value="to enhance [tu In'hRns] - повышать (цену, качество, авторитет, значение), увеличивать, усиливать, усугублять" calcext:value-type="string">
            <text:p>to enhance [tu In'hRns] - повышать (цену, качество, авторитет, значение), увеличивать, усиливать, усугублять</text:p>
          </table:table-cell>
        </table:table-row>
        <table:table-row table:style-name="ro2">
          <table:table-cell office:value-type="string" calcext:value-type="string">
            <text:p><text:span text:style-name="T1">enormous </text:span><text:span text:style-name="T2">[</text:span><text:span text:style-name="T3">I'nLmqs</text:span><text:span text:style-name="T4">]</text:span></text:p>
          </table:table-cell>
          <table:table-cell office:value-type="string" calcext:value-type="string">
            <text:p>громадный, гигантский, обширный, огромный</text:p>
          </table:table-cell>
          <table:table-cell table:formula="of:=[.A158]&amp;&quot; - &quot;&amp;[.B158]" office:value-type="string" office:string-value="enormous [I'nLmqs] - громадный, гигантский, обширный, огромный" calcext:value-type="string">
            <text:p>enormous [I'nLmqs] - громадный, гигантский, обширный, огромный</text:p>
          </table:table-cell>
        </table:table-row>
        <table:table-row table:style-name="ro5">
          <table:table-cell office:value-type="string" calcext:value-type="string">
            <text:p><text:span text:style-name="T1">enterprise </text:span><text:span text:style-name="T2">[</text:span><text:span text:style-name="T3">'entqpraIz</text:span><text:span text:style-name="T4">]</text:span></text:p>
          </table:table-cell>
          <table:table-cell office:value-type="string" calcext:value-type="string">
            <text:p>1) предприятие (смелое, рискованное); </text:p>
            <text:p>2) промышленное предприятие; 5) завод, фабрика</text:p>
          </table:table-cell>
          <table:table-cell table:formula="of:=[.A159]&amp;&quot; - &quot;&amp;[.B159]" office:value-type="string" office:string-value="enterprise ['entqpraIz] - 1) предприятие (смелое, рискованное); &#10;2) промышленное предприятие; 5) завод, фабрика" calcext:value-type="string">
            <text:p>enterprise ['entqpraIz] - 1) предприятие (смелое, рискованное); </text:p>
            <text:p>2) промышленное предприятие; 5) завод, фабрика</text:p>
          </table:table-cell>
        </table:table-row>
        <table:table-row table:style-name="ro5">
          <table:table-cell office:value-type="string" calcext:value-type="string">
            <text:p><text:span text:style-name="T1">entitlement </text:span><text:span text:style-name="T2">[</text:span><text:span text:style-name="T3">In'taItlmqnt</text:span><text:span text:style-name="T4">]</text:span></text:p>
          </table:table-cell>
          <table:table-cell office:value-type="string" calcext:value-type="string">
            <text:p>1) право на что-л.; 2) документ о праве; 3) предоставление права</text:p>
          </table:table-cell>
          <table:table-cell table:formula="of:=[.A160]&amp;&quot; - &quot;&amp;[.B160]" office:value-type="string" office:string-value="entitlement [In'taItlmqnt] - 1) право на что-л.; 2) документ о праве; 3) предоставление права" calcext:value-type="string">
            <text:p>entitlement [In'taItlmqnt] - 1) право на что-л.; 2) документ о праве; 3) предоставление права</text:p>
          </table:table-cell>
        </table:table-row>
        <table:table-row table:style-name="ro7">
          <table:table-cell office:value-type="string" calcext:value-type="string">
            <text:p><text:span text:style-name="T1">entity </text:span><text:span text:style-name="T3">['entItI]</text:span></text:p>
          </table:table-cell>
          <table:table-cell office:value-type="string" calcext:value-type="string">
            <text:p>1) экономический субъект, экономическая единица; 2) юридическая [организационно-правовая] форма (организации компании; напр. акционерное общество, товарищество)</text:p>
          </table:table-cell>
          <table:table-cell table:formula="of:=[.A161]&amp;&quot; - &quot;&amp;[.B161]" office:value-type="string" office:string-value="entity ['entItI] - 1) экономический субъект, экономическая единица; 2) юридическая [организационно-правовая] форма (организации компании; напр. акционерное общество, товарищество)" calcext:value-type="string">
            <text:p>entity ['entItI] - 1) экономический субъект, экономическая единица; 2) юридическая [организационно-правовая] форма (организации компании; напр. акционерное общество, товарищество)</text:p>
          </table:table-cell>
        </table:table-row>
        <table:table-row table:style-name="ro2">
          <table:table-cell office:value-type="string" calcext:value-type="string">
            <text:p><text:span text:style-name="T1">entrepreneurship </text:span><text:span text:style-name="T2">[</text:span><text:span text:style-name="T3">"Ontrqprq'nWSIp</text:span><text:span text:style-name="T4">]</text:span></text:p>
          </table:table-cell>
          <table:table-cell office:value-type="string" calcext:value-type="string">
            <text:p>предпринимательство </text:p>
          </table:table-cell>
          <table:table-cell table:formula="of:=[.A162]&amp;&quot; - &quot;&amp;[.B162]" office:value-type="string" office:string-value="entrepreneurship [&quot;Ontrqprq'nWSIp] - предпринимательство " calcext:value-type="string">
            <text:p>entrepreneurship ["Ontrqprq'nWSIp] - предпринимательство </text:p>
          </table:table-cell>
        </table:table-row>
        <table:table-row table:style-name="ro10">
          <table:table-cell office:value-type="string" calcext:value-type="string">
            <text:p><text:span text:style-name="T1">equity </text:span><text:span text:style-name="T2">[</text:span><text:span text:style-name="T3">'ekwItI</text:span><text:span text:style-name="T4">]</text:span></text:p>
            <text:p> </text:p>
          </table:table-cell>
          <table:table-cell office:value-type="string" calcext:value-type="string">
            <text:p>собственный капитал, собственные средства </text:p>
          </table:table-cell>
          <table:table-cell table:formula="of:=[.A163]&amp;&quot; - &quot;&amp;[.B163]" office:value-type="string" office:string-value="equity ['ekwItI]&#10;  - собственный капитал, собственные средства " calcext:value-type="string">
            <text:p>equity ['ekwItI]</text:p>
            <text:p>  - собственный капитал, собственные средства </text:p>
          </table:table-cell>
        </table:table-row>
        <table:table-row table:style-name="ro2">
          <table:table-cell office:value-type="string" calcext:value-type="string">
            <text:p><text:span text:style-name="T1">established </text:span><text:span text:style-name="T2">[</text:span><text:span text:style-name="T3">Is'txblISt</text:span><text:span text:style-name="T4">]</text:span></text:p>
          </table:table-cell>
          <table:table-cell office:value-type="string" calcext:value-type="string">
            <text:p>1) учрежденный; установленный; 2) признанный </text:p>
          </table:table-cell>
          <table:table-cell table:formula="of:=[.A164]&amp;&quot; - &quot;&amp;[.B164]" office:value-type="string" office:string-value="established [Is'txblISt] - 1) учрежденный; установленный; 2) признанный " calcext:value-type="string">
            <text:p>established [Is'txblISt] - 1) учрежденный; установленный; 2) признанный </text:p>
          </table:table-cell>
        </table:table-row>
        <table:table-row table:style-name="ro6">
          <table:table-cell office:value-type="string" calcext:value-type="string">
            <text:p><text:span text:style-name="T1">establishment </text:span><text:span text:style-name="T2">[</text:span><text:span text:style-name="T3">Is'txblISmqnt</text:span><text:span text:style-name="T4">]</text:span></text:p>
          </table:table-cell>
          <table:table-cell office:value-type="string" calcext:value-type="string">
            <text:p>1) основание, введение, учреждение; 2) заведение, предприятие; 3) утвержденные штаты, штатное расписание; 4) весь государственный строй</text:p>
          </table:table-cell>
          <table:table-cell table:formula="of:=[.A165]&amp;&quot; - &quot;&amp;[.B165]" office:value-type="string" office:string-value="establishment [Is'txblISmqnt] - 1) основание, введение, учреждение; 2) заведение, предприятие; 3) утвержденные штаты, штатное расписание; 4) весь государственный строй" calcext:value-type="string">
            <text:p>establishment [Is'txblISmqnt] - 1) основание, введение, учреждение; 2) заведение, предприятие; 3) утвержденные штаты, штатное расписание; 4) весь государственный строй</text:p>
          </table:table-cell>
        </table:table-row>
        <table:table-row table:style-name="ro7">
          <table:table-cell table:style-name="ce3" office:value-type="string" calcext:value-type="string">
            <text:p>European Central Bank</text:p>
            <text:p><text:span text:style-name="T2">[</text:span><text:span text:style-name="T3">"juqrq'pI(:)qn 'sentr(q)l bxNk</text:span><text:span text:style-name="T4">]</text:span></text:p>
          </table:table-cell>
          <table:table-cell office:value-type="string" calcext:value-type="string">
            <text:p>Европейский центральный банк (общеевропейский центральный банк, созданный в 1998 г. странами-членами ЕС для управления единой европейской валютой)</text:p>
          </table:table-cell>
          <table:table-cell table:formula="of:=[.A166]&amp;&quot; - &quot;&amp;[.B166]" office:value-type="string" office:string-value="European Central Bank&#10;[&quot;juqrq'pI(:)qn 'sentr(q)l bxNk] - Европейский центральный банк (общеевропейский центральный банк, созданный в 1998 г. странами-членами ЕС для управления единой европейской валютой)" calcext:value-type="string">
            <text:p>European Central Bank</text:p>
            <text:p>["juqrq'pI(:)qn 'sentr(q)l bxNk] - Европейский центральный банк (общеевропейский центральный банк, созданный в 1998 г. странами-членами ЕС для управления единой европейской валютой)</text:p>
          </table:table-cell>
        </table:table-row>
        <table:table-row table:style-name="ro9">
          <table:table-cell table:style-name="ce3" office:value-type="string" calcext:value-type="string">
            <text:p>European Economic Community </text:p>
            <text:p><text:span text:style-name="T2">[</text:span><text:span text:style-name="T3">"juqrq'pI(:)qn "Jkq'nOmIk kq'mjHnItI</text:span><text:span text:style-name="T4">]</text:span></text:p>
          </table:table-cell>
          <table:table-cell office:value-type="string" calcext:value-type="string">
            <text:p>Европейское экономическое сообщество (группа западноевропейских государств (Бельгия, Великобритания, Греция, Дания, Ирландия, Испания, Италия, Люксембург, Нидерланды, Португалия, Франция, Германия), объединившихся в экономический союз в 1957)</text:p>
          </table:table-cell>
          <table:table-cell table:formula="of:=[.A167]&amp;&quot; - &quot;&amp;[.B167]" office:value-type="string" office:string-value="European Economic Community &#10;[&quot;juqrq'pI(:)qn &quot;Jkq'nOmIk kq'mjHnItI] - Европейское экономическое сообщество (группа западноевропейских государств (Бельгия, Великобритания, Греция, Дания, Ирландия, Испания, Италия, Люксембург, Нидерланды, Португалия, Франция, Германия), объединившихся в экономический союз в 1957)" calcext:value-type="string">
            <text:p>European Economic Community </text:p>
            <text:p>["juqrq'pI(:)qn "Jkq'nOmIk kq'mjHnItI] - Европейское экономическое сообщество (группа западноевропейских государств (Бельгия, Великобритания, Греция, Дания, Ирландия, Испания, Италия, Люксембург, Нидерланды, Португалия, Франция, Германия), объединившихся в экономический союз в 1957)</text:p>
          </table:table-cell>
        </table:table-row>
        <table:table-row table:style-name="ro4">
          <table:table-cell table:style-name="ce3" office:value-type="string" calcext:value-type="string">
            <text:p>European Investment Bank </text:p>
            <text:p><text:span text:style-name="T2">[</text:span><text:span text:style-name="T3">"juqrq'pI(:)qn In'vestmqnt bxNk</text:span><text:span text:style-name="T4">]</text:span></text:p>
          </table:table-cell>
          <table:table-cell office:value-type="string" calcext:value-type="string">
            <text:p>Европейский инвестиционный банк</text:p>
          </table:table-cell>
          <table:table-cell table:formula="of:=[.A168]&amp;&quot; - &quot;&amp;[.B168]" office:value-type="string" office:string-value="European Investment Bank &#10;[&quot;juqrq'pI(:)qn In'vestmqnt bxNk] - Европейский инвестиционный банк" calcext:value-type="string">
            <text:p>European Investment Bank </text:p>
            <text:p>["juqrq'pI(:)qn In'vestmqnt bxNk] - Европейский инвестиционный банк</text:p>
          </table:table-cell>
        </table:table-row>
        <table:table-row table:style-name="ro5">
          <table:table-cell office:value-type="string" calcext:value-type="string">
            <text:p><text:span text:style-name="T1">European Union </text:span><text:span text:style-name="T2">[</text:span><text:span text:style-name="T3">"juqrq'pI(:)qn 'jHnIqn</text:span><text:span text:style-name="T4">]</text:span></text:p>
          </table:table-cell>
          <table:table-cell office:value-type="string" calcext:value-type="string">
            <text:p>Европейский союз (экономическая ассоциация 12-ти стран Европы, основанная 1 ноября 1993 г. </text:p>
          </table:table-cell>
          <table:table-cell table:formula="of:=[.A169]&amp;&quot; - &quot;&amp;[.B169]" office:value-type="string" office:string-value="European Union [&quot;juqrq'pI(:)qn 'jHnIqn] - Европейский союз (экономическая ассоциация 12-ти стран Европы, основанная 1 ноября 1993 г. " calcext:value-type="string">
            <text:p>European Union ["juqrq'pI(:)qn 'jHnIqn] - Европейский союз (экономическая ассоциация 12-ти стран Европы, основанная 1 ноября 1993 г. </text:p>
          </table:table-cell>
        </table:table-row>
        <table:table-row table:style-name="ro2">
          <table:table-cell office:value-type="string" calcext:value-type="string">
            <text:p><text:span text:style-name="T1">evaluating</text:span><text:span text:style-name="T2"> [</text:span><text:span text:style-name="T3">I'vxljueItIN</text:span><text:span text:style-name="T4">]</text:span></text:p>
          </table:table-cell>
          <table:table-cell office:value-type="string" calcext:value-type="string">
            <text:p>оценивание</text:p>
          </table:table-cell>
          <table:table-cell table:formula="of:=[.A170]&amp;&quot; - &quot;&amp;[.B170]" office:value-type="string" office:string-value="evaluating [I'vxljueItIN] - оценивание" calcext:value-type="string">
            <text:p>evaluating [I'vxljueItIN] - оценивание</text:p>
          </table:table-cell>
        </table:table-row>
        <table:table-row table:style-name="ro2">
          <table:table-cell office:value-type="string" calcext:value-type="string">
            <text:p><text:span text:style-name="T1">evidence </text:span><text:span text:style-name="T2">[</text:span><text:span text:style-name="T3">'evId(q)ns</text:span><text:span text:style-name="T4">]</text:span></text:p>
          </table:table-cell>
          <table:table-cell office:value-type="string" calcext:value-type="string">
            <text:p>1) основание; 2) данные, факты; 3) доказательство</text:p>
          </table:table-cell>
          <table:table-cell table:formula="of:=[.A171]&amp;&quot; - &quot;&amp;[.B171]" office:value-type="string" office:string-value="evidence ['evId(q)ns] - 1) основание; 2) данные, факты; 3) доказательство" calcext:value-type="string">
            <text:p>evidence ['evId(q)ns] - 1) основание; 2) данные, факты; 3) доказательство</text:p>
          </table:table-cell>
        </table:table-row>
        <table:table-row table:style-name="ro2">
          <table:table-cell office:value-type="string" calcext:value-type="string">
            <text:p><text:span text:style-name="T1">to evidence </text:span><text:span text:style-name="T2">[</text:span><text:span text:style-name="T3">tu 'evId(q)ns</text:span><text:span text:style-name="T4">]</text:span></text:p>
          </table:table-cell>
          <table:table-cell table:style-name="ce10" office:value-type="string" calcext:value-type="string">
            <text:p>1) служить доказательством, показывать; 2) удостоверять, свидетельствовать, подтверждать; 3) давать показания, выступать свидетелем</text:p>
          </table:table-cell>
          <table:table-cell table:formula="of:=[.A172]&amp;&quot; - &quot;&amp;[.B172]" office:value-type="string" office:string-value="to evidence [tu 'evId(q)ns] - 1) служить доказательством, показывать; 2) удостоверять, свидетельствовать, подтверждать; 3) давать показания, выступать свидетелем" calcext:value-type="string">
            <text:p>to evidence [tu 'evId(q)ns] - 1) служить доказательством, показывать; 2) удостоверять, свидетельствовать, подтверждать; 3) давать показания, выступать свидетелем</text:p>
          </table:table-cell>
        </table:table-row>
        <table:table-row table:style-name="ro5">
          <table:table-cell office:value-type="string" calcext:value-type="string">
            <text:p><text:span text:style-name="T1">to exact </text:span><text:span text:style-name="T2">[</text:span><text:span text:style-name="T3">tu Ig'zxkt</text:span><text:span text:style-name="T4">]</text:span></text:p>
          </table:table-cell>
          <table:table-cell office:value-type="string" calcext:value-type="string">
            <text:p>1) требовать (настоятельно); 2) добиваться; 3) взыскивать</text:p>
          </table:table-cell>
          <table:table-cell table:formula="of:=[.A173]&amp;&quot; - &quot;&amp;[.B173]" office:value-type="string" office:string-value="to exact [tu Ig'zxkt] - 1) требовать (настоятельно); 2) добиваться; 3) взыскивать" calcext:value-type="string">
            <text:p>to exact [tu Ig'zxkt] - 1) требовать (настоятельно); 2) добиваться; 3) взыскивать</text:p>
          </table:table-cell>
        </table:table-row>
        <table:table-row table:style-name="ro2">
          <table:table-cell office:value-type="string" calcext:value-type="string">
            <text:p><text:span text:style-name="T1">to exaggerate </text:span><text:span text:style-name="T2">[</text:span><text:span text:style-name="T3">tu Ig'zxdZqreIt</text:span><text:span text:style-name="T4">]</text:span></text:p>
          </table:table-cell>
          <table:table-cell table:style-name="ce10" office:value-type="string" calcext:value-type="string">
            <text:p>1) преувеличивать, усложнять; 2) чрезмерно увеличивать</text:p>
          </table:table-cell>
          <table:table-cell table:formula="of:=[.A174]&amp;&quot; - &quot;&amp;[.B174]" office:value-type="string" office:string-value="to exaggerate [tu Ig'zxdZqreIt] - 1) преувеличивать, усложнять; 2) чрезмерно увеличивать" calcext:value-type="string">
            <text:p>to exaggerate [tu Ig'zxdZqreIt] - 1) преувеличивать, усложнять; 2) чрезмерно увеличивать</text:p>
          </table:table-cell>
        </table:table-row>
        <table:table-row table:style-name="ro5">
          <table:table-cell office:value-type="string" calcext:value-type="string">
            <text:p><text:span text:style-name="T1">to examine </text:span><text:span text:style-name="T2">[</text:span><text:span text:style-name="T3">tu Ig'zxmIn</text:span><text:span text:style-name="T4">]</text:span></text:p>
          </table:table-cell>
          <table:table-cell office:value-type="string" calcext:value-type="string">
            <text:p>1) изучать, исследовать; 2) рассматривать; 3) проверять</text:p>
          </table:table-cell>
          <table:table-cell table:formula="of:=[.A175]&amp;&quot; - &quot;&amp;[.B175]" office:value-type="string" office:string-value="to examine [tu Ig'zxmIn] - 1) изучать, исследовать; 2) рассматривать; 3) проверять" calcext:value-type="string">
            <text:p>to examine [tu Ig'zxmIn] - 1) изучать, исследовать; 2) рассматривать; 3) проверять</text:p>
          </table:table-cell>
        </table:table-row>
        <table:table-row table:style-name="ro2">
          <table:table-cell office:value-type="string" calcext:value-type="string">
            <text:p><text:span text:style-name="T1">to exceed </text:span><text:span text:style-name="T2">[</text:span><text:span text:style-name="T3">tu Ik'sJd</text:span><text:span text:style-name="T4">]</text:span></text:p>
          </table:table-cell>
          <table:table-cell office:value-type="string" calcext:value-type="string">
            <text:p>превышать, превосходить</text:p>
          </table:table-cell>
          <table:table-cell table:formula="of:=[.A176]&amp;&quot; - &quot;&amp;[.B176]" office:value-type="string" office:string-value="to exceed [tu Ik'sJd] - превышать, превосходить" calcext:value-type="string">
            <text:p>to exceed [tu Ik'sJd] - превышать, превосходить</text:p>
          </table:table-cell>
        </table:table-row>
        <table:table-row table:style-name="ro2">
          <table:table-cell office:value-type="string" calcext:value-type="string">
            <text:p><text:span text:style-name="T1">excess </text:span><text:span text:style-name="T2">[</text:span><text:span text:style-name="T3">Ik'ses</text:span><text:span text:style-name="T4">]</text:span></text:p>
          </table:table-cell>
          <table:table-cell office:value-type="string" calcext:value-type="string">
            <text:p>избыток, излишек</text:p>
          </table:table-cell>
          <table:table-cell table:formula="of:=[.A177]&amp;&quot; - &quot;&amp;[.B177]" office:value-type="string" office:string-value="excess [Ik'ses] - избыток, излишек" calcext:value-type="string">
            <text:p>excess [Ik'ses] - избыток, излишек</text:p>
          </table:table-cell>
        </table:table-row>
        <table:table-row table:style-name="ro2">
          <table:table-cell office:value-type="string" calcext:value-type="string">
            <text:p><text:span text:style-name="T1">exchange rates </text:span><text:span text:style-name="T2">[</text:span><text:span text:style-name="T3">Iks'tSeIndZ reIts</text:span><text:span text:style-name="T4">]</text:span></text:p>
          </table:table-cell>
          <table:table-cell office:value-type="string" calcext:value-type="string">
            <text:p>валютные курсы, курсы обмена валют</text:p>
          </table:table-cell>
          <table:table-cell table:formula="of:=[.A178]&amp;&quot; - &quot;&amp;[.B178]" office:value-type="string" office:string-value="exchange rates [Iks'tSeIndZ reIts] - валютные курсы, курсы обмена валют" calcext:value-type="string">
            <text:p>exchange rates [Iks'tSeIndZ reIts] - валютные курсы, курсы обмена валют</text:p>
          </table:table-cell>
        </table:table-row>
        <table:table-row table:style-name="ro5">
          <table:table-cell office:value-type="string" calcext:value-type="string">
            <text:p><text:span text:style-name="T1">excise tax </text:span><text:span text:style-name="T2">[</text:span><text:span text:style-name="T3">ek'saIz txks</text:span><text:span text:style-name="T4">]</text:span></text:p>
          </table:table-cell>
          <table:table-cell office:value-type="string" calcext:value-type="string">
            <text:p>акцизный сбор (сбор или налог, которым облагаются определенные товары)</text:p>
          </table:table-cell>
          <table:table-cell table:formula="of:=[.A179]&amp;&quot; - &quot;&amp;[.B179]" office:value-type="string" office:string-value="excise tax [ek'saIz txks] - акцизный сбор (сбор или налог, которым облагаются определенные товары)" calcext:value-type="string">
            <text:p>excise tax [ek'saIz txks] - акцизный сбор (сбор или налог, которым облагаются определенные товары)</text:p>
          </table:table-cell>
        </table:table-row>
        <table:table-row table:style-name="ro2">
          <table:table-cell office:value-type="string" calcext:value-type="string">
            <text:p><text:span text:style-name="T1">to exhibit </text:span><text:span text:style-name="T2">[</text:span><text:span text:style-name="T3">tu Ig'zIbIt</text:span><text:span text:style-name="T4">]</text:span></text:p>
          </table:table-cell>
          <table:table-cell table:style-name="ce10" office:value-type="string" calcext:value-type="string">
            <text:p>показывать, демонстрировать</text:p>
          </table:table-cell>
          <table:table-cell table:formula="of:=[.A180]&amp;&quot; - &quot;&amp;[.B180]" office:value-type="string" office:string-value="to exhibit [tu Ig'zIbIt] - показывать, демонстрировать" calcext:value-type="string">
            <text:p>to exhibit [tu Ig'zIbIt] - показывать, демонстрировать</text:p>
          </table:table-cell>
        </table:table-row>
        <table:table-row table:style-name="ro6">
          <table:table-cell office:value-type="string" calcext:value-type="string">
            <text:p><text:span text:style-name="T1">to expand </text:span><text:span text:style-name="T2">[</text:span><text:span text:style-name="T3">tu Iks'pxnd</text:span><text:span text:style-name="T4">]</text:span></text:p>
            <text:p> </text:p>
          </table:table-cell>
          <table:table-cell table:style-name="ce10" office:value-type="string" calcext:value-type="string">
            <text:p>1) расширять(ся), увеличивать(ся) в объеме;</text:p>
            <text:p>2) развивать(ся)</text:p>
            <text:p> </text:p>
          </table:table-cell>
          <table:table-cell table:formula="of:=[.A181]&amp;&quot; - &quot;&amp;[.B181]" office:value-type="string" office:string-value="to expand [tu Iks'pxnd]&#10;  - 1) расширять(ся), увеличивать(ся) в объеме;&#10;2) развивать(ся)&#10; " calcext:value-type="string">
            <text:p>to expand [tu Iks'pxnd]</text:p>
            <text:p>  - 1) расширять(ся), увеличивать(ся) в объеме;</text:p>
            <text:p>2) развивать(ся)</text:p>
            <text:p> </text:p>
          </table:table-cell>
        </table:table-row>
        <table:table-row table:style-name="ro6">
          <table:table-cell office:value-type="string" calcext:value-type="string">
            <text:p><text:span text:style-name="T1">expenditure </text:span><text:span text:style-name="T2">[</text:span><text:span text:style-name="T3">Iks'pendItSq</text:span><text:span text:style-name="T4">]</text:span></text:p>
          </table:table-cell>
          <table:table-cell office:value-type="string" calcext:value-type="string">
            <text:p>трата, расходование, затрачивание (процесс использования ресурсов (времени, денег, усилий и т. п.)</text:p>
          </table:table-cell>
          <table:table-cell table:formula="of:=[.A182]&amp;&quot; - &quot;&amp;[.B182]" office:value-type="string" office:string-value="expenditure [Iks'pendItSq] - трата, расходование, затрачивание (процесс использования ресурсов (времени, денег, усилий и т. п.)" calcext:value-type="string">
            <text:p>expenditure [Iks'pendItSq] - трата, расходование, затрачивание (процесс использования ресурсов (времени, денег, усилий и т. п.)</text:p>
          </table:table-cell>
        </table:table-row>
        <table:table-row table:style-name="ro2">
          <table:table-cell office:value-type="string" calcext:value-type="string">
            <text:p><text:span text:style-name="T1">exploitative </text:span><text:span text:style-name="T2">[</text:span><text:span text:style-name="T3">Iks'plOItqtIv</text:span><text:span text:style-name="T4">]</text:span></text:p>
          </table:table-cell>
          <table:table-cell office:value-type="string" calcext:value-type="string">
            <text:p>эксплуататорский</text:p>
          </table:table-cell>
          <table:table-cell table:formula="of:=[.A183]&amp;&quot; - &quot;&amp;[.B183]" office:value-type="string" office:string-value="exploitative [Iks'plOItqtIv] - эксплуататорский" calcext:value-type="string">
            <text:p>exploitative [Iks'plOItqtIv] - эксплуататорский</text:p>
          </table:table-cell>
        </table:table-row>
        <table:table-row table:style-name="ro2">
          <table:table-cell office:value-type="string" calcext:value-type="string">
            <text:p><text:span text:style-name="T1">extent </text:span><text:span text:style-name="T2">[</text:span><text:span text:style-name="T3">Iks'tent</text:span><text:span text:style-name="T4">]</text:span></text:p>
          </table:table-cell>
          <table:table-cell office:value-type="string" calcext:value-type="string">
            <text:p>1) размер; 2) степень, мера; 3) объем</text:p>
          </table:table-cell>
          <table:table-cell table:formula="of:=[.A184]&amp;&quot; - &quot;&amp;[.B184]" office:value-type="string" office:string-value="extent [Iks'tent] - 1) размер; 2) степень, мера; 3) объем" calcext:value-type="string">
            <text:p>extent [Iks'tent] - 1) размер; 2) степень, мера; 3) объем</text:p>
          </table:table-cell>
        </table:table-row>
        <table:table-row table:style-name="ro11">
          <table:table-cell office:value-type="string" calcext:value-type="string">
            <text:p><text:span text:style-name="T1">externalities </text:span><text:span text:style-name="T2">[</text:span><text:span text:style-name="T3">"ekstW'nxlItIz</text:span><text:span text:style-name="T4">]</text:span></text:p>
          </table:table-cell>
          <table:table-cell office:value-type="string" calcext:value-type="string">
            <text:p>внешние эффекты, экстерналии (положительные или отрицательные побочные последствия производства или потребления, осуществляемого одним субъектом/субъектами, напрямую затрагивающие другого субъекта/субъектов)</text:p>
          </table:table-cell>
          <table:table-cell table:formula="of:=[.A185]&amp;&quot; - &quot;&amp;[.B185]" office:value-type="string" office:string-value="externalities [&quot;ekstW'nxlItIz] - внешние эффекты, экстерналии (положительные или отрицательные побочные последствия производства или потребления, осуществляемого одним субъектом/субъектами, напрямую затрагивающие другого субъекта/субъектов)" calcext:value-type="string">
            <text:p>externalities ["ekstW'nxlItIz] - внешние эффекты, экстерналии (положительные или отрицательные побочные последствия производства или потребления, осуществляемого одним субъектом/субъектами, напрямую затрагивающие другого субъекта/субъектов)</text:p>
          </table:table-cell>
        </table:table-row>
        <table:table-row table:style-name="ro2">
          <table:table-cell office:value-type="string" calcext:value-type="string">
            <text:p><text:span text:style-name="T1">extra </text:span><text:span text:style-name="T2">[</text:span><text:span text:style-name="T3">'ekstrq</text:span><text:span text:style-name="T4">]</text:span></text:p>
          </table:table-cell>
          <table:table-cell table:style-name="ce10" office:value-type="string" calcext:value-type="string">
            <text:p>1) добавочный, дополнительный; 2) особый, специальный; 3) экстренный</text:p>
          </table:table-cell>
          <table:table-cell table:formula="of:=[.A186]&amp;&quot; - &quot;&amp;[.B186]" office:value-type="string" office:string-value="extra ['ekstrq] - 1) добавочный, дополнительный; 2) особый, специальный; 3) экстренный" calcext:value-type="string">
            <text:p>extra ['ekstrq] - 1) добавочный, дополнительный; 2) особый, специальный; 3) экстренный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187]&amp;&quot; - &quot;&amp;[.B187]" office:value-type="string" office:string-value=" - " calcext:value-type="string">
            <text:p><text:s/>- </text:p>
          </table:table-cell>
        </table:table-row>
        <table:table-row table:style-name="ro5">
          <table:table-cell office:value-type="string" calcext:value-type="string">
            <text:p><text:span text:style-name="T1">to facilitate </text:span><text:span text:style-name="T2">[</text:span><text:span text:style-name="T3">tu fq'sIlIteIt</text:span><text:span text:style-name="T4">]</text:span></text:p>
          </table:table-cell>
          <table:table-cell office:value-type="string" calcext:value-type="string">
            <text:p>облегчать, содействовать, способствовать, продвигать</text:p>
          </table:table-cell>
          <table:table-cell table:formula="of:=[.A188]&amp;&quot; - &quot;&amp;[.B188]" office:value-type="string" office:string-value="to facilitate [tu fq'sIlIteIt] - облегчать, содействовать, способствовать, продвигать" calcext:value-type="string">
            <text:p>to facilitate [tu fq'sIlIteIt] - облегчать, содействовать, способствовать, продвигать</text:p>
          </table:table-cell>
        </table:table-row>
        <table:table-row table:style-name="ro2">
          <table:table-cell office:value-type="string" calcext:value-type="string">
            <text:p><text:span text:style-name="T1">famine </text:span><text:span text:style-name="T2">[</text:span><text:span text:style-name="T3">'fxmIn</text:span><text:span text:style-name="T4">]</text:span></text:p>
          </table:table-cell>
          <table:table-cell office:value-type="string" calcext:value-type="string">
            <text:p>1) голод, голодание; 2) острый недостаток (чего-л.)</text:p>
          </table:table-cell>
          <table:table-cell table:formula="of:=[.A189]&amp;&quot; - &quot;&amp;[.B189]" office:value-type="string" office:string-value="famine ['fxmIn] - 1) голод, голодание; 2) острый недостаток (чего-л.)" calcext:value-type="string">
            <text:p>famine ['fxmIn] - 1) голод, голодание; 2) острый недостаток (чего-л.)</text:p>
          </table:table-cell>
        </table:table-row>
        <table:table-row table:style-name="ro6">
          <table:table-cell office:value-type="string" calcext:value-type="string">
            <text:p>to favor </text:p>
            <text:p><text:span text:style-name="T1">(favour (UK)) </text:span><text:span text:style-name="T2">[</text:span><text:span text:style-name="T3">tu 'feIvq</text:span><text:span text:style-name="T4">]</text:span></text:p>
          </table:table-cell>
          <table:table-cell office:value-type="string" calcext:value-type="string">
            <text:p>1) благоприятствовать; 2) помогать; 3) поддерживать, покровительствовать; 4) оказывать предпочтение</text:p>
          </table:table-cell>
          <table:table-cell table:formula="of:=[.A190]&amp;&quot; - &quot;&amp;[.B190]" office:value-type="string" office:string-value="to favor &#10;(favour (UK)) [tu 'feIvq] - 1) благоприятствовать; 2) помогать; 3) поддерживать, покровительствовать; 4) оказывать предпочтение" calcext:value-type="string">
            <text:p>to favor </text:p>
            <text:p>(favour (UK)) [tu 'feIvq] - 1) благоприятствовать; 2) помогать; 3) поддерживать, покровительствовать; 4) оказывать предпочтение</text:p>
          </table:table-cell>
        </table:table-row>
        <table:table-row table:style-name="ro2">
          <table:table-cell office:value-type="string" calcext:value-type="string">
            <text:p><text:span text:style-name="T1">feudal </text:span><text:span text:style-name="T7">[</text:span><text:span text:style-name="T3">'fjHdl</text:span><text:span text:style-name="T7">]</text:span></text:p>
          </table:table-cell>
          <table:table-cell office:value-type="string" calcext:value-type="string">
            <text:p>феодальный</text:p>
          </table:table-cell>
          <table:table-cell table:formula="of:=[.A191]&amp;&quot; - &quot;&amp;[.B191]" office:value-type="string" office:string-value="feudal ['fjHdl] - феодальный" calcext:value-type="string">
            <text:p>feudal ['fjHdl] - феодальный</text:p>
          </table:table-cell>
        </table:table-row>
        <table:table-row table:style-name="ro2">
          <table:table-cell office:value-type="string" calcext:value-type="string">
            <text:p><text:span text:style-name="T1">feudalism </text:span><text:span text:style-name="T2">[</text:span><text:span text:style-name="T3">'fjHdqlIzm</text:span><text:span text:style-name="T4">]</text:span></text:p>
          </table:table-cell>
          <table:table-cell office:value-type="string" calcext:value-type="string">
            <text:p>феодализм</text:p>
          </table:table-cell>
          <table:table-cell table:formula="of:=[.A192]&amp;&quot; - &quot;&amp;[.B192]" office:value-type="string" office:string-value="feudalism ['fjHdqlIzm] - феодализм" calcext:value-type="string">
            <text:p>feudalism ['fjHdqlIzm] - феодализм</text:p>
          </table:table-cell>
        </table:table-row>
        <table:table-row table:style-name="ro11">
          <table:table-cell office:value-type="string" calcext:value-type="string">
            <text:p><text:span text:style-name="T1">financial accounting </text:span><text:span text:style-name="T2">[</text:span><text:span text:style-name="T3">faI'nxnS(q)l q'kauntIN</text:span><text:span text:style-name="T4">]</text:span></text:p>
          </table:table-cell>
          <table:table-cell office:value-type="string" calcext:value-type="string">
            <text:p>финансовый учет (процесс сбора и обработки информации об экономической деятельности организации, ее ресурсах и обязательствах, завершающийся составлением финансовой отчетности)</text:p>
          </table:table-cell>
          <table:table-cell table:formula="of:=[.A193]&amp;&quot; - &quot;&amp;[.B193]" office:value-type="string" office:string-value="financial accounting [faI'nxnS(q)l q'kauntIN] - финансовый учет (процесс сбора и обработки информации об экономической деятельности организации, ее ресурсах и обязательствах, завершающийся составлением финансовой отчетности)" calcext:value-type="string">
            <text:p>financial accounting [faI'nxnS(q)l q'kauntIN] - финансовый учет (процесс сбора и обработки информации об экономической деятельности организации, ее ресурсах и обязательствах, завершающийся составлением финансовой отчетности)</text:p>
          </table:table-cell>
        </table:table-row>
        <table:table-row table:style-name="ro4">
          <table:table-cell table:style-name="ce3" office:value-type="string" calcext:value-type="string">
            <text:p>financial statement(s)</text:p>
            <text:p><text:span text:style-name="T2">[</text:span><text:span text:style-name="T3">faI'nxnS(q)l</text:span><text:span text:style-name="T4"> </text:span><text:span text:style-name="T3">'steItmqnt(s)</text:span><text:span text:style-name="T4">]</text:span></text:p>
          </table:table-cell>
          <table:table-cell office:value-type="string" calcext:value-type="string">
            <text:p>финансовый отчет</text:p>
          </table:table-cell>
          <table:table-cell table:formula="of:=[.A194]&amp;&quot; - &quot;&amp;[.B194]" office:value-type="string" office:string-value="financial statement(s)&#10;[faI'nxnS(q)l 'steItmqnt(s)] - финансовый отчет" calcext:value-type="string">
            <text:p>financial statement(s)</text:p>
            <text:p>[faI'nxnS(q)l 'steItmqnt(s)] - финансовый отчет</text:p>
          </table:table-cell>
        </table:table-row>
        <table:table-row table:style-name="ro5">
          <table:table-cell office:value-type="string" calcext:value-type="string">
            <text:p><text:span text:style-name="T1">financial market </text:span><text:span text:style-name="T2">[</text:span><text:span text:style-name="T3">faI'nxnS(q)l 'mRkIt</text:span><text:span text:style-name="T4">]</text:span></text:p>
          </table:table-cell>
          <table:table-cell office:value-type="string" calcext:value-type="string">
            <text:p>финансовый рынок (обобщающий термин для рынка капиталов, денежного рынка, валютного рынка)</text:p>
          </table:table-cell>
          <table:table-cell table:formula="of:=[.A195]&amp;&quot; - &quot;&amp;[.B195]" office:value-type="string" office:string-value="financial market [faI'nxnS(q)l 'mRkIt] - финансовый рынок (обобщающий термин для рынка капиталов, денежного рынка, валютного рынка)" calcext:value-type="string">
            <text:p>financial market [faI'nxnS(q)l 'mRkIt] - финансовый рынок (обобщающий термин для рынка капиталов, денежного рынка, валютного рынка)</text:p>
          </table:table-cell>
        </table:table-row>
        <table:table-row table:style-name="ro2">
          <table:table-cell office:value-type="string" calcext:value-type="string">
            <text:p><text:span text:style-name="T1">findings </text:span><text:span text:style-name="T2">[</text:span><text:span text:style-name="T3">'faIndINz</text:span><text:span text:style-name="T4">]</text:span></text:p>
          </table:table-cell>
          <table:table-cell office:value-type="string" calcext:value-type="string">
            <text:p>полученные данные, добытые сведения</text:p>
          </table:table-cell>
          <table:table-cell table:formula="of:=[.A196]&amp;&quot; - &quot;&amp;[.B196]" office:value-type="string" office:string-value="findings ['faIndINz] - полученные данные, добытые сведения" calcext:value-type="string">
            <text:p>findings ['faIndINz] - полученные данные, добытые сведения</text:p>
          </table:table-cell>
        </table:table-row>
        <table:table-row table:style-name="ro2">
          <table:table-cell office:value-type="string" calcext:value-type="string">
            <text:p><text:span text:style-name="T1">to fire </text:span><text:span text:style-name="T2">[</text:span><text:span text:style-name="T3">tu 'faIq</text:span><text:span text:style-name="T4">]</text:span></text:p>
          </table:table-cell>
          <table:table-cell office:value-type="string" calcext:value-type="string">
            <text:p>увольнять с работы, увольнять с должности</text:p>
          </table:table-cell>
          <table:table-cell table:formula="of:=[.A197]&amp;&quot; - &quot;&amp;[.B197]" office:value-type="string" office:string-value="to fire [tu 'faIq] - увольнять с работы, увольнять с должности" calcext:value-type="string">
            <text:p>to fire [tu 'faIq] - увольнять с работы, увольнять с должности</text:p>
          </table:table-cell>
        </table:table-row>
        <table:table-row table:style-name="ro2">
          <table:table-cell office:value-type="string" calcext:value-type="string">
            <text:p><text:span text:style-name="T1">fisheries </text:span><text:span text:style-name="T2">[</text:span><text:span text:style-name="T3">'fISqrIz</text:span><text:span text:style-name="T4">]</text:span></text:p>
          </table:table-cell>
          <table:table-cell office:value-type="string" calcext:value-type="string">
            <text:p>рыбоохранный</text:p>
          </table:table-cell>
          <table:table-cell table:formula="of:=[.A198]&amp;&quot; - &quot;&amp;[.B198]" office:value-type="string" office:string-value="fisheries ['fISqrIz] - рыбоохранный" calcext:value-type="string">
            <text:p>fisheries ['fISqrIz] - рыбоохранный</text:p>
          </table:table-cell>
        </table:table-row>
        <table:table-row table:style-name="ro2">
          <table:table-cell office:value-type="string" calcext:value-type="string">
            <text:p><text:span text:style-name="T1">flat </text:span><text:span text:style-name="T2">[</text:span><text:span text:style-name="T3">flxt</text:span><text:span text:style-name="T4">]</text:span></text:p>
          </table:table-cell>
          <table:table-cell office:value-type="string" calcext:value-type="string">
            <text:p>1) ровный, плоский; 2) одинаковый</text:p>
          </table:table-cell>
          <table:table-cell table:formula="of:=[.A199]&amp;&quot; - &quot;&amp;[.B199]" office:value-type="string" office:string-value="flat [flxt] - 1) ровный, плоский; 2) одинаковый" calcext:value-type="string">
            <text:p>flat [flxt] - 1) ровный, плоский; 2) одинаковый</text:p>
          </table:table-cell>
        </table:table-row>
        <table:table-row table:style-name="ro5">
          <table:table-cell office:value-type="string" calcext:value-type="string">
            <text:p><text:span text:style-name="T1">to fluctuate </text:span><text:span text:style-name="T2">[</text:span><text:span text:style-name="T3">tu 'flAktjueIt</text:span><text:span text:style-name="T4">]</text:span></text:p>
          </table:table-cell>
          <table:table-cell office:value-type="string" calcext:value-type="string">
            <text:p>1) колебать(ся), быть неустойчивым; 2) меняться (о ценах, спросе)</text:p>
          </table:table-cell>
          <table:table-cell table:formula="of:=[.A200]&amp;&quot; - &quot;&amp;[.B200]" office:value-type="string" office:string-value="to fluctuate [tu 'flAktjueIt] - 1) колебать(ся), быть неустойчивым; 2) меняться (о ценах, спросе)" calcext:value-type="string">
            <text:p>to fluctuate [tu 'flAktjueIt] - 1) колебать(ся), быть неустойчивым; 2) меняться (о ценах, спросе)</text:p>
          </table:table-cell>
        </table:table-row>
        <table:table-row table:style-name="ro5">
          <table:table-cell office:value-type="string" calcext:value-type="string">
            <text:p><text:span text:style-name="T1">to forge </text:span><text:span text:style-name="T2">[</text:span><text:span text:style-name="T3">tu fLdZ</text:span><text:span text:style-name="T4">]</text:span></text:p>
          </table:table-cell>
          <table:table-cell office:value-type="string" calcext:value-type="string">
            <text:p>подделывать документ, изготовлять подложный документ</text:p>
          </table:table-cell>
          <table:table-cell table:formula="of:=[.A201]&amp;&quot; - &quot;&amp;[.B201]" office:value-type="string" office:string-value="to forge [tu fLdZ] - подделывать документ, изготовлять подложный документ" calcext:value-type="string">
            <text:p>to forge [tu fLdZ] - подделывать документ, изготовлять подложный документ</text:p>
          </table:table-cell>
        </table:table-row>
        <table:table-row table:style-name="ro5">
          <table:table-cell office:value-type="string" calcext:value-type="string">
            <text:p><text:span text:style-name="T1">to foster </text:span><text:span text:style-name="T2">[</text:span><text:span text:style-name="T3">tu 'fOstq</text:span><text:span text:style-name="T4">]</text:span></text:p>
          </table:table-cell>
          <table:table-cell office:value-type="string" calcext:value-type="string">
            <text:p>благоприятствовать, поощрять, побуждать, стимулировать</text:p>
          </table:table-cell>
          <table:table-cell table:formula="of:=[.A202]&amp;&quot; - &quot;&amp;[.B202]" office:value-type="string" office:string-value="to foster [tu 'fOstq] - благоприятствовать, поощрять, побуждать, стимулировать" calcext:value-type="string">
            <text:p>to foster [tu 'fOstq] - благоприятствовать, поощрять, побуждать, стимулировать</text:p>
          </table:table-cell>
        </table:table-row>
        <table:table-row table:style-name="ro2">
          <table:table-cell office:value-type="string" calcext:value-type="string">
            <text:p><text:span text:style-name="T1">fraud </text:span><text:span text:style-name="T2">[</text:span><text:span text:style-name="T3">frLd</text:span><text:span text:style-name="T4">]</text:span></text:p>
          </table:table-cell>
          <table:table-cell office:value-type="string" calcext:value-type="string">
            <text:p>обман; мошенничество</text:p>
          </table:table-cell>
          <table:table-cell table:formula="of:=[.A203]&amp;&quot; - &quot;&amp;[.B203]" office:value-type="string" office:string-value="fraud [frLd] - обман; мошенничество" calcext:value-type="string">
            <text:p>fraud [frLd] - обман; мошенничество</text:p>
          </table:table-cell>
        </table:table-row>
        <table:table-row table:style-name="ro2">
          <table:table-cell office:value-type="string" calcext:value-type="string">
            <text:p><text:span text:style-name="T1">free market </text:span><text:span text:style-name="T2">[</text:span><text:span text:style-name="T3">frJ 'mRkIt</text:span><text:span text:style-name="T4">]</text:span></text:p>
          </table:table-cell>
          <table:table-cell office:value-type="string" calcext:value-type="string">
            <text:p>свободный рынок, свободная торговля</text:p>
          </table:table-cell>
          <table:table-cell table:formula="of:=[.A204]&amp;&quot; - &quot;&amp;[.B204]" office:value-type="string" office:string-value="free market [frJ 'mRkIt] - свободный рынок, свободная торговля" calcext:value-type="string">
            <text:p>free market [frJ 'mRkIt] - свободный рынок, свободная торговля</text:p>
          </table:table-cell>
        </table:table-row>
        <table:table-row table:style-name="ro2">
          <table:table-cell office:value-type="string" calcext:value-type="string">
            <text:p><text:span text:style-name="T1">to frighten </text:span><text:span text:style-name="T2">[</text:span><text:span text:style-name="T3">tu 'fraItn</text:span><text:span text:style-name="T4">]</text:span></text:p>
          </table:table-cell>
          <table:table-cell office:value-type="string" calcext:value-type="string">
            <text:p>запугивать, устрашать</text:p>
          </table:table-cell>
          <table:table-cell table:formula="of:=[.A205]&amp;&quot; - &quot;&amp;[.B205]" office:value-type="string" office:string-value="to frighten [tu 'fraItn] - запугивать, устрашать" calcext:value-type="string">
            <text:p>to frighten [tu 'fraItn] - запугивать, устрашать</text:p>
          </table:table-cell>
        </table:table-row>
        <table:table-row table:style-name="ro2">
          <table:table-cell office:value-type="string" calcext:value-type="string">
            <text:p><text:span text:style-name="T1">full employment </text:span><text:span text:style-name="T2">[</text:span><text:span text:style-name="T3">ful Im'plOImqnt</text:span><text:span text:style-name="T4">]</text:span></text:p>
          </table:table-cell>
          <table:table-cell office:value-type="string" calcext:value-type="string">
            <text:p>полная занятость </text:p>
          </table:table-cell>
          <table:table-cell table:formula="of:=[.A206]&amp;&quot; - &quot;&amp;[.B206]" office:value-type="string" office:string-value="full employment [ful Im'plOImqnt] - полная занятость " calcext:value-type="string">
            <text:p>full employment [ful Im'plOImqnt] - полная занятость </text:p>
          </table:table-cell>
        </table:table-row>
        <table:table-row table:style-name="ro2">
          <table:table-cell office:value-type="string" calcext:value-type="string">
            <text:p><text:span text:style-name="T1">funds </text:span><text:span text:style-name="T2">[</text:span><text:span text:style-name="T3">fAndz</text:span><text:span text:style-name="T4">]</text:span></text:p>
          </table:table-cell>
          <table:table-cell office:value-type="string" calcext:value-type="string">
            <text:p>фонды, средства (денежные)</text:p>
          </table:table-cell>
          <table:table-cell table:formula="of:=[.A207]&amp;&quot; - &quot;&amp;[.B207]" office:value-type="string" office:string-value="funds [fAndz] - фонды, средства (денежные)" calcext:value-type="string">
            <text:p>funds [fAndz] - фонды, средства (денежные)</text:p>
          </table:table-cell>
        </table:table-row>
        <table:table-row table:style-name="ro2">
          <table:table-cell office:value-type="string" calcext:value-type="string">
            <text:p><text:span text:style-name="T1">to furnish </text:span><text:span text:style-name="T2">[</text:span><text:span text:style-name="T3">tu 'fWnIS</text:span><text:span text:style-name="T4">]</text:span></text:p>
          </table:table-cell>
          <table:table-cell office:value-type="string" calcext:value-type="string">
            <text:p>снабжать (with); доставлять, предоставлять</text:p>
          </table:table-cell>
          <table:table-cell table:formula="of:=[.A208]&amp;&quot; - &quot;&amp;[.B208]" office:value-type="string" office:string-value="to furnish [tu 'fWnIS] - снабжать (with); доставлять, предоставлять" calcext:value-type="string">
            <text:p>to furnish [tu 'fWnIS] - снабжать (with); доставлять, предоставлять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209]&amp;&quot; - &quot;&amp;[.B209]" office:value-type="string" office:string-value=" - " calcext:value-type="string">
            <text:p><text:s/>- </text:p>
          </table:table-cell>
        </table:table-row>
        <table:table-row table:style-name="ro7">
          <table:table-cell table:style-name="ce3" office:value-type="string" calcext:value-type="string">
            <text:p>General Agreement on Tariffs and Trade (GATT)</text:p>
            <text:p><text:span text:style-name="T2">[</text:span><text:span text:style-name="T3">'dZen(q)r(q)l q'grJmqnt On 'txrIfs qnd treId</text:span><text:span text:style-name="T4">]</text:span></text:p>
          </table:table-cell>
          <table:table-cell office:value-type="string" calcext:value-type="string">
            <text:p>Генеральное соглашение о таможенных тарифах и торговле (подписано 23 странами 30.10.1947 в Женеве. В 1995 передало свои функции Всемирной торговой организации)</text:p>
          </table:table-cell>
          <table:table-cell table:formula="of:=[.A210]&amp;&quot; - &quot;&amp;[.B210]" office:value-type="string" office:string-value="General Agreement on Tariffs and Trade (GATT)&#10;['dZen(q)r(q)l q'grJmqnt On 'txrIfs qnd treId] - Генеральное соглашение о таможенных тарифах и торговле (подписано 23 странами 30.10.1947 в Женеве. В 1995 передало свои функции Всемирной торговой организации)" calcext:value-type="string">
            <text:p>General Agreement on Tariffs and Trade (GATT)</text:p>
            <text:p>['dZen(q)r(q)l q'grJmqnt On 'txrIfs qnd treId] - Генеральное соглашение о таможенных тарифах и торговле (подписано 23 странами 30.10.1947 в Женеве. В 1995 передало свои функции Всемирной торговой организации)</text:p>
          </table:table-cell>
        </table:table-row>
        <table:table-row table:style-name="ro5">
          <table:table-cell office:value-type="string" calcext:value-type="string">
            <text:p><text:span text:style-name="T1">to generate </text:span><text:span text:style-name="T2">[</text:span><text:span text:style-name="T3">tu 'dZenqreIt</text:span><text:span text:style-name="T4">]</text:span></text:p>
          </table:table-cell>
          <table:table-cell office:value-type="string" calcext:value-type="string">
            <text:p>1) вызывать, порождать, рождать; 2) производить, генерировать, делать</text:p>
          </table:table-cell>
          <table:table-cell table:formula="of:=[.A211]&amp;&quot; - &quot;&amp;[.B211]" office:value-type="string" office:string-value="to generate [tu 'dZenqreIt] - 1) вызывать, порождать, рождать; 2) производить, генерировать, делать" calcext:value-type="string">
            <text:p>to generate [tu 'dZenqreIt] - 1) вызывать, порождать, рождать; 2) производить, генерировать, делать</text:p>
          </table:table-cell>
        </table:table-row>
        <table:table-row table:style-name="ro2">
          <table:table-cell office:value-type="string" calcext:value-type="string">
            <text:p><text:span text:style-name="T1">goods and services </text:span><text:span text:style-name="T2">[</text:span><text:span text:style-name="T3">gudz qnd 'sWvIsIz</text:span><text:span text:style-name="T4">]</text:span></text:p>
          </table:table-cell>
          <table:table-cell office:value-type="string" calcext:value-type="string">
            <text:p>товары и услуги</text:p>
          </table:table-cell>
          <table:table-cell table:formula="of:=[.A212]&amp;&quot; - &quot;&amp;[.B212]" office:value-type="string" office:string-value="goods and services [gudz qnd 'sWvIsIz] - товары и услуги" calcext:value-type="string">
            <text:p>goods and services [gudz qnd 'sWvIsIz] - товары и услуги</text:p>
          </table:table-cell>
        </table:table-row>
        <table:table-row table:style-name="ro5">
          <table:table-cell office:value-type="string" calcext:value-type="string">
            <text:p><text:span text:style-name="T1">to gouge </text:span><text:span text:style-name="T2">[</text:span><text:span text:style-name="T3">tu gaudZ</text:span><text:span text:style-name="T4">]</text:span></text:p>
          </table:table-cell>
          <table:table-cell office:value-type="string" calcext:value-type="string">
            <text:p>обманывать, надувать; назначать завышенную цену</text:p>
            <text:p> </text:p>
          </table:table-cell>
          <table:table-cell table:formula="of:=[.A213]&amp;&quot; - &quot;&amp;[.B213]" office:value-type="string" office:string-value="to gouge [tu gaudZ] - обманывать, надувать; назначать завышенную цену&#10; " calcext:value-type="string">
            <text:p>to gouge [tu gaudZ] - обманывать, надувать; назначать завышенную цену</text:p>
            <text:p> </text:p>
          </table:table-cell>
        </table:table-row>
        <table:table-row table:style-name="ro4">
          <table:table-cell table:style-name="ce3" office:value-type="string" calcext:value-type="string">
            <text:p>governmental authorities</text:p>
            <text:p><text:span text:style-name="T2">[</text:span><text:span text:style-name="T3">"gAv(q)n'mentl L'TOrItIz</text:span><text:span text:style-name="T4">]</text:span></text:p>
          </table:table-cell>
          <table:table-cell office:value-type="string" calcext:value-type="string">
            <text:p>государственная власть</text:p>
          </table:table-cell>
          <table:table-cell table:formula="of:=[.A214]&amp;&quot; - &quot;&amp;[.B214]" office:value-type="string" office:string-value="governmental authorities&#10;[&quot;gAv(q)n'mentl L'TOrItIz] - государственная власть" calcext:value-type="string">
            <text:p>governmental authorities</text:p>
            <text:p>["gAv(q)n'mentl L'TOrItIz] - государственная власть</text:p>
          </table:table-cell>
        </table:table-row>
        <table:table-row table:style-name="ro11">
          <table:table-cell office:value-type="string" calcext:value-type="string">
            <text:p><text:span text:style-name="T1">gross domestic product (GDP) </text:span><text:span text:style-name="T2">[</text:span><text:span text:style-name="T3">grOus dOu'mestIk 'prOdAkt</text:span><text:span text:style-name="T4">]</text:span></text:p>
          </table:table-cell>
          <table:table-cell office:value-type="string" calcext:value-type="string">
            <text:p>валовой внутренний продукт, ВВП (совокупная стоимость товаров и услуг, созданных внутри страны за определенный период (обычно за год), один из основополагающих макроэкономических показателей)</text:p>
          </table:table-cell>
          <table:table-cell table:formula="of:=[.A215]&amp;&quot; - &quot;&amp;[.B215]" office:value-type="string" office:string-value="gross domestic product (GDP) [grOus dOu'mestIk 'prOdAkt] - валовой внутренний продукт, ВВП (совокупная стоимость товаров и услуг, созданных внутри страны за определенный период (обычно за год), один из основополагающих макроэкономических показателей)" calcext:value-type="string">
            <text:p>gross domestic product (GDP) [grOus dOu'mestIk 'prOdAkt] - валовой внутренний продукт, ВВП (совокупная стоимость товаров и услуг, созданных внутри страны за определенный период (обычно за год), один из основополагающих макроэкономических показателей)</text:p>
          </table:table-cell>
        </table:table-row>
        <table:table-row table:style-name="ro2">
          <table:table-cell office:value-type="string" calcext:value-type="string">
            <text:p><text:span text:style-name="T1">guerrilla warfare </text:span><text:span text:style-name="T2">[</text:span><text:span text:style-name="T3">gq'rIlq 'wLfFq</text:span><text:span text:style-name="T4">]</text:span></text:p>
          </table:table-cell>
          <table:table-cell office:value-type="string" calcext:value-type="string">
            <text:p>партизанская война</text:p>
          </table:table-cell>
          <table:table-cell table:formula="of:=[.A216]&amp;&quot; - &quot;&amp;[.B216]" office:value-type="string" office:string-value="guerrilla warfare [gq'rIlq 'wLfFq] - партизанская война" calcext:value-type="string">
            <text:p>guerrilla warfare [gq'rIlq 'wLfFq] - партизанская война</text:p>
          </table:table-cell>
        </table:table-row>
        <table:table-row table:style-name="ro2">
          <table:table-cell office:value-type="string" calcext:value-type="string">
            <text:p><text:span text:style-name="T1">health care </text:span><text:span text:style-name="T2">[</text:span><text:span text:style-name="T3">helT kFq</text:span><text:span text:style-name="T4">]</text:span></text:p>
          </table:table-cell>
          <table:table-cell office:value-type="string" calcext:value-type="string">
            <text:p>здравоохранение</text:p>
          </table:table-cell>
          <table:table-cell table:formula="of:=[.A217]&amp;&quot; - &quot;&amp;[.B217]" office:value-type="string" office:string-value="health care [helT kFq] - здравоохранение" calcext:value-type="string">
            <text:p>health care [helT kFq] - здравоохранение</text:p>
          </table:table-cell>
        </table:table-row>
        <table:table-row table:style-name="ro2">
          <table:table-cell office:value-type="string" calcext:value-type="string">
            <text:p><text:span text:style-name="T1">hence </text:span><text:span text:style-name="T2">[</text:span><text:span text:style-name="T3">hens</text:span><text:span text:style-name="T4">]</text:span></text:p>
          </table:table-cell>
          <table:table-cell office:value-type="string" calcext:value-type="string">
            <text:p>1) значит; 2) отсюда; 3) следовательно</text:p>
          </table:table-cell>
          <table:table-cell table:formula="of:=[.A218]&amp;&quot; - &quot;&amp;[.B218]" office:value-type="string" office:string-value="hence [hens] - 1) значит; 2) отсюда; 3) следовательно" calcext:value-type="string">
            <text:p>hence [hens] - 1) значит; 2) отсюда; 3) следовательно</text:p>
          </table:table-cell>
        </table:table-row>
        <table:table-row table:style-name="ro2">
          <table:table-cell office:value-type="string" calcext:value-type="string">
            <text:p><text:span text:style-name="T1">heritage </text:span><text:span text:style-name="T2">[</text:span><text:span text:style-name="T3">'herItIdZ</text:span><text:span text:style-name="T4">]</text:span></text:p>
          </table:table-cell>
          <table:table-cell office:value-type="string" calcext:value-type="string">
            <text:p>наследство, наследие</text:p>
          </table:table-cell>
          <table:table-cell table:formula="of:=[.A219]&amp;&quot; - &quot;&amp;[.B219]" office:value-type="string" office:string-value="heritage ['herItIdZ] - наследство, наследие" calcext:value-type="string">
            <text:p>heritage ['herItIdZ] - наследство, наследие</text:p>
          </table:table-cell>
        </table:table-row>
        <table:table-row table:style-name="ro5">
          <table:table-cell office:value-type="string" calcext:value-type="string">
            <text:p><text:span text:style-name="T1">heterogeneous </text:span><text:span text:style-name="T2">[</text:span><text:span text:style-name="T3">'hetqrOu'dZJnjqs</text:span><text:span text:style-name="T4">]</text:span></text:p>
          </table:table-cell>
          <table:table-cell office:value-type="string" calcext:value-type="string">
            <text:p>гетерогенный, неоднородный, разнородный, разнотипный, различный</text:p>
          </table:table-cell>
          <table:table-cell table:formula="of:=[.A220]&amp;&quot; - &quot;&amp;[.B220]" office:value-type="string" office:string-value="heterogeneous ['hetqrOu'dZJnjqs] - гетерогенный, неоднородный, разнородный, разнотипный, различный" calcext:value-type="string">
            <text:p>heterogeneous ['hetqrOu'dZJnjqs] - гетерогенный, неоднородный, разнородный, разнотипный, различный</text:p>
          </table:table-cell>
        </table:table-row>
        <table:table-row table:style-name="ro2">
          <table:table-cell office:value-type="string" calcext:value-type="string">
            <text:p><text:span text:style-name="T1">hierarchical </text:span><text:span text:style-name="T2">[</text:span><text:span text:style-name="T3">haIq'rRkIkql</text:span><text:span text:style-name="T4">]</text:span></text:p>
          </table:table-cell>
          <table:table-cell table:style-name="ce10" office:value-type="string" calcext:value-type="string">
            <text:p>иерархический</text:p>
          </table:table-cell>
          <table:table-cell table:formula="of:=[.A221]&amp;&quot; - &quot;&amp;[.B221]" office:value-type="string" office:string-value="hierarchical [haIq'rRkIkql] - иерархический" calcext:value-type="string">
            <text:p>hierarchical [haIq'rRkIkql] - иерархический</text:p>
          </table:table-cell>
        </table:table-row>
        <table:table-row table:style-name="ro2">
          <table:table-cell office:value-type="string" calcext:value-type="string">
            <text:p><text:span text:style-name="T1">to highlight </text:span><text:span text:style-name="T2">[</text:span><text:span text:style-name="T3">tu 'haIlaIt</text:span><text:span text:style-name="T4">]</text:span></text:p>
          </table:table-cell>
          <table:table-cell office:value-type="string" calcext:value-type="string">
            <text:p>выдвигать на первый план</text:p>
          </table:table-cell>
          <table:table-cell table:formula="of:=[.A222]&amp;&quot; - &quot;&amp;[.B222]" office:value-type="string" office:string-value="to highlight [tu 'haIlaIt] - выдвигать на первый план" calcext:value-type="string">
            <text:p>to highlight [tu 'haIlaIt] - выдвигать на первый план</text:p>
          </table:table-cell>
        </table:table-row>
        <table:table-row table:style-name="ro2">
          <table:table-cell office:value-type="string" calcext:value-type="string">
            <text:p><text:span text:style-name="T1">Holy See </text:span><text:span text:style-name="T2">[</text:span><text:span text:style-name="T3">'hOulI sJ</text:span><text:span text:style-name="T4">]</text:span></text:p>
          </table:table-cell>
          <table:table-cell office:value-type="string" calcext:value-type="string">
            <text:p>папский престол, святейший престол, Ватикан</text:p>
          </table:table-cell>
          <table:table-cell table:formula="of:=[.A223]&amp;&quot; - &quot;&amp;[.B223]" office:value-type="string" office:string-value="Holy See ['hOulI sJ] - папский престол, святейший престол, Ватикан" calcext:value-type="string">
            <text:p>Holy See ['hOulI sJ] - папский престол, святейший престол, Ватикан</text:p>
          </table:table-cell>
        </table:table-row>
        <table:table-row table:style-name="ro2">
          <table:table-cell office:value-type="string" calcext:value-type="string">
            <text:p><text:span text:style-name="T1">home rule </text:span><text:span text:style-name="T2">[</text:span><text:span text:style-name="T3">hOum rHl</text:span><text:span text:style-name="T4">]</text:span></text:p>
          </table:table-cell>
          <table:table-cell office:value-type="string" calcext:value-type="string">
            <text:p>самоуправление, автономия</text:p>
          </table:table-cell>
          <table:table-cell table:formula="of:=[.A224]&amp;&quot; - &quot;&amp;[.B224]" office:value-type="string" office:string-value="home rule [hOum rHl] - самоуправление, автономия" calcext:value-type="string">
            <text:p>home rule [hOum rHl] - самоуправление, автономия</text:p>
          </table:table-cell>
        </table:table-row>
        <table:table-row table:style-name="ro2">
          <table:table-cell office:value-type="string" calcext:value-type="string">
            <text:p><text:span text:style-name="T1">homemaker </text:span><text:span text:style-name="T2">[</text:span><text:span text:style-name="T3">'hOum"meIkq</text:span><text:span text:style-name="T4">]</text:span></text:p>
          </table:table-cell>
          <table:table-cell office:value-type="string" calcext:value-type="string">
            <text:p>хозяйка дома, мать семейства</text:p>
          </table:table-cell>
          <table:table-cell table:formula="of:=[.A225]&amp;&quot; - &quot;&amp;[.B225]" office:value-type="string" office:string-value="homemaker ['hOum&quot;meIkq] - хозяйка дома, мать семейства" calcext:value-type="string">
            <text:p>homemaker ['hOum"meIkq] - хозяйка дома, мать семейства</text:p>
          </table:table-cell>
        </table:table-row>
        <table:table-row table:style-name="ro5">
          <table:table-cell office:value-type="string" calcext:value-type="string">
            <text:p><text:span text:style-name="T1">household </text:span><text:span text:style-name="T2">[</text:span><text:span text:style-name="T3">'haushOuld</text:span><text:span text:style-name="T4">]</text:span></text:p>
          </table:table-cell>
          <table:table-cell office:value-type="string" calcext:value-type="string">
            <text:p>домашнее хозяйство, двор, дом (как предмет хозяйственных забот)</text:p>
          </table:table-cell>
          <table:table-cell table:formula="of:=[.A226]&amp;&quot; - &quot;&amp;[.B226]" office:value-type="string" office:string-value="household ['haushOuld] - домашнее хозяйство, двор, дом (как предмет хозяйственных забот)" calcext:value-type="string">
            <text:p>household ['haushOuld] - домашнее хозяйство, двор, дом (как предмет хозяйственных забот)</text:p>
          </table:table-cell>
        </table:table-row>
        <table:table-row table:style-name="ro2">
          <table:table-cell office:value-type="string" calcext:value-type="string">
            <text:p><text:span text:style-name="T1">human rights </text:span><text:span text:style-name="T2">[</text:span><text:span text:style-name="T3">'hjHmqn raIts</text:span><text:span text:style-name="T4">]</text:span></text:p>
          </table:table-cell>
          <table:table-cell office:value-type="string" calcext:value-type="string">
            <text:p>права человека</text:p>
          </table:table-cell>
          <table:table-cell table:formula="of:=[.A227]&amp;&quot; - &quot;&amp;[.B227]" office:value-type="string" office:string-value="human rights ['hjHmqn raIts] - права человека" calcext:value-type="string">
            <text:p>human rights ['hjHmqn raIts] - права человека</text:p>
          </table:table-cell>
        </table:table-row>
        <table:table-row table:style-name="ro2">
          <table:table-cell office:value-type="string" calcext:value-type="string">
            <text:p><text:span text:style-name="T1">ills </text:span><text:span text:style-name="T2">[</text:span><text:span text:style-name="T3">Ilz</text:span><text:span text:style-name="T4">]</text:span></text:p>
          </table:table-cell>
          <table:table-cell office:value-type="string" calcext:value-type="string">
            <text:p>невзгоды, беды, несчастья</text:p>
          </table:table-cell>
          <table:table-cell table:formula="of:=[.A228]&amp;&quot; - &quot;&amp;[.B228]" office:value-type="string" office:string-value="ills [Ilz] - невзгоды, беды, несчастья" calcext:value-type="string">
            <text:p>ills [Ilz] - невзгоды, беды, несчастья</text:p>
          </table:table-cell>
        </table:table-row>
        <table:table-row table:style-name="ro2">
          <table:table-cell office:value-type="string" calcext:value-type="string">
            <text:p><text:span text:style-name="T1">impact </text:span><text:span text:style-name="T2">[</text:span><text:span text:style-name="T3">'Impxkt</text:span><text:span text:style-name="T4">]</text:span></text:p>
          </table:table-cell>
          <table:table-cell table:style-name="ce10" office:value-type="string" calcext:value-type="string">
            <text:p>1) толчок, импульс; 2) влияние, воздействие</text:p>
          </table:table-cell>
          <table:table-cell table:formula="of:=[.A229]&amp;&quot; - &quot;&amp;[.B229]" office:value-type="string" office:string-value="impact ['Impxkt] - 1) толчок, импульс; 2) влияние, воздействие" calcext:value-type="string">
            <text:p>impact ['Impxkt] - 1) толчок, импульс; 2) влияние, воздействие</text:p>
          </table:table-cell>
        </table:table-row>
        <table:table-row table:style-name="ro2">
          <table:table-cell office:value-type="string" calcext:value-type="string">
            <text:p><text:span text:style-name="T1">to implement </text:span><text:span text:style-name="T2">[</text:span><text:span text:style-name="T3">tu ImplImqnt</text:span><text:span text:style-name="T4">]</text:span></text:p>
          </table:table-cell>
          <table:table-cell office:value-type="string" calcext:value-type="string">
            <text:p>выполнять, осуществлять</text:p>
          </table:table-cell>
          <table:table-cell table:formula="of:=[.A230]&amp;&quot; - &quot;&amp;[.B230]" office:value-type="string" office:string-value="to implement [tu ImplImqnt] - выполнять, осуществлять" calcext:value-type="string">
            <text:p>to implement [tu ImplImqnt] - выполнять, осуществлять</text:p>
          </table:table-cell>
        </table:table-row>
        <table:table-row table:style-name="ro6">
          <table:table-cell office:value-type="string" calcext:value-type="string">
            <text:p><text:span text:style-name="T1">to impose </text:span><text:span text:style-name="T3">[Im'pOuz]</text:span></text:p>
          </table:table-cell>
          <table:table-cell office:value-type="string" calcext:value-type="string">
            <text:p>1) облагать (налогом, податью, сбором) (on/upon); 2) налагать (обязательство); 3) навязывать; 4) обманывать</text:p>
          </table:table-cell>
          <table:table-cell table:formula="of:=[.A231]&amp;&quot; - &quot;&amp;[.B231]" office:value-type="string" office:string-value="to impose [Im'pOuz] - 1) облагать (налогом, податью, сбором) (on/upon); 2) налагать (обязательство); 3) навязывать; 4) обманывать" calcext:value-type="string">
            <text:p>to impose [Im'pOuz] - 1) облагать (налогом, податью, сбором) (on/upon); 2) налагать (обязательство); 3) навязывать; 4) обманывать</text:p>
          </table:table-cell>
        </table:table-row>
        <table:table-row table:style-name="ro2">
          <table:table-cell office:value-type="string" calcext:value-type="string">
            <text:p><text:span text:style-name="T1">inaccessible </text:span><text:span text:style-name="T2">[</text:span><text:span text:style-name="T3">"Inxk'sesqbl</text:span><text:span text:style-name="T4">]</text:span></text:p>
          </table:table-cell>
          <table:table-cell table:style-name="ce10" office:value-type="string" calcext:value-type="string">
            <text:p>недоступный, недосягаемый, недостижимый, неприступный</text:p>
          </table:table-cell>
          <table:table-cell table:formula="of:=[.A232]&amp;&quot; - &quot;&amp;[.B232]" office:value-type="string" office:string-value="inaccessible [&quot;Inxk'sesqbl] - недоступный, недосягаемый, недостижимый, неприступный" calcext:value-type="string">
            <text:p>inaccessible ["Inxk'sesqbl] - недоступный, недосягаемый, недостижимый, неприступный</text:p>
          </table:table-cell>
        </table:table-row>
        <table:table-row table:style-name="ro2">
          <table:table-cell office:value-type="string" calcext:value-type="string">
            <text:p><text:span text:style-name="T1">incentive </text:span><text:span text:style-name="T2">[</text:span><text:span text:style-name="T3">In'sentIv</text:span><text:span text:style-name="T4">]</text:span></text:p>
          </table:table-cell>
          <table:table-cell table:style-name="ce10" office:value-type="string" calcext:value-type="string">
            <text:p>1) поощрение, стимул; 2) побуждение</text:p>
          </table:table-cell>
          <table:table-cell table:formula="of:=[.A233]&amp;&quot; - &quot;&amp;[.B233]" office:value-type="string" office:string-value="incentive [In'sentIv] - 1) поощрение, стимул; 2) побуждение" calcext:value-type="string">
            <text:p>incentive [In'sentIv] - 1) поощрение, стимул; 2) побуждение</text:p>
          </table:table-cell>
        </table:table-row>
        <table:table-row table:style-name="ro2">
          <table:table-cell office:value-type="string" calcext:value-type="string">
            <text:p><text:span text:style-name="T1">income </text:span><text:span text:style-name="T2">[</text:span><text:span text:style-name="T3">'InkAm</text:span><text:span text:style-name="T4">]</text:span></text:p>
          </table:table-cell>
          <table:table-cell office:value-type="string" calcext:value-type="string">
            <text:p>доход, поступления; заработок</text:p>
          </table:table-cell>
          <table:table-cell table:formula="of:=[.A234]&amp;&quot; - &quot;&amp;[.B234]" office:value-type="string" office:string-value="income ['InkAm] - доход, поступления; заработок" calcext:value-type="string">
            <text:p>income ['InkAm] - доход, поступления; заработок</text:p>
          </table:table-cell>
        </table:table-row>
        <table:table-row table:style-name="ro6">
          <table:table-cell office:value-type="string" calcext:value-type="string">
            <text:p><text:span text:style-name="T1">income statement </text:span><text:span text:style-name="T2">[</text:span><text:span text:style-name="T3">'InkAm</text:span><text:span text:style-name="T4"> </text:span><text:span text:style-name="T3">'steItment</text:span><text:span text:style-name="T4">]</text:span></text:p>
          </table:table-cell>
          <table:table-cell office:value-type="string" calcext:value-type="string">
            <text:p>декларация о доходах (официальный документ, содержащий сведения о доходах его автора, как правило, в целях налогообложения)</text:p>
          </table:table-cell>
          <table:table-cell table:formula="of:=[.A235]&amp;&quot; - &quot;&amp;[.B235]" office:value-type="string" office:string-value="income statement ['InkAm 'steItment] - декларация о доходах (официальный документ, содержащий сведения о доходах его автора, как правило, в целях налогообложения)" calcext:value-type="string">
            <text:p>income statement ['InkAm 'steItment] - декларация о доходах (официальный документ, содержащий сведения о доходах его автора, как правило, в целях налогообложения)</text:p>
          </table:table-cell>
        </table:table-row>
        <table:table-row table:style-name="ro2">
          <table:table-cell office:value-type="string" calcext:value-type="string">
            <text:p><text:span text:style-name="T1">income tax </text:span><text:span text:style-name="T2">[</text:span><text:span text:style-name="T3">'InkAm</text:span><text:span text:style-name="T4"> </text:span><text:span text:style-name="T3">txks</text:span><text:span text:style-name="T4">]</text:span></text:p>
          </table:table-cell>
          <table:table-cell office:value-type="string" calcext:value-type="string">
            <text:p>подоходный налог</text:p>
          </table:table-cell>
          <table:table-cell table:formula="of:=[.A236]&amp;&quot; - &quot;&amp;[.B236]" office:value-type="string" office:string-value="income tax ['InkAm txks] - подоходный налог" calcext:value-type="string">
            <text:p>income tax ['InkAm txks] - подоходный налог</text:p>
          </table:table-cell>
        </table:table-row>
        <table:table-row table:style-name="ro2">
          <table:table-cell office:value-type="string" calcext:value-type="string">
            <text:p><text:span text:style-name="T1">indigenous </text:span><text:span text:style-name="T2">[</text:span><text:span text:style-name="T3">In'dIdZInqs</text:span><text:span text:style-name="T4">]</text:span></text:p>
          </table:table-cell>
          <table:table-cell office:value-type="string" calcext:value-type="string">
            <text:p>аборигенный, местный, туземный</text:p>
          </table:table-cell>
          <table:table-cell table:formula="of:=[.A237]&amp;&quot; - &quot;&amp;[.B237]" office:value-type="string" office:string-value="indigenous [In'dIdZInqs] - аборигенный, местный, туземный" calcext:value-type="string">
            <text:p>indigenous [In'dIdZInqs] - аборигенный, местный, туземный</text:p>
          </table:table-cell>
        </table:table-row>
        <table:table-row table:style-name="ro2">
          <table:table-cell office:value-type="string" calcext:value-type="string">
            <text:p><text:span text:style-name="T1">indirect </text:span><text:span text:style-name="T2">[</text:span><text:span text:style-name="T3">"IndI'rekt</text:span><text:span text:style-name="T4">]</text:span></text:p>
          </table:table-cell>
          <table:table-cell office:value-type="string" calcext:value-type="string">
            <text:p>1) непрямой; 2) косвенный</text:p>
          </table:table-cell>
          <table:table-cell table:formula="of:=[.A238]&amp;&quot; - &quot;&amp;[.B238]" office:value-type="string" office:string-value="indirect [&quot;IndI'rekt] - 1) непрямой; 2) косвенный" calcext:value-type="string">
            <text:p>indirect ["IndI'rekt] - 1) непрямой; 2) косвенный</text:p>
          </table:table-cell>
        </table:table-row>
        <table:table-row table:style-name="ro2">
          <table:table-cell office:value-type="string" calcext:value-type="string">
            <text:p><text:span text:style-name="T1">to induce </text:span><text:span text:style-name="T2">[</text:span><text:span text:style-name="T3">tu In'djHs</text:span><text:span text:style-name="T4">]</text:span></text:p>
          </table:table-cell>
          <table:table-cell office:value-type="string" calcext:value-type="string">
            <text:p>1) побуждать, стимулировать, вызывать; 2) причинять</text:p>
          </table:table-cell>
          <table:table-cell table:formula="of:=[.A239]&amp;&quot; - &quot;&amp;[.B239]" office:value-type="string" office:string-value="to induce [tu In'djHs] - 1) побуждать, стимулировать, вызывать; 2) причинять" calcext:value-type="string">
            <text:p>to induce [tu In'djHs] - 1) побуждать, стимулировать, вызывать; 2) причинять</text:p>
          </table:table-cell>
        </table:table-row>
        <table:table-row table:style-name="ro4">
          <table:table-cell table:style-name="ce3" office:value-type="string" calcext:value-type="string">
            <text:p>industrial revolution</text:p>
            <text:p><text:span text:style-name="T2">[</text:span><text:span text:style-name="T3">In'dAstrIql "revq'lHS(q)n</text:span><text:span text:style-name="T4">]</text:span></text:p>
          </table:table-cell>
          <table:table-cell office:value-type="string" calcext:value-type="string">
            <text:p>промышленная революция</text:p>
          </table:table-cell>
          <table:table-cell table:formula="of:=[.A240]&amp;&quot; - &quot;&amp;[.B240]" office:value-type="string" office:string-value="industrial revolution&#10;[In'dAstrIql &quot;revq'lHS(q)n] - промышленная революция" calcext:value-type="string">
            <text:p>industrial revolution</text:p>
            <text:p>[In'dAstrIql "revq'lHS(q)n] - промышленная революция</text:p>
          </table:table-cell>
        </table:table-row>
        <table:table-row table:style-name="ro2">
          <table:table-cell office:value-type="string" calcext:value-type="string">
            <text:p><text:span text:style-name="T1">inevitable </text:span><text:span text:style-name="T2">[</text:span><text:span text:style-name="T3">In'evItqbl</text:span><text:span text:style-name="T4">]</text:span></text:p>
          </table:table-cell>
          <table:table-cell office:value-type="string" calcext:value-type="string">
            <text:p>неизбежный, неминуемый</text:p>
          </table:table-cell>
          <table:table-cell table:formula="of:=[.A241]&amp;&quot; - &quot;&amp;[.B241]" office:value-type="string" office:string-value="inevitable [In'evItqbl] - неизбежный, неминуемый" calcext:value-type="string">
            <text:p>inevitable [In'evItqbl] - неизбежный, неминуемый</text:p>
          </table:table-cell>
        </table:table-row>
        <table:table-row table:style-name="ro7">
          <table:table-cell table:style-name="ce3" office:value-type="string" calcext:value-type="string">
            <text:p>information technology </text:p>
            <text:p><text:span text:style-name="T2">[</text:span><text:span text:style-name="T3">"Infq'meIS(q)n tek'nOlqdZI</text:span><text:span text:style-name="T4">]</text:span></text:p>
            <text:p>(= infotech) (IT)</text:p>
          </table:table-cell>
          <table:table-cell office:value-type="string" calcext:value-type="string">
            <text:p>информационная технология (технология, связанная с созданием, обработкой, хранением, использованием, пересылкой и управлением информацией)</text:p>
          </table:table-cell>
          <table:table-cell table:formula="of:=[.A242]&amp;&quot; - &quot;&amp;[.B242]" office:value-type="string" office:string-value="information technology &#10;[&quot;Infq'meIS(q)n tek'nOlqdZI]&#10;(= infotech) (IT) - информационная технология (технология, связанная с созданием, обработкой, хранением, использованием, пересылкой и управлением информацией)" calcext:value-type="string">
            <text:p>information technology </text:p>
            <text:p>["Infq'meIS(q)n tek'nOlqdZI]</text:p>
            <text:p>(= infotech) (IT) - информационная технология (технология, связанная с созданием, обработкой, хранением, использованием, пересылкой и управлением информацией)</text:p>
          </table:table-cell>
        </table:table-row>
        <table:table-row table:style-name="ro2">
          <table:table-cell office:value-type="string" calcext:value-type="string">
            <text:p><text:span text:style-name="T1">ingot </text:span><text:span text:style-name="T2">[</text:span><text:span text:style-name="T3">'INgqt</text:span><text:span text:style-name="T4">]</text:span></text:p>
          </table:table-cell>
          <table:table-cell office:value-type="string" calcext:value-type="string">
            <text:p>литейная форма; слиток, болванка </text:p>
          </table:table-cell>
          <table:table-cell table:formula="of:=[.A243]&amp;&quot; - &quot;&amp;[.B243]" office:value-type="string" office:string-value="ingot ['INgqt] - литейная форма; слиток, болванка " calcext:value-type="string">
            <text:p>ingot ['INgqt] - литейная форма; слиток, болванка </text:p>
          </table:table-cell>
        </table:table-row>
        <table:table-row table:style-name="ro5">
          <table:table-cell office:value-type="string" calcext:value-type="string">
            <text:p><text:span text:style-name="T1">inherent </text:span><text:span text:style-name="T2">[</text:span><text:span text:style-name="T3">In'hIqr(q)nt</text:span><text:span text:style-name="T4">]</text:span></text:p>
          </table:table-cell>
          <table:table-cell office:value-type="string" calcext:value-type="string">
            <text:p>1) свойственный, присущий; 2) врожденный, внутренний</text:p>
          </table:table-cell>
          <table:table-cell table:formula="of:=[.A244]&amp;&quot; - &quot;&amp;[.B244]" office:value-type="string" office:string-value="inherent [In'hIqr(q)nt] - 1) свойственный, присущий; 2) врожденный, внутренний" calcext:value-type="string">
            <text:p>inherent [In'hIqr(q)nt] - 1) свойственный, присущий; 2) врожденный, внутренний</text:p>
          </table:table-cell>
        </table:table-row>
        <table:table-row table:style-name="ro2">
          <table:table-cell office:value-type="string" calcext:value-type="string">
            <text:p><text:span text:style-name="T1">inheritance </text:span><text:span text:style-name="T2">[</text:span><text:span text:style-name="T3">In'herIt(q)ns</text:span><text:span text:style-name="T4">]</text:span></text:p>
          </table:table-cell>
          <table:table-cell office:value-type="string" calcext:value-type="string">
            <text:p>наследование, наследство, наследие</text:p>
          </table:table-cell>
          <table:table-cell table:formula="of:=[.A245]&amp;&quot; - &quot;&amp;[.B245]" office:value-type="string" office:string-value="inheritance [In'herIt(q)ns] - наследование, наследство, наследие" calcext:value-type="string">
            <text:p>inheritance [In'herIt(q)ns] - наследование, наследство, наследие</text:p>
          </table:table-cell>
        </table:table-row>
        <table:table-row table:style-name="ro2">
          <table:table-cell office:value-type="string" calcext:value-type="string">
            <text:p><text:span text:style-name="T1">initial </text:span><text:span text:style-name="T2">[</text:span><text:span text:style-name="T3">I'nIS(q)l</text:span><text:span text:style-name="T4">]</text:span></text:p>
          </table:table-cell>
          <table:table-cell table:style-name="ce10" office:value-type="string" calcext:value-type="string">
            <text:p>начальный, первоначальный</text:p>
          </table:table-cell>
          <table:table-cell table:formula="of:=[.A246]&amp;&quot; - &quot;&amp;[.B246]" office:value-type="string" office:string-value="initial [I'nIS(q)l] - начальный, первоначальный" calcext:value-type="string">
            <text:p>initial [I'nIS(q)l] - начальный, первоначальный</text:p>
          </table:table-cell>
        </table:table-row>
        <table:table-row table:style-name="ro11">
          <table:table-cell office:value-type="string" calcext:value-type="string">
            <text:p><text:span text:style-name="T1">insider trading </text:span><text:span text:style-name="T2">[</text:span><text:span text:style-name="T3">'In'saIdq 'treIdIN</text:span><text:span text:style-name="T4">]</text:span></text:p>
          </table:table-cell>
          <table:table-cell office:value-type="string" calcext:value-type="string">
            <text:p>инсайдерные торговые операции с ценными бумагами, покупка (акций) осведомленным лицом (незаконные операции с ценными бумагами на основе внутренней информации о деятельности компании-эмитента)</text:p>
          </table:table-cell>
          <table:table-cell table:formula="of:=[.A247]&amp;&quot; - &quot;&amp;[.B247]" office:value-type="string" office:string-value="insider trading ['In'saIdq 'treIdIN] - инсайдерные торговые операции с ценными бумагами, покупка (акций) осведомленным лицом (незаконные операции с ценными бумагами на основе внутренней информации о деятельности компании-эмитента)" calcext:value-type="string">
            <text:p>insider trading ['In'saIdq 'treIdIN] - инсайдерные торговые операции с ценными бумагами, покупка (акций) осведомленным лицом (незаконные операции с ценными бумагами на основе внутренней информации о деятельности компании-эмитента)</text:p>
          </table:table-cell>
        </table:table-row>
        <table:table-row table:style-name="ro2">
          <table:table-cell office:value-type="string" calcext:value-type="string">
            <text:p><text:span text:style-name="T1">instant </text:span><text:span text:style-name="T2">[</text:span><text:span text:style-name="T3">'Instqnt</text:span><text:span text:style-name="T4">]</text:span></text:p>
          </table:table-cell>
          <table:table-cell office:value-type="string" calcext:value-type="string">
            <text:p>мгновение, миг, момент </text:p>
          </table:table-cell>
          <table:table-cell table:formula="of:=[.A248]&amp;&quot; - &quot;&amp;[.B248]" office:value-type="string" office:string-value="instant ['Instqnt] - мгновение, миг, момент " calcext:value-type="string">
            <text:p>instant ['Instqnt] - мгновение, миг, момент </text:p>
          </table:table-cell>
        </table:table-row>
        <table:table-row table:style-name="ro2">
          <table:table-cell office:value-type="string" calcext:value-type="string">
            <text:p><text:span text:style-name="T1">to institute </text:span><text:span text:style-name="T2">[</text:span><text:span text:style-name="T3">tu 'InstItjHt</text:span><text:span text:style-name="T4">]</text:span></text:p>
          </table:table-cell>
          <table:table-cell office:value-type="string" calcext:value-type="string">
            <text:p>1) учреждать, вводить; 2) основывать</text:p>
          </table:table-cell>
          <table:table-cell table:formula="of:=[.A249]&amp;&quot; - &quot;&amp;[.B249]" office:value-type="string" office:string-value="to institute [tu 'InstItjHt] - 1) учреждать, вводить; 2) основывать" calcext:value-type="string">
            <text:p>to institute [tu 'InstItjHt] - 1) учреждать, вводить; 2) основывать</text:p>
          </table:table-cell>
        </table:table-row>
        <table:table-row table:style-name="ro6">
          <table:table-cell office:value-type="string" calcext:value-type="string">
            <text:p><text:span text:style-name="T1">institutionalize </text:span><text:span text:style-name="T2">[</text:span><text:span text:style-name="T3">"InstI'tjHSqnqlaIz</text:span><text:span text:style-name="T4">]</text:span></text:p>
          </table:table-cell>
          <table:table-cell office:value-type="string" calcext:value-type="string">
            <text:p>1) институционализировать, конституировать; 2) помещать в учреждение закрытого типа (специальную больницу, реформаторий, тюрьму)</text:p>
          </table:table-cell>
          <table:table-cell table:formula="of:=[.A250]&amp;&quot; - &quot;&amp;[.B250]" office:value-type="string" office:string-value="institutionalize [&quot;InstI'tjHSqnqlaIz] - 1) институционализировать, конституировать; 2) помещать в учреждение закрытого типа (специальную больницу, реформаторий, тюрьму)" calcext:value-type="string">
            <text:p>institutionalize ["InstI'tjHSqnqlaIz] - 1) институционализировать, конституировать; 2) помещать в учреждение закрытого типа (специальную больницу, реформаторий, тюрьму)</text:p>
          </table:table-cell>
        </table:table-row>
        <table:table-row table:style-name="ro2">
          <table:table-cell office:value-type="string" calcext:value-type="string">
            <text:p><text:span text:style-name="T1">insurance </text:span><text:span text:style-name="T2">[</text:span><text:span text:style-name="T3">In'Suqr(q)ns</text:span><text:span text:style-name="T4">]</text:span></text:p>
          </table:table-cell>
          <table:table-cell office:value-type="string" calcext:value-type="string">
            <text:p>страхование</text:p>
          </table:table-cell>
          <table:table-cell table:formula="of:=[.A251]&amp;&quot; - &quot;&amp;[.B251]" office:value-type="string" office:string-value="insurance [In'Suqr(q)ns] - страхование" calcext:value-type="string">
            <text:p>insurance [In'Suqr(q)ns] - страхование</text:p>
          </table:table-cell>
        </table:table-row>
        <table:table-row table:style-name="ro5">
          <table:table-cell office:value-type="string" calcext:value-type="string">
            <text:p><text:span text:style-name="T1">integrity </text:span><text:span text:style-name="T2">[</text:span><text:span text:style-name="T3">In'tegrItI</text:span><text:span text:style-name="T4">]</text:span></text:p>
          </table:table-cell>
          <table:table-cell office:value-type="string" calcext:value-type="string">
            <text:p>нетронутость, неприкосновенность, целостность, полнота </text:p>
          </table:table-cell>
          <table:table-cell table:formula="of:=[.A252]&amp;&quot; - &quot;&amp;[.B252]" office:value-type="string" office:string-value="integrity [In'tegrItI] - нетронутость, неприкосновенность, целостность, полнота " calcext:value-type="string">
            <text:p>integrity [In'tegrItI] - нетронутость, неприкосновенность, целостность, полнота </text:p>
          </table:table-cell>
        </table:table-row>
        <table:table-row table:style-name="ro7">
          <table:table-cell office:value-type="string" calcext:value-type="string">
            <text:p><text:span text:style-name="T1">intellectual property </text:span><text:span text:style-name="T2">[</text:span><text:span text:style-name="T3">"IntI'lektjuql 'prOpqtI</text:span><text:span text:style-name="T4">]</text:span></text:p>
          </table:table-cell>
          <table:table-cell office:value-type="string" calcext:value-type="string">
            <text:p>интеллектуальная собственность (подразделяется на промышленную собственность (industrial property) и работы, охраняемые авторским правом (copyrightable subject-matter))</text:p>
          </table:table-cell>
          <table:table-cell table:formula="of:=[.A253]&amp;&quot; - &quot;&amp;[.B253]" office:value-type="string" office:string-value="intellectual property [&quot;IntI'lektjuql 'prOpqtI] - интеллектуальная собственность (подразделяется на промышленную собственность (industrial property) и работы, охраняемые авторским правом (copyrightable subject-matter))" calcext:value-type="string">
            <text:p>intellectual property ["IntI'lektjuql 'prOpqtI] - интеллектуальная собственность (подразделяется на промышленную собственность (industrial property) и работы, охраняемые авторским правом (copyrightable subject-matter))</text:p>
          </table:table-cell>
        </table:table-row>
        <table:table-row table:style-name="ro6">
          <table:table-cell table:style-name="ce3" office:value-type="string" calcext:value-type="string">
            <text:p>intellectual property rights </text:p>
            <text:p><text:span text:style-name="T2">[</text:span><text:span text:style-name="T3">"IntI'lektjuql 'prOpqtI raIts</text:span><text:span text:style-name="T4">]</text:span></text:p>
          </table:table-cell>
          <table:table-cell office:value-type="string" calcext:value-type="string">
            <text:p>права на интеллектуальную собственность (общее понятие, охватывающее права на нематериальную собственность)</text:p>
          </table:table-cell>
          <table:table-cell table:formula="of:=[.A254]&amp;&quot; - &quot;&amp;[.B254]" office:value-type="string" office:string-value="intellectual property rights &#10;[&quot;IntI'lektjuql 'prOpqtI raIts] - права на интеллектуальную собственность (общее понятие, охватывающее права на нематериальную собственность)" calcext:value-type="string">
            <text:p>intellectual property rights </text:p>
            <text:p>["IntI'lektjuql 'prOpqtI raIts] - права на интеллектуальную собственность (общее понятие, охватывающее права на нематериальную собственность)</text:p>
          </table:table-cell>
        </table:table-row>
        <table:table-row table:style-name="ro2">
          <table:table-cell office:value-type="string" calcext:value-type="string">
            <text:p><text:span text:style-name="T1">intended use </text:span><text:span text:style-name="T2">[</text:span><text:span text:style-name="T3">In'tendId jHs</text:span><text:span text:style-name="T4">]</text:span></text:p>
          </table:table-cell>
          <table:table-cell office:value-type="string" calcext:value-type="string">
            <text:p>использование по назначению</text:p>
          </table:table-cell>
          <table:table-cell table:formula="of:=[.A255]&amp;&quot; - &quot;&amp;[.B255]" office:value-type="string" office:string-value="intended use [In'tendId jHs] - использование по назначению" calcext:value-type="string">
            <text:p>intended use [In'tendId jHs] - использование по назначению</text:p>
          </table:table-cell>
        </table:table-row>
        <table:table-row table:style-name="ro5">
          <table:table-cell office:value-type="string" calcext:value-type="string">
            <text:p><text:span text:style-name="T1">interest </text:span><text:span text:style-name="T2">[</text:span><text:span text:style-name="T3">'IntrIst</text:span><text:span text:style-name="T4">]</text:span></text:p>
          </table:table-cell>
          <table:table-cell table:style-name="ce10" office:value-type="string" calcext:value-type="string">
            <text:p>1) интерес, заинтересованность; 2) важность, значение;</text:p>
            <text:p>3) доля, участие; 4) проценты (на капитал), доход </text:p>
          </table:table-cell>
          <table:table-cell table:formula="of:=[.A256]&amp;&quot; - &quot;&amp;[.B256]" office:value-type="string" office:string-value="interest ['IntrIst] - 1) интерес, заинтересованность; 2) важность, значение;&#10;3) доля, участие; 4) проценты (на капитал), доход " calcext:value-type="string">
            <text:p>interest ['IntrIst] - 1) интерес, заинтересованность; 2) важность, значение;</text:p>
            <text:p>3) доля, участие; 4) проценты (на капитал), доход </text:p>
          </table:table-cell>
        </table:table-row>
        <table:table-row table:style-name="ro5">
          <table:table-cell office:value-type="string" calcext:value-type="string">
            <text:p><text:span text:style-name="T1">interest group </text:span><text:span text:style-name="T2">[</text:span><text:span text:style-name="T3">'IntrIst grHp</text:span><text:span text:style-name="T4">]</text:span></text:p>
          </table:table-cell>
          <table:table-cell office:value-type="string" calcext:value-type="string">
            <text:p>группа лиц, имеющих общие интересы, группа лиц, объединенная общими интересами</text:p>
          </table:table-cell>
          <table:table-cell table:formula="of:=[.A257]&amp;&quot; - &quot;&amp;[.B257]" office:value-type="string" office:string-value="interest group ['IntrIst grHp] - группа лиц, имеющих общие интересы, группа лиц, объединенная общими интересами" calcext:value-type="string">
            <text:p>interest group ['IntrIst grHp] - группа лиц, имеющих общие интересы, группа лиц, объединенная общими интересами</text:p>
          </table:table-cell>
        </table:table-row>
        <table:table-row table:style-name="ro4">
          <table:table-cell table:style-name="ce3" office:value-type="string" calcext:value-type="string">
            <text:p>intergovernmental organization</text:p>
            <text:p><text:span text:style-name="T2">[</text:span><text:span text:style-name="T3">'Intq"gAv(q)n'mentl</text:span><text:span text:style-name="T4"> </text:span><text:span text:style-name="T3">"LgqnaI'zeISqn</text:span><text:span text:style-name="T4">]</text:span></text:p>
          </table:table-cell>
          <table:table-cell office:value-type="string" calcext:value-type="string">
            <text:p>межправительственная организация</text:p>
          </table:table-cell>
          <table:table-cell table:formula="of:=[.A258]&amp;&quot; - &quot;&amp;[.B258]" office:value-type="string" office:string-value="intergovernmental organization&#10;['Intq&quot;gAv(q)n'mentl &quot;LgqnaI'zeISqn] - межправительственная организация" calcext:value-type="string">
            <text:p>intergovernmental organization</text:p>
            <text:p>['Intq"gAv(q)n'mentl "LgqnaI'zeISqn] - межправительственная организация</text:p>
          </table:table-cell>
        </table:table-row>
        <table:table-row table:style-name="ro2">
          <table:table-cell office:value-type="string" calcext:value-type="string">
            <text:p><text:span text:style-name="T1">interim </text:span><text:span text:style-name="T2">[</text:span><text:span text:style-name="T3">'IntqrIm</text:span><text:span text:style-name="T4">]</text:span></text:p>
          </table:table-cell>
          <table:table-cell office:value-type="string" calcext:value-type="string">
            <text:p>промежуточный, предварительный </text:p>
          </table:table-cell>
          <table:table-cell table:formula="of:=[.A259]&amp;&quot; - &quot;&amp;[.B259]" office:value-type="string" office:string-value="interim ['IntqrIm] - промежуточный, предварительный " calcext:value-type="string">
            <text:p>interim ['IntqrIm] - промежуточный, предварительный </text:p>
          </table:table-cell>
        </table:table-row>
        <table:table-row table:style-name="ro7">
          <table:table-cell office:value-type="string" calcext:value-type="string">
            <text:p><text:span text:style-name="T1">internal control </text:span><text:span text:style-name="T2">[</text:span><text:span text:style-name="T3">In'tWnl</text:span><text:span text:style-name="T4"> </text:span><text:span text:style-name="T3">kqn'trqul</text:span><text:span text:style-name="T4">]</text:span></text:p>
          </table:table-cell>
          <table:table-cell office:value-type="string" calcext:value-type="string">
            <text:p>внутренний контроль (средства и методы обеспечения эффективной деятельности организации и сохранности ее активов, используемые руководством компании)</text:p>
          </table:table-cell>
          <table:table-cell table:formula="of:=[.A260]&amp;&quot; - &quot;&amp;[.B260]" office:value-type="string" office:string-value="internal control [In'tWnl kqn'trqul] - внутренний контроль (средства и методы обеспечения эффективной деятельности организации и сохранности ее активов, используемые руководством компании)" calcext:value-type="string">
            <text:p>internal control [In'tWnl kqn'trqul] - внутренний контроль (средства и методы обеспечения эффективной деятельности организации и сохранности ее активов, используемые руководством компании)</text:p>
          </table:table-cell>
        </table:table-row>
        <table:table-row table:style-name="ro2">
          <table:table-cell office:value-type="string" calcext:value-type="string">
            <text:p><text:span text:style-name="T1">international law </text:span><text:span text:style-name="T2">[</text:span><text:span text:style-name="T3">"Intq(:)'nxSqnl  lL</text:span><text:span text:style-name="T4">] </text:span></text:p>
          </table:table-cell>
          <table:table-cell office:value-type="string" calcext:value-type="string">
            <text:p>международное право</text:p>
          </table:table-cell>
          <table:table-cell table:formula="of:=[.A261]&amp;&quot; - &quot;&amp;[.B261]" office:value-type="string" office:string-value="international law [&quot;Intq(:)'nxSqnl  lL]  - международное право" calcext:value-type="string">
            <text:p>international law ["Intq(:)'nxSqnl  lL]  - международное право</text:p>
          </table:table-cell>
        </table:table-row>
        <table:table-row table:style-name="ro7">
          <table:table-cell table:style-name="ce3" office:value-type="string" calcext:value-type="string">
            <text:p>International Monetary Fund</text:p>
            <text:p><text:span text:style-name="T2">[</text:span><text:span text:style-name="T3">"Intq(:)'nxSqnl 'mAnIt(q)rI fAnd</text:span><text:span text:style-name="T4">]</text:span></text:p>
          </table:table-cell>
          <table:table-cell office:value-type="string" calcext:value-type="string">
            <text:p>Международный валютный фонд, МВФ (международная валютно-финансовая организация, учрежденная ООН в 1944 г. как орган регулирования международной валютной системы)</text:p>
          </table:table-cell>
          <table:table-cell table:formula="of:=[.A262]&amp;&quot; - &quot;&amp;[.B262]" office:value-type="string" office:string-value="International Monetary Fund&#10;[&quot;Intq(:)'nxSqnl 'mAnIt(q)rI fAnd] - Международный валютный фонд, МВФ (международная валютно-финансовая организация, учрежденная ООН в 1944 г. как орган регулирования международной валютной системы)" calcext:value-type="string">
            <text:p>International Monetary Fund</text:p>
            <text:p>["Intq(:)'nxSqnl 'mAnIt(q)rI fAnd] - Международный валютный фонд, МВФ (международная валютно-финансовая организация, учрежденная ООН в 1944 г. как орган регулирования международной валютной системы)</text:p>
          </table:table-cell>
        </table:table-row>
        <table:table-row table:style-name="ro2">
          <table:table-cell office:value-type="string" calcext:value-type="string">
            <text:p><text:span text:style-name="T1">interrogation </text:span><text:span text:style-name="T2">[</text:span><text:span text:style-name="T3">In"terOu'geIS(q)n</text:span><text:span text:style-name="T4">]</text:span></text:p>
          </table:table-cell>
          <table:table-cell office:value-type="string" calcext:value-type="string">
            <text:p>допрос (свидетелей и подозреваемых)</text:p>
          </table:table-cell>
          <table:table-cell table:formula="of:=[.A263]&amp;&quot; - &quot;&amp;[.B263]" office:value-type="string" office:string-value="interrogation [In&quot;terOu'geIS(q)n] - допрос (свидетелей и подозреваемых)" calcext:value-type="string">
            <text:p>interrogation [In"terOu'geIS(q)n] - допрос (свидетелей и подозреваемых)</text:p>
          </table:table-cell>
        </table:table-row>
        <table:table-row table:style-name="ro5">
          <table:table-cell office:value-type="string" calcext:value-type="string">
            <text:p><text:span text:style-name="T1">intervention </text:span><text:span text:style-name="T2">[</text:span><text:span text:style-name="T3">"Intq(:)'venS(q)n</text:span><text:span text:style-name="T4">]</text:span></text:p>
          </table:table-cell>
          <table:table-cell office:value-type="string" calcext:value-type="string">
            <text:p>1) интервенция, вмешательство; 2) посредничество; </text:p>
            <text:p>3) валютная интервенция</text:p>
          </table:table-cell>
          <table:table-cell table:formula="of:=[.A264]&amp;&quot; - &quot;&amp;[.B264]" office:value-type="string" office:string-value="intervention [&quot;Intq(:)'venS(q)n] - 1) интервенция, вмешательство; 2) посредничество; &#10;3) валютная интервенция" calcext:value-type="string">
            <text:p>intervention ["Intq(:)'venS(q)n] - 1) интервенция, вмешательство; 2) посредничество; </text:p>
            <text:p>3) валютная интервенция</text:p>
          </table:table-cell>
        </table:table-row>
        <table:table-row table:style-name="ro5">
          <table:table-cell office:value-type="string" calcext:value-type="string">
            <text:p><text:span text:style-name="T1">innovation </text:span><text:span text:style-name="T2">[</text:span><text:span text:style-name="T3">"InOu'veIS(q)n</text:span><text:span text:style-name="T4">]</text:span></text:p>
          </table:table-cell>
          <table:table-cell office:value-type="string" calcext:value-type="string">
            <text:p>1) новшество, нововведение; 2) рационализаторское предложение</text:p>
          </table:table-cell>
          <table:table-cell table:formula="of:=[.A265]&amp;&quot; - &quot;&amp;[.B265]" office:value-type="string" office:string-value="innovation [&quot;InOu'veIS(q)n] - 1) новшество, нововведение; 2) рационализаторское предложение" calcext:value-type="string">
            <text:p>innovation ["InOu'veIS(q)n] - 1) новшество, нововведение; 2) рационализаторское предложение</text:p>
          </table:table-cell>
        </table:table-row>
        <table:table-row table:style-name="ro2">
          <table:table-cell office:value-type="string" calcext:value-type="string">
            <text:p><text:span text:style-name="T1">inventory </text:span><text:span text:style-name="T2">[</text:span><text:span text:style-name="T3">'InvqntrI</text:span><text:span text:style-name="T4">]</text:span></text:p>
          </table:table-cell>
          <table:table-cell office:value-type="string" calcext:value-type="string">
            <text:p>опись, список, реестр</text:p>
          </table:table-cell>
          <table:table-cell table:formula="of:=[.A266]&amp;&quot; - &quot;&amp;[.B266]" office:value-type="string" office:string-value="inventory ['InvqntrI] - опись, список, реестр" calcext:value-type="string">
            <text:p>inventory ['InvqntrI] - опись, список, реестр</text:p>
          </table:table-cell>
        </table:table-row>
        <table:table-row table:style-name="ro9">
          <table:table-cell office:value-type="string" calcext:value-type="string">
            <text:p><text:span text:style-name="T1">investment fund </text:span><text:span text:style-name="T2">[</text:span><text:span text:style-name="T3">In'vestmqnt fAnd</text:span><text:span text:style-name="T4">]</text:span></text:p>
          </table:table-cell>
          <table:table-cell office:value-type="string" calcext:value-type="string">
            <text:p>1) инвестиционный фонд (организация, осуществляющая управление инвестированием средств своих вкладчиков (акционеров)); 2) фонд инвестиций [капиталовложений] (пул денежных средств, сформированный для осуществления инвестиционной деятельности)</text:p>
          </table:table-cell>
          <table:table-cell table:formula="of:=[.A267]&amp;&quot; - &quot;&amp;[.B267]" office:value-type="string" office:string-value="investment fund [In'vestmqnt fAnd] - 1) инвестиционный фонд (организация, осуществляющая управление инвестированием средств своих вкладчиков (акционеров)); 2) фонд инвестиций [капиталовложений] (пул денежных средств, сформированный для осуществления инвестиционной деятельности)" calcext:value-type="string">
            <text:p>investment fund [In'vestmqnt fAnd] - 1) инвестиционный фонд (организация, осуществляющая управление инвестированием средств своих вкладчиков (акционеров)); 2) фонд инвестиций [капиталовложений] (пул денежных средств, сформированный для осуществления инвестиционной деятельности)</text:p>
          </table:table-cell>
        </table:table-row>
        <table:table-row table:style-name="ro2">
          <table:table-cell office:value-type="string" calcext:value-type="string">
            <text:p><text:span text:style-name="T1">invoice </text:span><text:span text:style-name="T2">[</text:span><text:span text:style-name="T3">'InvOIs</text:span><text:span text:style-name="T4">]</text:span></text:p>
          </table:table-cell>
          <table:table-cell office:value-type="string" calcext:value-type="string">
            <text:p>счет, фактура, счет-фактура, </text:p>
          </table:table-cell>
          <table:table-cell table:formula="of:=[.A268]&amp;&quot; - &quot;&amp;[.B268]" office:value-type="string" office:string-value="invoice ['InvOIs] - счет, фактура, счет-фактура, " calcext:value-type="string">
            <text:p>invoice ['InvOIs] - счет, фактура, счет-фактура, </text:p>
          </table:table-cell>
        </table:table-row>
        <table:table-row table:style-name="ro2">
          <table:table-cell office:value-type="string" calcext:value-type="string">
            <text:p><text:span text:style-name="T1">to involve </text:span><text:span text:style-name="T2">[</text:span><text:span text:style-name="T3">tu In'vOlv</text:span><text:span text:style-name="T4">]</text:span></text:p>
          </table:table-cell>
          <table:table-cell office:value-type="string" calcext:value-type="string">
            <text:p>1) вовлекать, включать; 2) включать в себя</text:p>
          </table:table-cell>
          <table:table-cell table:formula="of:=[.A269]&amp;&quot; - &quot;&amp;[.B269]" office:value-type="string" office:string-value="to involve [tu In'vOlv] - 1) вовлекать, включать; 2) включать в себя" calcext:value-type="string">
            <text:p>to involve [tu In'vOlv] - 1) вовлекать, включать; 2) включать в себя</text:p>
          </table:table-cell>
        </table:table-row>
        <table:table-row table:style-name="ro2">
          <table:table-cell office:value-type="string" calcext:value-type="string">
            <text:p><text:span text:style-name="T1">involvement </text:span><text:span text:style-name="T2">[</text:span><text:span text:style-name="T3">In'vOlvmqnt</text:span><text:span text:style-name="T4">]</text:span></text:p>
          </table:table-cell>
          <table:table-cell office:value-type="string" calcext:value-type="string">
            <text:p>вовлеченность, участие (в чем-л. - in; with)</text:p>
          </table:table-cell>
          <table:table-cell table:formula="of:=[.A270]&amp;&quot; - &quot;&amp;[.B270]" office:value-type="string" office:string-value="involvement [In'vOlvmqnt] - вовлеченность, участие (в чем-л. - in; with)" calcext:value-type="string">
            <text:p>involvement [In'vOlvmqnt] - вовлеченность, участие (в чем-л. - in; with)</text:p>
          </table:table-cell>
        </table:table-row>
        <table:table-row table:style-name="ro5">
          <table:table-cell office:value-type="string" calcext:value-type="string">
            <text:p><text:span text:style-name="T1">issue </text:span><text:span text:style-name="T2">[</text:span><text:span text:style-name="T3">'ISH</text:span><text:span text:style-name="T4">]</text:span></text:p>
          </table:table-cell>
          <table:table-cell office:value-type="string" calcext:value-type="string">
            <text:p>1) выпуск, издание; 2) вопрос (проблема), спорный вопрос </text:p>
          </table:table-cell>
          <table:table-cell table:formula="of:=[.A271]&amp;&quot; - &quot;&amp;[.B271]" office:value-type="string" office:string-value="issue ['ISH] - 1) выпуск, издание; 2) вопрос (проблема), спорный вопрос " calcext:value-type="string">
            <text:p>issue ['ISH] - 1) выпуск, издание; 2) вопрос (проблема), спорный вопрос </text:p>
          </table:table-cell>
        </table:table-row>
        <table:table-row table:style-name="ro5">
          <table:table-cell office:value-type="string" calcext:value-type="string">
            <text:p><text:span text:style-name="T1">to issue </text:span><text:span text:style-name="T2">[</text:span><text:span text:style-name="T3">tu 'ISH</text:span><text:span text:style-name="T4">]</text:span></text:p>
          </table:table-cell>
          <table:table-cell office:value-type="string" calcext:value-type="string">
            <text:p>1) выпускать в обращение, издавать;</text:p>
            <text:p>2) выписывать; 3) выставлять</text:p>
          </table:table-cell>
          <table:table-cell table:formula="of:=[.A272]&amp;&quot; - &quot;&amp;[.B272]" office:value-type="string" office:string-value="to issue [tu 'ISH] - 1) выпускать в обращение, издавать;&#10;2) выписывать; 3) выставлять" calcext:value-type="string">
            <text:p>to issue [tu 'ISH] - 1) выпускать в обращение, издавать;</text:p>
            <text:p>2) выписывать; 3) выставлять</text:p>
          </table:table-cell>
        </table:table-row>
        <table:table-row table:style-name="ro2">
          <table:table-cell office:value-type="string" calcext:value-type="string">
            <text:p><text:span text:style-name="T1">to join </text:span><text:span text:style-name="T2">[</text:span><text:span text:style-name="T3">tu dZOIn</text:span><text:span text:style-name="T4">]</text:span></text:p>
          </table:table-cell>
          <table:table-cell table:style-name="ce10" office:value-type="string" calcext:value-type="string">
            <text:p>1) присоединять(ся) 2) соединять(ся) 3) вступать в члены</text:p>
          </table:table-cell>
          <table:table-cell table:formula="of:=[.A273]&amp;&quot; - &quot;&amp;[.B273]" office:value-type="string" office:string-value="to join [tu dZOIn] - 1) присоединять(ся) 2) соединять(ся) 3) вступать в члены" calcext:value-type="string">
            <text:p>to join [tu dZOIn] - 1) присоединять(ся) 2) соединять(ся) 3) вступать в члены</text:p>
          </table:table-cell>
        </table:table-row>
        <table:table-row table:style-name="ro2">
          <table:table-cell office:value-type="string" calcext:value-type="string">
            <text:p><text:span text:style-name="T1">judgment </text:span><text:span text:style-name="T2">[</text:span><text:span text:style-name="T3">'dZAdZmqnt</text:span><text:span text:style-name="T4">]</text:span></text:p>
          </table:table-cell>
          <table:table-cell office:value-type="string" calcext:value-type="string">
            <text:p>1) присуждение; 2) суждение; 3) усмотрение</text:p>
          </table:table-cell>
          <table:table-cell table:formula="of:=[.A274]&amp;&quot; - &quot;&amp;[.B274]" office:value-type="string" office:string-value="judgment ['dZAdZmqnt] - 1) присуждение; 2) суждение; 3) усмотрение" calcext:value-type="string">
            <text:p>judgment ['dZAdZmqnt] - 1) присуждение; 2) суждение; 3) усмотрение</text:p>
          </table:table-cell>
        </table:table-row>
        <table:table-row table:style-name="ro5">
          <table:table-cell office:value-type="string" calcext:value-type="string">
            <text:p><text:span text:style-name="T1">in kind </text:span><text:span text:style-name="T2">[</text:span><text:span text:style-name="T3">In</text:span><text:span text:style-name="T4"> </text:span><text:span text:style-name="T3">kaInd</text:span><text:span text:style-name="T4">]</text:span></text:p>
          </table:table-cell>
          <table:table-cell office:value-type="string" calcext:value-type="string">
            <text:p>натуральный (в форме товаров или услуг, а не денег)</text:p>
          </table:table-cell>
          <table:table-cell table:formula="of:=[.A275]&amp;&quot; - &quot;&amp;[.B275]" office:value-type="string" office:string-value="in kind [In kaInd] - натуральный (в форме товаров или услуг, а не денег)" calcext:value-type="string">
            <text:p>in kind [In kaInd] - натуральный (в форме товаров или услуг, а не денег)</text:p>
          </table:table-cell>
        </table:table-row>
        <table:table-row table:style-name="ro6">
          <table:table-cell office:value-type="string" calcext:value-type="string">
            <text:p><text:span text:style-name="T1">to label </text:span><text:span text:style-name="T2">[</text:span><text:span text:style-name="T3">tu 'leIbl</text:span><text:span text:style-name="T4">]</text:span></text:p>
          </table:table-cell>
          <table:table-cell office:value-type="string" calcext:value-type="string">
            <text:p>1) прикреплять ярлык, этикетку, навешивать бирку и т. п.; 2) категоризировать, относить к какой-л. категории; приклеивать, навешивать ярлык (as)</text:p>
          </table:table-cell>
          <table:table-cell table:formula="of:=[.A276]&amp;&quot; - &quot;&amp;[.B276]" office:value-type="string" office:string-value="to label [tu 'leIbl] - 1) прикреплять ярлык, этикетку, навешивать бирку и т. п.; 2) категоризировать, относить к какой-л. категории; приклеивать, навешивать ярлык (as)" calcext:value-type="string">
            <text:p>to label [tu 'leIbl] - 1) прикреплять ярлык, этикетку, навешивать бирку и т. п.; 2) категоризировать, относить к какой-л. категории; приклеивать, навешивать ярлык (as)</text:p>
          </table:table-cell>
        </table:table-row>
        <table:table-row table:style-name="ro2">
          <table:table-cell office:value-type="string" calcext:value-type="string">
            <text:p><text:span text:style-name="T1">labor (US) (labour (UK)) </text:span><text:span text:style-name="T2">[</text:span><text:span text:style-name="T3">'leIbq</text:span><text:span text:style-name="T4">]</text:span></text:p>
          </table:table-cell>
          <table:table-cell office:value-type="string" calcext:value-type="string">
            <text:p>труд, работа </text:p>
          </table:table-cell>
          <table:table-cell table:formula="of:=[.A277]&amp;&quot; - &quot;&amp;[.B277]" office:value-type="string" office:string-value="labor (US) (labour (UK)) ['leIbq] - труд, работа " calcext:value-type="string">
            <text:p>labor (US) (labour (UK)) ['leIbq] - труд, работа </text:p>
          </table:table-cell>
        </table:table-row>
        <table:table-row table:style-name="ro2">
          <table:table-cell office:value-type="string" calcext:value-type="string">
            <text:p><text:span text:style-name="T1">laborer </text:span><text:span text:style-name="T2">[</text:span><text:span text:style-name="T3">'leIbqrq</text:span><text:span text:style-name="T4">]</text:span></text:p>
          </table:table-cell>
          <table:table-cell office:value-type="string" calcext:value-type="string">
            <text:p>неквалифицированный рабочий</text:p>
          </table:table-cell>
          <table:table-cell table:formula="of:=[.A278]&amp;&quot; - &quot;&amp;[.B278]" office:value-type="string" office:string-value="laborer ['leIbqrq] - неквалифицированный рабочий" calcext:value-type="string">
            <text:p>laborer ['leIbqrq] - неквалифицированный рабочий</text:p>
          </table:table-cell>
        </table:table-row>
        <table:table-row table:style-name="ro2">
          <table:table-cell office:value-type="string" calcext:value-type="string">
            <text:p><text:span text:style-name="T1">latitude </text:span><text:span text:style-name="T2">[</text:span><text:span text:style-name="T3">'lxtItjHd</text:span><text:span text:style-name="T4">]</text:span></text:p>
          </table:table-cell>
          <table:table-cell office:value-type="string" calcext:value-type="string">
            <text:p>1) широта; 2) свобода, терпимость; 3) обширность</text:p>
          </table:table-cell>
          <table:table-cell table:formula="of:=[.A279]&amp;&quot; - &quot;&amp;[.B279]" office:value-type="string" office:string-value="latitude ['lxtItjHd] - 1) широта; 2) свобода, терпимость; 3) обширность" calcext:value-type="string">
            <text:p>latitude ['lxtItjHd] - 1) широта; 2) свобода, терпимость; 3) обширность</text:p>
          </table:table-cell>
        </table:table-row>
        <table:table-row table:style-name="ro2">
          <table:table-cell office:value-type="string" calcext:value-type="string">
            <text:p><text:span text:style-name="T1">law </text:span><text:span text:style-name="T2">[</text:span><text:span text:style-name="T3">lL</text:span><text:span text:style-name="T4">]</text:span></text:p>
          </table:table-cell>
          <table:table-cell office:value-type="string" calcext:value-type="string">
            <text:p>закон</text:p>
          </table:table-cell>
          <table:table-cell table:formula="of:=[.A280]&amp;&quot; - &quot;&amp;[.B280]" office:value-type="string" office:string-value="law [lL] - закон" calcext:value-type="string">
            <text:p>law [lL] - закон</text:p>
          </table:table-cell>
        </table:table-row>
        <table:table-row table:style-name="ro2">
          <table:table-cell office:value-type="string" calcext:value-type="string">
            <text:p><text:span text:style-name="T1">to lay out the principles </text:span><text:span text:style-name="T2">[</text:span><text:span text:style-name="T3">tu leI aut Dq 'prInsqplz</text:span><text:span text:style-name="T4">]</text:span></text:p>
          </table:table-cell>
          <table:table-cell office:value-type="string" calcext:value-type="string">
            <text:p>изложить принципы</text:p>
          </table:table-cell>
          <table:table-cell table:formula="of:=[.A281]&amp;&quot; - &quot;&amp;[.B281]" office:value-type="string" office:string-value="to lay out the principles [tu leI aut Dq 'prInsqplz] - изложить принципы" calcext:value-type="string">
            <text:p>to lay out the principles [tu leI aut Dq 'prInsqplz] - изложить принципы</text:p>
          </table:table-cell>
        </table:table-row>
        <table:table-row table:style-name="ro2">
          <table:table-cell office:value-type="string" calcext:value-type="string">
            <text:p><text:span text:style-name="T1">to lease </text:span><text:span text:style-name="T2">[</text:span><text:span text:style-name="T3">tu lJs]</text:span></text:p>
          </table:table-cell>
          <table:table-cell table:style-name="ce10" office:value-type="string" calcext:value-type="string">
            <text:p>1) сдавать внаем, в аренду; 2) брать внаем, в аренду</text:p>
          </table:table-cell>
          <table:table-cell table:formula="of:=[.A282]&amp;&quot; - &quot;&amp;[.B282]" office:value-type="string" office:string-value="to lease [tu lJs] - 1) сдавать внаем, в аренду; 2) брать внаем, в аренду" calcext:value-type="string">
            <text:p>to lease [tu lJs] - 1) сдавать внаем, в аренду; 2) брать внаем, в аренду</text:p>
          </table:table-cell>
        </table:table-row>
        <table:table-row table:style-name="ro2">
          <table:table-cell office:value-type="string" calcext:value-type="string">
            <text:p><text:span text:style-name="T1">legal entity </text:span><text:span text:style-name="T2">[</text:span><text:span text:style-name="T3">'lIg(q)l 'entItI</text:span><text:span text:style-name="T4">]</text:span></text:p>
          </table:table-cell>
          <table:table-cell office:value-type="string" calcext:value-type="string">
            <text:p>юридическое лицо</text:p>
          </table:table-cell>
          <table:table-cell table:formula="of:=[.A283]&amp;&quot; - &quot;&amp;[.B283]" office:value-type="string" office:string-value="legal entity ['lIg(q)l 'entItI] - юридическое лицо" calcext:value-type="string">
            <text:p>legal entity ['lIg(q)l 'entItI] - юридическое лицо</text:p>
          </table:table-cell>
        </table:table-row>
        <table:table-row table:style-name="ro4">
          <table:table-cell table:style-name="ce3" office:value-type="string" calcext:value-type="string">
            <text:p>legal recognition</text:p>
            <text:p><text:span text:style-name="T2">[</text:span><text:span text:style-name="T3">'lJg(q)l "rekqg'nIS(q)n</text:span><text:span text:style-name="T4">]</text:span></text:p>
          </table:table-cell>
          <table:table-cell office:value-type="string" calcext:value-type="string">
            <text:p>юридическое признание, судебное признание</text:p>
          </table:table-cell>
          <table:table-cell table:formula="of:=[.A284]&amp;&quot; - &quot;&amp;[.B284]" office:value-type="string" office:string-value="legal recognition&#10;['lJg(q)l &quot;rekqg'nIS(q)n] - юридическое признание, судебное признание" calcext:value-type="string">
            <text:p>legal recognition</text:p>
            <text:p>['lJg(q)l "rekqg'nIS(q)n] - юридическое признание, судебное признание</text:p>
          </table:table-cell>
        </table:table-row>
        <table:table-row table:style-name="ro2">
          <table:table-cell office:value-type="string" calcext:value-type="string">
            <text:p><text:span text:style-name="T1">legal sense </text:span><text:span text:style-name="T2">[</text:span><text:span text:style-name="T3">'lJg(q)l sens</text:span><text:span text:style-name="T4">]</text:span></text:p>
          </table:table-cell>
          <table:table-cell office:value-type="string" calcext:value-type="string">
            <text:p>юридический смысл</text:p>
          </table:table-cell>
          <table:table-cell table:formula="of:=[.A285]&amp;&quot; - &quot;&amp;[.B285]" office:value-type="string" office:string-value="legal sense ['lJg(q)l sens] - юридический смысл" calcext:value-type="string">
            <text:p>legal sense ['lJg(q)l sens] - юридический смысл</text:p>
          </table:table-cell>
        </table:table-row>
        <table:table-row table:style-name="ro2">
          <table:table-cell office:value-type="string" calcext:value-type="string">
            <text:p><text:span text:style-name="T1">legal system </text:span><text:span text:style-name="T2">[</text:span><text:span text:style-name="T3">'lJg(q)l 'sIstIm</text:span><text:span text:style-name="T4">]</text:span></text:p>
          </table:table-cell>
          <table:table-cell office:value-type="string" calcext:value-type="string">
            <text:p>1) правовая система; 2) судебная система</text:p>
          </table:table-cell>
          <table:table-cell table:formula="of:=[.A286]&amp;&quot; - &quot;&amp;[.B286]" office:value-type="string" office:string-value="legal system ['lJg(q)l 'sIstIm] - 1) правовая система; 2) судебная система" calcext:value-type="string">
            <text:p>legal system ['lJg(q)l 'sIstIm] - 1) правовая система; 2) судебная система</text:p>
          </table:table-cell>
        </table:table-row>
        <table:table-row table:style-name="ro2">
          <table:table-cell office:value-type="string" calcext:value-type="string">
            <text:p><text:span text:style-name="T1">legal tender </text:span><text:span text:style-name="T2">[</text:span><text:span text:style-name="T3">'lJg(q)l 'tendq</text:span><text:span text:style-name="T4">]</text:span></text:p>
          </table:table-cell>
          <table:table-cell office:value-type="string" calcext:value-type="string">
            <text:p>законное платежное средство</text:p>
          </table:table-cell>
          <table:table-cell table:formula="of:=[.A287]&amp;&quot; - &quot;&amp;[.B287]" office:value-type="string" office:string-value="legal tender ['lJg(q)l 'tendq] - законное платежное средство" calcext:value-type="string">
            <text:p>legal tender ['lJg(q)l 'tendq] - законное платежное средство</text:p>
          </table:table-cell>
        </table:table-row>
        <table:table-row table:style-name="ro2">
          <table:table-cell office:value-type="string" calcext:value-type="string">
            <text:p><text:span text:style-name="T1">legitimate </text:span><text:span text:style-name="T2">[</text:span><text:span text:style-name="T3">lI'dZItImIt</text:span><text:span text:style-name="T4">]</text:span></text:p>
          </table:table-cell>
          <table:table-cell office:value-type="string" calcext:value-type="string">
            <text:p>1) законный; 2) правильный</text:p>
          </table:table-cell>
          <table:table-cell table:formula="of:=[.A288]&amp;&quot; - &quot;&amp;[.B288]" office:value-type="string" office:string-value="legitimate [lI'dZItImIt] - 1) законный; 2) правильный" calcext:value-type="string">
            <text:p>legitimate [lI'dZItImIt] - 1) законный; 2) правильный</text:p>
          </table:table-cell>
        </table:table-row>
        <table:table-row table:style-name="ro5">
          <table:table-cell office:value-type="string" calcext:value-type="string">
            <text:p><text:span text:style-name="T1">levy </text:span><text:span text:style-name="T3">['levI]</text:span></text:p>
          </table:table-cell>
          <table:table-cell office:value-type="string" calcext:value-type="string">
            <text:p>1) сбор; 2) налог; 3) взимание (налогов); 4) обложение (налогами)</text:p>
          </table:table-cell>
          <table:table-cell table:formula="of:=[.A289]&amp;&quot; - &quot;&amp;[.B289]" office:value-type="string" office:string-value="levy ['levI] - 1) сбор; 2) налог; 3) взимание (налогов); 4) обложение (налогами)" calcext:value-type="string">
            <text:p>levy ['levI] - 1) сбор; 2) налог; 3) взимание (налогов); 4) обложение (налогами)</text:p>
          </table:table-cell>
        </table:table-row>
        <table:table-row table:style-name="ro2">
          <table:table-cell office:value-type="string" calcext:value-type="string">
            <text:p><text:span text:style-name="T1">liabilities </text:span><text:span text:style-name="T2">[</text:span><text:span text:style-name="T3">"laIq'bIlItIz</text:span><text:span text:style-name="T4">]</text:span></text:p>
          </table:table-cell>
          <table:table-cell office:value-type="string" calcext:value-type="string">
            <text:p>долги, денежные обязательства, задолженность</text:p>
          </table:table-cell>
          <table:table-cell table:formula="of:=[.A290]&amp;&quot; - &quot;&amp;[.B290]" office:value-type="string" office:string-value="liabilities [&quot;laIq'bIlItIz] - долги, денежные обязательства, задолженность" calcext:value-type="string">
            <text:p>liabilities ["laIq'bIlItIz] - долги, денежные обязательства, задолженность</text:p>
          </table:table-cell>
        </table:table-row>
        <table:table-row table:style-name="ro2">
          <table:table-cell office:value-type="string" calcext:value-type="string">
            <text:p><text:span text:style-name="T1">life expectancy </text:span><text:span text:style-name="T2">[</text:span><text:span text:style-name="T3">laIf Iks'pekt(q)nsI</text:span><text:span text:style-name="T4">]</text:span></text:p>
          </table:table-cell>
          <table:table-cell office:value-type="string" calcext:value-type="string">
            <text:p>средняя продолжительность жизни</text:p>
          </table:table-cell>
          <table:table-cell table:formula="of:=[.A291]&amp;&quot; - &quot;&amp;[.B291]" office:value-type="string" office:string-value="life expectancy [laIf Iks'pekt(q)nsI] - средняя продолжительность жизни" calcext:value-type="string">
            <text:p>life expectancy [laIf Iks'pekt(q)nsI] - средняя продолжительность жизни</text:p>
          </table:table-cell>
        </table:table-row>
        <table:table-row table:style-name="ro5">
          <table:table-cell office:value-type="string" calcext:value-type="string">
            <text:p><text:span text:style-name="T1">to liquidate </text:span><text:span text:style-name="T2">[</text:span><text:span text:style-name="T3">tu 'lIkwIdeIt</text:span><text:span text:style-name="T4">]</text:span></text:p>
          </table:table-cell>
          <table:table-cell office:value-type="string" calcext:value-type="string">
            <text:p>1) ликвидировать (напр., предприятие); 2) частично выплатить долги; 3) оплатить, погасить (долг)</text:p>
          </table:table-cell>
          <table:table-cell table:formula="of:=[.A292]&amp;&quot; - &quot;&amp;[.B292]" office:value-type="string" office:string-value="to liquidate [tu 'lIkwIdeIt] - 1) ликвидировать (напр., предприятие); 2) частично выплатить долги; 3) оплатить, погасить (долг)" calcext:value-type="string">
            <text:p>to liquidate [tu 'lIkwIdeIt] - 1) ликвидировать (напр., предприятие); 2) частично выплатить долги; 3) оплатить, погасить (долг)</text:p>
          </table:table-cell>
        </table:table-row>
        <table:table-row table:style-name="ro2">
          <table:table-cell office:value-type="string" calcext:value-type="string">
            <text:p><text:span text:style-name="T1">loan </text:span><text:span text:style-name="T2">[</text:span><text:span text:style-name="T3">lOun</text:span><text:span text:style-name="T4">]</text:span></text:p>
          </table:table-cell>
          <table:table-cell office:value-type="string" calcext:value-type="string">
            <text:p>заем, ссуда, кредит </text:p>
          </table:table-cell>
          <table:table-cell table:formula="of:=[.A293]&amp;&quot; - &quot;&amp;[.B293]" office:value-type="string" office:string-value="loan [lOun] - заем, ссуда, кредит " calcext:value-type="string">
            <text:p>loan [lOun] - заем, ссуда, кредит </text:p>
          </table:table-cell>
        </table:table-row>
        <table:table-row table:style-name="ro2">
          <table:table-cell office:value-type="string" calcext:value-type="string">
            <text:p><text:span text:style-name="T1">loss </text:span><text:span text:style-name="T2">[</text:span><text:span text:style-name="T3">lOs</text:span><text:span text:style-name="T4">]</text:span></text:p>
          </table:table-cell>
          <table:table-cell office:value-type="string" calcext:value-type="string">
            <text:p>убыток</text:p>
          </table:table-cell>
          <table:table-cell table:formula="of:=[.A294]&amp;&quot; - &quot;&amp;[.B294]" office:value-type="string" office:string-value="loss [lOs] - убыток" calcext:value-type="string">
            <text:p>loss [lOs] - убыток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295]&amp;&quot; - &quot;&amp;[.B295]" office:value-type="string" office:string-value=" - " calcext:value-type="string">
            <text:p><text:s/>- </text:p>
          </table:table-cell>
        </table:table-row>
        <table:table-row table:style-name="ro7">
          <table:table-cell office:value-type="string" calcext:value-type="string">
            <text:p><text:span text:style-name="T1">Maastricht treaty </text:span><text:span text:style-name="T2">[</text:span><text:span text:style-name="T3">mR'strIht 'trJtI</text:span><text:span text:style-name="T4">]</text:span></text:p>
          </table:table-cell>
          <table:table-cell office:value-type="string" calcext:value-type="string">
            <text:p>Маастрихтский договор (договор об образовании Европейского союза, подписанный 7 февраля 1992 г.б представляет собой развитие и углубление положений римского договора 1957 г.)</text:p>
          </table:table-cell>
          <table:table-cell table:formula="of:=[.A296]&amp;&quot; - &quot;&amp;[.B296]" office:value-type="string" office:string-value="Maastricht treaty [mR'strIht 'trJtI] - Маастрихтский договор (договор об образовании Европейского союза, подписанный 7 февраля 1992 г.б представляет собой развитие и углубление положений римского договора 1957 г.)" calcext:value-type="string">
            <text:p>Maastricht treaty [mR'strIht 'trJtI] - Маастрихтский договор (договор об образовании Европейского союза, подписанный 7 февраля 1992 г.б представляет собой развитие и углубление положений римского договора 1957 г.)</text:p>
          </table:table-cell>
        </table:table-row>
        <table:table-row table:style-name="ro5">
          <table:table-cell office:value-type="string" calcext:value-type="string">
            <text:p><text:span text:style-name="T1">machinery </text:span><text:span text:style-name="T2">[</text:span><text:span text:style-name="T3">mq'SJnqrI</text:span><text:span text:style-name="T4">]</text:span></text:p>
          </table:table-cell>
          <table:table-cell table:style-name="ce10" office:value-type="string" calcext:value-type="string">
            <text:p>1) машинное оборудование, машины, детали машины; </text:p>
            <text:p>2) механизм; 3) аппарат (государственный и т. п.)</text:p>
          </table:table-cell>
          <table:table-cell table:formula="of:=[.A297]&amp;&quot; - &quot;&amp;[.B297]" office:value-type="string" office:string-value="machinery [mq'SJnqrI] - 1) машинное оборудование, машины, детали машины; &#10;2) механизм; 3) аппарат (государственный и т. п.)" calcext:value-type="string">
            <text:p>machinery [mq'SJnqrI] - 1) машинное оборудование, машины, детали машины; </text:p>
            <text:p>2) механизм; 3) аппарат (государственный и т. п.)</text:p>
          </table:table-cell>
        </table:table-row>
        <table:table-row table:style-name="ro2">
          <table:table-cell office:value-type="string" calcext:value-type="string">
            <text:p><text:span text:style-name="T1">macroeconomics </text:span><text:span text:style-name="T2">[</text:span><text:span text:style-name="T3">"mxkrOuIkq'nOmIks</text:span><text:span text:style-name="T4">]</text:span></text:p>
          </table:table-cell>
          <table:table-cell office:value-type="string" calcext:value-type="string">
            <text:p>макроэкономика </text:p>
          </table:table-cell>
          <table:table-cell table:formula="of:=[.A298]&amp;&quot; - &quot;&amp;[.B298]" office:value-type="string" office:string-value="macroeconomics [&quot;mxkrOuIkq'nOmIks] - макроэкономика " calcext:value-type="string">
            <text:p>macroeconomics ["mxkrOuIkq'nOmIks] - макроэкономика </text:p>
          </table:table-cell>
        </table:table-row>
        <table:table-row table:style-name="ro2">
          <table:table-cell office:value-type="string" calcext:value-type="string">
            <text:p><text:span text:style-name="T1">magnitude </text:span><text:span text:style-name="T2">[</text:span><text:span text:style-name="T3">'mxgnItjHd</text:span><text:span text:style-name="T4">]</text:span></text:p>
          </table:table-cell>
          <table:table-cell office:value-type="string" calcext:value-type="string">
            <text:p>1) величина, размеры; 2) значение</text:p>
          </table:table-cell>
          <table:table-cell table:formula="of:=[.A299]&amp;&quot; - &quot;&amp;[.B299]" office:value-type="string" office:string-value="magnitude ['mxgnItjHd] - 1) величина, размеры; 2) значение" calcext:value-type="string">
            <text:p>magnitude ['mxgnItjHd] - 1) величина, размеры; 2) значение</text:p>
          </table:table-cell>
        </table:table-row>
        <table:table-row table:style-name="ro5">
          <table:table-cell office:value-type="string" calcext:value-type="string">
            <text:p><text:span text:style-name="T1">mainstream </text:span><text:span text:style-name="T2">[</text:span><text:span text:style-name="T3">'meInstrJm</text:span><text:span text:style-name="T4">]</text:span></text:p>
          </table:table-cell>
          <table:table-cell office:value-type="string" calcext:value-type="string">
            <text:p>основное направление, главная линия, господствующая тенденция</text:p>
          </table:table-cell>
          <table:table-cell table:formula="of:=[.A300]&amp;&quot; - &quot;&amp;[.B300]" office:value-type="string" office:string-value="mainstream ['meInstrJm] - основное направление, главная линия, господствующая тенденция" calcext:value-type="string">
            <text:p>mainstream ['meInstrJm] - основное направление, главная линия, господствующая тенденция</text:p>
          </table:table-cell>
        </table:table-row>
        <table:table-row table:style-name="ro5">
          <table:table-cell office:value-type="string" calcext:value-type="string">
            <text:p><text:span text:style-name="T1">management </text:span><text:span text:style-name="T2">[</text:span><text:span text:style-name="T3">'mxnIdZmqnt</text:span><text:span text:style-name="T4">]</text:span></text:p>
          </table:table-cell>
          <table:table-cell office:value-type="string" calcext:value-type="string">
            <text:p>1) управление, руководство, заведование; 2) администрация; 3) дирекция; 4) регулирование</text:p>
          </table:table-cell>
          <table:table-cell table:formula="of:=[.A301]&amp;&quot; - &quot;&amp;[.B301]" office:value-type="string" office:string-value="management ['mxnIdZmqnt] - 1) управление, руководство, заведование; 2) администрация; 3) дирекция; 4) регулирование" calcext:value-type="string">
            <text:p>management ['mxnIdZmqnt] - 1) управление, руководство, заведование; 2) администрация; 3) дирекция; 4) регулирование</text:p>
          </table:table-cell>
        </table:table-row>
        <table:table-row table:style-name="ro2">
          <table:table-cell office:value-type="string" calcext:value-type="string">
            <text:p><text:span text:style-name="T1">mandatory </text:span><text:span text:style-name="T2">[</text:span><text:span text:style-name="T3">'mxndqt(q)rI</text:span><text:span text:style-name="T4">]</text:span></text:p>
          </table:table-cell>
          <table:table-cell office:value-type="string" calcext:value-type="string">
            <text:p>обязательный</text:p>
          </table:table-cell>
          <table:table-cell table:formula="of:=[.A302]&amp;&quot; - &quot;&amp;[.B302]" office:value-type="string" office:string-value="mandatory ['mxndqt(q)rI] - обязательный" calcext:value-type="string">
            <text:p>mandatory ['mxndqt(q)rI] - обязательный</text:p>
          </table:table-cell>
        </table:table-row>
        <table:table-row table:style-name="ro5">
          <table:table-cell office:value-type="string" calcext:value-type="string">
            <text:p><text:span text:style-name="T1">manufacturer </text:span><text:span text:style-name="T2">[</text:span><text:span text:style-name="T3">"mxnju'fxktS(q)rq</text:span><text:span text:style-name="T4">]</text:span></text:p>
          </table:table-cell>
          <table:table-cell office:value-type="string" calcext:value-type="string">
            <text:p>1) фабрикант; 2) заводчик; 3) предприниматель; 4) промышленник; 5) изготовитель</text:p>
          </table:table-cell>
          <table:table-cell table:formula="of:=[.A303]&amp;&quot; - &quot;&amp;[.B303]" office:value-type="string" office:string-value="manufacturer [&quot;mxnju'fxktS(q)rq] - 1) фабрикант; 2) заводчик; 3) предприниматель; 4) промышленник; 5) изготовитель" calcext:value-type="string">
            <text:p>manufacturer ["mxnju'fxktS(q)rq] - 1) фабрикант; 2) заводчик; 3) предприниматель; 4) промышленник; 5) изготовитель</text:p>
          </table:table-cell>
        </table:table-row>
        <table:table-row table:style-name="ro7">
          <table:table-cell office:value-type="string" calcext:value-type="string">
            <text:p><text:span text:style-name="T1">market place </text:span><text:span text:style-name="T2">[</text:span><text:span text:style-name="T3">'mRkIt</text:span><text:span text:style-name="T4"> </text:span><text:span text:style-name="T3">pleIs</text:span><text:span text:style-name="T4">]</text:span></text:p>
          </table:table-cell>
          <table:table-cell office:value-type="string" calcext:value-type="string">
            <text:p>1) рынок; базарная площадь (место для проведения торговли); 2) сфера торговли (область экономической деятельности, характеризующаяся куплей-продажей товаров (услуг))</text:p>
          </table:table-cell>
          <table:table-cell table:formula="of:=[.A304]&amp;&quot; - &quot;&amp;[.B304]" office:value-type="string" office:string-value="market place ['mRkIt pleIs] - 1) рынок; базарная площадь (место для проведения торговли); 2) сфера торговли (область экономической деятельности, характеризующаяся куплей-продажей товаров (услуг))" calcext:value-type="string">
            <text:p>market place ['mRkIt pleIs] - 1) рынок; базарная площадь (место для проведения торговли); 2) сфера торговли (область экономической деятельности, характеризующаяся куплей-продажей товаров (услуг))</text:p>
          </table:table-cell>
        </table:table-row>
        <table:table-row table:style-name="ro7">
          <table:table-cell office:value-type="string" calcext:value-type="string">
            <text:p><text:span text:style-name="T1">markup </text:span><text:span text:style-name="T2">[</text:span><text:span text:style-name="T3">'mRkAp</text:span><text:span text:style-name="T4">]</text:span></text:p>
          </table:table-cell>
          <table:table-cell office:value-type="string" calcext:value-type="string">
            <text:p>1) наценка (надбавка розничного продавца к оптовой цене товара); 2) надбавка (разница между затратами на производство продукта и ценой, которую устанавливает фирма)</text:p>
          </table:table-cell>
          <table:table-cell table:formula="of:=[.A305]&amp;&quot; - &quot;&amp;[.B305]" office:value-type="string" office:string-value="markup ['mRkAp] - 1) наценка (надбавка розничного продавца к оптовой цене товара); 2) надбавка (разница между затратами на производство продукта и ценой, которую устанавливает фирма)" calcext:value-type="string">
            <text:p>markup ['mRkAp] - 1) наценка (надбавка розничного продавца к оптовой цене товара); 2) надбавка (разница между затратами на производство продукта и ценой, которую устанавливает фирма)</text:p>
          </table:table-cell>
        </table:table-row>
        <table:table-row table:style-name="ro2">
          <table:table-cell office:value-type="string" calcext:value-type="string">
            <text:p><text:span text:style-name="T1">means of payment </text:span><text:span text:style-name="T2">[</text:span><text:span text:style-name="T3">mJnz qv 'peImqnt</text:span><text:span text:style-name="T4">]</text:span></text:p>
          </table:table-cell>
          <table:table-cell office:value-type="string" calcext:value-type="string">
            <text:p>платежные средства</text:p>
          </table:table-cell>
          <table:table-cell table:formula="of:=[.A306]&amp;&quot; - &quot;&amp;[.B306]" office:value-type="string" office:string-value="means of payment [mJnz qv 'peImqnt] - платежные средства" calcext:value-type="string">
            <text:p>means of payment [mJnz qv 'peImqnt] - платежные средства</text:p>
          </table:table-cell>
        </table:table-row>
        <table:table-row table:style-name="ro2">
          <table:table-cell office:value-type="string" calcext:value-type="string">
            <text:p><text:span text:style-name="T1">means of production </text:span><text:span text:style-name="T2">[</text:span><text:span text:style-name="T3">mJnz Ov prq'dAkS(q)n</text:span><text:span text:style-name="T4">]</text:span></text:p>
          </table:table-cell>
          <table:table-cell office:value-type="string" calcext:value-type="string">
            <text:p>средства производства</text:p>
          </table:table-cell>
          <table:table-cell table:formula="of:=[.A307]&amp;&quot; - &quot;&amp;[.B307]" office:value-type="string" office:string-value="means of production [mJnz Ov prq'dAkS(q)n] - средства производства" calcext:value-type="string">
            <text:p>means of production [mJnz Ov prq'dAkS(q)n] - средства производства</text:p>
          </table:table-cell>
        </table:table-row>
        <table:table-row table:style-name="ro2">
          <table:table-cell office:value-type="string" calcext:value-type="string">
            <text:p><text:span text:style-name="T1">by means of </text:span><text:span text:style-name="T2">[</text:span><text:span text:style-name="T3">baI mJnz qv</text:span><text:span text:style-name="T4">]</text:span></text:p>
          </table:table-cell>
          <table:table-cell office:value-type="string" calcext:value-type="string">
            <text:p>посредством</text:p>
          </table:table-cell>
          <table:table-cell table:formula="of:=[.A308]&amp;&quot; - &quot;&amp;[.B308]" office:value-type="string" office:string-value="by means of [baI mJnz qv] - посредством" calcext:value-type="string">
            <text:p>by means of [baI mJnz qv] - посредством</text:p>
          </table:table-cell>
        </table:table-row>
        <table:table-row table:style-name="ro5">
          <table:table-cell office:value-type="string" calcext:value-type="string">
            <text:p><text:span text:style-name="T1">measure </text:span><text:span text:style-name="T2">[</text:span><text:span text:style-name="T3">'meZq</text:span><text:span text:style-name="T4">]</text:span></text:p>
          </table:table-cell>
          <table:table-cell office:value-type="string" calcext:value-type="string">
            <text:p>1) мера, мерило, критерий; 2) масштаб; 3) степень; </text:p>
            <text:p>4) предел; 5) мероприятие</text:p>
          </table:table-cell>
          <table:table-cell table:formula="of:=[.A309]&amp;&quot; - &quot;&amp;[.B309]" office:value-type="string" office:string-value="measure ['meZq] - 1) мера, мерило, критерий; 2) масштаб; 3) степень; &#10;4) предел; 5) мероприятие" calcext:value-type="string">
            <text:p>measure ['meZq] - 1) мера, мерило, критерий; 2) масштаб; 3) степень; </text:p>
            <text:p>4) предел; 5) мероприятие</text:p>
          </table:table-cell>
        </table:table-row>
        <table:table-row table:style-name="ro2">
          <table:table-cell office:value-type="string" calcext:value-type="string">
            <text:p><text:span text:style-name="T1">medieval </text:span><text:span text:style-name="T2">[</text:span><text:span text:style-name="T3">"medI'Jv(q)l</text:span><text:span text:style-name="T4">]</text:span></text:p>
          </table:table-cell>
          <table:table-cell office:value-type="string" calcext:value-type="string">
            <text:p>средневековый</text:p>
          </table:table-cell>
          <table:table-cell table:formula="of:=[.A310]&amp;&quot; - &quot;&amp;[.B310]" office:value-type="string" office:string-value="medieval [&quot;medI'Jv(q)l] - средневековый" calcext:value-type="string">
            <text:p>medieval ["medI'Jv(q)l] - средневековый</text:p>
          </table:table-cell>
        </table:table-row>
        <table:table-row table:style-name="ro2">
          <table:table-cell office:value-type="string" calcext:value-type="string">
            <text:p><text:span text:style-name="T1">to meet the needs </text:span><text:span text:style-name="T2">[</text:span><text:span text:style-name="T3">tu mJt Dq nJdz</text:span><text:span text:style-name="T4">]</text:span></text:p>
          </table:table-cell>
          <table:table-cell office:value-type="string" calcext:value-type="string">
            <text:p>удовлетворять требования</text:p>
          </table:table-cell>
          <table:table-cell table:formula="of:=[.A311]&amp;&quot; - &quot;&amp;[.B311]" office:value-type="string" office:string-value="to meet the needs [tu mJt Dq nJdz] - удовлетворять требования" calcext:value-type="string">
            <text:p>to meet the needs [tu mJt Dq nJdz] - удовлетворять требования</text:p>
          </table:table-cell>
        </table:table-row>
        <table:table-row table:style-name="ro2">
          <table:table-cell office:value-type="string" calcext:value-type="string">
            <text:p><text:span text:style-name="T1">microeconomics </text:span><text:span text:style-name="T2">[</text:span><text:span text:style-name="T3">"maIkrOuIkq'nOmIks</text:span><text:span text:style-name="T4">]</text:span></text:p>
          </table:table-cell>
          <table:table-cell office:value-type="string" calcext:value-type="string">
            <text:p>микроэкономика </text:p>
          </table:table-cell>
          <table:table-cell table:formula="of:=[.A312]&amp;&quot; - &quot;&amp;[.B312]" office:value-type="string" office:string-value="microeconomics [&quot;maIkrOuIkq'nOmIks] - микроэкономика " calcext:value-type="string">
            <text:p>microeconomics ["maIkrOuIkq'nOmIks] - микроэкономика </text:p>
          </table:table-cell>
        </table:table-row>
        <table:table-row table:style-name="ro2">
          <table:table-cell office:value-type="string" calcext:value-type="string">
            <text:p><text:span text:style-name="T1">Middle East </text:span><text:span text:style-name="T2">[</text:span><text:span text:style-name="T3">'mIdl Jst</text:span><text:span text:style-name="T4">]</text:span></text:p>
          </table:table-cell>
          <table:table-cell office:value-type="string" calcext:value-type="string">
            <text:p>Ближний Восток</text:p>
          </table:table-cell>
          <table:table-cell table:formula="of:=[.A313]&amp;&quot; - &quot;&amp;[.B313]" office:value-type="string" office:string-value="Middle East ['mIdl Jst] - Ближний Восток" calcext:value-type="string">
            <text:p>Middle East ['mIdl Jst] - Ближний Восток</text:p>
          </table:table-cell>
        </table:table-row>
        <table:table-row table:style-name="ro2">
          <table:table-cell office:value-type="string" calcext:value-type="string">
            <text:p><text:span text:style-name="T1">militant </text:span><text:span text:style-name="T2">[</text:span><text:span text:style-name="T3">'mIlIt(q)nt</text:span><text:span text:style-name="T4">]</text:span></text:p>
          </table:table-cell>
          <table:table-cell office:value-type="string" calcext:value-type="string">
            <text:p>активист, борец</text:p>
          </table:table-cell>
          <table:table-cell table:formula="of:=[.A314]&amp;&quot; - &quot;&amp;[.B314]" office:value-type="string" office:string-value="militant ['mIlIt(q)nt] - активист, борец" calcext:value-type="string">
            <text:p>militant ['mIlIt(q)nt] - активист, борец</text:p>
          </table:table-cell>
        </table:table-row>
        <table:table-row table:style-name="ro2">
          <table:table-cell office:value-type="string" calcext:value-type="string">
            <text:p><text:span text:style-name="T1">minimum wage </text:span><text:span text:style-name="T2">[</text:span><text:span text:style-name="T3">'mInImqm weIdZ</text:span><text:span text:style-name="T4">]</text:span></text:p>
          </table:table-cell>
          <table:table-cell office:value-type="string" calcext:value-type="string">
            <text:p>минимальная заработная плата</text:p>
          </table:table-cell>
          <table:table-cell table:formula="of:=[.A315]&amp;&quot; - &quot;&amp;[.B315]" office:value-type="string" office:string-value="minimum wage ['mInImqm weIdZ] - минимальная заработная плата" calcext:value-type="string">
            <text:p>minimum wage ['mInImqm weIdZ] - минимальная заработная плата</text:p>
          </table:table-cell>
        </table:table-row>
        <table:table-row table:style-name="ro2">
          <table:table-cell office:value-type="string" calcext:value-type="string">
            <text:p><text:span text:style-name="T1">ministerial meeting </text:span><text:span text:style-name="T2">[</text:span><text:span text:style-name="T3">"mInIs'tIqrIql 'mJtIN</text:span><text:span text:style-name="T4">]</text:span></text:p>
          </table:table-cell>
          <table:table-cell office:value-type="string" calcext:value-type="string">
            <text:p>совещание или встреча на уровне министров</text:p>
          </table:table-cell>
          <table:table-cell table:formula="of:=[.A316]&amp;&quot; - &quot;&amp;[.B316]" office:value-type="string" office:string-value="ministerial meeting [&quot;mInIs'tIqrIql 'mJtIN] - совещание или встреча на уровне министров" calcext:value-type="string">
            <text:p>ministerial meeting ["mInIs'tIqrIql 'mJtIN] - совещание или встреча на уровне министров</text:p>
          </table:table-cell>
        </table:table-row>
        <table:table-row table:style-name="ro5">
          <table:table-cell office:value-type="string" calcext:value-type="string">
            <text:p><text:span text:style-name="T1">to misguide </text:span><text:span text:style-name="T2">[</text:span><text:span text:style-name="T3">tu 'mIs'gaId</text:span><text:span text:style-name="T4">]</text:span></text:p>
          </table:table-cell>
          <table:table-cell office:value-type="string" calcext:value-type="string">
            <text:p>1) неправильно направлять; 2) вводить в заблуждение</text:p>
          </table:table-cell>
          <table:table-cell table:formula="of:=[.A317]&amp;&quot; - &quot;&amp;[.B317]" office:value-type="string" office:string-value="to misguide [tu 'mIs'gaId] - 1) неправильно направлять; 2) вводить в заблуждение" calcext:value-type="string">
            <text:p>to misguide [tu 'mIs'gaId] - 1) неправильно направлять; 2) вводить в заблуждение</text:p>
          </table:table-cell>
        </table:table-row>
        <table:table-row table:style-name="ro6">
          <table:table-cell office:value-type="string" calcext:value-type="string">
            <text:p><text:span text:style-name="T1">to mitigate </text:span><text:span text:style-name="T2">[</text:span><text:span text:style-name="T3">tu 'mItIgeIt</text:span><text:span text:style-name="T4">]</text:span></text:p>
          </table:table-cell>
          <table:table-cell office:value-type="string" calcext:value-type="string">
            <text:p>смягчать, уменьшать (строгость, суровость; наказание), умерять, сдерживать (жар, пыл), облегчать (боль, страдание)</text:p>
          </table:table-cell>
          <table:table-cell table:formula="of:=[.A318]&amp;&quot; - &quot;&amp;[.B318]" office:value-type="string" office:string-value="to mitigate [tu 'mItIgeIt] - смягчать, уменьшать (строгость, суровость; наказание), умерять, сдерживать (жар, пыл), облегчать (боль, страдание)" calcext:value-type="string">
            <text:p>to mitigate [tu 'mItIgeIt] - смягчать, уменьшать (строгость, суровость; наказание), умерять, сдерживать (жар, пыл), облегчать (боль, страдание)</text:p>
          </table:table-cell>
        </table:table-row>
        <table:table-row table:style-name="ro2">
          <table:table-cell office:value-type="string" calcext:value-type="string">
            <text:p><text:span text:style-name="T1">mixed economy </text:span><text:span text:style-name="T2">[</text:span><text:span text:style-name="T3">mIkst I(:)'kOnqmI</text:span><text:span text:style-name="T4">]</text:span></text:p>
          </table:table-cell>
          <table:table-cell office:value-type="string" calcext:value-type="string">
            <text:p>смешанная экономика</text:p>
          </table:table-cell>
          <table:table-cell table:formula="of:=[.A319]&amp;&quot; - &quot;&amp;[.B319]" office:value-type="string" office:string-value="mixed economy [mIkst I(:)'kOnqmI] - смешанная экономика" calcext:value-type="string">
            <text:p>mixed economy [mIkst I(:)'kOnqmI] - смешанная экономика</text:p>
          </table:table-cell>
        </table:table-row>
        <table:table-row table:style-name="ro7">
          <table:table-cell office:value-type="string" calcext:value-type="string">
            <text:p><text:span text:style-name="T1">monetary policy </text:span><text:span text:style-name="T2">[</text:span><text:span text:style-name="T3">'mAnIt(q)rI 'pOlIsI</text:span><text:span text:style-name="T4">]</text:span></text:p>
          </table:table-cell>
          <table:table-cell office:value-type="string" calcext:value-type="string">
            <text:p>денежно-кредитная [денежная, монетарная] политика (проводится монетарными властями и связана с управлением динамикой денежной массы и процентными ставками)</text:p>
          </table:table-cell>
          <table:table-cell table:formula="of:=[.A320]&amp;&quot; - &quot;&amp;[.B320]" office:value-type="string" office:string-value="monetary policy ['mAnIt(q)rI 'pOlIsI] - денежно-кредитная [денежная, монетарная] политика (проводится монетарными властями и связана с управлением динамикой денежной массы и процентными ставками)" calcext:value-type="string">
            <text:p>monetary policy ['mAnIt(q)rI 'pOlIsI] - денежно-кредитная [денежная, монетарная] политика (проводится монетарными властями и связана с управлением динамикой денежной массы и процентными ставками)</text:p>
          </table:table-cell>
        </table:table-row>
        <table:table-row table:style-name="ro2">
          <table:table-cell office:value-type="string" calcext:value-type="string">
            <text:p><text:span text:style-name="T1">monopoly </text:span><text:span text:style-name="T2">[</text:span><text:span text:style-name="T3">mq'nOpqlI</text:span><text:span text:style-name="T4">]</text:span></text:p>
          </table:table-cell>
          <table:table-cell office:value-type="string" calcext:value-type="string">
            <text:p>монополия </text:p>
          </table:table-cell>
          <table:table-cell table:formula="of:=[.A321]&amp;&quot; - &quot;&amp;[.B321]" office:value-type="string" office:string-value="monopoly [mq'nOpqlI] - монополия " calcext:value-type="string">
            <text:p>monopoly [mq'nOpqlI] - монополия </text:p>
          </table:table-cell>
        </table:table-row>
        <table:table-row table:style-name="ro2">
          <table:table-cell office:value-type="string" calcext:value-type="string">
            <text:p><text:span text:style-name="T1">monopsony </text:span><text:span text:style-name="T2">[</text:span><text:span text:style-name="T3">mq'nOpsqnI</text:span><text:span text:style-name="T4">]</text:span></text:p>
          </table:table-cell>
          <table:table-cell office:value-type="string" calcext:value-type="string">
            <text:p>монопсония, монополия покупателя </text:p>
          </table:table-cell>
          <table:table-cell table:formula="of:=[.A322]&amp;&quot; - &quot;&amp;[.B322]" office:value-type="string" office:string-value="monopsony [mq'nOpsqnI] - монопсония, монополия покупателя " calcext:value-type="string">
            <text:p>monopsony [mq'nOpsqnI] - монопсония, монополия покупателя </text:p>
          </table:table-cell>
        </table:table-row>
        <table:table-row table:style-name="ro6">
          <table:table-cell table:style-name="ce3" office:value-type="string" calcext:value-type="string">
            <text:p>most favoured nation</text:p>
            <text:p><text:span text:style-name="T2">[</text:span><text:span text:style-name="T3">mOust 'feIvqd 'neIS(q)n</text:span><text:span text:style-name="T4">]</text:span></text:p>
          </table:table-cell>
          <table:table-cell office:value-type="string" calcext:value-type="string">
            <text:p>наиболее благоприятствуемая нация, государство, на которое распространён режим наибольшего благоприятствования</text:p>
          </table:table-cell>
          <table:table-cell table:formula="of:=[.A323]&amp;&quot; - &quot;&amp;[.B323]" office:value-type="string" office:string-value="most favoured nation&#10;[mOust 'feIvqd 'neIS(q)n] - наиболее благоприятствуемая нация, государство, на которое распространён режим наибольшего благоприятствования" calcext:value-type="string">
            <text:p>most favoured nation</text:p>
            <text:p>[mOust 'feIvqd 'neIS(q)n] - наиболее благоприятствуемая нация, государство, на которое распространён режим наибольшего благоприятствования</text:p>
          </table:table-cell>
        </table:table-row>
        <table:table-row table:style-name="ro2">
          <table:table-cell office:value-type="string" calcext:value-type="string">
            <text:p><text:span text:style-name="T1">movement of capital </text:span><text:span text:style-name="T2">[</text:span><text:span text:style-name="T3">'mHvmqnt qv 'kxpItl</text:span><text:span text:style-name="T4">]</text:span></text:p>
          </table:table-cell>
          <table:table-cell office:value-type="string" calcext:value-type="string">
            <text:p>обращение капитала</text:p>
          </table:table-cell>
          <table:table-cell table:formula="of:=[.A324]&amp;&quot; - &quot;&amp;[.B324]" office:value-type="string" office:string-value="movement of capital ['mHvmqnt qv 'kxpItl] - обращение капитала" calcext:value-type="string">
            <text:p>movement of capital ['mHvmqnt qv 'kxpItl] - обращение капитала</text:p>
          </table:table-cell>
        </table:table-row>
        <table:table-row table:style-name="ro4">
          <table:table-cell table:style-name="ce3" office:value-type="string" calcext:value-type="string">
            <text:p>multinational corporation </text:p>
            <text:p><text:span text:style-name="T2">[</text:span><text:span text:style-name="T3">'mAltI'nxSqnl "kLpq'reIS(q)n</text:span><text:span text:style-name="T4">]</text:span></text:p>
          </table:table-cell>
          <table:table-cell office:value-type="string" calcext:value-type="string">
            <text:p>многонациональная корпорация</text:p>
          </table:table-cell>
          <table:table-cell table:formula="of:=[.A325]&amp;&quot; - &quot;&amp;[.B325]" office:value-type="string" office:string-value="multinational corporation &#10;['mAltI'nxSqnl &quot;kLpq'reIS(q)n] - многонациональная корпорация" calcext:value-type="string">
            <text:p>multinational corporation </text:p>
            <text:p>['mAltI'nxSqnl "kLpq'reIS(q)n] - многонациональная корпорация</text:p>
          </table:table-cell>
        </table:table-row>
        <table:table-row table:style-name="ro2">
          <table:table-cell office:value-type="string" calcext:value-type="string">
            <text:p><text:span text:style-name="T1">mutually beneficial </text:span><text:span text:style-name="T2">[</text:span><text:span text:style-name="T3">'mjHtjuqlI "benI'fIS(q)l</text:span><text:span text:style-name="T4">]</text:span></text:p>
          </table:table-cell>
          <table:table-cell office:value-type="string" calcext:value-type="string">
            <text:p>взаимовыгодный</text:p>
          </table:table-cell>
          <table:table-cell table:formula="of:=[.A326]&amp;&quot; - &quot;&amp;[.B326]" office:value-type="string" office:string-value="mutually beneficial ['mjHtjuqlI &quot;benI'fIS(q)l] - взаимовыгодный" calcext:value-type="string">
            <text:p>mutually beneficial ['mjHtjuqlI "benI'fIS(q)l] - взаимовыгодный</text:p>
          </table:table-cell>
        </table:table-row>
        <table:table-row table:style-name="ro2">
          <table:table-cell office:value-type="string" calcext:value-type="string">
            <text:p><text:span text:style-name="T1">nation-state </text:span><text:span text:style-name="T2">[</text:span><text:span text:style-name="T3">'neIS(q)n steIt</text:span><text:span text:style-name="T4">]</text:span></text:p>
          </table:table-cell>
          <table:table-cell office:value-type="string" calcext:value-type="string">
            <text:p>государство-нация, национальное государство</text:p>
          </table:table-cell>
          <table:table-cell table:formula="of:=[.A327]&amp;&quot; - &quot;&amp;[.B327]" office:value-type="string" office:string-value="nation-state ['neIS(q)n steIt] - государство-нация, национальное государство" calcext:value-type="string">
            <text:p>nation-state ['neIS(q)n steIt] - государство-нация, национальное государство</text:p>
          </table:table-cell>
        </table:table-row>
        <table:table-row table:style-name="ro3">
          <table:table-cell office:value-type="string" calcext:value-type="string">
            <text:p><text:span text:style-name="T1">national market </text:span><text:span text:style-name="T2">[</text:span><text:span text:style-name="T3">'nxSqnl 'mRkIt</text:span><text:span text:style-name="T4">]</text:span><text:span text:style-name="T8"> =</text:span></text:p>
            <text:p><text:span text:style-name="T1">domestic market </text:span><text:span text:style-name="T2">[</text:span><text:span text:style-name="T3">dOu'mestIk 'mRkIt</text:span><text:span text:style-name="T4">]</text:span></text:p>
          </table:table-cell>
          <table:table-cell office:value-type="string" calcext:value-type="string">
            <text:p>внутренний рынок, национальный рынок (рынок страны, в которой находится производитель)</text:p>
          </table:table-cell>
          <table:table-cell table:formula="of:=[.A328]&amp;&quot; - &quot;&amp;[.B328]" office:value-type="string" office:string-value="national market ['nxSqnl 'mRkIt] =&#10;domestic market [dOu'mestIk 'mRkIt] - внутренний рынок, национальный рынок (рынок страны, в которой находится производитель)" calcext:value-type="string">
            <text:p>national market ['nxSqnl 'mRkIt] =</text:p>
            <text:p>domestic market [dOu'mestIk 'mRkIt] - внутренний рынок, национальный рынок (рынок страны, в которой находится производитель)</text:p>
          </table:table-cell>
        </table:table-row>
        <table:table-row table:style-name="ro7">
          <table:table-cell office:value-type="string" calcext:value-type="string">
            <text:p><text:span text:style-name="T1">natural person </text:span><text:span text:style-name="T2">[</text:span><text:span text:style-name="T3">'nxtSr(q)l 'pWsn</text:span><text:span text:style-name="T4">]</text:span></text:p>
          </table:table-cell>
          <table:table-cell office:value-type="string" calcext:value-type="string">
            <text:p>физическое лицо (правовое понятие, призванное отличить человека (индивида) как субъекта права от другой категории субъектов права – юридических лиц)</text:p>
          </table:table-cell>
          <table:table-cell table:formula="of:=[.A329]&amp;&quot; - &quot;&amp;[.B329]" office:value-type="string" office:string-value="natural person ['nxtSr(q)l 'pWsn] - физическое лицо (правовое понятие, призванное отличить человека (индивида) как субъекта права от другой категории субъектов права – юридических лиц)" calcext:value-type="string">
            <text:p>natural person ['nxtSr(q)l 'pWsn] - физическое лицо (правовое понятие, призванное отличить человека (индивида) как субъекта права от другой категории субъектов права – юридических лиц)</text:p>
          </table:table-cell>
        </table:table-row>
        <table:table-row table:style-name="ro4">
          <table:table-cell table:style-name="ce3" office:value-type="string" calcext:value-type="string">
            <text:p>natural rate of unemployment</text:p>
            <text:p><text:span text:style-name="T2">[</text:span><text:span text:style-name="T3">'nxtSr(q)l reIt </text:span><text:span text:style-name="T4"> </text:span><text:span text:style-name="T3">qv 'AnIm'plOImqnt</text:span><text:span text:style-name="T4">]</text:span></text:p>
          </table:table-cell>
          <table:table-cell office:value-type="string" calcext:value-type="string">
            <text:p>естественный уровень безработицы </text:p>
          </table:table-cell>
          <table:table-cell table:formula="of:=[.A330]&amp;&quot; - &quot;&amp;[.B330]" office:value-type="string" office:string-value="natural rate of unemployment&#10;['nxtSr(q)l reIt  qv 'AnIm'plOImqnt] - естественный уровень безработицы " calcext:value-type="string">
            <text:p>natural rate of unemployment</text:p>
            <text:p>['nxtSr(q)l reIt  qv 'AnIm'plOImqnt] - естественный уровень безработицы </text:p>
          </table:table-cell>
        </table:table-row>
        <table:table-row table:style-name="ro2">
          <table:table-cell office:value-type="string" calcext:value-type="string">
            <text:p><text:span text:style-name="T1">negotiating </text:span><text:span text:style-name="T2">[</text:span><text:span text:style-name="T3">nI'gOuSIeItIN</text:span><text:span text:style-name="T4">]</text:span></text:p>
          </table:table-cell>
          <table:table-cell office:value-type="string" calcext:value-type="string">
            <text:p>ведение переговоров о купле-продаже</text:p>
          </table:table-cell>
          <table:table-cell table:formula="of:=[.A331]&amp;&quot; - &quot;&amp;[.B331]" office:value-type="string" office:string-value="negotiating [nI'gOuSIeItIN] - ведение переговоров о купле-продаже" calcext:value-type="string">
            <text:p>negotiating [nI'gOuSIeItIN] - ведение переговоров о купле-продаже</text:p>
          </table:table-cell>
        </table:table-row>
        <table:table-row table:style-name="ro6">
          <table:table-cell office:value-type="string" calcext:value-type="string">
            <text:p><text:span text:style-name="T1">net loss </text:span><text:span text:style-name="T2">[net l</text:span><text:span text:style-name="T3">Os</text:span><text:span text:style-name="T4">]</text:span></text:p>
          </table:table-cell>
          <table:table-cell office:value-type="string" calcext:value-type="string">
            <text:p>чистый убыток, чистые потери (сумма, на которую общая сумма расходов превышает общую сумму доходов за данный отчетный период)</text:p>
          </table:table-cell>
          <table:table-cell table:formula="of:=[.A332]&amp;&quot; - &quot;&amp;[.B332]" office:value-type="string" office:string-value="net loss [net lOs] - чистый убыток, чистые потери (сумма, на которую общая сумма расходов превышает общую сумму доходов за данный отчетный период)" calcext:value-type="string">
            <text:p>net loss [net lOs] - чистый убыток, чистые потери (сумма, на которую общая сумма расходов превышает общую сумму доходов за данный отчетный период)</text:p>
          </table:table-cell>
        </table:table-row>
        <table:table-row table:style-name="ro2">
          <table:table-cell office:value-type="string" calcext:value-type="string">
            <text:p><text:span text:style-name="T1">net profit </text:span><text:span text:style-name="T2">[</text:span><text:span text:style-name="T3">net 'prOfIt</text:span><text:span text:style-name="T4">]</text:span></text:p>
          </table:table-cell>
          <table:table-cell office:value-type="string" calcext:value-type="string">
            <text:p>чистая прибыль</text:p>
          </table:table-cell>
          <table:table-cell table:formula="of:=[.A333]&amp;&quot; - &quot;&amp;[.B333]" office:value-type="string" office:string-value="net profit [net 'prOfIt] - чистая прибыль" calcext:value-type="string">
            <text:p>net profit [net 'prOfIt] - чистая прибыль</text:p>
          </table:table-cell>
        </table:table-row>
        <table:table-row table:style-name="ro4">
          <table:table-cell table:style-name="ce3" office:value-type="string" calcext:value-type="string">
            <text:p>non-profit organization</text:p>
            <text:p><text:span text:style-name="T2">[</text:span><text:span text:style-name="T3">"nOn'prOfIt "LgqnaI'zeISqn</text:span><text:span text:style-name="T4">]</text:span></text:p>
          </table:table-cell>
          <table:table-cell office:value-type="string" calcext:value-type="string">
            <text:p>некоммерческая организация</text:p>
          </table:table-cell>
          <table:table-cell table:formula="of:=[.A334]&amp;&quot; - &quot;&amp;[.B334]" office:value-type="string" office:string-value="non-profit organization&#10;[&quot;nOn'prOfIt &quot;LgqnaI'zeISqn] - некоммерческая организация" calcext:value-type="string">
            <text:p>non-profit organization</text:p>
            <text:p>["nOn'prOfIt "LgqnaI'zeISqn] - некоммерческая организация</text:p>
          </table:table-cell>
        </table:table-row>
        <table:table-row table:style-name="ro2">
          <table:table-cell office:value-type="string" calcext:value-type="string">
            <text:p><text:span text:style-name="T1">note </text:span><text:span text:style-name="T2">[</text:span><text:span text:style-name="T3">nOut</text:span><text:span text:style-name="T4">]</text:span></text:p>
          </table:table-cell>
          <table:table-cell office:value-type="string" calcext:value-type="string">
            <text:p>банковский билет, банкнота</text:p>
          </table:table-cell>
          <table:table-cell table:formula="of:=[.A335]&amp;&quot; - &quot;&amp;[.B335]" office:value-type="string" office:string-value="note [nOut] - банковский билет, банкнота" calcext:value-type="string">
            <text:p>note [nOut] - банковский билет, банкнота</text:p>
          </table:table-cell>
        </table:table-row>
        <table:table-row table:style-name="ro5">
          <table:table-cell office:value-type="string" calcext:value-type="string">
            <text:p><text:span text:style-name="T1">notion </text:span><text:span text:style-name="T2">[</text:span><text:span text:style-name="T3">'nOuS(q)n</text:span><text:span text:style-name="T4">]</text:span></text:p>
          </table:table-cell>
          <table:table-cell office:value-type="string" calcext:value-type="string">
            <text:p>1) понятие, представление, идея; 2) взгляд, мнение, точка зрения</text:p>
          </table:table-cell>
          <table:table-cell table:formula="of:=[.A336]&amp;&quot; - &quot;&amp;[.B336]" office:value-type="string" office:string-value="notion ['nOuS(q)n] - 1) понятие, представление, идея; 2) взгляд, мнение, точка зрения" calcext:value-type="string">
            <text:p>notion ['nOuS(q)n] - 1) понятие, представление, идея; 2) взгляд, мнение, точка зрения</text:p>
          </table:table-cell>
        </table:table-row>
        <table:table-row table:style-name="ro2">
          <table:table-cell office:value-type="string" calcext:value-type="string">
            <text:p><text:span text:style-name="T1">novel </text:span><text:span text:style-name="T2">[</text:span><text:span text:style-name="T3">'nOv(q)l</text:span><text:span text:style-name="T4">]</text:span></text:p>
          </table:table-cell>
          <table:table-cell office:value-type="string" calcext:value-type="string">
            <text:p>новый; оригинальный, нестандартный</text:p>
          </table:table-cell>
          <table:table-cell table:formula="of:=[.A337]&amp;&quot; - &quot;&amp;[.B337]" office:value-type="string" office:string-value="novel ['nOv(q)l] - новый; оригинальный, нестандартный" calcext:value-type="string">
            <text:p>novel ['nOv(q)l] - новый; оригинальный, нестандартный</text:p>
          </table:table-cell>
        </table:table-row>
        <table:table-row table:style-name="ro2">
          <table:table-cell office:value-type="string" calcext:value-type="string">
            <text:p><text:span text:style-name="T1">objective </text:span><text:span text:style-name="T2">[</text:span><text:span text:style-name="T3">qb'dZektIv</text:span><text:span text:style-name="T4">]</text:span></text:p>
          </table:table-cell>
          <table:table-cell office:value-type="string" calcext:value-type="string">
            <text:p>цель, задача, задание</text:p>
          </table:table-cell>
          <table:table-cell table:formula="of:=[.A338]&amp;&quot; - &quot;&amp;[.B338]" office:value-type="string" office:string-value="objective [qb'dZektIv] - цель, задача, задание" calcext:value-type="string">
            <text:p>objective [qb'dZektIv] - цель, задача, задание</text:p>
          </table:table-cell>
        </table:table-row>
        <table:table-row table:style-name="ro5">
          <table:table-cell office:value-type="string" calcext:value-type="string">
            <text:p><text:span text:style-name="T1">to obligate </text:span><text:span text:style-name="T2">[</text:span><text:span text:style-name="T3">'OblIgeIt</text:span><text:span text:style-name="T4">]</text:span></text:p>
          </table:table-cell>
          <table:table-cell office:value-type="string" calcext:value-type="string">
            <text:p>обязывать, связывать обязательством (моральным, вытекающим из контракта и т. д.)</text:p>
          </table:table-cell>
          <table:table-cell table:formula="of:=[.A339]&amp;&quot; - &quot;&amp;[.B339]" office:value-type="string" office:string-value="to obligate ['OblIgeIt] - обязывать, связывать обязательством (моральным, вытекающим из контракта и т. д.)" calcext:value-type="string">
            <text:p>to obligate ['OblIgeIt] - обязывать, связывать обязательством (моральным, вытекающим из контракта и т. д.)</text:p>
          </table:table-cell>
        </table:table-row>
        <table:table-row table:style-name="ro6">
          <table:table-cell office:value-type="string" calcext:value-type="string">
            <text:p><text:span text:style-name="T1">obligation </text:span><text:span text:style-name="T2">[</text:span><text:span text:style-name="T3">"OblI'geIS(q)n</text:span><text:span text:style-name="T4">]</text:span></text:p>
          </table:table-cell>
          <table:table-cell office:value-type="string" calcext:value-type="string">
            <text:p>обязательство, долг, обязанность (ответственность за выполнение какого-л. действия, выплату денежной суммы в надлежащий срок и т. п.)</text:p>
          </table:table-cell>
          <table:table-cell table:formula="of:=[.A340]&amp;&quot; - &quot;&amp;[.B340]" office:value-type="string" office:string-value="obligation [&quot;OblI'geIS(q)n] - обязательство, долг, обязанность (ответственность за выполнение какого-л. действия, выплату денежной суммы в надлежащий срок и т. п.)" calcext:value-type="string">
            <text:p>obligation ["OblI'geIS(q)n] - обязательство, долг, обязанность (ответственность за выполнение какого-л. действия, выплату денежной суммы в надлежащий срок и т. п.)</text:p>
          </table:table-cell>
        </table:table-row>
        <table:table-row table:style-name="ro2">
          <table:table-cell office:value-type="string" calcext:value-type="string">
            <text:p><text:span text:style-name="T1">obtaining </text:span><text:span text:style-name="T2">[</text:span><text:span text:style-name="T3">qb'teInIN</text:span><text:span text:style-name="T4">]</text:span></text:p>
          </table:table-cell>
          <table:table-cell office:value-type="string" calcext:value-type="string">
            <text:p>получение, достижение</text:p>
          </table:table-cell>
          <table:table-cell table:formula="of:=[.A341]&amp;&quot; - &quot;&amp;[.B341]" office:value-type="string" office:string-value="obtaining [qb'teInIN] - получение, достижение" calcext:value-type="string">
            <text:p>obtaining [qb'teInIN] - получение, достижение</text:p>
          </table:table-cell>
        </table:table-row>
        <table:table-row table:style-name="ro7">
          <table:table-cell office:value-type="string" calcext:value-type="string">
            <text:p><text:span text:style-name="T1">Ombudsman </text:span><text:span text:style-name="T2">[</text:span><text:span text:style-name="T3">'Ombdzmqn</text:span><text:span text:style-name="T4">]</text:span></text:p>
          </table:table-cell>
          <table:table-cell office:value-type="string" calcext:value-type="string">
            <text:p>омбудсмен (парламентский уполномоченный по административным вопросам, в круг его обязанностей входит расследование жалоб частных лиц на работу государственных учреждений)</text:p>
          </table:table-cell>
          <table:table-cell table:formula="of:=[.A342]&amp;&quot; - &quot;&amp;[.B342]" office:value-type="string" office:string-value="Ombudsman ['Ombdzmqn] - омбудсмен (парламентский уполномоченный по административным вопросам, в круг его обязанностей входит расследование жалоб частных лиц на работу государственных учреждений)" calcext:value-type="string">
            <text:p>Ombudsman ['Ombdzmqn] - омбудсмен (парламентский уполномоченный по административным вопросам, в круг его обязанностей входит расследование жалоб частных лиц на работу государственных учреждений)</text:p>
          </table:table-cell>
        </table:table-row>
        <table:table-row table:style-name="ro2">
          <table:table-cell office:value-type="string" calcext:value-type="string">
            <text:p><text:span text:style-name="T1">oppression </text:span><text:span text:style-name="T2">[</text:span><text:span text:style-name="T3">q'preS(q)n</text:span><text:span text:style-name="T4">]</text:span></text:p>
          </table:table-cell>
          <table:table-cell office:value-type="string" calcext:value-type="string">
            <text:p>гнет, иго, притеснение, угнетение</text:p>
          </table:table-cell>
          <table:table-cell table:formula="of:=[.A343]&amp;&quot; - &quot;&amp;[.B343]" office:value-type="string" office:string-value="oppression [q'preS(q)n] - гнет, иго, притеснение, угнетение" calcext:value-type="string">
            <text:p>oppression [q'preS(q)n] - гнет, иго, притеснение, угнетение</text:p>
          </table:table-cell>
        </table:table-row>
        <table:table-row table:style-name="ro5">
          <table:table-cell office:value-type="string" calcext:value-type="string">
            <text:p><text:span text:style-name="T1">to ordain </text:span><text:span text:style-name="T2">[</text:span><text:span text:style-name="T3">tu L'deIn</text:span><text:span text:style-name="T4">]</text:span></text:p>
          </table:table-cell>
          <table:table-cell office:value-type="string" calcext:value-type="string">
            <text:p>устанавливать в законодательном порядке, предписывать</text:p>
          </table:table-cell>
          <table:table-cell table:formula="of:=[.A344]&amp;&quot; - &quot;&amp;[.B344]" office:value-type="string" office:string-value="to ordain [tu L'deIn] - устанавливать в законодательном порядке, предписывать" calcext:value-type="string">
            <text:p>to ordain [tu L'deIn] - устанавливать в законодательном порядке, предписывать</text:p>
          </table:table-cell>
        </table:table-row>
        <table:table-row table:style-name="ro7">
          <table:table-cell office:value-type="string" calcext:value-type="string">
            <text:p><text:span text:style-name="T1">order </text:span><text:span text:style-name="T2">[</text:span><text:span text:style-name="T3">'Ldq</text:span><text:span text:style-name="T4">]</text:span></text:p>
          </table:table-cell>
          <table:table-cell office:value-type="string" calcext:value-type="string">
            <text:p>1) приказ; приказание; распоряжение; инструкция; предписание; команда; 2) финансовое требование (требование выплатить какую-л. сумму на основании документа (напр. векселя, чека))</text:p>
          </table:table-cell>
          <table:table-cell table:formula="of:=[.A345]&amp;&quot; - &quot;&amp;[.B345]" office:value-type="string" office:string-value="order ['Ldq] - 1) приказ; приказание; распоряжение; инструкция; предписание; команда; 2) финансовое требование (требование выплатить какую-л. сумму на основании документа (напр. векселя, чека))" calcext:value-type="string">
            <text:p>order ['Ldq] - 1) приказ; приказание; распоряжение; инструкция; предписание; команда; 2) финансовое требование (требование выплатить какую-л. сумму на основании документа (напр. векселя, чека))</text:p>
          </table:table-cell>
        </table:table-row>
        <table:table-row table:style-name="ro6">
          <table:table-cell office:value-type="string" calcext:value-type="string">
            <text:p><text:span text:style-name="T1">output </text:span><text:span text:style-name="T2">[</text:span><text:span text:style-name="T3">'autput</text:span><text:span text:style-name="T4">]</text:span></text:p>
          </table:table-cell>
          <table:table-cell office:value-type="string" calcext:value-type="string">
            <text:p>1) выпуск; 2) продукция; 3) производство, выработка, добыча; 4) производительность; 5) мощность, объем производства</text:p>
          </table:table-cell>
          <table:table-cell table:formula="of:=[.A346]&amp;&quot; - &quot;&amp;[.B346]" office:value-type="string" office:string-value="output ['autput] - 1) выпуск; 2) продукция; 3) производство, выработка, добыча; 4) производительность; 5) мощность, объем производства" calcext:value-type="string">
            <text:p>output ['autput] - 1) выпуск; 2) продукция; 3) производство, выработка, добыча; 4) производительность; 5) мощность, объем производства</text:p>
          </table:table-cell>
        </table:table-row>
        <table:table-row table:style-name="ro5">
          <table:table-cell office:value-type="string" calcext:value-type="string">
            <text:p><text:span text:style-name="T1">outsider </text:span><text:span text:style-name="T2">[</text:span><text:span text:style-name="T3">'aut'saIdq</text:span><text:span text:style-name="T4">]</text:span></text:p>
          </table:table-cell>
          <table:table-cell office:value-type="string" calcext:value-type="string">
            <text:p>постороннее лицо, человек, не принадлежащий к данному кругу, чужой</text:p>
          </table:table-cell>
          <table:table-cell table:formula="of:=[.A347]&amp;&quot; - &quot;&amp;[.B347]" office:value-type="string" office:string-value="outsider ['aut'saIdq] - постороннее лицо, человек, не принадлежащий к данному кругу, чужой" calcext:value-type="string">
            <text:p>outsider ['aut'saIdq] - постороннее лицо, человек, не принадлежащий к данному кругу, чужой</text:p>
          </table:table-cell>
        </table:table-row>
        <table:table-row table:style-name="ro5">
          <table:table-cell office:value-type="string" calcext:value-type="string">
            <text:p><text:span text:style-name="T1">to overproduce </text:span><text:span text:style-name="T2">[</text:span><text:span text:style-name="T3">tu 'Ouvqprq'djHs</text:span><text:span text:style-name="T4">]</text:span></text:p>
          </table:table-cell>
          <table:table-cell office:value-type="string" calcext:value-type="string">
            <text:p>производить товары в количестве, превышающем спрос, перепроизводить</text:p>
          </table:table-cell>
          <table:table-cell table:formula="of:=[.A348]&amp;&quot; - &quot;&amp;[.B348]" office:value-type="string" office:string-value="to overproduce [tu 'Ouvqprq'djHs] - производить товары в количестве, превышающем спрос, перепроизводить" calcext:value-type="string">
            <text:p>to overproduce [tu 'Ouvqprq'djHs] - производить товары в количестве, превышающем спрос, перепроизводить</text:p>
          </table:table-cell>
        </table:table-row>
        <table:table-row table:style-name="ro2">
          <table:table-cell office:value-type="string" calcext:value-type="string">
            <text:p><text:span text:style-name="T1">to oversee </text:span><text:span text:style-name="T2">[</text:span><text:span text:style-name="T3">tu 'Ouvq'sJ</text:span><text:span text:style-name="T4">]</text:span></text:p>
          </table:table-cell>
          <table:table-cell office:value-type="string" calcext:value-type="string">
            <text:p>1) надзирать 2) наблюдать (за)</text:p>
          </table:table-cell>
          <table:table-cell table:formula="of:=[.A349]&amp;&quot; - &quot;&amp;[.B349]" office:value-type="string" office:string-value="to oversee [tu 'Ouvq'sJ] - 1) надзирать 2) наблюдать (за)" calcext:value-type="string">
            <text:p>to oversee [tu 'Ouvq'sJ] - 1) надзирать 2) наблюдать (за)</text:p>
          </table:table-cell>
        </table:table-row>
        <table:table-row table:style-name="ro2">
          <table:table-cell office:value-type="string" calcext:value-type="string">
            <text:p><text:span text:style-name="T1">to overstate </text:span><text:span text:style-name="T2">[</text:span><text:span text:style-name="T3">tu</text:span><text:span text:style-name="T4"> </text:span><text:span text:style-name="T3">'Ouvq'steIt</text:span><text:span text:style-name="T4">]</text:span></text:p>
          </table:table-cell>
          <table:table-cell office:value-type="string" calcext:value-type="string">
            <text:p>1) завышать (цены); 2) преувеличивать</text:p>
          </table:table-cell>
          <table:table-cell table:formula="of:=[.A350]&amp;&quot; - &quot;&amp;[.B350]" office:value-type="string" office:string-value="to overstate [tu 'Ouvq'steIt] - 1) завышать (цены); 2) преувеличивать" calcext:value-type="string">
            <text:p>to overstate [tu 'Ouvq'steIt] - 1) завышать (цены); 2) преувеличивать</text:p>
          </table:table-cell>
        </table:table-row>
        <table:table-row table:style-name="ro2">
          <table:table-cell office:value-type="string" calcext:value-type="string">
            <text:p><text:span text:style-name="T1">oversupply </text:span><text:span text:style-name="T2">[</text:span><text:span text:style-name="T3">'Ouvqsq'plaI</text:span><text:span text:style-name="T4">]</text:span></text:p>
          </table:table-cell>
          <table:table-cell office:value-type="string" calcext:value-type="string">
            <text:p>поставка, превышающая спрос или требование</text:p>
          </table:table-cell>
          <table:table-cell table:formula="of:=[.A351]&amp;&quot; - &quot;&amp;[.B351]" office:value-type="string" office:string-value="oversupply ['Ouvqsq'plaI] - поставка, превышающая спрос или требование" calcext:value-type="string">
            <text:p>oversupply ['Ouvqsq'plaI] - поставка, превышающая спрос или требование</text:p>
          </table:table-cell>
        </table:table-row>
        <table:table-row table:style-name="ro5">
          <table:table-cell office:value-type="string" calcext:value-type="string">
            <text:p><text:span text:style-name="T1">to overuse </text:span><text:span text:style-name="T2">[</text:span><text:span text:style-name="T3">tu "Ouvq'jHz</text:span><text:span text:style-name="T4">]</text:span></text:p>
          </table:table-cell>
          <table:table-cell office:value-type="string" calcext:value-type="string">
            <text:p>чрезмерно, слишком долго использовать, злоупотреблять</text:p>
          </table:table-cell>
          <table:table-cell table:formula="of:=[.A352]&amp;&quot; - &quot;&amp;[.B352]" office:value-type="string" office:string-value="to overuse [tu &quot;Ouvq'jHz] - чрезмерно, слишком долго использовать, злоупотреблять" calcext:value-type="string">
            <text:p>to overuse [tu "Ouvq'jHz] - чрезмерно, слишком долго использовать, злоупотреблять</text:p>
          </table:table-cell>
        </table:table-row>
        <table:table-row table:style-name="ro5">
          <table:table-cell office:value-type="string" calcext:value-type="string">
            <text:p><text:span text:style-name="T1">to owe </text:span><text:span text:style-name="T2">[</text:span><text:span text:style-name="T3">tu</text:span><text:span text:style-name="T4"> </text:span><text:span text:style-name="T3">Ou</text:span><text:span text:style-name="T4">]</text:span></text:p>
          </table:table-cell>
          <table:table-cell office:value-type="string" calcext:value-type="string">
            <text:p>1) быть должным, быть в долгу перед кем-л.; 2) быть обязанным; 3) задолжать (деньги)</text:p>
          </table:table-cell>
          <table:table-cell table:formula="of:=[.A353]&amp;&quot; - &quot;&amp;[.B353]" office:value-type="string" office:string-value="to owe [tu Ou] - 1) быть должным, быть в долгу перед кем-л.; 2) быть обязанным; 3) задолжать (деньги)" calcext:value-type="string">
            <text:p>to owe [tu Ou] - 1) быть должным, быть в долгу перед кем-л.; 2) быть обязанным; 3) задолжать (деньги)</text:p>
          </table:table-cell>
        </table:table-row>
        <table:table-row table:style-name="ro5">
          <table:table-cell office:value-type="string" calcext:value-type="string">
            <text:p><text:span text:style-name="T1">ownership </text:span><text:span text:style-name="T2">[</text:span><text:span text:style-name="T3">'OunqSIp</text:span><text:span text:style-name="T4">]</text:span></text:p>
          </table:table-cell>
          <table:table-cell office:value-type="string" calcext:value-type="string">
            <text:p>1) собственность; 2) владение; 3) право собственности</text:p>
          </table:table-cell>
          <table:table-cell table:formula="of:=[.A354]&amp;&quot; - &quot;&amp;[.B354]" office:value-type="string" office:string-value="ownership ['OunqSIp] - 1) собственность; 2) владение; 3) право собственности" calcext:value-type="string">
            <text:p>ownership ['OunqSIp] - 1) собственность; 2) владение; 3) право собственности</text:p>
          </table:table-cell>
        </table:table-row>
        <table:table-row table:style-name="ro1">
          <table:table-cell table:style-name="ce4" table:number-columns-spanned="2" table:number-rows-spanned="1"/>
          <table:covered-table-cell table:style-name="Default"/>
          <table:table-cell table:formula="of:=[.A355]&amp;&quot; - &quot;&amp;[.B355]" office:value-type="string" office:string-value=" - " calcext:value-type="string">
            <text:p><text:s/>- </text:p>
          </table:table-cell>
        </table:table-row>
        <table:table-row table:style-name="ro5">
          <table:table-cell office:value-type="string" calcext:value-type="string">
            <text:p><text:span text:style-name="T1">to part </text:span><text:span text:style-name="T2">[</text:span><text:span text:style-name="T3">tu pRt</text:span><text:span text:style-name="T4">]</text:span></text:p>
          </table:table-cell>
          <table:table-cell office:value-type="string" calcext:value-type="string">
            <text:p>1) разделять(ся), отделять(ся); 2) отдавать; </text:p>
            <text:p>3) расставаться</text:p>
          </table:table-cell>
          <table:table-cell table:formula="of:=[.A356]&amp;&quot; - &quot;&amp;[.B356]" office:value-type="string" office:string-value="to part [tu pRt] - 1) разделять(ся), отделять(ся); 2) отдавать; &#10;3) расставаться" calcext:value-type="string">
            <text:p>to part [tu pRt] - 1) разделять(ся), отделять(ся); 2) отдавать; </text:p>
            <text:p>3) расставаться</text:p>
          </table:table-cell>
        </table:table-row>
        <table:table-row table:style-name="ro2">
          <table:table-cell office:value-type="string" calcext:value-type="string">
            <text:p><text:span text:style-name="T1">passage </text:span><text:span text:style-name="T2">[</text:span><text:span text:style-name="T3">'pxsIdZ</text:span><text:span text:style-name="T4">]</text:span></text:p>
          </table:table-cell>
          <table:table-cell office:value-type="string" calcext:value-type="string">
            <text:p>1) проход, проезд; 2) путь; 3) принятие (закона)</text:p>
          </table:table-cell>
          <table:table-cell table:formula="of:=[.A357]&amp;&quot; - &quot;&amp;[.B357]" office:value-type="string" office:string-value="passage ['pxsIdZ] - 1) проход, проезд; 2) путь; 3) принятие (закона)" calcext:value-type="string">
            <text:p>passage ['pxsIdZ] - 1) проход, проезд; 2) путь; 3) принятие (закона)</text:p>
          </table:table-cell>
        </table:table-row>
        <table:table-row table:style-name="ro5">
          <table:table-cell office:value-type="string" calcext:value-type="string">
            <text:p><text:span text:style-name="T1">patron </text:span><text:span text:style-name="T2">[</text:span><text:span text:style-name="T3">'peItr(q)n</text:span><text:span text:style-name="T4">]</text:span></text:p>
          </table:table-cell>
          <table:table-cell office:value-type="string" calcext:value-type="string">
            <text:p>1) покровитель, патрон, шеф, глава, заступник, руководитель; 2) постоянный покупатель, клиент</text:p>
          </table:table-cell>
          <table:table-cell table:formula="of:=[.A358]&amp;&quot; - &quot;&amp;[.B358]" office:value-type="string" office:string-value="patron ['peItr(q)n] - 1) покровитель, патрон, шеф, глава, заступник, руководитель; 2) постоянный покупатель, клиент" calcext:value-type="string">
            <text:p>patron ['peItr(q)n] - 1) покровитель, патрон, шеф, глава, заступник, руководитель; 2) постоянный покупатель, клиент</text:p>
          </table:table-cell>
        </table:table-row>
        <table:table-row table:style-name="ro2">
          <table:table-cell office:value-type="string" calcext:value-type="string">
            <text:p><text:span text:style-name="T1">pattern </text:span><text:span text:style-name="T2">[</text:span><text:span text:style-name="T3">'pxtqn</text:span><text:span text:style-name="T4">]</text:span></text:p>
          </table:table-cell>
          <table:table-cell office:value-type="string" calcext:value-type="string">
            <text:p>1) образец, пример; 2) структура</text:p>
          </table:table-cell>
          <table:table-cell table:formula="of:=[.A359]&amp;&quot; - &quot;&amp;[.B359]" office:value-type="string" office:string-value="pattern ['pxtqn] - 1) образец, пример; 2) структура" calcext:value-type="string">
            <text:p>pattern ['pxtqn] - 1) образец, пример; 2) структура</text:p>
          </table:table-cell>
        </table:table-row>
        <table:table-row table:style-name="ro2">
          <table:table-cell office:value-type="string" calcext:value-type="string">
            <text:p><text:span text:style-name="T1">to pay debts </text:span><text:span text:style-name="T2">[</text:span><text:span text:style-name="T3">tu peI dets</text:span><text:span text:style-name="T4">]</text:span></text:p>
          </table:table-cell>
          <table:table-cell office:value-type="string" calcext:value-type="string">
            <text:p>оплачивать долги, погашать задолженность</text:p>
          </table:table-cell>
          <table:table-cell table:formula="of:=[.A360]&amp;&quot; - &quot;&amp;[.B360]" office:value-type="string" office:string-value="to pay debts [tu peI dets] - оплачивать долги, погашать задолженность" calcext:value-type="string">
            <text:p>to pay debts [tu peI dets] - оплачивать долги, погашать задолженность</text:p>
          </table:table-cell>
        </table:table-row>
        <table:table-row table:style-name="ro2">
          <table:table-cell office:value-type="string" calcext:value-type="string">
            <text:p><text:span text:style-name="T1">per annum </text:span><text:span text:style-name="T2">[</text:span><text:span text:style-name="T3">pqr'xnqm</text:span><text:span text:style-name="T4">]</text:span></text:p>
          </table:table-cell>
          <table:table-cell office:value-type="string" calcext:value-type="string">
            <text:p>в год, ежегодно</text:p>
          </table:table-cell>
          <table:table-cell table:formula="of:=[.A361]&amp;&quot; - &quot;&amp;[.B361]" office:value-type="string" office:string-value="per annum [pqr'xnqm] - в год, ежегодно" calcext:value-type="string">
            <text:p>per annum [pqr'xnqm] - в год, ежегодно</text:p>
          </table:table-cell>
        </table:table-row>
        <table:table-row table:style-name="ro2">
          <table:table-cell office:value-type="string" calcext:value-type="string">
            <text:p><text:span text:style-name="T1">perfect information </text:span><text:span text:style-name="T2">[</text:span><text:span text:style-name="T3">'pWfIkt "Infq'meIS(q)n</text:span><text:span text:style-name="T4">]</text:span></text:p>
          </table:table-cell>
          <table:table-cell office:value-type="string" calcext:value-type="string">
            <text:p>полная информация </text:p>
          </table:table-cell>
          <table:table-cell table:formula="of:=[.A362]&amp;&quot; - &quot;&amp;[.B362]" office:value-type="string" office:string-value="perfect information ['pWfIkt &quot;Infq'meIS(q)n] - полная информация " calcext:value-type="string">
            <text:p>perfect information ['pWfIkt "Infq'meIS(q)n] - полная информация </text:p>
          </table:table-cell>
        </table:table-row>
        <table:table-row table:style-name="ro6">
          <table:table-cell office:value-type="string" calcext:value-type="string">
            <text:p><text:span text:style-name="T1">performance </text:span><text:span text:style-name="T2">[</text:span><text:span text:style-name="T3">pq'fLmqns</text:span><text:span text:style-name="T4">]</text:span></text:p>
          </table:table-cell>
          <table:table-cell office:value-type="string" calcext:value-type="string">
            <text:p>результативность, производительность, эффективность (характеристика степени эффективности использования ресурсов); результат</text:p>
          </table:table-cell>
          <table:table-cell table:formula="of:=[.A363]&amp;&quot; - &quot;&amp;[.B363]" office:value-type="string" office:string-value="performance [pq'fLmqns] - результативность, производительность, эффективность (характеристика степени эффективности использования ресурсов); результат" calcext:value-type="string">
            <text:p>performance [pq'fLmqns] - результативность, производительность, эффективность (характеристика степени эффективности использования ресурсов); результат</text:p>
          </table:table-cell>
        </table:table-row>
        <table:table-row table:style-name="ro2">
          <table:table-cell office:value-type="string" calcext:value-type="string">
            <text:p><text:span text:style-name="T1">permanent damage </text:span><text:span text:style-name="T2">[</text:span><text:span text:style-name="T3">'pWmqnqnt 'dxmIdZ</text:span><text:span text:style-name="T4">]</text:span></text:p>
          </table:table-cell>
          <table:table-cell office:value-type="string" calcext:value-type="string">
            <text:p>невосстановимые убытки, потери</text:p>
          </table:table-cell>
          <table:table-cell table:formula="of:=[.A364]&amp;&quot; - &quot;&amp;[.B364]" office:value-type="string" office:string-value="permanent damage ['pWmqnqnt 'dxmIdZ] - невосстановимые убытки, потери" calcext:value-type="string">
            <text:p>permanent damage ['pWmqnqnt 'dxmIdZ] - невосстановимые убытки, потери</text:p>
          </table:table-cell>
        </table:table-row>
        <table:table-row table:style-name="ro5">
          <table:table-cell office:value-type="string" calcext:value-type="string">
            <text:p><text:span text:style-name="T1">perpetrator </text:span><text:span text:style-name="T2">[</text:span><text:span text:style-name="T3">'pWpItreItq</text:span><text:span text:style-name="T4">]</text:span></text:p>
          </table:table-cell>
          <table:table-cell office:value-type="string" calcext:value-type="string">
            <text:p>злоумышленник, нарушитель, правонарушитель, преступник</text:p>
          </table:table-cell>
          <table:table-cell table:formula="of:=[.A365]&amp;&quot; - &quot;&amp;[.B365]" office:value-type="string" office:string-value="perpetrator ['pWpItreItq] - злоумышленник, нарушитель, правонарушитель, преступник" calcext:value-type="string">
            <text:p>perpetrator ['pWpItreItq] - злоумышленник, нарушитель, правонарушитель, преступник</text:p>
          </table:table-cell>
        </table:table-row>
        <table:table-row table:style-name="ro2">
          <table:table-cell office:value-type="string" calcext:value-type="string">
            <text:p><text:span text:style-name="T1">perpetual </text:span><text:span text:style-name="T2">[</text:span><text:span text:style-name="T3">pq'petSuql</text:span><text:span text:style-name="T4">]</text:span></text:p>
          </table:table-cell>
          <table:table-cell office:value-type="string" calcext:value-type="string">
            <text:p>бессрочный, постоянный</text:p>
          </table:table-cell>
          <table:table-cell table:formula="of:=[.A366]&amp;&quot; - &quot;&amp;[.B366]" office:value-type="string" office:string-value="perpetual [pq'petSuql] - бессрочный, постоянный" calcext:value-type="string">
            <text:p>perpetual [pq'petSuql] - бессрочный, постоянный</text:p>
          </table:table-cell>
        </table:table-row>
        <table:table-row table:style-name="ro2">
          <table:table-cell office:value-type="string" calcext:value-type="string">
            <text:p><text:span text:style-name="T1">personal possessions </text:span><text:span text:style-name="T2">[</text:span><text:span text:style-name="T3">'pWsnl pq'zeS(q)nz</text:span><text:span text:style-name="T4">]</text:span></text:p>
          </table:table-cell>
          <table:table-cell office:value-type="string" calcext:value-type="string">
            <text:p>личная собственность</text:p>
          </table:table-cell>
          <table:table-cell table:formula="of:=[.A367]&amp;&quot; - &quot;&amp;[.B367]" office:value-type="string" office:string-value="personal possessions ['pWsnl pq'zeS(q)nz] - личная собственность" calcext:value-type="string">
            <text:p>personal possessions ['pWsnl pq'zeS(q)nz] - личная собственность</text:p>
          </table:table-cell>
        </table:table-row>
        <table:table-row table:style-name="ro2">
          <table:table-cell office:value-type="string" calcext:value-type="string">
            <text:p><text:span text:style-name="T1">planned economy </text:span><text:span text:style-name="T2">[</text:span><text:span text:style-name="T3">plxnd I(:)'kOnqmI</text:span><text:span text:style-name="T4">]</text:span></text:p>
          </table:table-cell>
          <table:table-cell office:value-type="string" calcext:value-type="string">
            <text:p>плановое хозяйство, плановая экономика</text:p>
          </table:table-cell>
          <table:table-cell table:formula="of:=[.A368]&amp;&quot; - &quot;&amp;[.B368]" office:value-type="string" office:string-value="planned economy [plxnd I(:)'kOnqmI] - плановое хозяйство, плановая экономика" calcext:value-type="string">
            <text:p>planned economy [plxnd I(:)'kOnqmI] - плановое хозяйство, плановая экономика</text:p>
          </table:table-cell>
        </table:table-row>
        <table:table-row table:style-name="ro2">
          <table:table-cell office:value-type="string" calcext:value-type="string">
            <text:p><text:span text:style-name="T1">plot </text:span><text:span text:style-name="T2">[</text:span><text:span text:style-name="T3">plOt</text:span><text:span text:style-name="T4">]</text:span></text:p>
          </table:table-cell>
          <table:table-cell office:value-type="string" calcext:value-type="string">
            <text:p>1) заговор; 2) участок земли</text:p>
          </table:table-cell>
          <table:table-cell table:formula="of:=[.A369]&amp;&quot; - &quot;&amp;[.B369]" office:value-type="string" office:string-value="plot [plOt] - 1) заговор; 2) участок земли" calcext:value-type="string">
            <text:p>plot [plOt] - 1) заговор; 2) участок земли</text:p>
          </table:table-cell>
        </table:table-row>
        <table:table-row table:style-name="ro6">
          <table:table-cell office:value-type="string" calcext:value-type="string">
            <text:p><text:span text:style-name="T1">plutocracy </text:span><text:span text:style-name="T2">[</text:span><text:span text:style-name="T3">plH'tOkrqsI</text:span><text:span text:style-name="T4">]</text:span></text:p>
          </table:table-cell>
          <table:table-cell office:value-type="string" calcext:value-type="string">
            <text:p>плутократия (государственный строй, при котором власть формально и фактически принадлежит богатым)</text:p>
          </table:table-cell>
          <table:table-cell table:formula="of:=[.A370]&amp;&quot; - &quot;&amp;[.B370]" office:value-type="string" office:string-value="plutocracy [plH'tOkrqsI] - плутократия (государственный строй, при котором власть формально и фактически принадлежит богатым)" calcext:value-type="string">
            <text:p>plutocracy [plH'tOkrqsI] - плутократия (государственный строй, при котором власть формально и фактически принадлежит богатым)</text:p>
          </table:table-cell>
        </table:table-row>
        <table:table-row table:style-name="ro2">
          <table:table-cell office:value-type="string" calcext:value-type="string">
            <text:p><text:span text:style-name="T1">political freedom </text:span><text:span text:style-name="T2">[</text:span><text:span text:style-name="T3">pq'lItIk(q)l 'frJdqm</text:span><text:span text:style-name="T4">]</text:span></text:p>
          </table:table-cell>
          <table:table-cell office:value-type="string" calcext:value-type="string">
            <text:p>политическая свобода</text:p>
          </table:table-cell>
          <table:table-cell table:formula="of:=[.A371]&amp;&quot; - &quot;&amp;[.B371]" office:value-type="string" office:string-value="political freedom [pq'lItIk(q)l 'frJdqm] - политическая свобода" calcext:value-type="string">
            <text:p>political freedom [pq'lItIk(q)l 'frJdqm] - политическая свобода</text:p>
          </table:table-cell>
        </table:table-row>
        <table:table-row table:style-name="ro12">
          <table:table-cell office:value-type="string" calcext:value-type="string">
            <text:p><text:span text:style-name="T2"><text:a xlink:href="http://study-english.info/9_types_of_taxes.php" xlink:type="simple">Poll Tax </text:a></text:span><text:span text:style-name="T2">[</text:span><text:span text:style-name="T3">pOl txks</text:span><text:span text:style-name="T4">]</text:span><text:span text:style-name="T8"> </text:span></text:p>
            <text:p><text:span text:style-name="T2"><text:a xlink:href="http://study-english.info/9_types_of_taxes.php" xlink:type="simple">per capita tax </text:a></text:span><text:span text:style-name="T2">[</text:span><text:span text:style-name="T3">pW'kxpItq txks</text:span><text:span text:style-name="T4">]</text:span><text:span text:style-name="T8"> </text:span></text:p>
            <text:p><text:span text:style-name="T2"><text:a xlink:href="http://study-english.info/9_types_of_taxes.php" xlink:type="simple">capitation tax </text:a></text:span><text:span text:style-name="T2">[</text:span><text:span text:style-name="T3">"kxpI'teIS(q)n txks</text:span><text:span text:style-name="T4">]</text:span></text:p>
          </table:table-cell>
          <table:table-cell office:value-type="string" calcext:value-type="string">
            <text:p>подушный избирательный налог, подушный налог</text:p>
          </table:table-cell>
          <table:table-cell table:formula="of:=[.A372]&amp;&quot; - &quot;&amp;[.B372]" office:value-type="string" office:string-value="Poll Tax [pOl txks] &#10;per capita tax [pW'kxpItq txks] &#10;capitation tax [&quot;kxpI'teIS(q)n txks] - подушный избирательный налог, подушный налог" calcext:value-type="string">
            <text:p>Poll Tax [pOl txks] </text:p>
            <text:p>per capita tax [pW'kxpItq txks] </text:p>
            <text:p>capitation tax ["kxpI'teIS(q)n txks] - подушный избирательный налог, подушный налог</text:p>
          </table:table-cell>
        </table:table-row>
        <table:table-row table:style-name="ro2">
          <table:table-cell office:value-type="string" calcext:value-type="string">
            <text:p><text:span text:style-name="T1">pollution </text:span><text:span text:style-name="T2">[</text:span><text:span text:style-name="T3">pq'lHS(q)n</text:span><text:span text:style-name="T4">]</text:span></text:p>
          </table:table-cell>
          <table:table-cell office:value-type="string" calcext:value-type="string">
            <text:p>загрязнение (окружающей среды)</text:p>
          </table:table-cell>
          <table:table-cell table:formula="of:=[.A373]&amp;&quot; - &quot;&amp;[.B373]" office:value-type="string" office:string-value="pollution [pq'lHS(q)n] - загрязнение (окружающей среды)" calcext:value-type="string">
            <text:p>pollution [pq'lHS(q)n] - загрязнение (окружающей среды)</text:p>
          </table:table-cell>
        </table:table-row>
        <table:table-row table:style-name="ro5">
          <table:table-cell office:value-type="string" calcext:value-type="string">
            <text:p><text:span text:style-name="T1">pool </text:span><text:span text:style-name="T2">[</text:span><text:span text:style-name="T3">pHl</text:span><text:span text:style-name="T4">]</text:span></text:p>
          </table:table-cell>
          <table:table-cell office:value-type="string" calcext:value-type="string">
            <text:p>1) объединение; 2) общий фонд; 3) пул (соглашение картельного типа между конкурентами)</text:p>
          </table:table-cell>
          <table:table-cell table:formula="of:=[.A374]&amp;&quot; - &quot;&amp;[.B374]" office:value-type="string" office:string-value="pool [pHl] - 1) объединение; 2) общий фонд; 3) пул (соглашение картельного типа между конкурентами)" calcext:value-type="string">
            <text:p>pool [pHl] - 1) объединение; 2) общий фонд; 3) пул (соглашение картельного типа между конкурентами)</text:p>
          </table:table-cell>
        </table:table-row>
        <table:table-row table:style-name="ro2">
          <table:table-cell office:value-type="string" calcext:value-type="string">
            <text:p><text:span text:style-name="T1">poverty </text:span><text:span text:style-name="T2">[</text:span><text:span text:style-name="T3">'pOvqtI</text:span><text:span text:style-name="T4">]</text:span></text:p>
          </table:table-cell>
          <table:table-cell office:value-type="string" calcext:value-type="string">
            <text:p>бедность, нищета, нужда, скудость</text:p>
          </table:table-cell>
          <table:table-cell table:formula="of:=[.A375]&amp;&quot; - &quot;&amp;[.B375]" office:value-type="string" office:string-value="poverty ['pOvqtI] - бедность, нищета, нужда, скудость" calcext:value-type="string">
            <text:p>poverty ['pOvqtI] - бедность, нищета, нужда, скудость</text:p>
          </table:table-cell>
        </table:table-row>
        <table:table-row table:style-name="ro2">
          <table:table-cell office:value-type="string" calcext:value-type="string">
            <text:p><text:span text:style-name="T1">in practice </text:span><text:span text:style-name="T2">[</text:span><text:span text:style-name="T3">In 'prxktIs</text:span><text:span text:style-name="T4">]</text:span></text:p>
          </table:table-cell>
          <table:table-cell office:value-type="string" calcext:value-type="string">
            <text:p>1) на практике, на деле; 2) на поверку</text:p>
          </table:table-cell>
          <table:table-cell table:formula="of:=[.A376]&amp;&quot; - &quot;&amp;[.B376]" office:value-type="string" office:string-value="in practice [In 'prxktIs] - 1) на практике, на деле; 2) на поверку" calcext:value-type="string">
            <text:p>in practice [In 'prxktIs] - 1) на практике, на деле; 2) на поверку</text:p>
          </table:table-cell>
        </table:table-row>
        <table:table-row table:style-name="ro2">
          <table:table-cell office:value-type="string" calcext:value-type="string">
            <text:p><text:span text:style-name="T1">practitioner </text:span><text:span text:style-name="T2">[</text:span><text:span text:style-name="T3">prxk'tISnq</text:span><text:span text:style-name="T4">]</text:span></text:p>
          </table:table-cell>
          <table:table-cell office:value-type="string" calcext:value-type="string">
            <text:p>практикующий специалист</text:p>
          </table:table-cell>
          <table:table-cell table:formula="of:=[.A377]&amp;&quot; - &quot;&amp;[.B377]" office:value-type="string" office:string-value="practitioner [prxk'tISnq] - практикующий специалист" calcext:value-type="string">
            <text:p>practitioner [prxk'tISnq] - практикующий специалист</text:p>
          </table:table-cell>
        </table:table-row>
        <table:table-row table:style-name="ro2">
          <table:table-cell office:value-type="string" calcext:value-type="string">
            <text:p><text:span text:style-name="T1">precious </text:span><text:span text:style-name="T2">[</text:span><text:span text:style-name="T3">'preSqs</text:span><text:span text:style-name="T4">]</text:span></text:p>
          </table:table-cell>
          <table:table-cell office:value-type="string" calcext:value-type="string">
            <text:p>драгоценный, благородный</text:p>
          </table:table-cell>
          <table:table-cell table:formula="of:=[.A378]&amp;&quot; - &quot;&amp;[.B378]" office:value-type="string" office:string-value="precious ['preSqs] - драгоценный, благородный" calcext:value-type="string">
            <text:p>precious ['preSqs] - драгоценный, благородный</text:p>
          </table:table-cell>
        </table:table-row>
        <table:table-row table:style-name="ro8">
          <table:table-cell office:value-type="string" calcext:value-type="string">
            <text:p><text:span text:style-name="T1">predecessor </text:span><text:span text:style-name="T2">[</text:span><text:span text:style-name="T3">'prJdIsesq</text:span><text:span text:style-name="T4">]</text:span></text:p>
            <text:p> </text:p>
          </table:table-cell>
          <table:table-cell office:value-type="string" calcext:value-type="string">
            <text:p>предшественник, равопредшественник</text:p>
            <text:p> </text:p>
          </table:table-cell>
          <table:table-cell table:formula="of:=[.A379]&amp;&quot; - &quot;&amp;[.B379]" office:value-type="string" office:string-value="predecessor ['prJdIsesq]&#10;  - предшественник, равопредшественник&#10; " calcext:value-type="string">
            <text:p>predecessor ['prJdIsesq]</text:p>
            <text:p>  - предшественник, равопредшественник</text:p>
            <text:p> </text:p>
          </table:table-cell>
        </table:table-row>
        <table:table-row table:style-name="ro2">
          <table:table-cell office:value-type="string" calcext:value-type="string">
            <text:p><text:span text:style-name="T1">predominant </text:span><text:span text:style-name="T2">[</text:span><text:span text:style-name="T3">prI'dOmInqnt</text:span><text:span text:style-name="T4">]</text:span></text:p>
          </table:table-cell>
          <table:table-cell office:value-type="string" calcext:value-type="string">
            <text:p>преобладающий, господствующий, доминирующий</text:p>
          </table:table-cell>
          <table:table-cell table:formula="of:=[.A380]&amp;&quot; - &quot;&amp;[.B380]" office:value-type="string" office:string-value="predominant [prI'dOmInqnt] - преобладающий, господствующий, доминирующий" calcext:value-type="string">
            <text:p>predominant [prI'dOmInqnt] - преобладающий, господствующий, доминирующий</text:p>
          </table:table-cell>
        </table:table-row>
        <table:table-row table:style-name="ro5">
          <table:table-cell office:value-type="string" calcext:value-type="string">
            <text:p><text:span text:style-name="T1">price ceiling </text:span><text:span text:style-name="T2">[</text:span><text:span text:style-name="T3">praIs 'sJlIN]</text:span></text:p>
          </table:table-cell>
          <table:table-cell office:value-type="string" calcext:value-type="string">
            <text:p>потолок цен, максимальная цена (установленный государством предел повышения цен)</text:p>
          </table:table-cell>
          <table:table-cell table:formula="of:=[.A381]&amp;&quot; - &quot;&amp;[.B381]" office:value-type="string" office:string-value="price ceiling [praIs 'sJlIN] - потолок цен, максимальная цена (установленный государством предел повышения цен)" calcext:value-type="string">
            <text:p>price ceiling [praIs 'sJlIN] - потолок цен, максимальная цена (установленный государством предел повышения цен)</text:p>
          </table:table-cell>
        </table:table-row>
        <table:table-row table:style-name="ro2">
          <table:table-cell office:value-type="string" calcext:value-type="string">
            <text:p><text:span text:style-name="T1">price floor </text:span><text:span text:style-name="T2">[</text:span><text:span text:style-name="T3">praIs flL</text:span><text:span text:style-name="T4">]</text:span></text:p>
          </table:table-cell>
          <table:table-cell office:value-type="string" calcext:value-type="string">
            <text:p>минимальная цена</text:p>
          </table:table-cell>
          <table:table-cell table:formula="of:=[.A382]&amp;&quot; - &quot;&amp;[.B382]" office:value-type="string" office:string-value="price floor [praIs flL] - минимальная цена" calcext:value-type="string">
            <text:p>price floor [praIs flL] - минимальная цена</text:p>
          </table:table-cell>
        </table:table-row>
        <table:table-row table:style-name="ro2">
          <table:table-cell office:value-type="string" calcext:value-type="string">
            <text:p><text:span text:style-name="T1">private enterprise </text:span><text:span text:style-name="T2">[</text:span><text:span text:style-name="T3">'praIvIt 'entqpraIz</text:span><text:span text:style-name="T4">]</text:span></text:p>
          </table:table-cell>
          <table:table-cell office:value-type="string" calcext:value-type="string">
            <text:p>частное предпринимательство</text:p>
          </table:table-cell>
          <table:table-cell table:formula="of:=[.A383]&amp;&quot; - &quot;&amp;[.B383]" office:value-type="string" office:string-value="private enterprise ['praIvIt 'entqpraIz] - частное предпринимательство" calcext:value-type="string">
            <text:p>private enterprise ['praIvIt 'entqpraIz] - частное предпринимательство</text:p>
          </table:table-cell>
        </table:table-row>
        <table:table-row table:style-name="ro2">
          <table:table-cell office:value-type="string" calcext:value-type="string">
            <text:p><text:span text:style-name="T1">private property </text:span><text:span text:style-name="T2">[</text:span><text:span text:style-name="T3">'praIvIt 'prOpqtI</text:span><text:span text:style-name="T4">]</text:span></text:p>
          </table:table-cell>
          <table:table-cell office:value-type="string" calcext:value-type="string">
            <text:p>частная собственность</text:p>
          </table:table-cell>
          <table:table-cell table:formula="of:=[.A384]&amp;&quot; - &quot;&amp;[.B384]" office:value-type="string" office:string-value="private property ['praIvIt 'prOpqtI] - частная собственность" calcext:value-type="string">
            <text:p>private property ['praIvIt 'prOpqtI] - частная собственность</text:p>
          </table:table-cell>
        </table:table-row>
        <table:table-row table:style-name="ro2">
          <table:table-cell office:value-type="string" calcext:value-type="string">
            <text:p><text:span text:style-name="T1">privately owned </text:span><text:span text:style-name="T2">[</text:span><text:span text:style-name="T3">'praIvItlI Ound</text:span><text:span text:style-name="T4">]</text:span></text:p>
          </table:table-cell>
          <table:table-cell office:value-type="string" calcext:value-type="string">
            <text:p>находящийся в частной собственности</text:p>
          </table:table-cell>
          <table:table-cell table:formula="of:=[.A385]&amp;&quot; - &quot;&amp;[.B385]" office:value-type="string" office:string-value="privately owned ['praIvItlI Ound] - находящийся в частной собственности" calcext:value-type="string">
            <text:p>privately owned ['praIvItlI Ound] - находящийся в частной собственности</text:p>
          </table:table-cell>
        </table:table-row>
        <table:table-row table:style-name="ro2">
          <table:table-cell office:value-type="string" calcext:value-type="string">
            <text:p><text:span text:style-name="T1">privatization </text:span><text:span text:style-name="T2">[</text:span><text:span text:style-name="T3">"praIvqtaI'zeIS(q)n</text:span><text:span text:style-name="T4">]</text:span></text:p>
          </table:table-cell>
          <table:table-cell office:value-type="string" calcext:value-type="string">
            <text:p>приватизация, передача в частную собственность</text:p>
          </table:table-cell>
          <table:table-cell table:formula="of:=[.A386]&amp;&quot; - &quot;&amp;[.B386]" office:value-type="string" office:string-value="privatization [&quot;praIvqtaI'zeIS(q)n] - приватизация, передача в частную собственность" calcext:value-type="string">
            <text:p>privatization ["praIvqtaI'zeIS(q)n] - приватизация, передача в частную собственность</text:p>
          </table:table-cell>
        </table:table-row>
        <table:table-row table:style-name="ro2">
          <table:table-cell office:value-type="string" calcext:value-type="string">
            <text:p><text:span text:style-name="T1">proceeds </text:span><text:span text:style-name="T2">[</text:span><text:span text:style-name="T3">'prOusJdz</text:span><text:span text:style-name="T4">]</text:span></text:p>
          </table:table-cell>
          <table:table-cell office:value-type="string" calcext:value-type="string">
            <text:p>вырученная сумма, выручка, доход</text:p>
          </table:table-cell>
          <table:table-cell table:formula="of:=[.A387]&amp;&quot; - &quot;&amp;[.B387]" office:value-type="string" office:string-value="proceeds ['prOusJdz] - вырученная сумма, выручка, доход" calcext:value-type="string">
            <text:p>proceeds ['prOusJdz] - вырученная сумма, выручка, доход</text:p>
          </table:table-cell>
        </table:table-row>
        <table:table-row table:style-name="ro7">
          <table:table-cell office:value-type="string" calcext:value-type="string">
            <text:p><text:span text:style-name="T1">production </text:span><text:span text:style-name="T2">[</text:span><text:span text:style-name="T3">prq'dAkS(q)n</text:span><text:span text:style-name="T4">]</text:span></text:p>
          </table:table-cell>
          <table:table-cell office:value-type="string" calcext:value-type="string">
            <text:p>производство, производственная деятельность, изготовление, выработка (процесс превращения сырья и материалов в готовые к потреблению изделия)</text:p>
          </table:table-cell>
          <table:table-cell table:formula="of:=[.A388]&amp;&quot; - &quot;&amp;[.B388]" office:value-type="string" office:string-value="production [prq'dAkS(q)n] - производство, производственная деятельность, изготовление, выработка (процесс превращения сырья и материалов в готовые к потреблению изделия)" calcext:value-type="string">
            <text:p>production [prq'dAkS(q)n] - производство, производственная деятельность, изготовление, выработка (процесс превращения сырья и материалов в готовые к потреблению изделия)</text:p>
          </table:table-cell>
        </table:table-row>
        <table:table-row table:style-name="ro2">
          <table:table-cell office:value-type="string" calcext:value-type="string">
            <text:p><text:span text:style-name="T1">production level </text:span><text:span text:style-name="T2">[</text:span><text:span text:style-name="T3">prq'dAkS(q)n 'levl</text:span><text:span text:style-name="T4">]</text:span></text:p>
          </table:table-cell>
          <table:table-cell office:value-type="string" calcext:value-type="string">
            <text:p>уровень производства</text:p>
          </table:table-cell>
          <table:table-cell table:formula="of:=[.A389]&amp;&quot; - &quot;&amp;[.B389]" office:value-type="string" office:string-value="production level [prq'dAkS(q)n 'levl] - уровень производства" calcext:value-type="string">
            <text:p>production level [prq'dAkS(q)n 'levl] - уровень производства</text:p>
          </table:table-cell>
        </table:table-row>
        <table:table-row table:style-name="ro4">
          <table:table-cell table:style-name="ce3" office:value-type="string" calcext:value-type="string">
            <text:p>productive capacity</text:p>
            <text:p><text:span text:style-name="T2">[</text:span><text:span text:style-name="T3">prq'dAktIv kq'pxsItI</text:span><text:span text:style-name="T4">]</text:span></text:p>
          </table:table-cell>
          <table:table-cell office:value-type="string" calcext:value-type="string">
            <text:p>производительность, производственная мощность</text:p>
          </table:table-cell>
          <table:table-cell table:formula="of:=[.A390]&amp;&quot; - &quot;&amp;[.B390]" office:value-type="string" office:string-value="productive capacity&#10;[prq'dAktIv kq'pxsItI] - производительность, производственная мощность" calcext:value-type="string">
            <text:p>productive capacity</text:p>
            <text:p>[prq'dAktIv kq'pxsItI] - производительность, производственная мощность</text:p>
          </table:table-cell>
        </table:table-row>
        <table:table-row table:style-name="ro2">
          <table:table-cell office:value-type="string" calcext:value-type="string">
            <text:p><text:span text:style-name="T1">to proffer </text:span><text:span text:style-name="T2">[</text:span><text:span text:style-name="T3">tu 'prOfq</text:span><text:span text:style-name="T4">]</text:span></text:p>
          </table:table-cell>
          <table:table-cell office:value-type="string" calcext:value-type="string">
            <text:p>предъявлять, представлять (документ в суд)</text:p>
          </table:table-cell>
          <table:table-cell table:formula="of:=[.A391]&amp;&quot; - &quot;&amp;[.B391]" office:value-type="string" office:string-value="to proffer [tu 'prOfq] - предъявлять, представлять (документ в суд)" calcext:value-type="string">
            <text:p>to proffer [tu 'prOfq] - предъявлять, представлять (документ в суд)</text:p>
          </table:table-cell>
        </table:table-row>
        <table:table-row table:style-name="ro2">
          <table:table-cell office:value-type="string" calcext:value-type="string">
            <text:p><text:span text:style-name="T1">progressive tax </text:span><text:span text:style-name="T2">[</text:span><text:span text:style-name="T3">prOu'gresIv</text:span><text:span text:style-name="T4"> </text:span><text:span text:style-name="T3">txks</text:span><text:span text:style-name="T4">]</text:span></text:p>
          </table:table-cell>
          <table:table-cell office:value-type="string" calcext:value-type="string">
            <text:p>прогрессивный налог</text:p>
          </table:table-cell>
          <table:table-cell table:formula="of:=[.A392]&amp;&quot; - &quot;&amp;[.B392]" office:value-type="string" office:string-value="progressive tax [prOu'gresIv txks] - прогрессивный налог" calcext:value-type="string">
            <text:p>progressive tax [prOu'gresIv txks] - прогрессивный налог</text:p>
          </table:table-cell>
        </table:table-row>
        <table:table-row table:style-name="ro4">
          <table:table-cell table:style-name="ce3" office:value-type="string" calcext:value-type="string">
            <text:p>progressive taxation</text:p>
            <text:p><text:span text:style-name="T2">[</text:span><text:span text:style-name="T3">prOu'gresIv txk'seIS(q)n</text:span><text:span text:style-name="T4">]</text:span></text:p>
          </table:table-cell>
          <table:table-cell office:value-type="string" calcext:value-type="string">
            <text:p>прогрессивное налогообложение, налогообложение по прогрессивным ставкам</text:p>
          </table:table-cell>
          <table:table-cell table:formula="of:=[.A393]&amp;&quot; - &quot;&amp;[.B393]" office:value-type="string" office:string-value="progressive taxation&#10;[prOu'gresIv txk'seIS(q)n] - прогрессивное налогообложение, налогообложение по прогрессивным ставкам" calcext:value-type="string">
            <text:p>progressive taxation</text:p>
            <text:p>[prOu'gresIv txk'seIS(q)n] - прогрессивное налогообложение, налогообложение по прогрессивным ставкам</text:p>
          </table:table-cell>
        </table:table-row>
        <table:table-row table:style-name="ro5">
          <table:table-cell office:value-type="string" calcext:value-type="string">
            <text:p><text:span text:style-name="T1">prominent </text:span><text:span text:style-name="T2">[</text:span><text:span text:style-name="T3">'prOmInqnt</text:span><text:span text:style-name="T4">]</text:span></text:p>
          </table:table-cell>
          <table:table-cell office:value-type="string" calcext:value-type="string">
            <text:p>1) видный; 2) выдающийся, выступающий; 3) известный</text:p>
          </table:table-cell>
          <table:table-cell table:formula="of:=[.A394]&amp;&quot; - &quot;&amp;[.B394]" office:value-type="string" office:string-value="prominent ['prOmInqnt] - 1) видный; 2) выдающийся, выступающий; 3) известный" calcext:value-type="string">
            <text:p>prominent ['prOmInqnt] - 1) видный; 2) выдающийся, выступающий; 3) известный</text:p>
          </table:table-cell>
        </table:table-row>
        <table:table-row table:style-name="ro6">
          <table:table-cell office:value-type="string" calcext:value-type="string">
            <text:p><text:span text:style-name="T1">to promote </text:span><text:span text:style-name="T2">[</text:span><text:span text:style-name="T3">tu prq'mOut</text:span><text:span text:style-name="T4">]</text:span></text:p>
          </table:table-cell>
          <table:table-cell office:value-type="string" calcext:value-type="string">
            <text:p>1) выдвигать, продвигать, поощрять; 2) повышать в чине или звании; 3) содействовать продаже какого-л. товара</text:p>
          </table:table-cell>
          <table:table-cell table:formula="of:=[.A395]&amp;&quot; - &quot;&amp;[.B395]" office:value-type="string" office:string-value="to promote [tu prq'mOut] - 1) выдвигать, продвигать, поощрять; 2) повышать в чине или звании; 3) содействовать продаже какого-л. товара" calcext:value-type="string">
            <text:p>to promote [tu prq'mOut] - 1) выдвигать, продвигать, поощрять; 2) повышать в чине или звании; 3) содействовать продаже какого-л. товара</text:p>
          </table:table-cell>
        </table:table-row>
        <table:table-row table:style-name="ro5">
          <table:table-cell office:value-type="string" calcext:value-type="string">
            <text:p><text:span text:style-name="T1">proper </text:span><text:span text:style-name="T2">[</text:span><text:span text:style-name="T3">'prOpq</text:span><text:span text:style-name="T4">]</text:span></text:p>
          </table:table-cell>
          <table:table-cell office:value-type="string" calcext:value-type="string">
            <text:p>1) присущий, свойственный, собственный; 2) правильный, должный, надлежащий</text:p>
          </table:table-cell>
          <table:table-cell table:formula="of:=[.A396]&amp;&quot; - &quot;&amp;[.B396]" office:value-type="string" office:string-value="proper ['prOpq] - 1) присущий, свойственный, собственный; 2) правильный, должный, надлежащий" calcext:value-type="string">
            <text:p>proper ['prOpq] - 1) присущий, свойственный, собственный; 2) правильный, должный, надлежащий</text:p>
          </table:table-cell>
        </table:table-row>
        <table:table-row table:style-name="ro2">
          <table:table-cell office:value-type="string" calcext:value-type="string">
            <text:p><text:span text:style-name="T1">proponent </text:span><text:span text:style-name="T2">[</text:span><text:span text:style-name="T3">prq'pOunqnt</text:span><text:span text:style-name="T4">]</text:span></text:p>
          </table:table-cell>
          <table:table-cell office:value-type="string" calcext:value-type="string">
            <text:p>защитник, сторонник, поборник</text:p>
          </table:table-cell>
          <table:table-cell table:formula="of:=[.A397]&amp;&quot; - &quot;&amp;[.B397]" office:value-type="string" office:string-value="proponent [prq'pOunqnt] - защитник, сторонник, поборник" calcext:value-type="string">
            <text:p>proponent [prq'pOunqnt] - защитник, сторонник, поборник</text:p>
          </table:table-cell>
        </table:table-row>
        <table:table-row table:style-name="ro2">
          <table:table-cell office:value-type="string" calcext:value-type="string">
            <text:p><text:span text:style-name="T1">proprietary </text:span><text:span text:style-name="T2">[</text:span><text:span text:style-name="T3">prq'praIqt(q)rI</text:span><text:span text:style-name="T4">]</text:span></text:p>
          </table:table-cell>
          <table:table-cell office:value-type="string" calcext:value-type="string">
            <text:p>1) собственнический; 2) частный; 3) патентованный</text:p>
          </table:table-cell>
          <table:table-cell table:formula="of:=[.A398]&amp;&quot; - &quot;&amp;[.B398]" office:value-type="string" office:string-value="proprietary [prq'praIqt(q)rI] - 1) собственнический; 2) частный; 3) патентованный" calcext:value-type="string">
            <text:p>proprietary [prq'praIqt(q)rI] - 1) собственнический; 2) частный; 3) патентованный</text:p>
          </table:table-cell>
        </table:table-row>
        <table:table-row table:style-name="ro2">
          <table:table-cell office:value-type="string" calcext:value-type="string">
            <text:p><text:span text:style-name="T1">to prosper </text:span><text:span text:style-name="T2">[</text:span><text:span text:style-name="T3">tu 'prOspq</text:span><text:span text:style-name="T4">]</text:span></text:p>
          </table:table-cell>
          <table:table-cell office:value-type="string" calcext:value-type="string">
            <text:p>благоденствовать, преуспевать, процветать</text:p>
          </table:table-cell>
          <table:table-cell table:formula="of:=[.A399]&amp;&quot; - &quot;&amp;[.B399]" office:value-type="string" office:string-value="to prosper [tu 'prOspq] - благоденствовать, преуспевать, процветать" calcext:value-type="string">
            <text:p>to prosper [tu 'prOspq] - благоденствовать, преуспевать, процветать</text:p>
          </table:table-cell>
        </table:table-row>
        <table:table-row table:style-name="ro2">
          <table:table-cell office:value-type="string" calcext:value-type="string">
            <text:p><text:span text:style-name="T1">provable </text:span><text:span text:style-name="T2">[</text:span><text:span text:style-name="T3">'prHvqbl</text:span><text:span text:style-name="T4">]</text:span></text:p>
          </table:table-cell>
          <table:table-cell office:value-type="string" calcext:value-type="string">
            <text:p>доказуемый</text:p>
          </table:table-cell>
          <table:table-cell table:formula="of:=[.A400]&amp;&quot; - &quot;&amp;[.B400]" office:value-type="string" office:string-value="provable ['prHvqbl] - доказуемый" calcext:value-type="string">
            <text:p>provable ['prHvqbl] - доказуемый</text:p>
          </table:table-cell>
        </table:table-row>
        <table:table-row table:style-name="ro5">
          <table:table-cell office:value-type="string" calcext:value-type="string">
            <text:p><text:span text:style-name="T1">to provide </text:span><text:span text:style-name="T2">[</text:span><text:span text:style-name="T3">tu prq'vaId</text:span><text:span text:style-name="T4">]</text:span></text:p>
          </table:table-cell>
          <table:table-cell office:value-type="string" calcext:value-type="string">
            <text:p>1) снабжать (with), предоставлять; 2) обеспечивать (for) </text:p>
          </table:table-cell>
          <table:table-cell table:formula="of:=[.A401]&amp;&quot; - &quot;&amp;[.B401]" office:value-type="string" office:string-value="to provide [tu prq'vaId] - 1) снабжать (with), предоставлять; 2) обеспечивать (for) " calcext:value-type="string">
            <text:p>to provide [tu prq'vaId] - 1) снабжать (with), предоставлять; 2) обеспечивать (for) </text:p>
          </table:table-cell>
        </table:table-row>
        <table:table-row table:style-name="ro2">
          <table:table-cell office:value-type="string" calcext:value-type="string">
            <text:p><text:span text:style-name="T1">public finance </text:span><text:span text:style-name="T2">[</text:span><text:span text:style-name="T3">'pAblIk</text:span><text:span text:style-name="T4"> </text:span><text:span text:style-name="T3">faI'nxns</text:span><text:span text:style-name="T4">]</text:span></text:p>
          </table:table-cell>
          <table:table-cell office:value-type="string" calcext:value-type="string">
            <text:p>государственные финансы; государственный бюджет</text:p>
          </table:table-cell>
          <table:table-cell table:formula="of:=[.A402]&amp;&quot; - &quot;&amp;[.B402]" office:value-type="string" office:string-value="public finance ['pAblIk faI'nxns] - государственные финансы; государственный бюджет" calcext:value-type="string">
            <text:p>public finance ['pAblIk faI'nxns] - государственные финансы; государственный бюджет</text:p>
          </table:table-cell>
        </table:table-row>
        <table:table-row table:style-name="ro2">
          <table:table-cell office:value-type="string" calcext:value-type="string">
            <text:p><text:span text:style-name="T1">public good </text:span><text:span text:style-name="T2">[</text:span><text:span text:style-name="T3">'pAblIk gud</text:span><text:span text:style-name="T4">]</text:span></text:p>
          </table:table-cell>
          <table:table-cell office:value-type="string" calcext:value-type="string">
            <text:p>общественное благо</text:p>
          </table:table-cell>
          <table:table-cell table:formula="of:=[.A403]&amp;&quot; - &quot;&amp;[.B403]" office:value-type="string" office:string-value="public good ['pAblIk gud] - общественное благо" calcext:value-type="string">
            <text:p>public good ['pAblIk gud] - общественное благо</text:p>
          </table:table-cell>
        </table:table-row>
        <table:table-row table:style-name="ro2">
          <table:table-cell office:value-type="string" calcext:value-type="string">
            <text:p><text:span text:style-name="T1">punishment </text:span><text:span text:style-name="T2">[</text:span><text:span text:style-name="T3">'pAnISmqnt</text:span><text:span text:style-name="T4">]</text:span></text:p>
          </table:table-cell>
          <table:table-cell office:value-type="string" calcext:value-type="string">
            <text:p>наказание, взыскание</text:p>
          </table:table-cell>
          <table:table-cell table:formula="of:=[.A404]&amp;&quot; - &quot;&amp;[.B404]" office:value-type="string" office:string-value="punishment ['pAnISmqnt] - наказание, взыскание" calcext:value-type="string">
            <text:p>punishment ['pAnISmqnt] - наказание, взыскание</text:p>
          </table:table-cell>
        </table:table-row>
        <table:table-row table:style-name="ro2">
          <table:table-cell office:value-type="string" calcext:value-type="string">
            <text:p><text:span text:style-name="T1">purchase price </text:span><text:span text:style-name="T2">[</text:span><text:span text:style-name="T3">'pWtSqs praIs</text:span><text:span text:style-name="T4">]</text:span></text:p>
          </table:table-cell>
          <table:table-cell office:value-type="string" calcext:value-type="string">
            <text:p>покупная цена, цена на потребительские товары</text:p>
          </table:table-cell>
          <table:table-cell table:formula="of:=[.A405]&amp;&quot; - &quot;&amp;[.B405]" office:value-type="string" office:string-value="purchase price ['pWtSqs praIs] - покупная цена, цена на потребительские товары" calcext:value-type="string">
            <text:p>purchase price ['pWtSqs praIs] - покупная цена, цена на потребительские товары</text:p>
          </table:table-cell>
        </table:table-row>
        <table:table-row table:style-name="ro5">
          <table:table-cell office:value-type="string" calcext:value-type="string">
            <text:p><text:span text:style-name="T1">to pursue </text:span><text:span text:style-name="T2">[</text:span><text:span text:style-name="T3">tu pq'sjH</text:span><text:span text:style-name="T4">]</text:span></text:p>
          </table:table-cell>
          <table:table-cell office:value-type="string" calcext:value-type="string">
            <text:p>1) преследовать (цель); 2) следовать; 3) заниматься чем-л., действовать (по плану); 4) продолжать</text:p>
          </table:table-cell>
          <table:table-cell table:formula="of:=[.A406]&amp;&quot; - &quot;&amp;[.B406]" office:value-type="string" office:string-value="to pursue [tu pq'sjH] - 1) преследовать (цель); 2) следовать; 3) заниматься чем-л., действовать (по плану); 4) продолжать" calcext:value-type="string">
            <text:p>to pursue [tu pq'sjH] - 1) преследовать (цель); 2) следовать; 3) заниматься чем-л., действовать (по плану); 4) продолжать</text:p>
          </table:table-cell>
        </table:table-row>
        <table:table-row table:style-name="ro2">
          <table:table-cell office:value-type="string" calcext:value-type="string">
            <text:p><text:span text:style-name="T1">pursuit </text:span><text:span text:style-name="T2">[</text:span><text:span text:style-name="T3">pq'sjHt</text:span><text:span text:style-name="T4">]</text:span></text:p>
          </table:table-cell>
          <table:table-cell office:value-type="string" calcext:value-type="string">
            <text:p>1) преследование, погоня; 2) поиски; 3) стремление</text:p>
          </table:table-cell>
          <table:table-cell table:formula="of:=[.A407]&amp;&quot; - &quot;&amp;[.B407]" office:value-type="string" office:string-value="pursuit [pq'sjHt] - 1) преследование, погоня; 2) поиски; 3) стремление" calcext:value-type="string">
            <text:p>pursuit [pq'sjHt] - 1) преследование, погоня; 2) поиски; 3) стремление</text:p>
          </table:table-cell>
        </table:table-row>
        <table:table-row table:style-name="ro4">
          <table:table-cell table:style-name="ce3" office:value-type="string" calcext:value-type="string">
            <text:p>pursuit of profits</text:p>
            <text:p><text:span text:style-name="T2">[</text:span><text:span text:style-name="T3">pq'sjHt qv 'prOfIts</text:span><text:span text:style-name="T4">]</text:span></text:p>
          </table:table-cell>
          <table:table-cell office:value-type="string" calcext:value-type="string">
            <text:p>погоня за прибылью</text:p>
          </table:table-cell>
          <table:table-cell table:formula="of:=[.A408]&amp;&quot; - &quot;&amp;[.B408]" office:value-type="string" office:string-value="pursuit of profits&#10;[pq'sjHt qv 'prOfIts] - погоня за прибылью" calcext:value-type="string">
            <text:p>pursuit of profits</text:p>
            <text:p>[pq'sjHt qv 'prOfIts] - погоня за прибылью</text:p>
          </table:table-cell>
        </table:table-row>
        <table:table-row table:style-name="ro7">
          <table:table-cell office:value-type="string" calcext:value-type="string">
            <text:p><text:span text:style-name="T1">to qualify </text:span><text:span text:style-name="T2">[</text:span><text:span text:style-name="T3">tu 'kwOlIfaI</text:span><text:span text:style-name="T4">]</text:span></text:p>
          </table:table-cell>
          <table:table-cell office:value-type="string" calcext:value-type="string">
            <text:p>1) квалифицировать(ся); 2) готовить к деятельности; обучать; 3) определять; 4) называть(ся); 5) делать(ся) способным/годным; 6) делать(ся) правомочным</text:p>
          </table:table-cell>
          <table:table-cell table:formula="of:=[.A409]&amp;&quot; - &quot;&amp;[.B409]" office:value-type="string" office:string-value="to qualify [tu 'kwOlIfaI] - 1) квалифицировать(ся); 2) готовить к деятельности; обучать; 3) определять; 4) называть(ся); 5) делать(ся) способным/годным; 6) делать(ся) правомочным" calcext:value-type="string">
            <text:p>to qualify [tu 'kwOlIfaI] - 1) квалифицировать(ся); 2) готовить к деятельности; обучать; 3) определять; 4) называть(ся); 5) делать(ся) способным/годным; 6) делать(ся) правомочным</text:p>
          </table:table-cell>
        </table:table-row>
        <table:table-row table:style-name="ro2">
          <table:table-cell office:value-type="string" calcext:value-type="string">
            <text:p><text:span text:style-name="T1">in question </text:span><text:span text:style-name="T2">[</text:span><text:span text:style-name="T3">In 'kwestS(q)n</text:span><text:span text:style-name="T4">]</text:span></text:p>
          </table:table-cell>
          <table:table-cell office:value-type="string" calcext:value-type="string">
            <text:p>о котором идет речь</text:p>
          </table:table-cell>
          <table:table-cell table:formula="of:=[.A410]&amp;&quot; - &quot;&amp;[.B410]" office:value-type="string" office:string-value="in question [In 'kwestS(q)n] - о котором идет речь" calcext:value-type="string">
            <text:p>in question [In 'kwestS(q)n] - о котором идет речь</text:p>
          </table:table-cell>
        </table:table-row>
        <table:table-row table:style-name="ro5">
          <table:table-cell office:value-type="string" calcext:value-type="string">
            <text:p><text:span text:style-name="T1">to raise </text:span><text:span text:style-name="T2">[</text:span><text:span text:style-name="T3">tu reIz</text:span><text:span text:style-name="T4">]</text:span></text:p>
          </table:table-cell>
          <table:table-cell office:value-type="string" calcext:value-type="string">
            <text:p>1) поднимать (производство, цены и т. п.), повышать; 2) добывать, занимать (деньги); 3) собирать (налоги)</text:p>
          </table:table-cell>
          <table:table-cell table:formula="of:=[.A411]&amp;&quot; - &quot;&amp;[.B411]" office:value-type="string" office:string-value="to raise [tu reIz] - 1) поднимать (производство, цены и т. п.), повышать; 2) добывать, занимать (деньги); 3) собирать (налоги)" calcext:value-type="string">
            <text:p>to raise [tu reIz] - 1) поднимать (производство, цены и т. п.), повышать; 2) добывать, занимать (деньги); 3) собирать (налоги)</text:p>
          </table:table-cell>
        </table:table-row>
        <table:table-row table:style-name="ro7">
          <table:table-cell office:value-type="string" calcext:value-type="string">
            <text:p><text:span text:style-name="T1">to range </text:span><text:span text:style-name="T2">[</text:span><text:span text:style-name="T3">tu reIndZ</text:span><text:span text:style-name="T4">]</text:span></text:p>
          </table:table-cell>
          <table:table-cell office:value-type="string" calcext:value-type="string">
            <text:p>классифицировать, распределять по классам/категориям, варьировать, колебаться в пределах</text:p>
            <text:p> </text:p>
          </table:table-cell>
          <table:table-cell table:formula="of:=[.A412]&amp;&quot; - &quot;&amp;[.B412]" office:value-type="string" office:string-value="to range [tu reIndZ] - классифицировать, распределять по классам/категориям, варьировать, колебаться в пределах&#10; " calcext:value-type="string">
            <text:p>to range [tu reIndZ] - классифицировать, распределять по классам/категориям, варьировать, колебаться в пределах</text:p>
            <text:p> </text:p>
          </table:table-cell>
        </table:table-row>
        <table:table-row table:style-name="ro6">
          <table:table-cell office:value-type="string" calcext:value-type="string">
            <text:p><text:span text:style-name="T1">rate </text:span><text:span text:style-name="T2">[</text:span><text:span text:style-name="T3">reIt</text:span><text:span text:style-name="T4">]</text:span></text:p>
          </table:table-cell>
          <table:table-cell office:value-type="string" calcext:value-type="string">
            <text:p>1) размер, норма, ставка, тариф, такса, курс, цена; 2) скорость, темп; 3) пропорция, степень, процент, коэффициент, показатель </text:p>
          </table:table-cell>
          <table:table-cell table:formula="of:=[.A413]&amp;&quot; - &quot;&amp;[.B413]" office:value-type="string" office:string-value="rate [reIt] - 1) размер, норма, ставка, тариф, такса, курс, цена; 2) скорость, темп; 3) пропорция, степень, процент, коэффициент, показатель " calcext:value-type="string">
            <text:p>rate [reIt] - 1) размер, норма, ставка, тариф, такса, курс, цена; 2) скорость, темп; 3) пропорция, степень, процент, коэффициент, показатель </text:p>
          </table:table-cell>
        </table:table-row>
        <table:table-row table:style-name="ro2">
          <table:table-cell office:value-type="string" calcext:value-type="string">
            <text:p><text:span text:style-name="T1">rationale </text:span><text:span text:style-name="T2">[</text:span><text:span text:style-name="T3">"rxSq'nRl</text:span><text:span text:style-name="T4">]</text:span></text:p>
          </table:table-cell>
          <table:table-cell office:value-type="string" calcext:value-type="string">
            <text:p>обоснование</text:p>
          </table:table-cell>
          <table:table-cell table:formula="of:=[.A414]&amp;&quot; - &quot;&amp;[.B414]" office:value-type="string" office:string-value="rationale [&quot;rxSq'nRl] - обоснование" calcext:value-type="string">
            <text:p>rationale ["rxSq'nRl] - обоснование</text:p>
          </table:table-cell>
        </table:table-row>
        <table:table-row table:style-name="ro2">
          <table:table-cell office:value-type="string" calcext:value-type="string">
            <text:p><text:span text:style-name="T1">raw material</text:span><text:span text:style-name="T9">(</text:span><text:span text:style-name="T10">s</text:span><text:span text:style-name="T9">)</text:span><text:span text:style-name="T10"> </text:span><text:span text:style-name="T4">[</text:span><text:span text:style-name="T3">rL mq'tIqrIql(z)</text:span><text:span text:style-name="T4">]</text:span></text:p>
          </table:table-cell>
          <table:table-cell office:value-type="string" calcext:value-type="string">
            <text:p>сырье</text:p>
          </table:table-cell>
          <table:table-cell table:formula="of:=[.A415]&amp;&quot; - &quot;&amp;[.B415]" office:value-type="string" office:string-value="raw material(s) [rL mq'tIqrIql(z)] - сырье" calcext:value-type="string">
            <text:p>raw material(s) [rL mq'tIqrIql(z)] - сырье</text:p>
          </table:table-cell>
        </table:table-row>
        <table:table-row table:style-name="ro2">
          <table:table-cell office:value-type="string" calcext:value-type="string">
            <text:p><text:span text:style-name="T1">realm </text:span><text:span text:style-name="T2">[</text:span><text:span text:style-name="T3">relm</text:span><text:span text:style-name="T4">]</text:span></text:p>
          </table:table-cell>
          <table:table-cell office:value-type="string" calcext:value-type="string">
            <text:p>1) королевство, царство; 2) область, сфера</text:p>
          </table:table-cell>
          <table:table-cell table:formula="of:=[.A416]&amp;&quot; - &quot;&amp;[.B416]" office:value-type="string" office:string-value="realm [relm] - 1) королевство, царство; 2) область, сфера" calcext:value-type="string">
            <text:p>realm [relm] - 1) королевство, царство; 2) область, сфера</text:p>
          </table:table-cell>
        </table:table-row>
        <table:table-row table:style-name="ro6">
          <table:table-cell office:value-type="string" calcext:value-type="string">
            <text:p><text:span text:style-name="T1">reasonable </text:span><text:span text:style-name="T2">[</text:span><text:span text:style-name="T3">'rJznqbl</text:span><text:span text:style-name="T4">]</text:span></text:p>
          </table:table-cell>
          <table:table-cell office:value-type="string" calcext:value-type="string">
            <text:p>1) разумный, благоразумный; 2) справедливый, обоснованный; 3) умеренный, недорогой, приемлемый, подходящий, сходный (о цене)</text:p>
          </table:table-cell>
          <table:table-cell table:formula="of:=[.A417]&amp;&quot; - &quot;&amp;[.B417]" office:value-type="string" office:string-value="reasonable ['rJznqbl] - 1) разумный, благоразумный; 2) справедливый, обоснованный; 3) умеренный, недорогой, приемлемый, подходящий, сходный (о цене)" calcext:value-type="string">
            <text:p>reasonable ['rJznqbl] - 1) разумный, благоразумный; 2) справедливый, обоснованный; 3) умеренный, недорогой, приемлемый, подходящий, сходный (о цене)</text:p>
          </table:table-cell>
        </table:table-row>
        <table:table-row table:style-name="ro2">
          <table:table-cell office:value-type="string" calcext:value-type="string">
            <text:p><text:span text:style-name="T1">receipt </text:span><text:span text:style-name="T2">[</text:span><text:span text:style-name="T3">rI'sJt</text:span><text:span text:style-name="T4">]</text:span></text:p>
          </table:table-cell>
          <table:table-cell office:value-type="string" calcext:value-type="string">
            <text:p>расписка, квитанция</text:p>
          </table:table-cell>
          <table:table-cell table:formula="of:=[.A418]&amp;&quot; - &quot;&amp;[.B418]" office:value-type="string" office:string-value="receipt [rI'sJt] - расписка, квитанция" calcext:value-type="string">
            <text:p>receipt [rI'sJt] - расписка, квитанция</text:p>
          </table:table-cell>
        </table:table-row>
        <table:table-row table:style-name="ro2">
          <table:table-cell office:value-type="string" calcext:value-type="string">
            <text:p><text:span text:style-name="T1">records </text:span><text:span text:style-name="T2">[</text:span><text:span text:style-name="T3">'rekLdz</text:span><text:span text:style-name="T4">]</text:span></text:p>
          </table:table-cell>
          <table:table-cell office:value-type="string" calcext:value-type="string">
            <text:p>документы, записи</text:p>
          </table:table-cell>
          <table:table-cell table:formula="of:=[.A419]&amp;&quot; - &quot;&amp;[.B419]" office:value-type="string" office:string-value="records ['rekLdz] - документы, записи" calcext:value-type="string">
            <text:p>records ['rekLdz] - документы, записи</text:p>
          </table:table-cell>
        </table:table-row>
        <table:table-row table:style-name="ro7">
          <table:table-cell office:value-type="string" calcext:value-type="string">
            <text:p><text:span text:style-name="T1">to recover </text:span><text:span text:style-name="T2">[</text:span><text:span text:style-name="T3">tu rI'kAvq</text:span><text:span text:style-name="T4">]</text:span></text:p>
          </table:table-cell>
          <table:table-cell office:value-type="string" calcext:value-type="string">
            <text:p>1) восстанавливать, поправляться, оживляться, оживлять; 2) взыскивать; 3) получать обратно 4) возвращать; 5) инкассировать; 6) получать возмещение (за убытки)</text:p>
          </table:table-cell>
          <table:table-cell table:formula="of:=[.A420]&amp;&quot; - &quot;&amp;[.B420]" office:value-type="string" office:string-value="to recover [tu rI'kAvq] - 1) восстанавливать, поправляться, оживляться, оживлять; 2) взыскивать; 3) получать обратно 4) возвращать; 5) инкассировать; 6) получать возмещение (за убытки)" calcext:value-type="string">
            <text:p>to recover [tu rI'kAvq] - 1) восстанавливать, поправляться, оживляться, оживлять; 2) взыскивать; 3) получать обратно 4) возвращать; 5) инкассировать; 6) получать возмещение (за убытки)</text:p>
          </table:table-cell>
        </table:table-row>
        <table:table-row table:style-name="ro6">
          <table:table-cell office:value-type="string" calcext:value-type="string">
            <text:p><text:span text:style-name="T1">Red Cross </text:span><text:span text:style-name="T2">[</text:span><text:span text:style-name="T3">red krOs</text:span><text:span text:style-name="T4">]</text:span></text:p>
          </table:table-cell>
          <table:table-cell office:value-type="string" calcext:value-type="string">
            <text:p>Красный Крест (медицинская служба, организованная согласно женевской конвенции 1864 года)</text:p>
          </table:table-cell>
          <table:table-cell table:formula="of:=[.A421]&amp;&quot; - &quot;&amp;[.B421]" office:value-type="string" office:string-value="Red Cross [red krOs] - Красный Крест (медицинская служба, организованная согласно женевской конвенции 1864 года)" calcext:value-type="string">
            <text:p>Red Cross [red krOs] - Красный Крест (медицинская служба, организованная согласно женевской конвенции 1864 года)</text:p>
          </table:table-cell>
        </table:table-row>
        <table:table-row table:style-name="ro2">
          <table:table-cell office:value-type="string" calcext:value-type="string">
            <text:p><text:span text:style-name="T1">redistribution </text:span><text:span text:style-name="T2">[</text:span><text:span text:style-name="T3">'rI"dIstrI'bjHS(q)n</text:span><text:span text:style-name="T4">]</text:span></text:p>
          </table:table-cell>
          <table:table-cell office:value-type="string" calcext:value-type="string">
            <text:p>перераспределение</text:p>
          </table:table-cell>
          <table:table-cell table:formula="of:=[.A422]&amp;&quot; - &quot;&amp;[.B422]" office:value-type="string" office:string-value="redistribution ['rI&quot;dIstrI'bjHS(q)n] - перераспределение" calcext:value-type="string">
            <text:p>redistribution ['rI"dIstrI'bjHS(q)n] - перераспределение</text:p>
          </table:table-cell>
        </table:table-row>
        <table:table-row table:style-name="ro7">
          <table:table-cell office:value-type="string" calcext:value-type="string">
            <text:p><text:span text:style-name="T1">to refer </text:span><text:span text:style-name="T2">[</text:span><text:span text:style-name="T3">tu rI'fW</text:span><text:span text:style-name="T4">]</text:span></text:p>
          </table:table-cell>
          <table:table-cell office:value-type="string" calcext:value-type="string">
            <text:p>1) отсылать, направлять, передавать на рассмотрение; 2) наводить справку, справляться; 3) упоминать; 4) относиться, иметь отношение к чему-либо</text:p>
          </table:table-cell>
          <table:table-cell table:formula="of:=[.A423]&amp;&quot; - &quot;&amp;[.B423]" office:value-type="string" office:string-value="to refer [tu rI'fW] - 1) отсылать, направлять, передавать на рассмотрение; 2) наводить справку, справляться; 3) упоминать; 4) относиться, иметь отношение к чему-либо" calcext:value-type="string">
            <text:p>to refer [tu rI'fW] - 1) отсылать, направлять, передавать на рассмотрение; 2) наводить справку, справляться; 3) упоминать; 4) относиться, иметь отношение к чему-либо</text:p>
          </table:table-cell>
        </table:table-row>
        <table:table-row table:style-name="ro2">
          <table:table-cell office:value-type="string" calcext:value-type="string">
            <text:p><text:span text:style-name="T1">regime </text:span><text:span text:style-name="T2">[</text:span><text:span text:style-name="T3">reI'ZJm</text:span><text:span text:style-name="T4">]</text:span></text:p>
          </table:table-cell>
          <table:table-cell office:value-type="string" calcext:value-type="string">
            <text:p>режим, власть, система, строй</text:p>
          </table:table-cell>
          <table:table-cell table:formula="of:=[.A424]&amp;&quot; - &quot;&amp;[.B424]" office:value-type="string" office:string-value="regime [reI'ZJm] - режим, власть, система, строй" calcext:value-type="string">
            <text:p>regime [reI'ZJm] - режим, власть, система, строй</text:p>
          </table:table-cell>
        </table:table-row>
        <table:table-row table:style-name="ro2">
          <table:table-cell office:value-type="string" calcext:value-type="string">
            <text:p><text:span text:style-name="T1">regressive </text:span><text:span text:style-name="T2">[</text:span><text:span text:style-name="T3">rI'gresIv</text:span><text:span text:style-name="T4">]</text:span></text:p>
          </table:table-cell>
          <table:table-cell office:value-type="string" calcext:value-type="string">
            <text:p>регрессивный</text:p>
          </table:table-cell>
          <table:table-cell table:formula="of:=[.A425]&amp;&quot; - &quot;&amp;[.B425]" office:value-type="string" office:string-value="regressive [rI'gresIv] - регрессивный" calcext:value-type="string">
            <text:p>regressive [rI'gresIv] - регрессивный</text:p>
          </table:table-cell>
        </table:table-row>
        <table:table-row table:style-name="ro5">
          <table:table-cell office:value-type="string" calcext:value-type="string">
            <text:p><text:span text:style-name="T1">regulation </text:span><text:span text:style-name="T2">[</text:span><text:span text:style-name="T3">"regju'leIS(q)n</text:span><text:span text:style-name="T4">]</text:span></text:p>
          </table:table-cell>
          <table:table-cell office:value-type="string" calcext:value-type="string">
            <text:p>1) регулирование; регламентирование; 2) норма; правило; постановление; устав; инструкция</text:p>
          </table:table-cell>
          <table:table-cell table:formula="of:=[.A426]&amp;&quot; - &quot;&amp;[.B426]" office:value-type="string" office:string-value="regulation [&quot;regju'leIS(q)n] - 1) регулирование; регламентирование; 2) норма; правило; постановление; устав; инструкция" calcext:value-type="string">
            <text:p>regulation ["regju'leIS(q)n] - 1) регулирование; регламентирование; 2) норма; правило; постановление; устав; инструкция</text:p>
          </table:table-cell>
        </table:table-row>
        <table:table-row table:style-name="ro4">
          <table:table-cell table:style-name="ce3" office:value-type="string" calcext:value-type="string">
            <text:p>regulatory agencies </text:p>
            <text:p><text:span text:style-name="T2">[</text:span><text:span text:style-name="T3">'regjuleItqrI 'eIdZ(q)nsIz</text:span><text:span text:style-name="T4">]</text:span></text:p>
          </table:table-cell>
          <table:table-cell office:value-type="string" calcext:value-type="string">
            <text:p>органы государственного регулирования</text:p>
          </table:table-cell>
          <table:table-cell table:formula="of:=[.A427]&amp;&quot; - &quot;&amp;[.B427]" office:value-type="string" office:string-value="regulatory agencies &#10;['regjuleItqrI 'eIdZ(q)nsIz] - органы государственного регулирования" calcext:value-type="string">
            <text:p>regulatory agencies </text:p>
            <text:p>['regjuleItqrI 'eIdZ(q)nsIz] - органы государственного регулирования</text:p>
          </table:table-cell>
        </table:table-row>
        <table:table-row table:style-name="ro2">
          <table:table-cell office:value-type="string" calcext:value-type="string">
            <text:p><text:span text:style-name="T1">to remedy </text:span><text:span text:style-name="T2">[</text:span><text:span text:style-name="T3">tu 'remIdI</text:span><text:span text:style-name="T4">]</text:span></text:p>
          </table:table-cell>
          <table:table-cell office:value-type="string" calcext:value-type="string">
            <text:p>1) исправлять; 2) излечивать; 3) возмещать</text:p>
          </table:table-cell>
          <table:table-cell table:formula="of:=[.A428]&amp;&quot; - &quot;&amp;[.B428]" office:value-type="string" office:string-value="to remedy [tu 'remIdI] - 1) исправлять; 2) излечивать; 3) возмещать" calcext:value-type="string">
            <text:p>to remedy [tu 'remIdI] - 1) исправлять; 2) излечивать; 3) возмещать</text:p>
          </table:table-cell>
        </table:table-row>
        <table:table-row table:style-name="ro6">
          <table:table-cell office:value-type="string" calcext:value-type="string">
            <text:p><text:span text:style-name="T1">to remit </text:span><text:span text:style-name="T2">[</text:span><text:span text:style-name="T3">tu rI'mIt</text:span><text:span text:style-name="T4">]</text:span></text:p>
          </table:table-cell>
          <table:table-cell office:value-type="string" calcext:value-type="string">
            <text:p>1) пересылать, переводить по почте (деньги); 2) ослаблять; 3) освобождать (от уплаты); 4) прощать; 5) откладывать (на более поздний срок)</text:p>
          </table:table-cell>
          <table:table-cell table:formula="of:=[.A429]&amp;&quot; - &quot;&amp;[.B429]" office:value-type="string" office:string-value="to remit [tu rI'mIt] - 1) пересылать, переводить по почте (деньги); 2) ослаблять; 3) освобождать (от уплаты); 4) прощать; 5) откладывать (на более поздний срок)" calcext:value-type="string">
            <text:p>to remit [tu rI'mIt] - 1) пересылать, переводить по почте (деньги); 2) ослаблять; 3) освобождать (от уплаты); 4) прощать; 5) откладывать (на более поздний срок)</text:p>
          </table:table-cell>
        </table:table-row>
        <table:table-row table:style-name="ro5">
          <table:table-cell office:value-type="string" calcext:value-type="string">
            <text:p><text:span text:style-name="T1">to render </text:span><text:span text:style-name="T2">[</text:span><text:span text:style-name="T3">tu 'rendq</text:span><text:span text:style-name="T4">]</text:span></text:p>
          </table:table-cell>
          <table:table-cell office:value-type="string" calcext:value-type="string">
            <text:p>1) воздавать, платить; 2) давать; 3) оказывать (помощь, содействие); 4) представлять</text:p>
          </table:table-cell>
          <table:table-cell table:formula="of:=[.A430]&amp;&quot; - &quot;&amp;[.B430]" office:value-type="string" office:string-value="to render [tu 'rendq] - 1) воздавать, платить; 2) давать; 3) оказывать (помощь, содействие); 4) представлять" calcext:value-type="string">
            <text:p>to render [tu 'rendq] - 1) воздавать, платить; 2) давать; 3) оказывать (помощь, содействие); 4) представлять</text:p>
          </table:table-cell>
        </table:table-row>
        <table:table-row table:style-name="ro2">
          <table:table-cell office:value-type="string" calcext:value-type="string">
            <text:p><text:span text:style-name="T1">to remunerate </text:span><text:span text:style-name="T2">[</text:span><text:span text:style-name="T3">tu rI'mjHnqreIt</text:span><text:span text:style-name="T4">]</text:span></text:p>
          </table:table-cell>
          <table:table-cell office:value-type="string" calcext:value-type="string">
            <text:p>вознаграждать, компенсировать, оплачивать</text:p>
          </table:table-cell>
          <table:table-cell table:formula="of:=[.A431]&amp;&quot; - &quot;&amp;[.B431]" office:value-type="string" office:string-value="to remunerate [tu rI'mjHnqreIt] - вознаграждать, компенсировать, оплачивать" calcext:value-type="string">
            <text:p>to remunerate [tu rI'mjHnqreIt] - вознаграждать, компенсировать, оплачивать</text:p>
          </table:table-cell>
        </table:table-row>
        <table:table-row table:style-name="ro2">
          <table:table-cell office:value-type="string" calcext:value-type="string">
            <text:p><text:span text:style-name="T1">requirement </text:span><text:span text:style-name="T2">[</text:span><text:span text:style-name="T3">rI'kwaIqmqnt</text:span><text:span text:style-name="T4">]</text:span></text:p>
          </table:table-cell>
          <table:table-cell office:value-type="string" calcext:value-type="string">
            <text:p>1) требование; 2) нужда, потребность; 3) расходы</text:p>
          </table:table-cell>
          <table:table-cell table:formula="of:=[.A432]&amp;&quot; - &quot;&amp;[.B432]" office:value-type="string" office:string-value="requirement [rI'kwaIqmqnt] - 1) требование; 2) нужда, потребность; 3) расходы" calcext:value-type="string">
            <text:p>requirement [rI'kwaIqmqnt] - 1) требование; 2) нужда, потребность; 3) расходы</text:p>
          </table:table-cell>
        </table:table-row>
        <table:table-row table:style-name="ro6">
          <table:table-cell office:value-type="string" calcext:value-type="string">
            <text:p><text:span text:style-name="T1">to reside </text:span><text:span text:style-name="T2">[</text:span><text:span text:style-name="T3">tu rI'zaId</text:span><text:span text:style-name="T4">]</text:span></text:p>
          </table:table-cell>
          <table:table-cell office:value-type="string" calcext:value-type="string">
            <text:p>1) проживать, жить (где-л.), пребывать, находиться (in, at); 2) быть присущим, свойственным, неотъемлемым (in)</text:p>
          </table:table-cell>
          <table:table-cell table:formula="of:=[.A433]&amp;&quot; - &quot;&amp;[.B433]" office:value-type="string" office:string-value="to reside [tu rI'zaId] - 1) проживать, жить (где-л.), пребывать, находиться (in, at); 2) быть присущим, свойственным, неотъемлемым (in)" calcext:value-type="string">
            <text:p>to reside [tu rI'zaId] - 1) проживать, жить (где-л.), пребывать, находиться (in, at); 2) быть присущим, свойственным, неотъемлемым (in)</text:p>
          </table:table-cell>
        </table:table-row>
        <table:table-row table:style-name="ro2">
          <table:table-cell office:value-type="string" calcext:value-type="string">
            <text:p><text:span text:style-name="T1">resident </text:span><text:span text:style-name="T2">[</text:span><text:span text:style-name="T3">'rezId(q)nt</text:span><text:span text:style-name="T4">]</text:span></text:p>
          </table:table-cell>
          <table:table-cell office:value-type="string" calcext:value-type="string">
            <text:p>постоянно проживающее лицо, житель</text:p>
          </table:table-cell>
          <table:table-cell table:formula="of:=[.A434]&amp;&quot; - &quot;&amp;[.B434]" office:value-type="string" office:string-value="resident ['rezId(q)nt] - постоянно проживающее лицо, житель" calcext:value-type="string">
            <text:p>resident ['rezId(q)nt] - постоянно проживающее лицо, житель</text:p>
          </table:table-cell>
        </table:table-row>
        <table:table-row table:style-name="ro5">
          <table:table-cell office:value-type="string" calcext:value-type="string">
            <text:p><text:span text:style-name="T1">to resolve </text:span><text:span text:style-name="T2">[</text:span><text:span text:style-name="T3">tu rI'zOlv</text:span><text:span text:style-name="T4">]</text:span></text:p>
          </table:table-cell>
          <table:table-cell office:value-type="string" calcext:value-type="string">
            <text:p>1) разрешать (сомнения); 2) улаживать; 3) принимать решение, решать (проблему)</text:p>
          </table:table-cell>
          <table:table-cell table:formula="of:=[.A435]&amp;&quot; - &quot;&amp;[.B435]" office:value-type="string" office:string-value="to resolve [tu rI'zOlv] - 1) разрешать (сомнения); 2) улаживать; 3) принимать решение, решать (проблему)" calcext:value-type="string">
            <text:p>to resolve [tu rI'zOlv] - 1) разрешать (сомнения); 2) улаживать; 3) принимать решение, решать (проблему)</text:p>
          </table:table-cell>
        </table:table-row>
        <table:table-row table:style-name="ro2">
          <table:table-cell office:value-type="string" calcext:value-type="string">
            <text:p><text:span text:style-name="T1">retail distributor </text:span><text:span text:style-name="T2">[</text:span><text:span text:style-name="T3">'rIteIl dIs'trIbjutq</text:span><text:span text:style-name="T4">]</text:span></text:p>
          </table:table-cell>
          <table:table-cell office:value-type="string" calcext:value-type="string">
            <text:p>розничный торговец</text:p>
          </table:table-cell>
          <table:table-cell table:formula="of:=[.A436]&amp;&quot; - &quot;&amp;[.B436]" office:value-type="string" office:string-value="retail distributor ['rIteIl dIs'trIbjutq] - розничный торговец" calcext:value-type="string">
            <text:p>retail distributor ['rIteIl dIs'trIbjutq] - розничный торговец</text:p>
          </table:table-cell>
        </table:table-row>
        <table:table-row table:style-name="ro2">
          <table:table-cell office:value-type="string" calcext:value-type="string">
            <text:p><text:span text:style-name="T1">to retain </text:span><text:span text:style-name="T2">[</text:span><text:span text:style-name="T3">tu rI'teIn</text:span><text:span text:style-name="T4">]</text:span></text:p>
          </table:table-cell>
          <table:table-cell office:value-type="string" calcext:value-type="string">
            <text:p>1) удерживать; 2) поддерживать; 3) сохранять</text:p>
          </table:table-cell>
          <table:table-cell table:formula="of:=[.A437]&amp;&quot; - &quot;&amp;[.B437]" office:value-type="string" office:string-value="to retain [tu rI'teIn] - 1) удерживать; 2) поддерживать; 3) сохранять" calcext:value-type="string">
            <text:p>to retain [tu rI'teIn] - 1) удерживать; 2) поддерживать; 3) сохранять</text:p>
          </table:table-cell>
        </table:table-row>
        <table:table-row table:style-name="ro5">
          <table:table-cell office:value-type="string" calcext:value-type="string">
            <text:p><text:span text:style-name="T1">retaliatory measure </text:span><text:span text:style-name="T2">[</text:span><text:span text:style-name="T3">rI'txlIqt(q)rI 'meZq</text:span><text:span text:style-name="T4">]</text:span></text:p>
          </table:table-cell>
          <table:table-cell office:value-type="string" calcext:value-type="string">
            <text:p>репрессивная мера, мера в порядке возмездия, ответная мера, репрессалия</text:p>
          </table:table-cell>
          <table:table-cell table:formula="of:=[.A438]&amp;&quot; - &quot;&amp;[.B438]" office:value-type="string" office:string-value="retaliatory measure [rI'txlIqt(q)rI 'meZq] - репрессивная мера, мера в порядке возмездия, ответная мера, репрессалия" calcext:value-type="string">
            <text:p>retaliatory measure [rI'txlIqt(q)rI 'meZq] - репрессивная мера, мера в порядке возмездия, ответная мера, репрессалия</text:p>
          </table:table-cell>
        </table:table-row>
        <table:table-row table:style-name="ro6">
          <table:table-cell office:value-type="string" calcext:value-type="string">
            <text:p><text:span text:style-name="T1">revenue </text:span><text:span text:style-name="T2">[</text:span><text:span text:style-name="T3">'revInjH</text:span><text:span text:style-name="T4">]</text:span></text:p>
          </table:table-cell>
          <table:table-cell office:value-type="string" calcext:value-type="string">
            <text:p>доход (по основной [обычной] деятельности), выручка (любые поступления от продаж или из других источников)</text:p>
          </table:table-cell>
          <table:table-cell table:formula="of:=[.A439]&amp;&quot; - &quot;&amp;[.B439]" office:value-type="string" office:string-value="revenue ['revInjH] - доход (по основной [обычной] деятельности), выручка (любые поступления от продаж или из других источников)" calcext:value-type="string">
            <text:p>revenue ['revInjH] - доход (по основной [обычной] деятельности), выручка (любые поступления от продаж или из других источников)</text:p>
          </table:table-cell>
        </table:table-row>
        <table:table-row table:style-name="ro2">
          <table:table-cell office:value-type="string" calcext:value-type="string">
            <text:p><text:span text:style-name="T1">review </text:span><text:span text:style-name="T2">[</text:span><text:span text:style-name="T3">rI'vjH</text:span><text:span text:style-name="T4">]</text:span></text:p>
          </table:table-cell>
          <table:table-cell office:value-type="string" calcext:value-type="string">
            <text:p>обзор, проверка, ревизия</text:p>
          </table:table-cell>
          <table:table-cell table:formula="of:=[.A440]&amp;&quot; - &quot;&amp;[.B440]" office:value-type="string" office:string-value="review [rI'vjH] - обзор, проверка, ревизия" calcext:value-type="string">
            <text:p>review [rI'vjH] - обзор, проверка, ревизия</text:p>
          </table:table-cell>
        </table:table-row>
        <table:table-row table:style-name="ro2">
          <table:table-cell office:value-type="string" calcext:value-type="string">
            <text:p><text:span text:style-name="T1">to review </text:span><text:span text:style-name="T2">[</text:span><text:span text:style-name="T3">tu rI'vjH</text:span><text:span text:style-name="T4">]</text:span></text:p>
          </table:table-cell>
          <table:table-cell office:value-type="string" calcext:value-type="string">
            <text:p>1) пересматривать; 2) обозревать; 3) рассматривать</text:p>
          </table:table-cell>
          <table:table-cell table:formula="of:=[.A441]&amp;&quot; - &quot;&amp;[.B441]" office:value-type="string" office:string-value="to review [tu rI'vjH] - 1) пересматривать; 2) обозревать; 3) рассматривать" calcext:value-type="string">
            <text:p>to review [tu rI'vjH] - 1) пересматривать; 2) обозревать; 3) рассматривать</text:p>
          </table:table-cell>
        </table:table-row>
        <table:table-row table:style-name="ro2">
          <table:table-cell office:value-type="string" calcext:value-type="string">
            <text:p><text:span text:style-name="T1">reward </text:span><text:span text:style-name="T2">[</text:span><text:span text:style-name="T3">rI'wLd</text:span><text:span text:style-name="T4">]</text:span></text:p>
          </table:table-cell>
          <table:table-cell office:value-type="string" calcext:value-type="string">
            <text:p>поощрение, вознаграждение</text:p>
          </table:table-cell>
          <table:table-cell table:formula="of:=[.A442]&amp;&quot; - &quot;&amp;[.B442]" office:value-type="string" office:string-value="reward [rI'wLd] - поощрение, вознаграждение" calcext:value-type="string">
            <text:p>reward [rI'wLd] - поощрение, вознаграждение</text:p>
          </table:table-cell>
        </table:table-row>
        <table:table-row table:style-name="ro2">
          <table:table-cell office:value-type="string" calcext:value-type="string">
            <text:p><text:span text:style-name="T1">risk-taking </text:span><text:span text:style-name="T2">[</text:span><text:span text:style-name="T3">'rIskteIkIN</text:span><text:span text:style-name="T4">]</text:span></text:p>
          </table:table-cell>
          <table:table-cell office:value-type="string" calcext:value-type="string">
            <text:p>принятие рисков</text:p>
          </table:table-cell>
          <table:table-cell table:formula="of:=[.A443]&amp;&quot; - &quot;&amp;[.B443]" office:value-type="string" office:string-value="risk-taking ['rIskteIkIN] - принятие рисков" calcext:value-type="string">
            <text:p>risk-taking ['rIskteIkIN] - принятие рисков</text:p>
          </table:table-cell>
        </table:table-row>
        <table:table-row table:style-name="ro5">
          <table:table-cell office:value-type="string" calcext:value-type="string">
            <text:p><text:span text:style-name="T1">rule of law </text:span><text:span text:style-name="T2">[</text:span><text:span text:style-name="T3">rHl qv lL</text:span><text:span text:style-name="T4">]</text:span></text:p>
          </table:table-cell>
          <table:table-cell office:value-type="string" calcext:value-type="string">
            <text:p>1) норма права, правовая норма; 2) принцип господства права</text:p>
          </table:table-cell>
          <table:table-cell table:formula="of:=[.A444]&amp;&quot; - &quot;&amp;[.B444]" office:value-type="string" office:string-value="rule of law [rHl qv lL] - 1) норма права, правовая норма; 2) принцип господства права" calcext:value-type="string">
            <text:p>rule of law [rHl qv lL] - 1) норма права, правовая норма; 2) принцип господства права</text:p>
          </table:table-cell>
        </table:table-row>
        <table:table-row table:style-name="ro5">
          <table:table-cell office:value-type="string" calcext:value-type="string">
            <text:p><text:span text:style-name="T1">ruling </text:span><text:span text:style-name="T2">[</text:span><text:span text:style-name="T3">'rHlIN</text:span><text:span text:style-name="T4">]</text:span></text:p>
          </table:table-cell>
          <table:table-cell office:value-type="string" calcext:value-type="string">
            <text:p>1) управление; 2) постановление, решение (суда, председателя собрания)</text:p>
          </table:table-cell>
          <table:table-cell table:formula="of:=[.A445]&amp;&quot; - &quot;&amp;[.B445]" office:value-type="string" office:string-value="ruling ['rHlIN] - 1) управление; 2) постановление, решение (суда, председателя собрания)" calcext:value-type="string">
            <text:p>ruling ['rHlIN] - 1) управление; 2) постановление, решение (суда, председателя собрания)</text:p>
          </table:table-cell>
        </table:table-row>
        <table:table-row table:style-name="ro2">
          <table:table-cell office:value-type="string" calcext:value-type="string">
            <text:p><text:span text:style-name="T1">sacred </text:span><text:span text:style-name="T2">[</text:span><text:span text:style-name="T3">'seIkrId</text:span><text:span text:style-name="T4">]</text:span></text:p>
          </table:table-cell>
          <table:table-cell office:value-type="string" calcext:value-type="string">
            <text:p>священный, святой</text:p>
          </table:table-cell>
          <table:table-cell table:formula="of:=[.A446]&amp;&quot; - &quot;&amp;[.B446]" office:value-type="string" office:string-value="sacred ['seIkrId] - священный, святой" calcext:value-type="string">
            <text:p>sacred ['seIkrId] - священный, святой</text:p>
          </table:table-cell>
        </table:table-row>
        <table:table-row table:style-name="ro5">
          <table:table-cell office:value-type="string" calcext:value-type="string">
            <text:p><text:span text:style-name="T1">sales representative </text:span><text:span text:style-name="T2">[</text:span><text:span text:style-name="T3">seIlz</text:span><text:span text:style-name="T4"> </text:span><text:span text:style-name="T3">"reprI'zentqtIv</text:span><text:span text:style-name="T4">]</text:span></text:p>
          </table:table-cell>
          <table:table-cell office:value-type="string" calcext:value-type="string">
            <text:p>1) торговый представитель; 2) агент по продаже товаров; 3) комиссионер</text:p>
          </table:table-cell>
          <table:table-cell table:formula="of:=[.A447]&amp;&quot; - &quot;&amp;[.B447]" office:value-type="string" office:string-value="sales representative [seIlz &quot;reprI'zentqtIv] - 1) торговый представитель; 2) агент по продаже товаров; 3) комиссионер" calcext:value-type="string">
            <text:p>sales representative [seIlz "reprI'zentqtIv] - 1) торговый представитель; 2) агент по продаже товаров; 3) комиссионер</text:p>
          </table:table-cell>
        </table:table-row>
        <table:table-row table:style-name="ro6">
          <table:table-cell office:value-type="string" calcext:value-type="string">
            <text:p><text:span text:style-name="T1">sales tax </text:span><text:span text:style-name="T2">[</text:span><text:span text:style-name="T3">seIlz txks</text:span><text:span text:style-name="T4">]</text:span></text:p>
          </table:table-cell>
          <table:table-cell office:value-type="string" calcext:value-type="string">
            <text:p>налог с продаж (оборота) (косвенный налог, взимаемый в виде процента от розничной стоимости продаваемых товаров)</text:p>
          </table:table-cell>
          <table:table-cell table:formula="of:=[.A448]&amp;&quot; - &quot;&amp;[.B448]" office:value-type="string" office:string-value="sales tax [seIlz txks] - налог с продаж (оборота) (косвенный налог, взимаемый в виде процента от розничной стоимости продаваемых товаров)" calcext:value-type="string">
            <text:p>sales tax [seIlz txks] - налог с продаж (оборота) (косвенный налог, взимаемый в виде процента от розничной стоимости продаваемых товаров)</text:p>
          </table:table-cell>
        </table:table-row>
        <table:table-row table:style-name="ro5">
          <table:table-cell office:value-type="string" calcext:value-type="string">
            <text:p><text:span text:style-name="T1">to save </text:span><text:span text:style-name="T2">[</text:span><text:span text:style-name="T3">tu seIv</text:span><text:span text:style-name="T4">]</text:span></text:p>
          </table:table-cell>
          <table:table-cell office:value-type="string" calcext:value-type="string">
            <text:p>1) спасать, избавлять; 2) экономить; 3) выгадывать; 4) сберегать (деньги)</text:p>
          </table:table-cell>
          <table:table-cell table:formula="of:=[.A449]&amp;&quot; - &quot;&amp;[.B449]" office:value-type="string" office:string-value="to save [tu seIv] - 1) спасать, избавлять; 2) экономить; 3) выгадывать; 4) сберегать (деньги)" calcext:value-type="string">
            <text:p>to save [tu seIv] - 1) спасать, избавлять; 2) экономить; 3) выгадывать; 4) сберегать (деньги)</text:p>
          </table:table-cell>
        </table:table-row>
        <table:table-row table:style-name="ro2">
          <table:table-cell office:value-type="string" calcext:value-type="string">
            <text:p><text:span text:style-name="T1">savings </text:span><text:span text:style-name="T2">[</text:span><text:span text:style-name="T3">'seIvINz</text:span><text:span text:style-name="T4">]</text:span></text:p>
          </table:table-cell>
          <table:table-cell office:value-type="string" calcext:value-type="string">
            <text:p>сбережения</text:p>
          </table:table-cell>
          <table:table-cell table:formula="of:=[.A450]&amp;&quot; - &quot;&amp;[.B450]" office:value-type="string" office:string-value="savings ['seIvINz] - сбережения" calcext:value-type="string">
            <text:p>savings ['seIvINz] - сбережения</text:p>
          </table:table-cell>
        </table:table-row>
        <table:table-row table:style-name="ro5">
          <table:table-cell office:value-type="string" calcext:value-type="string">
            <text:p><text:span text:style-name="T1">scarcity </text:span><text:span text:style-name="T2">[</text:span><text:span text:style-name="T3">'skFqsItI</text:span><text:span text:style-name="T4">]</text:span></text:p>
          </table:table-cell>
          <table:table-cell office:value-type="string" calcext:value-type="string">
            <text:p>недостаток, нехватка, дефицит; недостаточное количество</text:p>
          </table:table-cell>
          <table:table-cell table:formula="of:=[.A451]&amp;&quot; - &quot;&amp;[.B451]" office:value-type="string" office:string-value="scarcity ['skFqsItI] - недостаток, нехватка, дефицит; недостаточное количество" calcext:value-type="string">
            <text:p>scarcity ['skFqsItI] - недостаток, нехватка, дефицит; недостаточное количество</text:p>
          </table:table-cell>
        </table:table-row>
        <table:table-row table:style-name="ro5">
          <table:table-cell office:value-type="string" calcext:value-type="string">
            <text:p><text:span text:style-name="T1">scope </text:span><text:span text:style-name="T2">[</text:span><text:span text:style-name="T3">skOup</text:span><text:span text:style-name="T4">]</text:span></text:p>
          </table:table-cell>
          <table:table-cell office:value-type="string" calcext:value-type="string">
            <text:p>1) размах, охват; 2) сфера (деятельности); 3) пределы; рамки, границы; 4) масштаб</text:p>
          </table:table-cell>
          <table:table-cell table:formula="of:=[.A452]&amp;&quot; - &quot;&amp;[.B452]" office:value-type="string" office:string-value="scope [skOup] - 1) размах, охват; 2) сфера (деятельности); 3) пределы; рамки, границы; 4) масштаб" calcext:value-type="string">
            <text:p>scope [skOup] - 1) размах, охват; 2) сфера (деятельности); 3) пределы; рамки, границы; 4) масштаб</text:p>
          </table:table-cell>
        </table:table-row>
        <table:table-row table:style-name="ro2">
          <table:table-cell office:value-type="string" calcext:value-type="string">
            <text:p><text:span text:style-name="T1">self-interest </text:span><text:span text:style-name="T2">[</text:span><text:span text:style-name="T3">"self'IntqrIst</text:span><text:span text:style-name="T4">]</text:span></text:p>
          </table:table-cell>
          <table:table-cell office:value-type="string" calcext:value-type="string">
            <text:p>собственная выгода, заинтересованность</text:p>
          </table:table-cell>
          <table:table-cell table:formula="of:=[.A453]&amp;&quot; - &quot;&amp;[.B453]" office:value-type="string" office:string-value="self-interest [&quot;self'IntqrIst] - собственная выгода, заинтересованность" calcext:value-type="string">
            <text:p>self-interest ["self'IntqrIst] - собственная выгода, заинтересованность</text:p>
          </table:table-cell>
        </table:table-row>
        <table:table-row table:style-name="ro5">
          <table:table-cell office:value-type="string" calcext:value-type="string">
            <text:p><text:span text:style-name="T1">self-supporting </text:span><text:span text:style-name="T2">[</text:span><text:span text:style-name="T3">'selfsq'pOtIN</text:span><text:span text:style-name="T4">]</text:span></text:p>
          </table:table-cell>
          <table:table-cell office:value-type="string" calcext:value-type="string">
            <text:p>1) самостоятельный, независимый; 2) зарабатывающий себе на жизнь; 3) на хозрасчете</text:p>
          </table:table-cell>
          <table:table-cell table:formula="of:=[.A454]&amp;&quot; - &quot;&amp;[.B454]" office:value-type="string" office:string-value="self-supporting ['selfsq'pOtIN] - 1) самостоятельный, независимый; 2) зарабатывающий себе на жизнь; 3) на хозрасчете" calcext:value-type="string">
            <text:p>self-supporting ['selfsq'pOtIN] - 1) самостоятельный, независимый; 2) зарабатывающий себе на жизнь; 3) на хозрасчете</text:p>
          </table:table-cell>
        </table:table-row>
        <table:table-row table:style-name="ro2">
          <table:table-cell office:value-type="string" calcext:value-type="string">
            <text:p><text:span text:style-name="T1">semiofficial </text:span><text:span text:style-name="T2">[</text:span><text:span text:style-name="T3">"semIq'fIS(q)l</text:span><text:span text:style-name="T4">]</text:span></text:p>
          </table:table-cell>
          <table:table-cell office:value-type="string" calcext:value-type="string">
            <text:p>полуофициальный</text:p>
          </table:table-cell>
          <table:table-cell table:formula="of:=[.A455]&amp;&quot; - &quot;&amp;[.B455]" office:value-type="string" office:string-value="semiofficial [&quot;semIq'fIS(q)l] - полуофициальный" calcext:value-type="string">
            <text:p>semiofficial ["semIq'fIS(q)l] - полуофициальный</text:p>
          </table:table-cell>
        </table:table-row>
        <table:table-row table:style-name="ro5">
          <table:table-cell office:value-type="string" calcext:value-type="string">
            <text:p><text:span text:style-name="T1">signatory </text:span><text:span text:style-name="T2">[</text:span><text:span text:style-name="T3">'sIgnqt(q)rI</text:span><text:span text:style-name="T4">]</text:span></text:p>
          </table:table-cell>
          <table:table-cell office:value-type="string" calcext:value-type="string">
            <text:p>подписавшаяся сторона, подписавшееся государство</text:p>
          </table:table-cell>
          <table:table-cell table:formula="of:=[.A456]&amp;&quot; - &quot;&amp;[.B456]" office:value-type="string" office:string-value="signatory ['sIgnqt(q)rI] - подписавшаяся сторона, подписавшееся государство" calcext:value-type="string">
            <text:p>signatory ['sIgnqt(q)rI] - подписавшаяся сторона, подписавшееся государство</text:p>
          </table:table-cell>
        </table:table-row>
        <table:table-row table:style-name="ro2">
          <table:table-cell office:value-type="string" calcext:value-type="string">
            <text:p><text:span text:style-name="T1">simultaneously </text:span><text:span text:style-name="T2">[</text:span><text:span text:style-name="T3">"sIm(q)l'teInjqslI</text:span><text:span text:style-name="T4">]</text:span></text:p>
          </table:table-cell>
          <table:table-cell office:value-type="string" calcext:value-type="string">
            <text:p>вместе, одновременно, совместно</text:p>
          </table:table-cell>
          <table:table-cell table:formula="of:=[.A457]&amp;&quot; - &quot;&amp;[.B457]" office:value-type="string" office:string-value="simultaneously [&quot;sIm(q)l'teInjqslI] - вместе, одновременно, совместно" calcext:value-type="string">
            <text:p>simultaneously ["sIm(q)l'teInjqslI] - вместе, одновременно, совместно</text:p>
          </table:table-cell>
        </table:table-row>
        <table:table-row table:style-name="ro5">
          <table:table-cell office:value-type="string" calcext:value-type="string">
            <text:p><text:span text:style-name="T1">to skew </text:span><text:span text:style-name="T2">[</text:span><text:span text:style-name="T3">tu skjH</text:span><text:span text:style-name="T4">]</text:span></text:p>
          </table:table-cell>
          <table:table-cell office:value-type="string" calcext:value-type="string">
            <text:p>1) уклоняться, отклоняться, сворачивать в сторону; 2) перекашивать; 3) искажать, извращать</text:p>
          </table:table-cell>
          <table:table-cell table:formula="of:=[.A458]&amp;&quot; - &quot;&amp;[.B458]" office:value-type="string" office:string-value="to skew [tu skjH] - 1) уклоняться, отклоняться, сворачивать в сторону; 2) перекашивать; 3) искажать, извращать" calcext:value-type="string">
            <text:p>to skew [tu skjH] - 1) уклоняться, отклоняться, сворачивать в сторону; 2) перекашивать; 3) искажать, извращать</text:p>
          </table:table-cell>
        </table:table-row>
        <table:table-row table:style-name="ro2">
          <table:table-cell office:value-type="string" calcext:value-type="string">
            <text:p><text:span text:style-name="T1">slavery </text:span><text:span text:style-name="T2">[</text:span><text:span text:style-name="T3">'sleIvqrI</text:span><text:span text:style-name="T4">]</text:span></text:p>
          </table:table-cell>
          <table:table-cell office:value-type="string" calcext:value-type="string">
            <text:p>рабство</text:p>
          </table:table-cell>
          <table:table-cell table:formula="of:=[.A459]&amp;&quot; - &quot;&amp;[.B459]" office:value-type="string" office:string-value="slavery ['sleIvqrI] - рабство" calcext:value-type="string">
            <text:p>slavery ['sleIvqrI] - рабство</text:p>
          </table:table-cell>
        </table:table-row>
        <table:table-row table:style-name="ro2">
          <table:table-cell office:value-type="string" calcext:value-type="string">
            <text:p><text:span text:style-name="T1">social setting </text:span><text:span text:style-name="T2">[</text:span><text:span text:style-name="T3">'sOuS(q)l 'setIN</text:span><text:span text:style-name="T4">]</text:span></text:p>
          </table:table-cell>
          <table:table-cell office:value-type="string" calcext:value-type="string">
            <text:p>социальные условия</text:p>
          </table:table-cell>
          <table:table-cell table:formula="of:=[.A460]&amp;&quot; - &quot;&amp;[.B460]" office:value-type="string" office:string-value="social setting ['sOuS(q)l 'setIN] - социальные условия" calcext:value-type="string">
            <text:p>social setting ['sOuS(q)l 'setIN] - социальные условия</text:p>
          </table:table-cell>
        </table:table-row>
        <table:table-row table:style-name="ro2">
          <table:table-cell office:value-type="string" calcext:value-type="string">
            <text:p><text:span text:style-name="T1">socialism </text:span><text:span text:style-name="T2">[</text:span><text:span text:style-name="T3">'sOuSqlIzm</text:span><text:span text:style-name="T4">]</text:span></text:p>
          </table:table-cell>
          <table:table-cell office:value-type="string" calcext:value-type="string">
            <text:p>социализм</text:p>
          </table:table-cell>
          <table:table-cell table:formula="of:=[.A461]&amp;&quot; - &quot;&amp;[.B461]" office:value-type="string" office:string-value="socialism ['sOuSqlIzm] - социализм" calcext:value-type="string">
            <text:p>socialism ['sOuSqlIzm] - социализм</text:p>
          </table:table-cell>
        </table:table-row>
        <table:table-row table:style-name="ro6">
          <table:table-cell office:value-type="string" calcext:value-type="string">
            <text:p><text:span text:style-name="T1">sole proprietorship </text:span><text:span text:style-name="T2">[</text:span><text:span text:style-name="T3">sOul prq'praIqtqSIp</text:span><text:span text:style-name="T4">]</text:span></text:p>
          </table:table-cell>
          <table:table-cell office:value-type="string" calcext:value-type="string">
            <text:p>индивидуальное частное предприятие (организационная форма предпринимательской деятельности одного лица)</text:p>
          </table:table-cell>
          <table:table-cell table:formula="of:=[.A462]&amp;&quot; - &quot;&amp;[.B462]" office:value-type="string" office:string-value="sole proprietorship [sOul prq'praIqtqSIp] - индивидуальное частное предприятие (организационная форма предпринимательской деятельности одного лица)" calcext:value-type="string">
            <text:p>sole proprietorship [sOul prq'praIqtqSIp] - индивидуальное частное предприятие (организационная форма предпринимательской деятельности одного лица)</text:p>
          </table:table-cell>
        </table:table-row>
        <table:table-row table:style-name="ro2">
          <table:table-cell office:value-type="string" calcext:value-type="string">
            <text:p><text:span text:style-name="T1">solution </text:span><text:span text:style-name="T2">[</text:span><text:span text:style-name="T3">sq'lHS(q)n</text:span><text:span text:style-name="T4">]</text:span></text:p>
          </table:table-cell>
          <table:table-cell office:value-type="string" calcext:value-type="string">
            <text:p>решение, разрешение (вопроса, проблемы)</text:p>
          </table:table-cell>
          <table:table-cell table:formula="of:=[.A463]&amp;&quot; - &quot;&amp;[.B463]" office:value-type="string" office:string-value="solution [sq'lHS(q)n] - решение, разрешение (вопроса, проблемы)" calcext:value-type="string">
            <text:p>solution [sq'lHS(q)n] - решение, разрешение (вопроса, проблемы)</text:p>
          </table:table-cell>
        </table:table-row>
        <table:table-row table:style-name="ro2">
          <table:table-cell office:value-type="string" calcext:value-type="string">
            <text:p><text:span text:style-name="T1">sovereign state </text:span><text:span text:style-name="T2">[</text:span><text:span text:style-name="T3">'sOvrIn steIt</text:span><text:span text:style-name="T4">]</text:span></text:p>
          </table:table-cell>
          <table:table-cell office:value-type="string" calcext:value-type="string">
            <text:p>суверенное государство</text:p>
          </table:table-cell>
          <table:table-cell table:formula="of:=[.A464]&amp;&quot; - &quot;&amp;[.B464]" office:value-type="string" office:string-value="sovereign state ['sOvrIn steIt] - суверенное государство" calcext:value-type="string">
            <text:p>sovereign state ['sOvrIn steIt] - суверенное государство</text:p>
          </table:table-cell>
        </table:table-row>
        <table:table-row table:style-name="ro2">
          <table:table-cell office:value-type="string" calcext:value-type="string">
            <text:p><text:span text:style-name="T1">to split </text:span><text:span text:style-name="T2">[</text:span><text:span text:style-name="T3">tu splIt</text:span><text:span text:style-name="T4">]</text:span></text:p>
          </table:table-cell>
          <table:table-cell office:value-type="string" calcext:value-type="string">
            <text:p>1) разделять (up), раздроблять; 2) разбивать</text:p>
          </table:table-cell>
          <table:table-cell table:formula="of:=[.A465]&amp;&quot; - &quot;&amp;[.B465]" office:value-type="string" office:string-value="to split [tu splIt] - 1) разделять (up), раздроблять; 2) разбивать" calcext:value-type="string">
            <text:p>to split [tu splIt] - 1) разделять (up), раздроблять; 2) разбивать</text:p>
          </table:table-cell>
        </table:table-row>
        <table:table-row table:style-name="ro2">
          <table:table-cell office:value-type="string" calcext:value-type="string">
            <text:p><text:span text:style-name="T1">stagnant </text:span><text:span text:style-name="T2">[</text:span><text:span text:style-name="T3">'stxgnqnt</text:span><text:span text:style-name="T4">]</text:span></text:p>
          </table:table-cell>
          <table:table-cell office:value-type="string" calcext:value-type="string">
            <text:p>1) застойный; 2) вялый, бездеятельный</text:p>
          </table:table-cell>
          <table:table-cell table:formula="of:=[.A466]&amp;&quot; - &quot;&amp;[.B466]" office:value-type="string" office:string-value="stagnant ['stxgnqnt] - 1) застойный; 2) вялый, бездеятельный" calcext:value-type="string">
            <text:p>stagnant ['stxgnqnt] - 1) застойный; 2) вялый, бездеятельный</text:p>
          </table:table-cell>
        </table:table-row>
        <table:table-row table:style-name="ro2">
          <table:table-cell office:value-type="string" calcext:value-type="string">
            <text:p><text:span text:style-name="T1">stand </text:span><text:span text:style-name="T2">[</text:span><text:span text:style-name="T3">stxnd</text:span><text:span text:style-name="T4">]</text:span></text:p>
          </table:table-cell>
          <table:table-cell office:value-type="string" calcext:value-type="string">
            <text:p>взгляд, позиция, точка зрения</text:p>
          </table:table-cell>
          <table:table-cell table:formula="of:=[.A467]&amp;&quot; - &quot;&amp;[.B467]" office:value-type="string" office:string-value="stand [stxnd] - взгляд, позиция, точка зрения" calcext:value-type="string">
            <text:p>stand [stxnd] - взгляд, позиция, точка зрения</text:p>
          </table:table-cell>
        </table:table-row>
        <table:table-row table:style-name="ro2">
          <table:table-cell office:value-type="string" calcext:value-type="string">
            <text:p><text:span text:style-name="T1">standard of living </text:span><text:span text:style-name="T2">[</text:span><text:span text:style-name="T3">'stxndqd qv 'lIvIN</text:span><text:span text:style-name="T4">]</text:span></text:p>
          </table:table-cell>
          <table:table-cell office:value-type="string" calcext:value-type="string">
            <text:p>жизненный уровень, уровень жизни</text:p>
          </table:table-cell>
          <table:table-cell table:formula="of:=[.A468]&amp;&quot; - &quot;&amp;[.B468]" office:value-type="string" office:string-value="standard of living ['stxndqd qv 'lIvIN] - жизненный уровень, уровень жизни" calcext:value-type="string">
            <text:p>standard of living ['stxndqd qv 'lIvIN] - жизненный уровень, уровень жизни</text:p>
          </table:table-cell>
        </table:table-row>
        <table:table-row table:style-name="ro2">
          <table:table-cell office:value-type="string" calcext:value-type="string">
            <text:p><text:span text:style-name="T1">to start a business </text:span><text:span text:style-name="T2">[</text:span><text:span text:style-name="T3">tu stRt q 'bIznIs</text:span><text:span text:style-name="T4">]</text:span></text:p>
          </table:table-cell>
          <table:table-cell office:value-type="string" calcext:value-type="string">
            <text:p>основать дело, открыть дело</text:p>
          </table:table-cell>
          <table:table-cell table:formula="of:=[.A469]&amp;&quot; - &quot;&amp;[.B469]" office:value-type="string" office:string-value="to start a business [tu stRt q 'bIznIs] - основать дело, открыть дело" calcext:value-type="string">
            <text:p>to start a business [tu stRt q 'bIznIs] - основать дело, открыть дело</text:p>
          </table:table-cell>
        </table:table-row>
        <table:table-row table:style-name="ro2">
          <table:table-cell office:value-type="string" calcext:value-type="string">
            <text:p><text:span text:style-name="T1">stock </text:span><text:span text:style-name="T2">[</text:span><text:span text:style-name="T3">stOk</text:span><text:span text:style-name="T4">]</text:span></text:p>
          </table:table-cell>
          <table:table-cell office:value-type="string" calcext:value-type="string">
            <text:p>запас, резерв, фонд; инвентарь, имущество</text:p>
          </table:table-cell>
          <table:table-cell table:formula="of:=[.A470]&amp;&quot; - &quot;&amp;[.B470]" office:value-type="string" office:string-value="stock [stOk] - запас, резерв, фонд; инвентарь, имущество" calcext:value-type="string">
            <text:p>stock [stOk] - запас, резерв, фонд; инвентарь, имущество</text:p>
          </table:table-cell>
        </table:table-row>
        <table:table-row table:style-name="ro7">
          <table:table-cell office:value-type="string" calcext:value-type="string">
            <text:p><text:span text:style-name="T1">stockholder </text:span><text:span text:style-name="T2">[</text:span><text:span text:style-name="T3">'stOk"hOuldq</text:span><text:span text:style-name="T4">]</text:span></text:p>
          </table:table-cell>
          <table:table-cell office:value-type="string" calcext:value-type="string">
            <text:p>акционер, держатель акций (юридическое или физическое лицо, являющееся собственником акций акционерного общества, т. е. части акционерного капитала)</text:p>
          </table:table-cell>
          <table:table-cell table:formula="of:=[.A471]&amp;&quot; - &quot;&amp;[.B471]" office:value-type="string" office:string-value="stockholder ['stOk&quot;hOuldq] - акционер, держатель акций (юридическое или физическое лицо, являющееся собственником акций акционерного общества, т. е. части акционерного капитала)" calcext:value-type="string">
            <text:p>stockholder ['stOk"hOuldq] - акционер, держатель акций (юридическое или физическое лицо, являющееся собственником акций акционерного общества, т. е. части акционерного капитала)</text:p>
          </table:table-cell>
        </table:table-row>
        <table:table-row table:style-name="ro2">
          <table:table-cell office:value-type="string" calcext:value-type="string">
            <text:p><text:span text:style-name="T1">success </text:span><text:span text:style-name="T2">[</text:span><text:span text:style-name="T3">s(q)k'ses</text:span><text:span text:style-name="T4">]</text:span></text:p>
          </table:table-cell>
          <table:table-cell office:value-type="string" calcext:value-type="string">
            <text:p>удача, успех, благоприятный исход</text:p>
          </table:table-cell>
          <table:table-cell table:formula="of:=[.A472]&amp;&quot; - &quot;&amp;[.B472]" office:value-type="string" office:string-value="success [s(q)k'ses] - удача, успех, благоприятный исход" calcext:value-type="string">
            <text:p>success [s(q)k'ses] - удача, успех, благоприятный исход</text:p>
          </table:table-cell>
        </table:table-row>
        <table:table-row table:style-name="ro5">
          <table:table-cell office:value-type="string" calcext:value-type="string">
            <text:p><text:span text:style-name="T1">successive </text:span><text:span text:style-name="T2">[</text:span><text:span text:style-name="T3">s(q)k'sesIv</text:span><text:span text:style-name="T4">]</text:span></text:p>
          </table:table-cell>
          <table:table-cell office:value-type="string" calcext:value-type="string">
            <text:p>1) последующий; 2) последовательный; 3) промежуточный</text:p>
          </table:table-cell>
          <table:table-cell table:formula="of:=[.A473]&amp;&quot; - &quot;&amp;[.B473]" office:value-type="string" office:string-value="successive [s(q)k'sesIv] - 1) последующий; 2) последовательный; 3) промежуточный" calcext:value-type="string">
            <text:p>successive [s(q)k'sesIv] - 1) последующий; 2) последовательный; 3) промежуточный</text:p>
          </table:table-cell>
        </table:table-row>
        <table:table-row table:style-name="ro2">
          <table:table-cell office:value-type="string" calcext:value-type="string">
            <text:p><text:span text:style-name="T1">suicide bomber </text:span><text:span text:style-name="T2">[</text:span><text:span text:style-name="T3">'sjuIsaId 'bOmq</text:span><text:span text:style-name="T4">]</text:span></text:p>
          </table:table-cell>
          <table:table-cell office:value-type="string" calcext:value-type="string">
            <text:p>террорист-смертник</text:p>
          </table:table-cell>
          <table:table-cell table:formula="of:=[.A474]&amp;&quot; - &quot;&amp;[.B474]" office:value-type="string" office:string-value="suicide bomber ['sjuIsaId 'bOmq] - террорист-смертник" calcext:value-type="string">
            <text:p>suicide bomber ['sjuIsaId 'bOmq] - террорист-смертник</text:p>
          </table:table-cell>
        </table:table-row>
        <table:table-row table:style-name="ro2">
          <table:table-cell office:value-type="string" calcext:value-type="string">
            <text:p><text:span text:style-name="T1">supply and demand </text:span><text:span text:style-name="T2">[</text:span><text:span text:style-name="T3">sq'plaI qnd dI'mRnd</text:span><text:span text:style-name="T4">]</text:span></text:p>
          </table:table-cell>
          <table:table-cell office:value-type="string" calcext:value-type="string">
            <text:p>предложение и спрос</text:p>
          </table:table-cell>
          <table:table-cell table:formula="of:=[.A475]&amp;&quot; - &quot;&amp;[.B475]" office:value-type="string" office:string-value="supply and demand [sq'plaI qnd dI'mRnd] - предложение и спрос" calcext:value-type="string">
            <text:p>supply and demand [sq'plaI qnd dI'mRnd] - предложение и спрос</text:p>
          </table:table-cell>
        </table:table-row>
        <table:table-row table:style-name="ro2">
          <table:table-cell office:value-type="string" calcext:value-type="string">
            <text:p><text:span text:style-name="T1">to surmise </text:span><text:span text:style-name="T2">[</text:span><text:span text:style-name="T3">tu 'sWmaIz</text:span><text:span text:style-name="T4">]</text:span></text:p>
          </table:table-cell>
          <table:table-cell office:value-type="string" calcext:value-type="string">
            <text:p>предполагать, подозревать, высказывать догадку</text:p>
          </table:table-cell>
          <table:table-cell table:formula="of:=[.A476]&amp;&quot; - &quot;&amp;[.B476]" office:value-type="string" office:string-value="to surmise [tu 'sWmaIz] - предполагать, подозревать, высказывать догадку" calcext:value-type="string">
            <text:p>to surmise [tu 'sWmaIz] - предполагать, подозревать, высказывать догадку</text:p>
          </table:table-cell>
        </table:table-row>
        <table:table-row table:style-name="ro5">
          <table:table-cell office:value-type="string" calcext:value-type="string">
            <text:p><text:span text:style-name="T1">to sustain </text:span><text:span text:style-name="T2">[</text:span><text:span text:style-name="T3">tu sqs'teIn</text:span><text:span text:style-name="T4">]</text:span></text:p>
          </table:table-cell>
          <table:table-cell office:value-type="string" calcext:value-type="string">
            <text:p>1) поддерживать, подкреплять; 2) выносить, выдерживать</text:p>
          </table:table-cell>
          <table:table-cell table:formula="of:=[.A477]&amp;&quot; - &quot;&amp;[.B477]" office:value-type="string" office:string-value="to sustain [tu sqs'teIn] - 1) поддерживать, подкреплять; 2) выносить, выдерживать" calcext:value-type="string">
            <text:p>to sustain [tu sqs'teIn] - 1) поддерживать, подкреплять; 2) выносить, выдерживать</text:p>
          </table:table-cell>
        </table:table-row>
        <table:table-row table:style-name="ro2">
          <table:table-cell office:value-type="string" calcext:value-type="string">
            <text:p><text:span text:style-name="T1">to target </text:span><text:span text:style-name="T2">[</text:span><text:span text:style-name="T3">tu 'tRgIt</text:span><text:span text:style-name="T4">]</text:span></text:p>
          </table:table-cell>
          <table:table-cell office:value-type="string" calcext:value-type="string">
            <text:p>ставить или намечать цель</text:p>
          </table:table-cell>
          <table:table-cell table:formula="of:=[.A478]&amp;&quot; - &quot;&amp;[.B478]" office:value-type="string" office:string-value="to target [tu 'tRgIt] - ставить или намечать цель" calcext:value-type="string">
            <text:p>to target [tu 'tRgIt] - ставить или намечать цель</text:p>
          </table:table-cell>
        </table:table-row>
        <table:table-row table:style-name="ro2">
          <table:table-cell office:value-type="string" calcext:value-type="string">
            <text:p><text:span text:style-name="T2"><text:a xlink:href="http://study-english.info/8_tax.php" xlink:type="simple">tax</text:a></text:span><text:span text:style-name="T6"> </text:span><text:span text:style-name="T3">[txks]</text:span></text:p>
          </table:table-cell>
          <table:table-cell office:value-type="string" calcext:value-type="string">
            <text:p>налог </text:p>
          </table:table-cell>
          <table:table-cell table:formula="of:=[.A479]&amp;&quot; - &quot;&amp;[.B479]" office:value-type="string" office:string-value="tax [txks] - налог " calcext:value-type="string">
            <text:p>tax [txks] - налог </text:p>
          </table:table-cell>
        </table:table-row>
        <table:table-row table:style-name="ro11">
          <table:table-cell office:value-type="string" calcext:value-type="string">
            <text:p><text:span text:style-name="T1">tax-deductible </text:span><text:span text:style-name="T2">[</text:span><text:span text:style-name="T3">txks dI'dAktqbl</text:span><text:span text:style-name="T4">]</text:span></text:p>
          </table:table-cell>
          <table:table-cell office:value-type="string" calcext:value-type="string">
            <text:p>исключаемый [вычитаемый] из налогооблагаемой суммы [базы] (о расходах, которые уменьшают налогооблагаемый доход (напр., проценты по ипотечным кредитам, благотворительные взносы и т. п.))</text:p>
          </table:table-cell>
          <table:table-cell table:formula="of:=[.A480]&amp;&quot; - &quot;&amp;[.B480]" office:value-type="string" office:string-value="tax-deductible [txks dI'dAktqbl] - исключаемый [вычитаемый] из налогооблагаемой суммы [базы] (о расходах, которые уменьшают налогооблагаемый доход (напр., проценты по ипотечным кредитам, благотворительные взносы и т. п.))" calcext:value-type="string">
            <text:p>tax-deductible [txks dI'dAktqbl] - исключаемый [вычитаемый] из налогооблагаемой суммы [базы] (о расходах, которые уменьшают налогооблагаемый доход (напр., проценты по ипотечным кредитам, благотворительные взносы и т. п.))</text:p>
          </table:table-cell>
        </table:table-row>
        <table:table-row table:style-name="ro2">
          <table:table-cell office:value-type="string" calcext:value-type="string">
            <text:p><text:span text:style-name="T1">tax evader (evador (UK)) </text:span><text:span text:style-name="T2">[</text:span><text:span text:style-name="T3">txks i'veIdq</text:span><text:span text:style-name="T4">]</text:span></text:p>
          </table:table-cell>
          <table:table-cell office:value-type="string" calcext:value-type="string">
            <text:p>лицо, уклоняющееся от уплаты налогов</text:p>
          </table:table-cell>
          <table:table-cell table:formula="of:=[.A481]&amp;&quot; - &quot;&amp;[.B481]" office:value-type="string" office:string-value="tax evader (evador (UK)) [txks i'veIdq] - лицо, уклоняющееся от уплаты налогов" calcext:value-type="string">
            <text:p>tax evader (evador (UK)) [txks i'veIdq] - лицо, уклоняющееся от уплаты налогов</text:p>
          </table:table-cell>
        </table:table-row>
        <table:table-row table:style-name="ro2">
          <table:table-cell office:value-type="string" calcext:value-type="string">
            <text:p><text:span text:style-name="T1">tax fraud </text:span><text:span text:style-name="T2">[</text:span><text:span text:style-name="T3">txks frLd</text:span><text:span text:style-name="T4">]</text:span></text:p>
          </table:table-cell>
          <table:table-cell office:value-type="string" calcext:value-type="string">
            <text:p>налоговое мошенничество </text:p>
          </table:table-cell>
          <table:table-cell table:formula="of:=[.A482]&amp;&quot; - &quot;&amp;[.B482]" office:value-type="string" office:string-value="tax fraud [txks frLd] - налоговое мошенничество " calcext:value-type="string">
            <text:p>tax fraud [txks frLd] - налоговое мошенничество </text:p>
          </table:table-cell>
        </table:table-row>
        <table:table-row table:style-name="ro2">
          <table:table-cell office:value-type="string" calcext:value-type="string">
            <text:p><text:span text:style-name="T1">thereby </text:span><text:span text:style-name="T2">[</text:span><text:span text:style-name="T3">'DFq'baI</text:span><text:span text:style-name="T4">]</text:span></text:p>
          </table:table-cell>
          <table:table-cell office:value-type="string" calcext:value-type="string">
            <text:p>1) таким образом; 2) в связи с этим, следовательно</text:p>
          </table:table-cell>
          <table:table-cell table:formula="of:=[.A483]&amp;&quot; - &quot;&amp;[.B483]" office:value-type="string" office:string-value="thereby ['DFq'baI] - 1) таким образом; 2) в связи с этим, следовательно" calcext:value-type="string">
            <text:p>thereby ['DFq'baI] - 1) таким образом; 2) в связи с этим, следовательно</text:p>
          </table:table-cell>
        </table:table-row>
        <table:table-row table:style-name="ro2">
          <table:table-cell office:value-type="string" calcext:value-type="string">
            <text:p><text:span text:style-name="T1">terrorist act </text:span><text:span text:style-name="T2">[</text:span><text:span text:style-name="T3">'terqrIst xkt</text:span><text:span text:style-name="T4">]</text:span></text:p>
          </table:table-cell>
          <table:table-cell office:value-type="string" calcext:value-type="string">
            <text:p>террористический акт</text:p>
          </table:table-cell>
          <table:table-cell table:formula="of:=[.A484]&amp;&quot; - &quot;&amp;[.B484]" office:value-type="string" office:string-value="terrorist act ['terqrIst xkt] - террористический акт" calcext:value-type="string">
            <text:p>terrorist act ['terqrIst xkt] - террористический акт</text:p>
          </table:table-cell>
        </table:table-row>
        <table:table-row table:style-name="ro2">
          <table:table-cell office:value-type="string" calcext:value-type="string">
            <text:p><text:span text:style-name="T1">totals </text:span><text:span text:style-name="T2">[</text:span><text:span text:style-name="T3">'tOutlz</text:span><text:span text:style-name="T4">]</text:span></text:p>
          </table:table-cell>
          <table:table-cell office:value-type="string" calcext:value-type="string">
            <text:p>итоги</text:p>
          </table:table-cell>
          <table:table-cell table:formula="of:=[.A485]&amp;&quot; - &quot;&amp;[.B485]" office:value-type="string" office:string-value="totals ['tOutlz] - итоги" calcext:value-type="string">
            <text:p>totals ['tOutlz] - итоги</text:p>
          </table:table-cell>
        </table:table-row>
        <table:table-row table:style-name="ro5">
          <table:table-cell office:value-type="string" calcext:value-type="string">
            <text:p><text:span text:style-name="T1">trade </text:span><text:span text:style-name="T2">[</text:span><text:span text:style-name="T3">treId</text:span><text:span text:style-name="T4">]</text:span></text:p>
          </table:table-cell>
          <table:table-cell office:value-type="string" calcext:value-type="string">
            <text:p>1) торговля; 2) занятие, ремесло; 3) промысел; 4) сделка </text:p>
          </table:table-cell>
          <table:table-cell table:formula="of:=[.A486]&amp;&quot; - &quot;&amp;[.B486]" office:value-type="string" office:string-value="trade [treId] - 1) торговля; 2) занятие, ремесло; 3) промысел; 4) сделка " calcext:value-type="string">
            <text:p>trade [treId] - 1) торговля; 2) занятие, ремесло; 3) промысел; 4) сделка </text:p>
          </table:table-cell>
        </table:table-row>
        <table:table-row table:style-name="ro2">
          <table:table-cell office:value-type="string" calcext:value-type="string">
            <text:p><text:span text:style-name="T1">transaction </text:span><text:span text:style-name="T2">[</text:span><text:span text:style-name="T3">trxn'zxkS(q)n</text:span><text:span text:style-name="T4">]</text:span></text:p>
          </table:table-cell>
          <table:table-cell office:value-type="string" calcext:value-type="string">
            <text:p>сделка, торговая операция </text:p>
          </table:table-cell>
          <table:table-cell table:formula="of:=[.A487]&amp;&quot; - &quot;&amp;[.B487]" office:value-type="string" office:string-value="transaction [trxn'zxkS(q)n] - сделка, торговая операция " calcext:value-type="string">
            <text:p>transaction [trxn'zxkS(q)n] - сделка, торговая операция </text:p>
          </table:table-cell>
        </table:table-row>
        <table:table-row table:style-name="ro4">
          <table:table-cell table:style-name="ce3" office:value-type="string" calcext:value-type="string">
            <text:p>transborder data flow</text:p>
            <text:p><text:span text:style-name="T2">[</text:span><text:span text:style-name="T3">trxnz'bLdq'deItq flOu</text:span><text:span text:style-name="T4">]</text:span></text:p>
          </table:table-cell>
          <table:table-cell office:value-type="string" calcext:value-type="string">
            <text:p>поток данных через границу государства (в международных сетях передачи данных)</text:p>
          </table:table-cell>
          <table:table-cell table:formula="of:=[.A488]&amp;&quot; - &quot;&amp;[.B488]" office:value-type="string" office:string-value="transborder data flow&#10;[trxnz'bLdq'deItq flOu] - поток данных через границу государства (в международных сетях передачи данных)" calcext:value-type="string">
            <text:p>transborder data flow</text:p>
            <text:p>[trxnz'bLdq'deItq flOu] - поток данных через границу государства (в международных сетях передачи данных)</text:p>
          </table:table-cell>
        </table:table-row>
        <table:table-row table:style-name="ro6">
          <table:table-cell office:value-type="string" calcext:value-type="string">
            <text:p><text:span text:style-name="T1">transfer </text:span><text:span text:style-name="T2">[</text:span><text:span text:style-name="T3">'trxnsfq(:)</text:span><text:span text:style-name="T4">]</text:span></text:p>
          </table:table-cell>
          <table:table-cell table:style-name="ce11" office:value-type="string" calcext:value-type="string">
            <text:p><text:span text:style-name="T2">1) передача, передача в собственность; 2) уступка (имущества, права); 3) перевод (денежных сумм); 4) перечисление; 5) (</text:span><text:span text:style-name="T11">бухг</text:span><text:span text:style-name="T2">) перенос </text:span></text:p>
          </table:table-cell>
          <table:table-cell table:formula="of:=[.A489]&amp;&quot; - &quot;&amp;[.B489]" office:value-type="string" office:string-value="transfer ['trxnsfq(:)] - 1) передача, передача в собственность; 2) уступка (имущества, права); 3) перевод (денежных сумм); 4) перечисление; 5) (бухг) перенос " calcext:value-type="string">
            <text:p>transfer ['trxnsfq(:)] - 1) передача, передача в собственность; 2) уступка (имущества, права); 3) перевод (денежных сумм); 4) перечисление; 5) (бухг) перенос </text:p>
          </table:table-cell>
        </table:table-row>
        <table:table-row table:style-name="ro2">
          <table:table-cell office:value-type="string" calcext:value-type="string">
            <text:p><text:span text:style-name="T1">transferability </text:span><text:span text:style-name="T2">[</text:span><text:span text:style-name="T3">'trxnsfq(:)rqbIlItI</text:span><text:span text:style-name="T4">]</text:span></text:p>
          </table:table-cell>
          <table:table-cell office:value-type="string" calcext:value-type="string">
            <text:p>переносимость; передаваемость</text:p>
          </table:table-cell>
          <table:table-cell table:formula="of:=[.A490]&amp;&quot; - &quot;&amp;[.B490]" office:value-type="string" office:string-value="transferability ['trxnsfq(:)rqbIlItI] - переносимость; передаваемость" calcext:value-type="string">
            <text:p>transferability ['trxnsfq(:)rqbIlItI] - переносимость; передаваемость</text:p>
          </table:table-cell>
        </table:table-row>
        <table:table-row table:style-name="ro2">
          <table:table-cell office:value-type="string" calcext:value-type="string">
            <text:p><text:span text:style-name="T1">treaty </text:span><text:span text:style-name="T2">[</text:span><text:span text:style-name="T3">'trJtI</text:span><text:span text:style-name="T4">]</text:span></text:p>
          </table:table-cell>
          <table:table-cell office:value-type="string" calcext:value-type="string">
            <text:p>договор, соглашение, конвенция</text:p>
          </table:table-cell>
          <table:table-cell table:formula="of:=[.A491]&amp;&quot; - &quot;&amp;[.B491]" office:value-type="string" office:string-value="treaty ['trJtI] - договор, соглашение, конвенция" calcext:value-type="string">
            <text:p>treaty ['trJtI] - договор, соглашение, конвенция</text:p>
          </table:table-cell>
        </table:table-row>
        <table:table-row table:style-name="ro2">
          <table:table-cell office:value-type="string" calcext:value-type="string">
            <text:p><text:span text:style-name="T1">tribal </text:span><text:span text:style-name="T2">[</text:span><text:span text:style-name="T3">'traIb(q)l</text:span><text:span text:style-name="T4">]</text:span></text:p>
          </table:table-cell>
          <table:table-cell office:value-type="string" calcext:value-type="string">
            <text:p>племенной, родовой</text:p>
          </table:table-cell>
          <table:table-cell table:formula="of:=[.A492]&amp;&quot; - &quot;&amp;[.B492]" office:value-type="string" office:string-value="tribal ['traIb(q)l] - племенной, родовой" calcext:value-type="string">
            <text:p>tribal ['traIb(q)l] - племенной, родовой</text:p>
          </table:table-cell>
        </table:table-row>
        <table:table-row table:style-name="ro2">
          <table:table-cell office:value-type="string" calcext:value-type="string">
            <text:p><text:span text:style-name="T1">to turn down </text:span><text:span text:style-name="T2">[</text:span><text:span text:style-name="T3">tu tWn daun</text:span><text:span text:style-name="T4">]</text:span></text:p>
          </table:table-cell>
          <table:table-cell office:value-type="string" calcext:value-type="string">
            <text:p>отклонять, отвергать (напр. предложение)</text:p>
          </table:table-cell>
          <table:table-cell table:formula="of:=[.A493]&amp;&quot; - &quot;&amp;[.B493]" office:value-type="string" office:string-value="to turn down [tu tWn daun] - отклонять, отвергать (напр. предложение)" calcext:value-type="string">
            <text:p>to turn down [tu tWn daun] - отклонять, отвергать (напр. предложение)</text:p>
          </table:table-cell>
        </table:table-row>
        <table:table-row table:style-name="ro2">
          <table:table-cell office:value-type="string" calcext:value-type="string">
            <text:p><text:span text:style-name="T1">ultimately </text:span><text:span text:style-name="T2">[</text:span><text:span text:style-name="T3">'AltImItlI</text:span><text:span text:style-name="T4">]</text:span></text:p>
          </table:table-cell>
          <table:table-cell office:value-type="string" calcext:value-type="string">
            <text:p>в конечном счете, в конце концов</text:p>
          </table:table-cell>
          <table:table-cell table:formula="of:=[.A494]&amp;&quot; - &quot;&amp;[.B494]" office:value-type="string" office:string-value="ultimately ['AltImItlI] - в конечном счете, в конце концов" calcext:value-type="string">
            <text:p>ultimately ['AltImItlI] - в конечном счете, в конце концов</text:p>
          </table:table-cell>
        </table:table-row>
        <table:table-row table:style-name="ro2">
          <table:table-cell office:value-type="string" calcext:value-type="string">
            <text:p><text:span text:style-name="T1">unanimity </text:span><text:span text:style-name="T2">[</text:span><text:span text:style-name="T3">"jHnq'nImItI</text:span><text:span text:style-name="T4">]</text:span></text:p>
          </table:table-cell>
          <table:table-cell office:value-type="string" calcext:value-type="string">
            <text:p>единодушие, единогласие</text:p>
          </table:table-cell>
          <table:table-cell table:formula="of:=[.A495]&amp;&quot; - &quot;&amp;[.B495]" office:value-type="string" office:string-value="unanimity [&quot;jHnq'nImItI] - единодушие, единогласие" calcext:value-type="string">
            <text:p>unanimity ["jHnq'nImItI] - единодушие, единогласие</text:p>
          </table:table-cell>
        </table:table-row>
        <table:table-row table:style-name="ro2">
          <table:table-cell office:value-type="string" calcext:value-type="string">
            <text:p><text:span text:style-name="T1">unavoidable </text:span><text:span text:style-name="T2">[</text:span><text:span text:style-name="T3">"Anq'vOIdqbl</text:span><text:span text:style-name="T4">]</text:span></text:p>
          </table:table-cell>
          <table:table-cell office:value-type="string" calcext:value-type="string">
            <text:p>неизбежный, неминуемый, неотвратимый</text:p>
          </table:table-cell>
          <table:table-cell table:formula="of:=[.A496]&amp;&quot; - &quot;&amp;[.B496]" office:value-type="string" office:string-value="unavoidable [&quot;Anq'vOIdqbl] - неизбежный, неминуемый, неотвратимый" calcext:value-type="string">
            <text:p>unavoidable ["Anq'vOIdqbl] - неизбежный, неминуемый, неотвратимый</text:p>
          </table:table-cell>
        </table:table-row>
        <table:table-row table:style-name="ro2">
          <table:table-cell office:value-type="string" calcext:value-type="string">
            <text:p><text:span text:style-name="T1">uncollectible </text:span><text:span text:style-name="T2">[</text:span><text:span text:style-name="T3">Ankq'lektIbl</text:span><text:span text:style-name="T4">]</text:span></text:p>
          </table:table-cell>
          <table:table-cell office:value-type="string" calcext:value-type="string">
            <text:p>безнадежный</text:p>
          </table:table-cell>
          <table:table-cell table:formula="of:=[.A497]&amp;&quot; - &quot;&amp;[.B497]" office:value-type="string" office:string-value="uncollectible [Ankq'lektIbl] - безнадежный" calcext:value-type="string">
            <text:p>uncollectible [Ankq'lektIbl] - безнадежный</text:p>
          </table:table-cell>
        </table:table-row>
        <table:table-row table:style-name="ro2">
          <table:table-cell office:value-type="string" calcext:value-type="string">
            <text:p><text:span text:style-name="T1">undue influence </text:span><text:span text:style-name="T2">[</text:span><text:span text:style-name="T3">'An'djH 'Influqns</text:span><text:span text:style-name="T4">]</text:span></text:p>
          </table:table-cell>
          <table:table-cell office:value-type="string" calcext:value-type="string">
            <text:p>злоупотребление влиянием, неподобающее влияние</text:p>
          </table:table-cell>
          <table:table-cell table:formula="of:=[.A498]&amp;&quot; - &quot;&amp;[.B498]" office:value-type="string" office:string-value="undue influence ['An'djH 'Influqns] - злоупотребление влиянием, неподобающее влияние" calcext:value-type="string">
            <text:p>undue influence ['An'djH 'Influqns] - злоупотребление влиянием, неподобающее влияние</text:p>
          </table:table-cell>
        </table:table-row>
        <table:table-row table:style-name="ro2">
          <table:table-cell office:value-type="string" calcext:value-type="string">
            <text:p><text:span text:style-name="T1">unemployment </text:span><text:span text:style-name="T2">[</text:span><text:span text:style-name="T3">'AnIm'plOImqnt</text:span><text:span text:style-name="T4">]</text:span></text:p>
          </table:table-cell>
          <table:table-cell office:value-type="string" calcext:value-type="string">
            <text:p>безработица</text:p>
          </table:table-cell>
          <table:table-cell table:formula="of:=[.A499]&amp;&quot; - &quot;&amp;[.B499]" office:value-type="string" office:string-value="unemployment ['AnIm'plOImqnt] - безработица" calcext:value-type="string">
            <text:p>unemployment ['AnIm'plOImqnt] - безработица</text:p>
          </table:table-cell>
        </table:table-row>
        <table:table-row table:style-name="ro2">
          <table:table-cell office:value-type="string" calcext:value-type="string">
            <text:p><text:span text:style-name="T1">unequivocal </text:span><text:span text:style-name="T2">[</text:span><text:span text:style-name="T3">'AnI'kwIvqk(q)l</text:span><text:span text:style-name="T4">]</text:span></text:p>
          </table:table-cell>
          <table:table-cell office:value-type="string" calcext:value-type="string">
            <text:p>недвусмысленный, определенный, четкий, ясный</text:p>
          </table:table-cell>
          <table:table-cell table:formula="of:=[.A500]&amp;&quot; - &quot;&amp;[.B500]" office:value-type="string" office:string-value="unequivocal ['AnI'kwIvqk(q)l] - недвусмысленный, определенный, четкий, ясный" calcext:value-type="string">
            <text:p>unequivocal ['AnI'kwIvqk(q)l] - недвусмысленный, определенный, четкий, ясный</text:p>
          </table:table-cell>
        </table:table-row>
        <table:table-row table:style-name="ro2">
          <table:table-cell office:value-type="string" calcext:value-type="string">
            <text:p><text:span text:style-name="T1">uneven </text:span><text:span text:style-name="T2">[</text:span><text:span text:style-name="T3">'An'Jv(q)n</text:span><text:span text:style-name="T4">]</text:span></text:p>
          </table:table-cell>
          <table:table-cell office:value-type="string" calcext:value-type="string">
            <text:p>1) нечетный; 2) неровный, неравномерный </text:p>
          </table:table-cell>
          <table:table-cell table:formula="of:=[.A501]&amp;&quot; - &quot;&amp;[.B501]" office:value-type="string" office:string-value="uneven ['An'Jv(q)n] - 1) нечетный; 2) неровный, неравномерный " calcext:value-type="string">
            <text:p>uneven ['An'Jv(q)n] - 1) нечетный; 2) неровный, неравномерный </text:p>
          </table:table-cell>
        </table:table-row>
        <table:table-row table:style-name="ro2">
          <table:table-cell office:value-type="string" calcext:value-type="string">
            <text:p><text:span text:style-name="T2"><text:a xlink:href="http://study-english.info/topic-un.php" xlink:type="simple">United Nations</text:a></text:span><text:span text:style-name="T6"> </text:span><text:span text:style-name="T2">[</text:span><text:span text:style-name="T3">'ju'naItId 'neIS(q)nz</text:span><text:span text:style-name="T4">]</text:span></text:p>
          </table:table-cell>
          <table:table-cell office:value-type="string" calcext:value-type="string">
            <text:p>Организация Объединенных Наций</text:p>
          </table:table-cell>
          <table:table-cell table:formula="of:=[.A502]&amp;&quot; - &quot;&amp;[.B502]" office:value-type="string" office:string-value="United Nations ['ju'naItId 'neIS(q)nz] - Организация Объединенных Наций" calcext:value-type="string">
            <text:p>United Nations ['ju'naItId 'neIS(q)nz] - Организация Объединенных Наций</text:p>
          </table:table-cell>
        </table:table-row>
        <table:table-row table:style-name="ro2">
          <table:table-cell office:value-type="string" calcext:value-type="string">
            <text:p><text:span text:style-name="T1">universal suffrage </text:span><text:span text:style-name="T2">[</text:span><text:span text:style-name="T3">"jHnI'vWs(q)l 'sAfrIdZ</text:span><text:span text:style-name="T4">]</text:span></text:p>
          </table:table-cell>
          <table:table-cell office:value-type="string" calcext:value-type="string">
            <text:p>всеобщее избирательное право</text:p>
          </table:table-cell>
          <table:table-cell table:formula="of:=[.A503]&amp;&quot; - &quot;&amp;[.B503]" office:value-type="string" office:string-value="universal suffrage [&quot;jHnI'vWs(q)l 'sAfrIdZ] - всеобщее избирательное право" calcext:value-type="string">
            <text:p>universal suffrage ["jHnI'vWs(q)l 'sAfrIdZ] - всеобщее избирательное право</text:p>
          </table:table-cell>
        </table:table-row>
        <table:table-row table:style-name="ro2">
          <table:table-cell office:value-type="string" calcext:value-type="string">
            <text:p><text:span text:style-name="T1">unjustifiably </text:span><text:span text:style-name="T2">[</text:span><text:span text:style-name="T3">'An'dZAstIfaIqblI</text:span><text:span text:style-name="T4">]</text:span></text:p>
          </table:table-cell>
          <table:table-cell office:value-type="string" calcext:value-type="string">
            <text:p>неоправданно, незаконно, непозволительно</text:p>
          </table:table-cell>
          <table:table-cell table:formula="of:=[.A504]&amp;&quot; - &quot;&amp;[.B504]" office:value-type="string" office:string-value="unjustifiably ['An'dZAstIfaIqblI] - неоправданно, незаконно, непозволительно" calcext:value-type="string">
            <text:p>unjustifiably ['An'dZAstIfaIqblI] - неоправданно, незаконно, непозволительно</text:p>
          </table:table-cell>
        </table:table-row>
        <table:table-row table:style-name="ro5">
          <table:table-cell office:value-type="string" calcext:value-type="string">
            <text:p><text:span text:style-name="T1">unlawful </text:span><text:span text:style-name="T2">[</text:span><text:span text:style-name="T3">'An'lLful</text:span><text:span text:style-name="T4">]</text:span></text:p>
          </table:table-cell>
          <table:table-cell office:value-type="string" calcext:value-type="string">
            <text:p>беззаконный, незаконный, противозаконный, противоправный, запрещенный </text:p>
          </table:table-cell>
          <table:table-cell table:formula="of:=[.A505]&amp;&quot; - &quot;&amp;[.B505]" office:value-type="string" office:string-value="unlawful ['An'lLful] - беззаконный, незаконный, противозаконный, противоправный, запрещенный " calcext:value-type="string">
            <text:p>unlawful ['An'lLful] - беззаконный, незаконный, противозаконный, противоправный, запрещенный </text:p>
          </table:table-cell>
        </table:table-row>
        <table:table-row table:style-name="ro2">
          <table:table-cell office:value-type="string" calcext:value-type="string">
            <text:p><text:span text:style-name="T1">untamed </text:span><text:span text:style-name="T2">[</text:span><text:span text:style-name="T3">An'teImd</text:span><text:span text:style-name="T4">]</text:span></text:p>
          </table:table-cell>
          <table:table-cell office:value-type="string" calcext:value-type="string">
            <text:p>дикий, неприручённый</text:p>
          </table:table-cell>
          <table:table-cell table:formula="of:=[.A506]&amp;&quot; - &quot;&amp;[.B506]" office:value-type="string" office:string-value="untamed [An'teImd] - дикий, неприручённый" calcext:value-type="string">
            <text:p>untamed [An'teImd] - дикий, неприручённый</text:p>
          </table:table-cell>
        </table:table-row>
        <table:table-row table:style-name="ro5">
          <table:table-cell office:value-type="string" calcext:value-type="string">
            <text:p><text:span text:style-name="T1">usage </text:span><text:span text:style-name="T2">[</text:span><text:span text:style-name="T3">'jHsIdZ</text:span><text:span text:style-name="T4">]</text:span></text:p>
          </table:table-cell>
          <table:table-cell office:value-type="string" calcext:value-type="string">
            <text:p>использование; применение; употребление; эксплуатация</text:p>
          </table:table-cell>
          <table:table-cell table:formula="of:=[.A507]&amp;&quot; - &quot;&amp;[.B507]" office:value-type="string" office:string-value="usage ['jHsIdZ] - использование; применение; употребление; эксплуатация" calcext:value-type="string">
            <text:p>usage ['jHsIdZ] - использование; применение; употребление; эксплуатация</text:p>
          </table:table-cell>
        </table:table-row>
        <table:table-row table:style-name="ro2">
          <table:table-cell office:value-type="string" calcext:value-type="string">
            <text:p><text:span text:style-name="T1">valuation </text:span><text:span text:style-name="T2">[</text:span><text:span text:style-name="T3">"vxlju'eIS(q)n</text:span><text:span text:style-name="T4">]</text:span></text:p>
          </table:table-cell>
          <table:table-cell office:value-type="string" calcext:value-type="string">
            <text:p>оценка, определение ценности, стоимости</text:p>
          </table:table-cell>
          <table:table-cell table:formula="of:=[.A508]&amp;&quot; - &quot;&amp;[.B508]" office:value-type="string" office:string-value="valuation [&quot;vxlju'eIS(q)n] - оценка, определение ценности, стоимости" calcext:value-type="string">
            <text:p>valuation ["vxlju'eIS(q)n] - оценка, определение ценности, стоимости</text:p>
          </table:table-cell>
        </table:table-row>
        <table:table-row table:style-name="ro5">
          <table:table-cell office:value-type="string" calcext:value-type="string">
            <text:p><text:span text:style-name="T1">value </text:span><text:span text:style-name="T2">[</text:span><text:span text:style-name="T3">'vxljH</text:span><text:span text:style-name="T4">]</text:span></text:p>
          </table:table-cell>
          <table:table-cell office:value-type="string" calcext:value-type="string">
            <text:p>1) ценность; 2) стоимость, стоимостное выражение, цена; 3) валюта; 4) важность; 5) значение</text:p>
          </table:table-cell>
          <table:table-cell table:formula="of:=[.A509]&amp;&quot; - &quot;&amp;[.B509]" office:value-type="string" office:string-value="value ['vxljH] - 1) ценность; 2) стоимость, стоимостное выражение, цена; 3) валюта; 4) важность; 5) значение" calcext:value-type="string">
            <text:p>value ['vxljH] - 1) ценность; 2) стоимость, стоимостное выражение, цена; 3) валюта; 4) важность; 5) значение</text:p>
          </table:table-cell>
        </table:table-row>
        <table:table-row table:style-name="ro13">
          <table:table-cell table:style-name="ce5" office:value-type="string" calcext:value-type="string">
            <text:p><text:a xlink:href="http://study-english.info/9_types_of_taxes.php" xlink:type="simple">Value Added Tax (VAT)</text:a></text:p>
            <text:p><text:span text:style-name="T2">[</text:span><text:span text:style-name="T3">'vxljH 'xdId txks</text:span><text:span text:style-name="T4">]</text:span></text:p>
          </table:table-cell>
          <table:table-cell office:value-type="string" calcext:value-type="string">
            <text:p>налог на добавленную стоимость (НДС) (косвенный налог, взимаемый со стоимости, добавленной на каждом этапе производства и обмена товаров и услуг, т. е. с разницы между стоимостью данного продукта или услуги и стоимостью ресурсов, использованных при производстве данного товара или оказании данной услуги)</text:p>
          </table:table-cell>
          <table:table-cell table:formula="of:=[.A510]&amp;&quot; - &quot;&amp;[.B510]" office:value-type="string" office:string-value="Value Added Tax (VAT)&#10;['vxljH 'xdId txks] - налог на добавленную стоимость (НДС) (косвенный налог, взимаемый со стоимости, добавленной на каждом этапе производства и обмена товаров и услуг, т. е. с разницы между стоимостью данного продукта или услуги и стоимостью ресурсов, использованных при производстве данного товара или оказании данной услуги)" calcext:value-type="string">
            <text:p>Value Added Tax (VAT)</text:p>
            <text:p>['vxljH 'xdId txks] - налог на добавленную стоимость (НДС) (косвенный налог, взимаемый со стоимости, добавленной на каждом этапе производства и обмена товаров и услуг, т. е. с разницы между стоимостью данного продукта или услуги и стоимостью ресурсов, использованных при производстве данного товара или оказании данной услуги)</text:p>
          </table:table-cell>
        </table:table-row>
        <table:table-row table:style-name="ro6">
          <table:table-cell office:value-type="string" calcext:value-type="string">
            <text:p><text:span text:style-name="T1">vehicle </text:span><text:span text:style-name="T2">[</text:span><text:span text:style-name="T3">'vJIkl</text:span><text:span text:style-name="T4">]</text:span></text:p>
          </table:table-cell>
          <table:table-cell office:value-type="string" calcext:value-type="string">
            <text:p>1) транспортное средство (тж. летательный аппарат); 2) средство передачи, распространения чего-л.; переносчик, посредник</text:p>
          </table:table-cell>
          <table:table-cell table:formula="of:=[.A511]&amp;&quot; - &quot;&amp;[.B511]" office:value-type="string" office:string-value="vehicle ['vJIkl] - 1) транспортное средство (тж. летательный аппарат); 2) средство передачи, распространения чего-л.; переносчик, посредник" calcext:value-type="string">
            <text:p>vehicle ['vJIkl] - 1) транспортное средство (тж. летательный аппарат); 2) средство передачи, распространения чего-л.; переносчик, посредник</text:p>
          </table:table-cell>
        </table:table-row>
        <table:table-row table:style-name="ro2">
          <table:table-cell office:value-type="string" calcext:value-type="string">
            <text:p><text:span text:style-name="T1">vice versa </text:span><text:span text:style-name="T2">[</text:span><text:span text:style-name="T3">'vaIsI'vWsq</text:span><text:span text:style-name="T4">]</text:span></text:p>
          </table:table-cell>
          <table:table-cell office:value-type="string" calcext:value-type="string">
            <text:p>наоборот, обратно, противоположно</text:p>
          </table:table-cell>
          <table:table-cell table:formula="of:=[.A512]&amp;&quot; - &quot;&amp;[.B512]" office:value-type="string" office:string-value="vice versa ['vaIsI'vWsq] - наоборот, обратно, противоположно" calcext:value-type="string">
            <text:p>vice versa ['vaIsI'vWsq] - наоборот, обратно, противоположно</text:p>
          </table:table-cell>
        </table:table-row>
        <table:table-row table:style-name="ro6">
          <table:table-cell office:value-type="string" calcext:value-type="string">
            <text:p><text:span text:style-name="T1">virtual </text:span><text:span text:style-name="T2">[</text:span><text:span text:style-name="T3">'vWtjuql</text:span><text:span text:style-name="T4">]</text:span></text:p>
          </table:table-cell>
          <table:table-cell office:value-type="string" calcext:value-type="string">
            <text:p>1) фактический, действительный; 2) виртуальный, возможный, по существу дающий тот же эффект в данных условиях</text:p>
          </table:table-cell>
          <table:table-cell table:formula="of:=[.A513]&amp;&quot; - &quot;&amp;[.B513]" office:value-type="string" office:string-value="virtual ['vWtjuql] - 1) фактический, действительный; 2) виртуальный, возможный, по существу дающий тот же эффект в данных условиях" calcext:value-type="string">
            <text:p>virtual ['vWtjuql] - 1) фактический, действительный; 2) виртуальный, возможный, по существу дающий тот же эффект в данных условиях</text:p>
          </table:table-cell>
        </table:table-row>
        <table:table-row table:style-name="ro6">
          <table:table-cell office:value-type="string" calcext:value-type="string">
            <text:p><text:span text:style-name="T1">voluntary </text:span><text:span text:style-name="T2">[</text:span><text:span text:style-name="T3">'vOlqnt(q)rI</text:span><text:span text:style-name="T4">]</text:span></text:p>
          </table:table-cell>
          <table:table-cell office:value-type="string" calcext:value-type="string">
            <text:p>1) добровольный; 2) неоплачиваемый; безвозмездный (о работе); 3) намеренный, сознательный, умышленный</text:p>
          </table:table-cell>
          <table:table-cell table:formula="of:=[.A514]&amp;&quot; - &quot;&amp;[.B514]" office:value-type="string" office:string-value="voluntary ['vOlqnt(q)rI] - 1) добровольный; 2) неоплачиваемый; безвозмездный (о работе); 3) намеренный, сознательный, умышленный" calcext:value-type="string">
            <text:p>voluntary ['vOlqnt(q)rI] - 1) добровольный; 2) неоплачиваемый; безвозмездный (о работе); 3) намеренный, сознательный, умышленный</text:p>
          </table:table-cell>
        </table:table-row>
        <table:table-row table:style-name="ro2">
          <table:table-cell office:value-type="string" calcext:value-type="string">
            <text:p><text:span text:style-name="T1">vote </text:span><text:span text:style-name="T2">[</text:span><text:span text:style-name="T3">vOut</text:span><text:span text:style-name="T4">]</text:span></text:p>
          </table:table-cell>
          <table:table-cell office:value-type="string" calcext:value-type="string">
            <text:p>1) голосование; 2) голос; 3) право голоса; 4) вотум</text:p>
          </table:table-cell>
          <table:table-cell table:formula="of:=[.A515]&amp;&quot; - &quot;&amp;[.B515]" office:value-type="string" office:string-value="vote [vOut] - 1) голосование; 2) голос; 3) право голоса; 4) вотум" calcext:value-type="string">
            <text:p>vote [vOut] - 1) голосование; 2) голос; 3) право голоса; 4) вотум</text:p>
          </table:table-cell>
        </table:table-row>
        <table:table-row table:style-name="ro2">
          <table:table-cell office:value-type="string" calcext:value-type="string">
            <text:p><text:span text:style-name="T1">wallet </text:span><text:span text:style-name="T2">[</text:span><text:span text:style-name="T3">'wOlIt</text:span><text:span text:style-name="T4">]</text:span></text:p>
          </table:table-cell>
          <table:table-cell office:value-type="string" calcext:value-type="string">
            <text:p>бумажник</text:p>
          </table:table-cell>
          <table:table-cell table:formula="of:=[.A516]&amp;&quot; - &quot;&amp;[.B516]" office:value-type="string" office:string-value="wallet ['wOlIt] - бумажник" calcext:value-type="string">
            <text:p>wallet ['wOlIt] - бумажник</text:p>
          </table:table-cell>
        </table:table-row>
        <table:table-row table:style-name="ro2">
          <table:table-cell office:value-type="string" calcext:value-type="string">
            <text:p><text:span text:style-name="T1">war crime </text:span><text:span text:style-name="T2">[</text:span><text:span text:style-name="T3">wL kraIm</text:span><text:span text:style-name="T4">]</text:span></text:p>
          </table:table-cell>
          <table:table-cell office:value-type="string" calcext:value-type="string">
            <text:p>военное преступление</text:p>
          </table:table-cell>
          <table:table-cell table:formula="of:=[.A517]&amp;&quot; - &quot;&amp;[.B517]" office:value-type="string" office:string-value="war crime [wL kraIm] - военное преступление" calcext:value-type="string">
            <text:p>war crime [wL kraIm] - военное преступление</text:p>
          </table:table-cell>
        </table:table-row>
        <table:table-row table:style-name="ro5">
          <table:table-cell office:value-type="string" calcext:value-type="string">
            <text:p><text:span text:style-name="T1">welfare </text:span><text:span text:style-name="T2">[</text:span><text:span text:style-name="T3">'welfFq</text:span><text:span text:style-name="T4">]</text:span></text:p>
          </table:table-cell>
          <table:table-cell office:value-type="string" calcext:value-type="string">
            <text:p>1) благосостояние, благополучие, достаток; 2) работа по улучшению быта, благотворительность</text:p>
          </table:table-cell>
          <table:table-cell table:formula="of:=[.A518]&amp;&quot; - &quot;&amp;[.B518]" office:value-type="string" office:string-value="welfare ['welfFq] - 1) благосостояние, благополучие, достаток; 2) работа по улучшению быта, благотворительность" calcext:value-type="string">
            <text:p>welfare ['welfFq] - 1) благосостояние, благополучие, достаток; 2) работа по улучшению быта, благотворительность</text:p>
          </table:table-cell>
        </table:table-row>
        <table:table-row table:style-name="ro3">
          <table:table-cell office:value-type="string" calcext:value-type="string">
            <text:p><text:span text:style-name="T1">wholesale distributor </text:span><text:span text:style-name="T2">[</text:span><text:span text:style-name="T3">'hOulseIl dIs'trIbjutq</text:span><text:span text:style-name="T4">]</text:span></text:p>
            <text:p><text:span text:style-name="T1">wholesaler</text:span><text:span text:style-name="T2"> [</text:span><text:span text:style-name="T3">'hOulseIlq</text:span><text:span text:style-name="T4">]</text:span></text:p>
          </table:table-cell>
          <table:table-cell office:value-type="string" calcext:value-type="string">
            <text:p>оптовик, оптовый торговец</text:p>
          </table:table-cell>
          <table:table-cell table:formula="of:=[.A519]&amp;&quot; - &quot;&amp;[.B519]" office:value-type="string" office:string-value="wholesale distributor ['hOulseIl dIs'trIbjutq]&#10;wholesaler ['hOulseIlq] - оптовик, оптовый торговец" calcext:value-type="string">
            <text:p>wholesale distributor ['hOulseIl dIs'trIbjutq]</text:p>
            <text:p>wholesaler ['hOulseIlq] - оптовик, оптовый торговец</text:p>
          </table:table-cell>
        </table:table-row>
        <table:table-row table:style-name="ro4">
          <table:table-cell table:style-name="ce3" office:value-type="string" calcext:value-type="string">
            <text:p>to wind (wound, wound) up </text:p>
            <text:p><text:span text:style-name="T2">[tu wa</text:span><text:span text:style-name="T3">I</text:span><text:span text:style-name="T4">nd (waund) </text:span><text:span text:style-name="T3">Ap</text:span><text:span text:style-name="T4">]</text:span></text:p>
          </table:table-cell>
          <table:table-cell office:value-type="string" calcext:value-type="string">
            <text:p>ликвидировать, закрыть (фирму)</text:p>
          </table:table-cell>
          <table:table-cell table:formula="of:=[.A520]&amp;&quot; - &quot;&amp;[.B520]" office:value-type="string" office:string-value="to wind (wound, wound) up &#10;[tu waInd (waund) Ap] - ликвидировать, закрыть (фирму)" calcext:value-type="string">
            <text:p>to wind (wound, wound) up </text:p>
            <text:p>[tu waInd (waund) Ap] - ликвидировать, закрыть (фирму)</text:p>
          </table:table-cell>
        </table:table-row>
        <table:table-row table:style-name="ro5">
          <table:table-cell office:value-type="string" calcext:value-type="string">
            <text:p><text:span text:style-name="T1">withdrawal </text:span><text:span text:style-name="T2">[</text:span><text:span text:style-name="T3">wID'drL(q)l</text:span><text:span text:style-name="T4">]</text:span></text:p>
          </table:table-cell>
          <table:table-cell office:value-type="string" calcext:value-type="string">
            <text:p>1) отзыв, увод; 2) изъятие; 3) отвлечение, уход; 4) расходование (снятие денег) </text:p>
          </table:table-cell>
          <table:table-cell table:formula="of:=[.A521]&amp;&quot; - &quot;&amp;[.B521]" office:value-type="string" office:string-value="withdrawal [wID'drL(q)l] - 1) отзыв, увод; 2) изъятие; 3) отвлечение, уход; 4) расходование (снятие денег) " calcext:value-type="string">
            <text:p>withdrawal [wID'drL(q)l] - 1) отзыв, увод; 2) изъятие; 3) отвлечение, уход; 4) расходование (снятие денег) </text:p>
          </table:table-cell>
        </table:table-row>
        <table:table-row table:style-name="ro2">
          <table:table-cell office:value-type="string" calcext:value-type="string">
            <text:p><text:span text:style-name="T1">work force </text:span><text:span text:style-name="T2">[</text:span><text:span text:style-name="T3">wWk fLs</text:span><text:span text:style-name="T4">]</text:span></text:p>
          </table:table-cell>
          <table:table-cell office:value-type="string" calcext:value-type="string">
            <text:p>рабочая сила, работники, рабочие</text:p>
          </table:table-cell>
          <table:table-cell table:formula="of:=[.A522]&amp;&quot; - &quot;&amp;[.B522]" office:value-type="string" office:string-value="work force [wWk fLs] - рабочая сила, работники, рабочие" calcext:value-type="string">
            <text:p>work force [wWk fLs] - рабочая сила, работники, рабочие</text:p>
          </table:table-cell>
        </table:table-row>
        <table:table-row table:style-name="ro13">
          <table:table-cell office:value-type="string" calcext:value-type="string">
            <text:p><text:span text:style-name="T1">World Bank </text:span><text:span text:style-name="T2">[</text:span><text:span text:style-name="T3">wWld bxNk</text:span><text:span text:style-name="T4">]</text:span></text:p>
          </table:table-cell>
          <table:table-cell office:value-type="string" calcext:value-type="string">
            <text:p>Международный банк (название банка International Bank for Reconstruction and Development, даваемое в английской и американской печати, межгосударственная валютно-финансовая организация, созданная в 1945 г. с целью долгосрочного кредитования развивающихся стран; является специализированным учреждением ООН)</text:p>
          </table:table-cell>
          <table:table-cell table:formula="of:=[.A523]&amp;&quot; - &quot;&amp;[.B523]" office:value-type="string" office:string-value="World Bank [wWld bxNk] - Международный банк (название банка International Bank for Reconstruction and Development, даваемое в английской и американской печати, межгосударственная валютно-финансовая организация, созданная в 1945 г. с целью долгосрочного кредитования развивающихся стран; является специализированным учреждением ООН)" calcext:value-type="string">
            <text:p>World Bank [wWld bxNk] - Международный банк (название банка International Bank for Reconstruction and Development, даваемое в английской и американской печати, межгосударственная валютно-финансовая организация, созданная в 1945 г. с целью долгосрочного кредитования развивающихся стран; является специализированным учреждением ООН)</text:p>
          </table:table-cell>
        </table:table-row>
        <table:table-row table:style-name="ro2">
          <table:table-cell office:value-type="string" calcext:value-type="string">
            <text:p><text:span text:style-name="T1">world economy </text:span><text:span text:style-name="T2">[</text:span><text:span text:style-name="T3">wWld I(:)'kOnqmI</text:span><text:span text:style-name="T4">]</text:span></text:p>
          </table:table-cell>
          <table:table-cell office:value-type="string" calcext:value-type="string">
            <text:p>мировая экономика</text:p>
          </table:table-cell>
          <table:table-cell table:formula="of:=[.A524]&amp;&quot; - &quot;&amp;[.B524]" office:value-type="string" office:string-value="world economy [wWld I(:)'kOnqmI] - мировая экономика" calcext:value-type="string">
            <text:p>world economy [wWld I(:)'kOnqmI] - мировая экономика</text:p>
          </table:table-cell>
        </table:table-row>
        <table:table-row table:style-name="ro11">
          <table:table-cell table:style-name="ce3" office:value-type="string" calcext:value-type="string">
            <text:p>World Trade Organization</text:p>
            <text:p><text:span text:style-name="T2">[</text:span><text:span text:style-name="T3">wWld treId "LgqnaI'zeISqn</text:span><text:span text:style-name="T4">]</text:span></text:p>
          </table:table-cell>
          <table:table-cell office:value-type="string" calcext:value-type="string">
            <text:p>Всемирная торговая организация, в рамках которой действует ряд многосторонних международных договоров, включающих положения об охране объектов промышленной собственности. Штаб-квартира в Женеве. Организована 1.01.1995. </text:p>
          </table:table-cell>
          <table:table-cell table:formula="of:=[.A525]&amp;&quot; - &quot;&amp;[.B525]" office:value-type="string" office:string-value="World Trade Organization&#10;[wWld treId &quot;LgqnaI'zeISqn] - Всемирная торговая организация, в рамках которой действует ряд многосторонних международных договоров, включающих положения об охране объектов промышленной собственности. Штаб-квартира в Женеве. Организована 1.01.1995. " calcext:value-type="string">
            <text:p>World Trade Organization</text:p>
            <text:p>[wWld treId "LgqnaI'zeISqn] - Всемирная торговая организация, в рамках которой действует ряд многосторонних международных договоров, включающих положения об охране объектов промышленной собственности. Штаб-квартира в Женеве. Организована 1.01.1995. </text:p>
          </table:table-cell>
        </table:table-row>
        <table:table-row table:style-name="ro2">
          <table:table-cell office:value-type="string" calcext:value-type="string">
            <text:p><text:span text:style-name="T1">worth </text:span><text:span text:style-name="T2">[</text:span><text:span text:style-name="T3">wWT</text:span><text:span text:style-name="T4">]</text:span></text:p>
          </table:table-cell>
          <table:table-cell office:value-type="string" calcext:value-type="string">
            <text:p>стоимость, ценность, цена</text:p>
          </table:table-cell>
          <table:table-cell table:formula="of:=[.A526]&amp;&quot; - &quot;&amp;[.B526]" office:value-type="string" office:string-value="worth [wWT] - стоимость, ценность, цена" calcext:value-type="string">
            <text:p>worth [wWT] - стоимость, ценность, цена</text:p>
          </table:table-cell>
        </table:table-row>
        <table:table-row table:style-name="ro2">
          <table:table-cell table:style-name="ce6" office:value-type="string" calcext:value-type="string">
            <text:p><text:span text:style-name="T1">written statement </text:span><text:span text:style-name="T2">[</text:span><text:span text:style-name="T3">'rItn 'steItmqnt</text:span><text:span text:style-name="T4">]</text:span></text:p>
          </table:table-cell>
          <table:table-cell table:style-name="ce12" office:value-type="string" calcext:value-type="string">
            <text:p>письменное заявление</text:p>
          </table:table-cell>
          <table:table-cell table:formula="of:=[.A527]&amp;&quot; - &quot;&amp;[.B527]" office:value-type="string" office:string-value="written statement ['rItn 'steItmqnt] - письменное заявление" calcext:value-type="string">
            <text:p>written statement ['rItn 'steItmqnt] - письменное заявление</text:p>
          </table:table-cell>
        </table:table-row>
        <table:table-row table:style-name="ro14">
          <table:table-cell table:style-name="ce7" table:formula="of:=concatenate([.A2];&quot;, &quot;;[.B2];&quot;, &quot;;[.C2])" office:value-type="string" office:string-value="" calcext:value-type="error">
            <text:p>#ИМЯ?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 Antiqua" svg:font-family="'Book Antiqua'"/>
    <style:font-face style:name="PhoneticTM" svg:font-family="PhoneticTM"/>
    <style:font-face style:name="F" svg:font-family="" style:font-family-generic="roman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21:26:13.443000000</meta:creation-date>
    <dc:date>2020-02-07T23:54:30.322000000</dc:date>
    <meta:editing-duration>PT2H28M17S</meta:editing-duration>
    <meta:editing-cycles>1</meta:editing-cycles>
    <meta:document-statistic meta:table-count="1" meta:cell-count="1567" meta:object-count="0"/>
    <meta:generator>LibreOffice/6.1.6.3$Windows_x86 LibreOffice_project/5896ab1714085361c45cf540f76f60673dd96a72</meta:generator>
  </office:meta>
</office:document-meta>
</file>